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O-128MB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217.626" calcext:value-type="float">
            <text:p>217,62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1.702" calcext:value-type="float">
            <text:p>61,702</text:p>
          </table:table-cell>
          <table:table-cell office:value-type="float" office:value="17.495" calcext:value-type="float">
            <text:p>17,495</text:p>
          </table:table-cell>
          <table:table-cell/>
          <table:table-cell office:value-type="float" office:value="3775.819" calcext:value-type="float">
            <text:p>3775,819</text:p>
          </table:table-cell>
          <table:table-cell office:value-type="float" office:value="3719.21" calcext:value-type="float">
            <text:p>3719,21</text:p>
          </table:table-cell>
          <table:table-cell table:number-columns-repeated="5"/>
          <table:table-cell table:formula="of:=['GO-128MB'.N7]-['GO-128MB'.$L7]" office:value-type="float" office:value="-0.00265968586387434" calcext:value-type="float">
            <text:p>-0,0026596859</text:p>
          </table:table-cell>
          <table:table-cell table:formula="of:=['GO-128MB'.O7]-['GO-128MB'.$L7]" office:value-type="float" office:value="0.0193403141361257" calcext:value-type="float">
            <text:p>0,0193403141</text:p>
          </table:table-cell>
        </table:table-row>
        <table:table-row table:style-name="ro1">
          <table:table-cell office:value-type="float" office:value="49.754" calcext:value-type="float">
            <text:p>49,75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765" calcext:value-type="float">
            <text:p>56,765</text:p>
          </table:table-cell>
          <table:table-cell office:value-type="float" office:value="17.08" calcext:value-type="float">
            <text:p>17,08</text:p>
          </table:table-cell>
          <table:table-cell/>
          <table:table-cell office:value-type="float" office:value="3052.389" calcext:value-type="float">
            <text:p>3052,389</text:p>
          </table:table-cell>
          <table:table-cell office:value-type="float" office:value="2839.97" calcext:value-type="float">
            <text:p>2839,97</text:p>
          </table:table-cell>
          <table:table-cell/>
          <table:table-cell office:value-type="string" calcext:value-type="string">
            <text:p>numElem</text:p>
          </table:table-cell>
          <table:table-cell office:value-type="string" calcext:value-type="string">
            <text:p>numerosa varianza</text:p>
          </table:table-cell>
          <table:table-cell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.812" calcext:value-type="float">
            <text:p>47,81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8.05" calcext:value-type="float">
            <text:p>58,05</text:p>
          </table:table-cell>
          <table:table-cell office:value-type="float" office:value="17.008" calcext:value-type="float">
            <text:p>17,008</text:p>
          </table:table-cell>
          <table:table-cell/>
          <table:table-cell office:value-type="float" office:value="3045.379" calcext:value-type="float">
            <text:p>3045,379</text:p>
          </table:table-cell>
          <table:table-cell office:value-type="float" office:value="2821.801" calcext:value-type="float">
            <text:p>2821,80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AVERAGE(['GO-128MB'.$B$6:.$B$196])" office:value-type="float" office:value="0.0166596858638743" calcext:value-type="float">
            <text:p>0,0166596859</text:p>
          </table:table-cell>
          <table:table-cell table:formula="of:=STDEV(['GO-128MB'.$B$6:.$B$196])" office:value-type="float" office:value="0.00330301264490132" calcext:value-type="float">
            <text:p>0,0033030126</text:p>
          </table:table-cell>
          <table:table-cell table:formula="of:=MIN(['GO-128MB'.$B$5:.$B$104])" office:value-type="float" office:value="0.014" calcext:value-type="float">
            <text:p>0,014</text:p>
          </table:table-cell>
          <table:table-cell table:formula="of:=MAX(['GO-128MB'.$B$5:.$B$104])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47.524" calcext:value-type="float">
            <text:p>47,52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4.915" calcext:value-type="float">
            <text:p>54,915</text:p>
          </table:table-cell>
          <table:table-cell office:value-type="float" office:value="13.04" calcext:value-type="float">
            <text:p>13,04</text:p>
          </table:table-cell>
          <table:table-cell/>
          <table:table-cell office:value-type="float" office:value="2838.127" calcext:value-type="float">
            <text:p>2838,127</text:p>
          </table:table-cell>
          <table:table-cell office:value-type="float" office:value="2786.882" calcext:value-type="float">
            <text:p>2786,88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GO-128MB'.$E$12:.$E$210])" office:value-type="float" office:value="0.954569948186527" calcext:value-type="float">
            <text:p>0,9545699482</text:p>
          </table:table-cell>
          <table:table-cell table:formula="of:=STDEV(['GO-128MB'.$E$12:.$E$210])" office:value-type="float" office:value="0.0642698293695012" calcext:value-type="float">
            <text:p>0,0642698294</text:p>
          </table:table-cell>
          <table:table-cell table:formula="of:=MIN(['GO-128MB'.$E$9:.$E$104])" office:value-type="float" office:value="0.946" calcext:value-type="float">
            <text:p>0,946</text:p>
          </table:table-cell>
          <table:table-cell table:formula="of:=MAX(['GO-128MB'.$E$9:.$E$104])" office:value-type="float" office:value="9.014" calcext:value-type="float">
            <text:p>9,014</text:p>
          </table:table-cell>
        </table:table-row>
        <table:table-row table:style-name="ro1">
          <table:table-cell office:value-type="float" office:value="47.936" calcext:value-type="float">
            <text:p>47,9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914" calcext:value-type="float">
            <text:p>49,914</text:p>
          </table:table-cell>
          <table:table-cell office:value-type="float" office:value="9.014" calcext:value-type="float">
            <text:p>9,014</text:p>
          </table:table-cell>
          <table:table-cell/>
          <table:table-cell office:value-type="float" office:value="2840.279" calcext:value-type="float">
            <text:p>2840,279</text:p>
          </table:table-cell>
          <table:table-cell office:value-type="float" office:value="2780.863" calcext:value-type="float">
            <text:p>2780,8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AVERAGE(['GO-128MB'.$H$6:.$H$46])" office:value-type="float" office:value="2695.85417073171" calcext:value-type="float">
            <text:p>2695,8541707317</text:p>
          </table:table-cell>
          <table:table-cell table:formula="of:=STDEV(['GO-128MB'.$H$6:.$H$46])" office:value-type="float" office:value="54.3718259040941" calcext:value-type="float">
            <text:p>54,3718259041</text:p>
          </table:table-cell>
          <table:table-cell table:formula="of:=MIN(['GO-128MB'.$H$6:.$H$81])" office:value-type="float" office:value="2573.129" calcext:value-type="float">
            <text:p>2573,129</text:p>
          </table:table-cell>
          <table:table-cell table:formula="of:=MAX(['GO-128MB'.$H$6:.$H$79])" office:value-type="float" office:value="2839.97" calcext:value-type="float">
            <text:p>2839,97</text:p>
          </table:table-cell>
        </table:table-row>
        <table:table-row table:style-name="ro1">
          <table:table-cell office:value-type="float" office:value="56.555" calcext:value-type="float">
            <text:p>56,55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644" calcext:value-type="float">
            <text:p>48,644</text:p>
          </table:table-cell>
          <table:table-cell office:value-type="float" office:value="5.322" calcext:value-type="float">
            <text:p>5,322</text:p>
          </table:table-cell>
          <table:table-cell/>
          <table:table-cell office:value-type="float" office:value="2817.563" calcext:value-type="float">
            <text:p>2817,563</text:p>
          </table:table-cell>
          <table:table-cell office:value-type="float" office:value="2769.453" calcext:value-type="float">
            <text:p>2769,453</text:p>
          </table:table-cell>
          <table:table-cell table:number-columns-repeated="7"/>
        </table:table-row>
        <table:table-row table:style-name="ro1">
          <table:table-cell office:value-type="float" office:value="46.503" calcext:value-type="float">
            <text:p>46,50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69" calcext:value-type="float">
            <text:p>46,369</text:p>
          </table:table-cell>
          <table:table-cell office:value-type="float" office:value="4.977" calcext:value-type="float">
            <text:p>4,977</text:p>
          </table:table-cell>
          <table:table-cell/>
          <table:table-cell office:value-type="float" office:value="2803.895" calcext:value-type="float">
            <text:p>2803,895</text:p>
          </table:table-cell>
          <table:table-cell office:value-type="float" office:value="2754.65" calcext:value-type="float">
            <text:p>2754,65</text:p>
          </table:table-cell>
          <table:table-cell table:number-columns-repeated="7"/>
        </table:table-row>
        <table:table-row table:style-name="ro1">
          <table:table-cell office:value-type="float" office:value="48.148" calcext:value-type="float">
            <text:p>48,1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941" calcext:value-type="float">
            <text:p>43,941</text:p>
          </table:table-cell>
          <table:table-cell office:value-type="float" office:value="1.456" calcext:value-type="float">
            <text:p>1,456</text:p>
          </table:table-cell>
          <table:table-cell/>
          <table:table-cell office:value-type="float" office:value="3644.066" calcext:value-type="float">
            <text:p>3644,066</text:p>
          </table:table-cell>
          <table:table-cell office:value-type="float" office:value="2740.946" calcext:value-type="float">
            <text:p>2740,946</text:p>
          </table:table-cell>
          <table:table-cell table:number-columns-repeated="7"/>
        </table:table-row>
        <table:table-row table:style-name="ro1">
          <table:table-cell office:value-type="float" office:value="118.457" calcext:value-type="float">
            <text:p>118,45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2.341" calcext:value-type="float">
            <text:p>62,341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2955.244" calcext:value-type="float">
            <text:p>2955,244</text:p>
          </table:table-cell>
          <table:table-cell office:value-type="float" office:value="2739.245" calcext:value-type="float">
            <text:p>2739,245</text:p>
          </table:table-cell>
          <table:table-cell table:number-columns-repeated="7"/>
        </table:table-row>
        <table:table-row table:style-name="ro1">
          <table:table-cell office:value-type="float" office:value="45.126" calcext:value-type="float">
            <text:p>45,12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56.612" calcext:value-type="float">
            <text:p>156,612</text:p>
          </table:table-cell>
          <table:table-cell office:value-type="float" office:value="1.221" calcext:value-type="float">
            <text:p>1,221</text:p>
          </table:table-cell>
          <table:table-cell/>
          <table:table-cell office:value-type="float" office:value="2783.926" calcext:value-type="float">
            <text:p>2783,926</text:p>
          </table:table-cell>
          <table:table-cell office:value-type="float" office:value="2736.394" calcext:value-type="float">
            <text:p>2736,394</text:p>
          </table:table-cell>
          <table:table-cell table:number-columns-repeated="7"/>
        </table:table-row>
        <table:table-row table:style-name="ro1">
          <table:table-cell office:value-type="float" office:value="49.067" calcext:value-type="float">
            <text:p>49,06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55" calcext:value-type="float">
            <text:p>44,555</text:p>
          </table:table-cell>
          <table:table-cell office:value-type="float" office:value="1.178" calcext:value-type="float">
            <text:p>1,178</text:p>
          </table:table-cell>
          <table:table-cell/>
          <table:table-cell office:value-type="float" office:value="2954.191" calcext:value-type="float">
            <text:p>2954,191</text:p>
          </table:table-cell>
          <table:table-cell office:value-type="float" office:value="2731.178" calcext:value-type="float">
            <text:p>2731,178</text:p>
          </table:table-cell>
          <table:table-cell table:number-columns-repeated="7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182" calcext:value-type="float">
            <text:p>42,182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2774.115" calcext:value-type="float">
            <text:p>2774,115</text:p>
          </table:table-cell>
          <table:table-cell office:value-type="float" office:value="2728.938" calcext:value-type="float">
            <text:p>2728,938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45.836" calcext:value-type="float">
            <text:p>45,83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.531" calcext:value-type="float">
            <text:p>49,531</text:p>
          </table:table-cell>
          <table:table-cell office:value-type="float" office:value="1.062" calcext:value-type="float">
            <text:p>1,062</text:p>
          </table:table-cell>
          <table:table-cell/>
          <table:table-cell office:value-type="float" office:value="2767.961" calcext:value-type="float">
            <text:p>2767,961</text:p>
          </table:table-cell>
          <table:table-cell office:value-type="float" office:value="2722.327" calcext:value-type="float">
            <text:p>2722,327</text:p>
          </table:table-cell>
          <table:table-cell table:number-columns-repeated="7"/>
        </table:table-row>
        <table:table-row table:style-name="ro1">
          <table:table-cell office:value-type="float" office:value="45.337" calcext:value-type="float">
            <text:p>45,3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027" calcext:value-type="float">
            <text:p>44,027</text:p>
          </table:table-cell>
          <table:table-cell office:value-type="float" office:value="1.031" calcext:value-type="float">
            <text:p>1,031</text:p>
          </table:table-cell>
          <table:table-cell/>
          <table:table-cell office:value-type="float" office:value="2774.495" calcext:value-type="float">
            <text:p>2774,495</text:p>
          </table:table-cell>
          <table:table-cell office:value-type="float" office:value="2720.256" calcext:value-type="float">
            <text:p>2720,256</text:p>
          </table:table-cell>
          <table:table-cell table:number-columns-repeated="7"/>
        </table:table-row>
        <table:table-row table:style-name="ro1">
          <table:table-cell office:value-type="float" office:value="46.846" calcext:value-type="float">
            <text:p>46,84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9.592" calcext:value-type="float">
            <text:p>59,592</text:p>
          </table:table-cell>
          <table:table-cell office:value-type="float" office:value="1.027" calcext:value-type="float">
            <text:p>1,027</text:p>
          </table:table-cell>
          <table:table-cell/>
          <table:table-cell office:value-type="float" office:value="2777.11" calcext:value-type="float">
            <text:p>2777,11</text:p>
          </table:table-cell>
          <table:table-cell office:value-type="float" office:value="2720.059" calcext:value-type="float">
            <text:p>2720,059</text:p>
          </table:table-cell>
          <table:table-cell table:number-columns-repeated="7"/>
        </table:table-row>
        <table:table-row table:style-name="ro1">
          <table:table-cell office:value-type="float" office:value="49.348" calcext:value-type="float">
            <text:p>49,3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022" calcext:value-type="float">
            <text:p>43,022</text:p>
          </table:table-cell>
          <table:table-cell office:value-type="float" office:value="1.025" calcext:value-type="float">
            <text:p>1,025</text:p>
          </table:table-cell>
          <table:table-cell/>
          <table:table-cell office:value-type="float" office:value="2754.613" calcext:value-type="float">
            <text:p>2754,613</text:p>
          </table:table-cell>
          <table:table-cell office:value-type="float" office:value="2706.952" calcext:value-type="float">
            <text:p>2706,952</text:p>
          </table:table-cell>
          <table:table-cell table:number-columns-repeated="7"/>
        </table:table-row>
        <table:table-row table:style-name="ro1">
          <table:table-cell office:value-type="float" office:value="48.184" calcext:value-type="float">
            <text:p>48,184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42.143" calcext:value-type="float">
            <text:p>42,143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2879.495" calcext:value-type="float">
            <text:p>2879,495</text:p>
          </table:table-cell>
          <table:table-cell office:value-type="float" office:value="2706.48" calcext:value-type="float">
            <text:p>2706,48</text:p>
          </table:table-cell>
          <table:table-cell table:number-columns-repeated="7"/>
        </table:table-row>
        <table:table-row table:style-name="ro1">
          <table:table-cell office:value-type="float" office:value="45.961" calcext:value-type="float">
            <text:p>45,96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4" calcext:value-type="float">
            <text:p>44,84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964.984" calcext:value-type="float">
            <text:p>2964,984</text:p>
          </table:table-cell>
          <table:table-cell office:value-type="float" office:value="2701.435" calcext:value-type="float">
            <text:p>2701,435</text:p>
          </table:table-cell>
          <table:table-cell table:number-columns-repeated="7"/>
        </table:table-row>
        <table:table-row table:style-name="ro1">
          <table:table-cell office:value-type="float" office:value="54.679" calcext:value-type="float">
            <text:p>54,67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71.674" calcext:value-type="float">
            <text:p>171,674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2828.527" calcext:value-type="float">
            <text:p>2828,527</text:p>
          </table:table-cell>
          <table:table-cell office:value-type="float" office:value="2700.021" calcext:value-type="float">
            <text:p>2700,021</text:p>
          </table:table-cell>
          <table:table-cell table:number-columns-repeated="7"/>
        </table:table-row>
        <table:table-row table:style-name="ro1">
          <table:table-cell office:value-type="float" office:value="48.057" calcext:value-type="float">
            <text:p>48,05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115" calcext:value-type="float">
            <text:p>42,115</text:p>
          </table:table-cell>
          <table:table-cell office:value-type="float" office:value="1.001" calcext:value-type="float">
            <text:p>1,001</text:p>
          </table:table-cell>
          <table:table-cell/>
          <table:table-cell office:value-type="float" office:value="2762.027" calcext:value-type="float">
            <text:p>2762,027</text:p>
          </table:table-cell>
          <table:table-cell office:value-type="float" office:value="2699.703" calcext:value-type="float">
            <text:p>2699,703</text:p>
          </table:table-cell>
          <table:table-cell table:number-columns-repeated="7"/>
        </table:table-row>
        <table:table-row table:style-name="ro1">
          <table:table-cell office:value-type="float" office:value="55.398" calcext:value-type="float">
            <text:p>55,39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33" calcext:value-type="float">
            <text:p>44,533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float" office:value="2764.746" calcext:value-type="float">
            <text:p>2764,746</text:p>
          </table:table-cell>
          <table:table-cell office:value-type="float" office:value="2697.584" calcext:value-type="float">
            <text:p>2697,584</text:p>
          </table:table-cell>
          <table:table-cell table:number-columns-repeated="7"/>
        </table:table-row>
        <table:table-row table:style-name="ro1">
          <table:table-cell office:value-type="float" office:value="46.804" calcext:value-type="float">
            <text:p>46,8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327" calcext:value-type="float">
            <text:p>42,327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2737.834" calcext:value-type="float">
            <text:p>2737,834</text:p>
          </table:table-cell>
          <table:table-cell office:value-type="float" office:value="2690.962" calcext:value-type="float">
            <text:p>2690,962</text:p>
          </table:table-cell>
          <table:table-cell table:number-columns-repeated="7"/>
        </table:table-row>
        <table:table-row table:style-name="ro1">
          <table:table-cell office:value-type="float" office:value="55.504" calcext:value-type="float">
            <text:p>55,5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151" calcext:value-type="float">
            <text:p>43,151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2741.092" calcext:value-type="float">
            <text:p>2741,092</text:p>
          </table:table-cell>
          <table:table-cell office:value-type="float" office:value="2690.096" calcext:value-type="float">
            <text:p>2690,096</text:p>
          </table:table-cell>
          <table:table-cell table:number-columns-repeated="7"/>
        </table:table-row>
        <table:table-row table:style-name="ro1">
          <table:table-cell office:value-type="float" office:value="43.513" calcext:value-type="float">
            <text:p>43,51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968" calcext:value-type="float">
            <text:p>40,968</text:p>
          </table:table-cell>
          <table:table-cell office:value-type="float" office:value="0.992" calcext:value-type="float">
            <text:p>0,992</text:p>
          </table:table-cell>
          <table:table-cell/>
          <table:table-cell office:value-type="float" office:value="2757.523" calcext:value-type="float">
            <text:p>2757,523</text:p>
          </table:table-cell>
          <table:table-cell office:value-type="float" office:value="2679.783" calcext:value-type="float">
            <text:p>2679,783</text:p>
          </table:table-cell>
          <table:table-cell table:number-columns-repeated="7"/>
        </table:table-row>
        <table:table-row table:style-name="ro1">
          <table:table-cell office:value-type="float" office:value="46.476" calcext:value-type="float">
            <text:p>46,47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709" calcext:value-type="float">
            <text:p>44,709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2721.778" calcext:value-type="float">
            <text:p>2721,778</text:p>
          </table:table-cell>
          <table:table-cell office:value-type="float" office:value="2677.967" calcext:value-type="float">
            <text:p>2677,967</text:p>
          </table:table-cell>
          <table:table-cell table:number-columns-repeated="7"/>
        </table:table-row>
        <table:table-row table:style-name="ro1">
          <table:table-cell office:value-type="float" office:value="43.908" calcext:value-type="float">
            <text:p>43,90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2.454" calcext:value-type="float">
            <text:p>62,454</text:p>
          </table:table-cell>
          <table:table-cell office:value-type="float" office:value="0.989" calcext:value-type="float">
            <text:p>0,989</text:p>
          </table:table-cell>
          <table:table-cell/>
          <table:table-cell office:value-type="float" office:value="3904.898" calcext:value-type="float">
            <text:p>3904,898</text:p>
          </table:table-cell>
          <table:table-cell office:value-type="float" office:value="2674.706" calcext:value-type="float">
            <text:p>2674,706</text:p>
          </table:table-cell>
          <table:table-cell table:number-columns-repeated="7"/>
        </table:table-row>
        <table:table-row table:style-name="ro1">
          <table:table-cell office:value-type="float" office:value="47.314" calcext:value-type="float">
            <text:p>47,3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913" calcext:value-type="float">
            <text:p>44,913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2739.017" calcext:value-type="float">
            <text:p>2739,017</text:p>
          </table:table-cell>
          <table:table-cell office:value-type="float" office:value="2667.759" calcext:value-type="float">
            <text:p>2667,759</text:p>
          </table:table-cell>
          <table:table-cell table:number-columns-repeated="7"/>
        </table:table-row>
        <table:table-row table:style-name="ro1">
          <table:table-cell office:value-type="float" office:value="49.338" calcext:value-type="float">
            <text:p>49,3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686" calcext:value-type="float">
            <text:p>41,686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2753.512" calcext:value-type="float">
            <text:p>2753,512</text:p>
          </table:table-cell>
          <table:table-cell office:value-type="float" office:value="2661.302" calcext:value-type="float">
            <text:p>2661,302</text:p>
          </table:table-cell>
          <table:table-cell table:number-columns-repeated="7"/>
        </table:table-row>
        <table:table-row table:style-name="ro1">
          <table:table-cell office:value-type="float" office:value="46.996" calcext:value-type="float">
            <text:p>46,99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5.75" calcext:value-type="float">
            <text:p>45,75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2773.751" calcext:value-type="float">
            <text:p>2773,751</text:p>
          </table:table-cell>
          <table:table-cell office:value-type="float" office:value="2661.283" calcext:value-type="float">
            <text:p>2661,283</text:p>
          </table:table-cell>
          <table:table-cell table:number-columns-repeated="7"/>
        </table:table-row>
        <table:table-row table:style-name="ro1">
          <table:table-cell office:value-type="float" office:value="47.642" calcext:value-type="float">
            <text:p>47,64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489" calcext:value-type="float">
            <text:p>42,489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2761.541" calcext:value-type="float">
            <text:p>2761,541</text:p>
          </table:table-cell>
          <table:table-cell office:value-type="float" office:value="2660.902" calcext:value-type="float">
            <text:p>2660,902</text:p>
          </table:table-cell>
          <table:table-cell table:number-columns-repeated="7"/>
        </table:table-row>
        <table:table-row table:style-name="ro1">
          <table:table-cell office:value-type="float" office:value="45.926" calcext:value-type="float">
            <text:p>45,92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578" calcext:value-type="float">
            <text:p>47,578</text:p>
          </table:table-cell>
          <table:table-cell office:value-type="float" office:value="0.983" calcext:value-type="float">
            <text:p>0,983</text:p>
          </table:table-cell>
          <table:table-cell/>
          <table:table-cell office:value-type="float" office:value="2719.058" calcext:value-type="float">
            <text:p>2719,058</text:p>
          </table:table-cell>
          <table:table-cell office:value-type="float" office:value="2659.816" calcext:value-type="float">
            <text:p>2659,816</text:p>
          </table:table-cell>
          <table:table-cell table:number-columns-repeated="7"/>
        </table:table-row>
        <table:table-row table:style-name="ro1">
          <table:table-cell office:value-type="float" office:value="47.218" calcext:value-type="float">
            <text:p>47,21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6" calcext:value-type="float">
            <text:p>46,6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2759.288" calcext:value-type="float">
            <text:p>2759,288</text:p>
          </table:table-cell>
          <table:table-cell office:value-type="float" office:value="2659.413" calcext:value-type="float">
            <text:p>2659,413</text:p>
          </table:table-cell>
          <table:table-cell table:number-columns-repeated="7"/>
        </table:table-row>
        <table:table-row table:style-name="ro1">
          <table:table-cell office:value-type="float" office:value="47.318" calcext:value-type="float">
            <text:p>47,31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728" calcext:value-type="float">
            <text:p>47,728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2845.146" calcext:value-type="float">
            <text:p>2845,146</text:p>
          </table:table-cell>
          <table:table-cell office:value-type="float" office:value="2654.696" calcext:value-type="float">
            <text:p>2654,696</text:p>
          </table:table-cell>
          <table:table-cell table:number-columns-repeated="7"/>
        </table:table-row>
        <table:table-row table:style-name="ro1">
          <table:table-cell office:value-type="float" office:value="46.034" calcext:value-type="float">
            <text:p>46,03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535" calcext:value-type="float">
            <text:p>44,535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2714.394" calcext:value-type="float">
            <text:p>2714,394</text:p>
          </table:table-cell>
          <table:table-cell office:value-type="float" office:value="2643.011" calcext:value-type="float">
            <text:p>2643,011</text:p>
          </table:table-cell>
          <table:table-cell table:number-columns-repeated="7"/>
        </table:table-row>
        <table:table-row table:style-name="ro1">
          <table:table-cell office:value-type="float" office:value="42.093" calcext:value-type="float">
            <text:p>42,09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366" calcext:value-type="float">
            <text:p>42,366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2683.738" calcext:value-type="float">
            <text:p>2683,738</text:p>
          </table:table-cell>
          <table:table-cell office:value-type="float" office:value="2640.332" calcext:value-type="float">
            <text:p>2640,332</text:p>
          </table:table-cell>
          <table:table-cell table:number-columns-repeated="7"/>
        </table:table-row>
        <table:table-row table:style-name="ro1">
          <table:table-cell office:value-type="float" office:value="43.475" calcext:value-type="float">
            <text:p>43,47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7.84" calcext:value-type="float">
            <text:p>77,84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2727.308" calcext:value-type="float">
            <text:p>2727,308</text:p>
          </table:table-cell>
          <table:table-cell office:value-type="float" office:value="2637.107" calcext:value-type="float">
            <text:p>2637,107</text:p>
          </table:table-cell>
          <table:table-cell table:number-columns-repeated="7"/>
        </table:table-row>
        <table:table-row table:style-name="ro1">
          <table:table-cell office:value-type="float" office:value="47.554" calcext:value-type="float">
            <text:p>47,55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614" calcext:value-type="float">
            <text:p>43,614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3498.071" calcext:value-type="float">
            <text:p>3498,071</text:p>
          </table:table-cell>
          <table:table-cell office:value-type="float" office:value="2633.518" calcext:value-type="float">
            <text:p>2633,518</text:p>
          </table:table-cell>
          <table:table-cell table:number-columns-repeated="7"/>
        </table:table-row>
        <table:table-row table:style-name="ro1">
          <table:table-cell office:value-type="float" office:value="44.676" calcext:value-type="float">
            <text:p>44,67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261" calcext:value-type="float">
            <text:p>41,261</text:p>
          </table:table-cell>
          <table:table-cell office:value-type="float" office:value="0.975" calcext:value-type="float">
            <text:p>0,975</text:p>
          </table:table-cell>
          <table:table-cell/>
          <table:table-cell office:value-type="float" office:value="2675.693" calcext:value-type="float">
            <text:p>2675,693</text:p>
          </table:table-cell>
          <table:table-cell office:value-type="float" office:value="2630.897" calcext:value-type="float">
            <text:p>2630,897</text:p>
          </table:table-cell>
          <table:table-cell table:number-columns-repeated="7"/>
        </table:table-row>
        <table:table-row table:style-name="ro1">
          <table:table-cell office:value-type="float" office:value="47.296" calcext:value-type="float">
            <text:p>47,29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917" calcext:value-type="float">
            <text:p>44,917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2679.221" calcext:value-type="float">
            <text:p>2679,221</text:p>
          </table:table-cell>
          <table:table-cell office:value-type="float" office:value="2628.071" calcext:value-type="float">
            <text:p>2628,071</text:p>
          </table:table-cell>
          <table:table-cell table:number-columns-repeated="7"/>
        </table:table-row>
        <table:table-row table:style-name="ro1">
          <table:table-cell office:value-type="float" office:value="47.63" calcext:value-type="float">
            <text:p>47,6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455" calcext:value-type="float">
            <text:p>43,455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2680.525" calcext:value-type="float">
            <text:p>2680,525</text:p>
          </table:table-cell>
          <table:table-cell office:value-type="float" office:value="2626.95" calcext:value-type="float">
            <text:p>2626,95</text:p>
          </table:table-cell>
          <table:table-cell table:number-columns-repeated="7"/>
        </table:table-row>
        <table:table-row table:style-name="ro1">
          <table:table-cell office:value-type="float" office:value="46.807" calcext:value-type="float">
            <text:p>46,80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783" calcext:value-type="float">
            <text:p>42,783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2805.528" calcext:value-type="float">
            <text:p>2805,528</text:p>
          </table:table-cell>
          <table:table-cell office:value-type="float" office:value="2623.368" calcext:value-type="float">
            <text:p>2623,368</text:p>
          </table:table-cell>
          <table:table-cell table:number-columns-repeated="7"/>
        </table:table-row>
        <table:table-row table:style-name="ro1">
          <table:table-cell office:value-type="float" office:value="49.144" calcext:value-type="float">
            <text:p>49,1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392" calcext:value-type="float">
            <text:p>42,39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2705.328" calcext:value-type="float">
            <text:p>2705,328</text:p>
          </table:table-cell>
          <table:table-cell office:value-type="float" office:value="2622.945" calcext:value-type="float">
            <text:p>2622,945</text:p>
          </table:table-cell>
          <table:table-cell table:number-columns-repeated="7"/>
        </table:table-row>
        <table:table-row table:style-name="ro1">
          <table:table-cell office:value-type="float" office:value="55.367" calcext:value-type="float">
            <text:p>55,36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0.882" calcext:value-type="float">
            <text:p>40,88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2683.824" calcext:value-type="float">
            <text:p>2683,824</text:p>
          </table:table-cell>
          <table:table-cell office:value-type="float" office:value="2622.862" calcext:value-type="float">
            <text:p>2622,862</text:p>
          </table:table-cell>
          <table:table-cell table:number-columns-repeated="7"/>
        </table:table-row>
        <table:table-row table:style-name="ro1">
          <table:table-cell office:value-type="float" office:value="46.476" calcext:value-type="float">
            <text:p>46,47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599" calcext:value-type="float">
            <text:p>46,599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2682.187" calcext:value-type="float">
            <text:p>2682,187</text:p>
          </table:table-cell>
          <table:table-cell office:value-type="float" office:value="2622.812" calcext:value-type="float">
            <text:p>2622,812</text:p>
          </table:table-cell>
          <table:table-cell table:number-columns-repeated="7"/>
        </table:table-row>
        <table:table-row table:style-name="ro1">
          <table:table-cell office:value-type="float" office:value="46.545" calcext:value-type="float">
            <text:p>46,54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.076" calcext:value-type="float">
            <text:p>43,076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3500.515" calcext:value-type="float">
            <text:p>3500,515</text:p>
          </table:table-cell>
          <table:table-cell office:value-type="float" office:value="2621.932" calcext:value-type="float">
            <text:p>2621,932</text:p>
          </table:table-cell>
          <table:table-cell table:number-columns-repeated="7"/>
        </table:table-row>
        <table:table-row table:style-name="ro1">
          <table:table-cell office:value-type="float" office:value="49.034" calcext:value-type="float">
            <text:p>49,03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6.754" calcext:value-type="float">
            <text:p>46,754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2737.384" calcext:value-type="float">
            <text:p>2737,384</text:p>
          </table:table-cell>
          <table:table-cell office:value-type="float" office:value="2620.801" calcext:value-type="float">
            <text:p>2620,801</text:p>
          </table:table-cell>
          <table:table-cell table:number-columns-repeated="7"/>
        </table:table-row>
        <table:table-row table:style-name="ro1">
          <table:table-cell office:value-type="float" office:value="47.338" calcext:value-type="float">
            <text:p>47,33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9.993" calcext:value-type="float">
            <text:p>39,993</text:p>
          </table:table-cell>
          <table:table-cell office:value-type="float" office:value="0.966" calcext:value-type="float">
            <text:p>0,966</text:p>
          </table:table-cell>
          <table:table-cell/>
          <table:table-cell office:value-type="float" office:value="2695.788" calcext:value-type="float">
            <text:p>2695,788</text:p>
          </table:table-cell>
          <table:table-cell office:value-type="float" office:value="2620.625" calcext:value-type="float">
            <text:p>2620,625</text:p>
          </table:table-cell>
          <table:table-cell table:number-columns-repeated="7"/>
        </table:table-row>
        <table:table-row table:style-name="ro1">
          <table:table-cell office:value-type="float" office:value="47.523" calcext:value-type="float">
            <text:p>47,52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44" calcext:value-type="float">
            <text:p>43,44</text:p>
          </table:table-cell>
          <table:table-cell office:value-type="float" office:value="0.966" calcext:value-type="float">
            <text:p>0,966</text:p>
          </table:table-cell>
          <table:table-cell/>
          <table:table-cell office:value-type="float" office:value="2662.931" calcext:value-type="float">
            <text:p>2662,931</text:p>
          </table:table-cell>
          <table:table-cell office:value-type="float" office:value="2619.949" calcext:value-type="float">
            <text:p>2619,949</text:p>
          </table:table-cell>
          <table:table-cell table:number-columns-repeated="7"/>
        </table:table-row>
        <table:table-row table:style-name="ro1">
          <table:table-cell office:value-type="float" office:value="62.753" calcext:value-type="float">
            <text:p>62,75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0.377" calcext:value-type="float">
            <text:p>40,377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2699.557" calcext:value-type="float">
            <text:p>2699,557</text:p>
          </table:table-cell>
          <table:table-cell office:value-type="float" office:value="2619.685" calcext:value-type="float">
            <text:p>2619,685</text:p>
          </table:table-cell>
          <table:table-cell table:number-columns-repeated="7"/>
        </table:table-row>
        <table:table-row table:style-name="ro1">
          <table:table-cell office:value-type="float" office:value="60.377" calcext:value-type="float">
            <text:p>60,37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927" calcext:value-type="float">
            <text:p>41,927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2664.445" calcext:value-type="float">
            <text:p>2664,445</text:p>
          </table:table-cell>
          <table:table-cell office:value-type="float" office:value="2613.997" calcext:value-type="float">
            <text:p>2613,997</text:p>
          </table:table-cell>
          <table:table-cell table:number-columns-repeated="7"/>
        </table:table-row>
        <table:table-row table:style-name="ro1">
          <table:table-cell office:value-type="float" office:value="46.611" calcext:value-type="float">
            <text:p>46,6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8.092" calcext:value-type="float">
            <text:p>58,092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2811.435" calcext:value-type="float">
            <text:p>2811,435</text:p>
          </table:table-cell>
          <table:table-cell office:value-type="float" office:value="2610.713" calcext:value-type="float">
            <text:p>2610,713</text:p>
          </table:table-cell>
          <table:table-cell table:number-columns-repeated="7"/>
        </table:table-row>
        <table:table-row table:style-name="ro1">
          <table:table-cell office:value-type="float" office:value="46.942" calcext:value-type="float">
            <text:p>46,94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0.005" calcext:value-type="float">
            <text:p>40,00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2747.03" calcext:value-type="float">
            <text:p>2747,03</text:p>
          </table:table-cell>
          <table:table-cell office:value-type="float" office:value="2610.152" calcext:value-type="float">
            <text:p>2610,152</text:p>
          </table:table-cell>
          <table:table-cell table:number-columns-repeated="7"/>
        </table:table-row>
        <table:table-row table:style-name="ro1">
          <table:table-cell office:value-type="float" office:value="44.238" calcext:value-type="float">
            <text:p>44,2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04.238" calcext:value-type="float">
            <text:p>104,238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2679.035" calcext:value-type="float">
            <text:p>2679,035</text:p>
          </table:table-cell>
          <table:table-cell office:value-type="float" office:value="2608.255" calcext:value-type="float">
            <text:p>2608,255</text:p>
          </table:table-cell>
          <table:table-cell table:number-columns-repeated="7"/>
        </table:table-row>
        <table:table-row table:style-name="ro1">
          <table:table-cell office:value-type="float" office:value="52.857" calcext:value-type="float">
            <text:p>52,85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39" calcext:value-type="float">
            <text:p>43,039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2732.282" calcext:value-type="float">
            <text:p>2732,282</text:p>
          </table:table-cell>
          <table:table-cell office:value-type="float" office:value="2605.648" calcext:value-type="float">
            <text:p>2605,648</text:p>
          </table:table-cell>
          <table:table-cell table:number-columns-repeated="7"/>
        </table:table-row>
        <table:table-row table:style-name="ro1">
          <table:table-cell office:value-type="float" office:value="46.192" calcext:value-type="float">
            <text:p>46,1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84" calcext:value-type="float">
            <text:p>46,84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2735.464" calcext:value-type="float">
            <text:p>2735,464</text:p>
          </table:table-cell>
          <table:table-cell office:value-type="float" office:value="2603.089" calcext:value-type="float">
            <text:p>2603,089</text:p>
          </table:table-cell>
          <table:table-cell table:number-columns-repeated="7"/>
        </table:table-row>
        <table:table-row table:style-name="ro1">
          <table:table-cell office:value-type="float" office:value="48.431" calcext:value-type="float">
            <text:p>48,431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6.113" calcext:value-type="float">
            <text:p>46,113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2712.932" calcext:value-type="float">
            <text:p>2712,932</text:p>
          </table:table-cell>
          <table:table-cell office:value-type="float" office:value="2602.832" calcext:value-type="float">
            <text:p>2602,832</text:p>
          </table:table-cell>
          <table:table-cell table:number-columns-repeated="7"/>
        </table:table-row>
        <table:table-row table:style-name="ro1">
          <table:table-cell office:value-type="float" office:value="49.444" calcext:value-type="float">
            <text:p>49,444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328.071" calcext:value-type="float">
            <text:p>328,071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2658.271" calcext:value-type="float">
            <text:p>2658,271</text:p>
          </table:table-cell>
          <table:table-cell office:value-type="float" office:value="2602.104" calcext:value-type="float">
            <text:p>2602,104</text:p>
          </table:table-cell>
          <table:table-cell table:number-columns-repeated="7"/>
        </table:table-row>
        <table:table-row table:style-name="ro1">
          <table:table-cell office:value-type="float" office:value="64.452" calcext:value-type="float">
            <text:p>64,45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49.282" calcext:value-type="float">
            <text:p>149,282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2659.547" calcext:value-type="float">
            <text:p>2659,547</text:p>
          </table:table-cell>
          <table:table-cell office:value-type="float" office:value="2601.44" calcext:value-type="float">
            <text:p>2601,44</text:p>
          </table:table-cell>
          <table:table-cell table:number-columns-repeated="7"/>
        </table:table-row>
        <table:table-row table:style-name="ro1">
          <table:table-cell office:value-type="float" office:value="51.303" calcext:value-type="float">
            <text:p>51,30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503" calcext:value-type="float">
            <text:p>43,503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3111.217" calcext:value-type="float">
            <text:p>3111,217</text:p>
          </table:table-cell>
          <table:table-cell office:value-type="float" office:value="2600.487" calcext:value-type="float">
            <text:p>2600,487</text:p>
          </table:table-cell>
          <table:table-cell table:number-columns-repeated="7"/>
        </table:table-row>
        <table:table-row table:style-name="ro1">
          <table:table-cell office:value-type="float" office:value="51.195" calcext:value-type="float">
            <text:p>51,19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944" calcext:value-type="float">
            <text:p>42,944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2729.843" calcext:value-type="float">
            <text:p>2729,843</text:p>
          </table:table-cell>
          <table:table-cell office:value-type="float" office:value="2600.353" calcext:value-type="float">
            <text:p>2600,353</text:p>
          </table:table-cell>
          <table:table-cell table:number-columns-repeated="7"/>
        </table:table-row>
        <table:table-row table:style-name="ro1">
          <table:table-cell office:value-type="float" office:value="49.22" calcext:value-type="float">
            <text:p>49,2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727" calcext:value-type="float">
            <text:p>41,727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2732.821" calcext:value-type="float">
            <text:p>2732,821</text:p>
          </table:table-cell>
          <table:table-cell office:value-type="float" office:value="2599.796" calcext:value-type="float">
            <text:p>2599,796</text:p>
          </table:table-cell>
          <table:table-cell table:number-columns-repeated="7"/>
        </table:table-row>
        <table:table-row table:style-name="ro1">
          <table:table-cell office:value-type="float" office:value="59.306" calcext:value-type="float">
            <text:p>59,30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54.453" calcext:value-type="float">
            <text:p>154,453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2663.974" calcext:value-type="float">
            <text:p>2663,974</text:p>
          </table:table-cell>
          <table:table-cell office:value-type="float" office:value="2599.703" calcext:value-type="float">
            <text:p>2599,703</text:p>
          </table:table-cell>
          <table:table-cell table:number-columns-repeated="7"/>
        </table:table-row>
        <table:table-row table:style-name="ro1">
          <table:table-cell office:value-type="float" office:value="51.428" calcext:value-type="float">
            <text:p>51,42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4.932" calcext:value-type="float">
            <text:p>54,932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2641.121" calcext:value-type="float">
            <text:p>2641,121</text:p>
          </table:table-cell>
          <table:table-cell office:value-type="float" office:value="2598.663" calcext:value-type="float">
            <text:p>2598,663</text:p>
          </table:table-cell>
          <table:table-cell table:number-columns-repeated="7"/>
        </table:table-row>
        <table:table-row table:style-name="ro1">
          <table:table-cell office:value-type="float" office:value="51.97" calcext:value-type="float">
            <text:p>51,9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375" calcext:value-type="float">
            <text:p>42,375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2644.56" calcext:value-type="float">
            <text:p>2644,56</text:p>
          </table:table-cell>
          <table:table-cell office:value-type="float" office:value="2597.733" calcext:value-type="float">
            <text:p>2597,733</text:p>
          </table:table-cell>
          <table:table-cell table:number-columns-repeated="7"/>
        </table:table-row>
        <table:table-row table:style-name="ro1">
          <table:table-cell office:value-type="float" office:value="54.32" calcext:value-type="float">
            <text:p>54,3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1.414" calcext:value-type="float">
            <text:p>61,414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2640.214" calcext:value-type="float">
            <text:p>2640,214</text:p>
          </table:table-cell>
          <table:table-cell office:value-type="float" office:value="2596.594" calcext:value-type="float">
            <text:p>2596,594</text:p>
          </table:table-cell>
          <table:table-cell table:number-columns-repeated="7"/>
        </table:table-row>
        <table:table-row table:style-name="ro1">
          <table:table-cell office:value-type="float" office:value="71.723" calcext:value-type="float">
            <text:p>71,72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395" calcext:value-type="float">
            <text:p>41,395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2639.36" calcext:value-type="float">
            <text:p>2639,36</text:p>
          </table:table-cell>
          <table:table-cell office:value-type="float" office:value="2594.232" calcext:value-type="float">
            <text:p>2594,232</text:p>
          </table:table-cell>
          <table:table-cell table:number-columns-repeated="7"/>
        </table:table-row>
        <table:table-row table:style-name="ro1">
          <table:table-cell office:value-type="float" office:value="52.587" calcext:value-type="float">
            <text:p>52,58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39.997" calcext:value-type="float">
            <text:p>39,997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2654.949" calcext:value-type="float">
            <text:p>2654,949</text:p>
          </table:table-cell>
          <table:table-cell office:value-type="float" office:value="2593.755" calcext:value-type="float">
            <text:p>2593,755</text:p>
          </table:table-cell>
          <table:table-cell table:number-columns-repeated="7"/>
        </table:table-row>
        <table:table-row table:style-name="ro1">
          <table:table-cell office:value-type="float" office:value="64.08" calcext:value-type="float">
            <text:p>64,0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857" calcext:value-type="float">
            <text:p>42,857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687.318" calcext:value-type="float">
            <text:p>2687,318</text:p>
          </table:table-cell>
          <table:table-cell office:value-type="float" office:value="2593.411" calcext:value-type="float">
            <text:p>2593,411</text:p>
          </table:table-cell>
          <table:table-cell table:number-columns-repeated="7"/>
        </table:table-row>
        <table:table-row table:style-name="ro1">
          <table:table-cell office:value-type="float" office:value="82.301" calcext:value-type="float">
            <text:p>82,30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.227" calcext:value-type="float">
            <text:p>41,227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698.807" calcext:value-type="float">
            <text:p>2698,807</text:p>
          </table:table-cell>
          <table:table-cell office:value-type="float" office:value="2583.094" calcext:value-type="float">
            <text:p>2583,094</text:p>
          </table:table-cell>
          <table:table-cell table:number-columns-repeated="7"/>
        </table:table-row>
        <table:table-row table:style-name="ro1">
          <table:table-cell office:value-type="float" office:value="46.875" calcext:value-type="float">
            <text:p>46,87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39" calcext:value-type="float">
            <text:p>42,839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639.685" calcext:value-type="float">
            <text:p>2639,685</text:p>
          </table:table-cell>
          <table:table-cell office:value-type="float" office:value="2580.891" calcext:value-type="float">
            <text:p>2580,891</text:p>
          </table:table-cell>
          <table:table-cell table:number-columns-repeated="7"/>
        </table:table-row>
        <table:table-row table:style-name="ro1">
          <table:table-cell office:value-type="float" office:value="46.936" calcext:value-type="float">
            <text:p>46,9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186" calcext:value-type="float">
            <text:p>49,186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658.479" calcext:value-type="float">
            <text:p>2658,479</text:p>
          </table:table-cell>
          <table:table-cell office:value-type="float" office:value="2580.552" calcext:value-type="float">
            <text:p>2580,552</text:p>
          </table:table-cell>
          <table:table-cell table:number-columns-repeated="7"/>
        </table:table-row>
        <table:table-row table:style-name="ro1">
          <table:table-cell office:value-type="float" office:value="44.657" calcext:value-type="float">
            <text:p>44,65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.475" calcext:value-type="float">
            <text:p>55,475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2809.662" calcext:value-type="float">
            <text:p>2809,662</text:p>
          </table:table-cell>
          <table:table-cell office:value-type="float" office:value="2580.491" calcext:value-type="float">
            <text:p>2580,491</text:p>
          </table:table-cell>
          <table:table-cell table:number-columns-repeated="7"/>
        </table:table-row>
        <table:table-row table:style-name="ro1">
          <table:table-cell office:value-type="float" office:value="46.697" calcext:value-type="float">
            <text:p>46,69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457" calcext:value-type="float">
            <text:p>42,457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677.027" calcext:value-type="float">
            <text:p>2677,027</text:p>
          </table:table-cell>
          <table:table-cell office:value-type="float" office:value="2579.559" calcext:value-type="float">
            <text:p>2579,559</text:p>
          </table:table-cell>
          <table:table-cell table:number-columns-repeated="7"/>
        </table:table-row>
        <table:table-row table:style-name="ro1">
          <table:table-cell office:value-type="float" office:value="45.857" calcext:value-type="float">
            <text:p>45,85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0.237" calcext:value-type="float">
            <text:p>50,237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875.35" calcext:value-type="float">
            <text:p>2875,35</text:p>
          </table:table-cell>
          <table:table-cell office:value-type="float" office:value="2575.768" calcext:value-type="float">
            <text:p>2575,768</text:p>
          </table:table-cell>
          <table:table-cell table:number-columns-repeated="7"/>
        </table:table-row>
        <table:table-row table:style-name="ro1">
          <table:table-cell office:value-type="float" office:value="47.002" calcext:value-type="float">
            <text:p>47,00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003" calcext:value-type="float">
            <text:p>43,003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623.148" calcext:value-type="float">
            <text:p>2623,148</text:p>
          </table:table-cell>
          <table:table-cell office:value-type="float" office:value="2575.578" calcext:value-type="float">
            <text:p>2575,578</text:p>
          </table:table-cell>
          <table:table-cell table:number-columns-repeated="7"/>
        </table:table-row>
        <table:table-row table:style-name="ro1">
          <table:table-cell office:value-type="float" office:value="44.315" calcext:value-type="float">
            <text:p>44,3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341" calcext:value-type="float">
            <text:p>44,341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2727.321" calcext:value-type="float">
            <text:p>2727,321</text:p>
          </table:table-cell>
          <table:table-cell office:value-type="float" office:value="2575.307" calcext:value-type="float">
            <text:p>2575,307</text:p>
          </table:table-cell>
          <table:table-cell table:number-columns-repeated="7"/>
        </table:table-row>
        <table:table-row table:style-name="ro1">
          <table:table-cell office:value-type="float" office:value="58.646" calcext:value-type="float">
            <text:p>58,64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527" calcext:value-type="float">
            <text:p>42,527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2670.492" calcext:value-type="float">
            <text:p>2670,492</text:p>
          </table:table-cell>
          <table:table-cell office:value-type="float" office:value="2573.129" calcext:value-type="float">
            <text:p>2573,129</text:p>
          </table:table-cell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54.404" calcext:value-type="float">
            <text:p>54,4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24" calcext:value-type="float">
            <text:p>45,924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4882.957" calcext:value-type="float">
            <text:p>4882,957</text:p>
          </table:table-cell>
          <table:table-cell office:value-type="float" office:value="2568.138" calcext:value-type="float">
            <text:p>2568,138</text:p>
          </table:table-cell>
          <table:table-cell table:number-columns-repeated="7"/>
        </table:table-row>
        <table:table-row table:style-name="ro1">
          <table:table-cell office:value-type="float" office:value="45.252" calcext:value-type="float">
            <text:p>45,25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967" calcext:value-type="float">
            <text:p>46,967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3008.948" calcext:value-type="float">
            <text:p>3008,948</text:p>
          </table:table-cell>
          <table:table-cell office:value-type="float" office:value="2561.445" calcext:value-type="float">
            <text:p>2561,445</text:p>
          </table:table-cell>
          <table:table-cell table:number-columns-repeated="7"/>
        </table:table-row>
        <table:table-row table:style-name="ro1">
          <table:table-cell office:value-type="float" office:value="63.637" calcext:value-type="float">
            <text:p>63,6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1.4" calcext:value-type="float">
            <text:p>61,4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2615.073" calcext:value-type="float">
            <text:p>2615,073</text:p>
          </table:table-cell>
          <table:table-cell office:value-type="float" office:value="2557.468" calcext:value-type="float">
            <text:p>2557,468</text:p>
          </table:table-cell>
          <table:table-cell table:number-columns-repeated="7"/>
        </table:table-row>
        <table:table-row table:style-name="ro1">
          <table:table-cell office:value-type="float" office:value="46.633" calcext:value-type="float">
            <text:p>46,63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579" calcext:value-type="float">
            <text:p>43,579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2620.881" calcext:value-type="float">
            <text:p>2620,881</text:p>
          </table:table-cell>
          <table:table-cell office:value-type="float" office:value="2555.504" calcext:value-type="float">
            <text:p>2555,504</text:p>
          </table:table-cell>
          <table:table-cell table:number-columns-repeated="7"/>
        </table:table-row>
        <table:table-row table:style-name="ro1">
          <table:table-cell office:value-type="float" office:value="48.288" calcext:value-type="float">
            <text:p>48,2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96.097" calcext:value-type="float">
            <text:p>196,097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2826.525" calcext:value-type="float">
            <text:p>2826,525</text:p>
          </table:table-cell>
          <table:table-cell office:value-type="float" office:value="2552.239" calcext:value-type="float">
            <text:p>2552,239</text:p>
          </table:table-cell>
          <table:table-cell table:number-columns-repeated="7"/>
        </table:table-row>
        <table:table-row table:style-name="ro1">
          <table:table-cell office:value-type="float" office:value="49.767" calcext:value-type="float">
            <text:p>49,767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55.405" calcext:value-type="float">
            <text:p>55,405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2662.316" calcext:value-type="float">
            <text:p>2662,316</text:p>
          </table:table-cell>
          <table:table-cell office:value-type="float" office:value="2550.879" calcext:value-type="float">
            <text:p>2550,879</text:p>
          </table:table-cell>
          <table:table-cell table:number-columns-repeated="7"/>
        </table:table-row>
        <table:table-row table:style-name="ro1">
          <table:table-cell office:value-type="float" office:value="46.434" calcext:value-type="float">
            <text:p>46,43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511" calcext:value-type="float">
            <text:p>41,511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2588.573" calcext:value-type="float">
            <text:p>2588,573</text:p>
          </table:table-cell>
          <table:table-cell office:value-type="float" office:value="2547.874" calcext:value-type="float">
            <text:p>2547,874</text:p>
          </table:table-cell>
          <table:table-cell table:number-columns-repeated="7"/>
        </table:table-row>
        <table:table-row table:style-name="ro1">
          <table:table-cell office:value-type="float" office:value="60.771" calcext:value-type="float">
            <text:p>60,77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355" calcext:value-type="float">
            <text:p>42,355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3985.727" calcext:value-type="float">
            <text:p>3985,727</text:p>
          </table:table-cell>
          <table:table-cell office:value-type="float" office:value="2547.521" calcext:value-type="float">
            <text:p>2547,521</text:p>
          </table:table-cell>
          <table:table-cell table:number-columns-repeated="7"/>
        </table:table-row>
        <table:table-row table:style-name="ro1">
          <table:table-cell office:value-type="float" office:value="58.623" calcext:value-type="float">
            <text:p>58,62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04.05" calcext:value-type="float">
            <text:p>104,05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2595.98" calcext:value-type="float">
            <text:p>2595,98</text:p>
          </table:table-cell>
          <table:table-cell office:value-type="float" office:value="2542.225" calcext:value-type="float">
            <text:p>2542,225</text:p>
          </table:table-cell>
          <table:table-cell table:number-columns-repeated="7"/>
        </table:table-row>
        <table:table-row table:style-name="ro1">
          <table:table-cell office:value-type="float" office:value="53.598" calcext:value-type="float">
            <text:p>53,59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613" calcext:value-type="float">
            <text:p>52,613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2598.546" calcext:value-type="float">
            <text:p>2598,546</text:p>
          </table:table-cell>
          <table:table-cell office:value-type="float" office:value="2541.578" calcext:value-type="float">
            <text:p>2541,578</text:p>
          </table:table-cell>
          <table:table-cell table:number-columns-repeated="7"/>
        </table:table-row>
        <table:table-row table:style-name="ro1">
          <table:table-cell office:value-type="float" office:value="48.787" calcext:value-type="float">
            <text:p>48,7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128" calcext:value-type="float">
            <text:p>41,128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2589.632" calcext:value-type="float">
            <text:p>2589,632</text:p>
          </table:table-cell>
          <table:table-cell office:value-type="float" office:value="2540.775" calcext:value-type="float">
            <text:p>2540,775</text:p>
          </table:table-cell>
          <table:table-cell table:number-columns-repeated="7"/>
        </table:table-row>
        <table:table-row table:style-name="ro1">
          <table:table-cell office:value-type="float" office:value="46.525" calcext:value-type="float">
            <text:p>46,52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36" calcext:value-type="float">
            <text:p>44,836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2597.16" calcext:value-type="float">
            <text:p>2597,16</text:p>
          </table:table-cell>
          <table:table-cell office:value-type="float" office:value="2539.585" calcext:value-type="float">
            <text:p>2539,585</text:p>
          </table:table-cell>
          <table:table-cell table:number-columns-repeated="7"/>
        </table:table-row>
        <table:table-row table:style-name="ro1">
          <table:table-cell office:value-type="float" office:value="51.027" calcext:value-type="float">
            <text:p>51,0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046" calcext:value-type="float">
            <text:p>47,046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2580.51" calcext:value-type="float">
            <text:p>2580,51</text:p>
          </table:table-cell>
          <table:table-cell office:value-type="float" office:value="2539.501" calcext:value-type="float">
            <text:p>2539,501</text:p>
          </table:table-cell>
          <table:table-cell table:number-columns-repeated="7"/>
        </table:table-row>
        <table:table-row table:style-name="ro1">
          <table:table-cell office:value-type="float" office:value="47.237" calcext:value-type="float">
            <text:p>47,2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2669.511" calcext:value-type="float">
            <text:p>2669,511</text:p>
          </table:table-cell>
          <table:table-cell office:value-type="float" office:value="2536.972" calcext:value-type="float">
            <text:p>2536,972</text:p>
          </table:table-cell>
          <table:table-cell table:number-columns-repeated="7"/>
        </table:table-row>
        <table:table-row table:style-name="ro1">
          <table:table-cell office:value-type="float" office:value="46.641" calcext:value-type="float">
            <text:p>46,64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166" calcext:value-type="float">
            <text:p>41,166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2581.965" calcext:value-type="float">
            <text:p>2581,965</text:p>
          </table:table-cell>
          <table:table-cell office:value-type="float" office:value="2534.701" calcext:value-type="float">
            <text:p>2534,701</text:p>
          </table:table-cell>
          <table:table-cell table:number-columns-repeated="7"/>
        </table:table-row>
        <table:table-row table:style-name="ro1">
          <table:table-cell office:value-type="float" office:value="47.992" calcext:value-type="float">
            <text:p>47,9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54.796" calcext:value-type="float">
            <text:p>154,796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2583.229" calcext:value-type="float">
            <text:p>2583,229</text:p>
          </table:table-cell>
          <table:table-cell office:value-type="float" office:value="2532.67" calcext:value-type="float">
            <text:p>2532,67</text:p>
          </table:table-cell>
          <table:table-cell table:number-columns-repeated="7"/>
        </table:table-row>
        <table:table-row table:style-name="ro1">
          <table:table-cell office:value-type="float" office:value="134.273" calcext:value-type="float">
            <text:p>134,2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956" calcext:value-type="float">
            <text:p>40,956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2580.608" calcext:value-type="float">
            <text:p>2580,608</text:p>
          </table:table-cell>
          <table:table-cell office:value-type="float" office:value="2531.993" calcext:value-type="float">
            <text:p>2531,993</text:p>
          </table:table-cell>
          <table:table-cell table:number-columns-repeated="7"/>
        </table:table-row>
        <table:table-row table:style-name="ro1">
          <table:table-cell office:value-type="float" office:value="355.027" calcext:value-type="float">
            <text:p>355,0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35" calcext:value-type="float">
            <text:p>40,35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2607.164" calcext:value-type="float">
            <text:p>2607,164</text:p>
          </table:table-cell>
          <table:table-cell office:value-type="float" office:value="2526.478" calcext:value-type="float">
            <text:p>2526,478</text:p>
          </table:table-cell>
          <table:table-cell table:number-columns-repeated="7"/>
        </table:table-row>
        <table:table-row table:style-name="ro1">
          <table:table-cell office:value-type="float" office:value="133.935" calcext:value-type="float">
            <text:p>133,9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.944" calcext:value-type="float">
            <text:p>39,944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2594.722" calcext:value-type="float">
            <text:p>2594,722</text:p>
          </table:table-cell>
          <table:table-cell office:value-type="float" office:value="2522.557" calcext:value-type="float">
            <text:p>2522,557</text:p>
          </table:table-cell>
          <table:table-cell table:number-columns-repeated="7"/>
        </table:table-row>
        <table:table-row table:style-name="ro1">
          <table:table-cell office:value-type="float" office:value="46.346" calcext:value-type="float">
            <text:p>46,3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34" calcext:value-type="float">
            <text:p>41,34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2587.245" calcext:value-type="float">
            <text:p>2587,245</text:p>
          </table:table-cell>
          <table:table-cell office:value-type="float" office:value="2522.165" calcext:value-type="float">
            <text:p>2522,165</text:p>
          </table:table-cell>
          <table:table-cell table:number-columns-repeated="7"/>
        </table:table-row>
        <table:table-row table:style-name="ro1">
          <table:table-cell office:value-type="float" office:value="48.016" calcext:value-type="float">
            <text:p>48,01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2.166" calcext:value-type="float">
            <text:p>92,166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2642.626" calcext:value-type="float">
            <text:p>2642,626</text:p>
          </table:table-cell>
          <table:table-cell office:value-type="float" office:value="2521.567" calcext:value-type="float">
            <text:p>2521,567</text:p>
          </table:table-cell>
          <table:table-cell table:number-columns-repeated="7"/>
        </table:table-row>
        <table:table-row table:style-name="ro1">
          <table:table-cell office:value-type="float" office:value="70.572" calcext:value-type="float">
            <text:p>70,57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0.051" calcext:value-type="float">
            <text:p>60,051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2741.397" calcext:value-type="float">
            <text:p>2741,397</text:p>
          </table:table-cell>
          <table:table-cell office:value-type="float" office:value="2521.035" calcext:value-type="float">
            <text:p>2521,035</text:p>
          </table:table-cell>
          <table:table-cell table:number-columns-repeated="7"/>
        </table:table-row>
        <table:table-row table:style-name="ro1">
          <table:table-cell office:value-type="float" office:value="51.013" calcext:value-type="float">
            <text:p>51,01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681" calcext:value-type="float">
            <text:p>43,681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2748.686" calcext:value-type="float">
            <text:p>2748,686</text:p>
          </table:table-cell>
          <table:table-cell office:value-type="float" office:value="2520.256" calcext:value-type="float">
            <text:p>2520,256</text:p>
          </table:table-cell>
          <table:table-cell table:number-columns-repeated="7"/>
        </table:table-row>
        <table:table-row table:style-name="ro1">
          <table:table-cell office:value-type="float" office:value="46.529" calcext:value-type="float">
            <text:p>46,52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852" calcext:value-type="float">
            <text:p>49,852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2700.201" calcext:value-type="float">
            <text:p>2700,201</text:p>
          </table:table-cell>
          <table:table-cell office:value-type="float" office:value="2520.012" calcext:value-type="float">
            <text:p>2520,012</text:p>
          </table:table-cell>
          <table:table-cell table:number-columns-repeated="7"/>
        </table:table-row>
        <table:table-row table:style-name="ro1">
          <table:table-cell office:value-type="float" office:value="47.38" calcext:value-type="float">
            <text:p>47,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3.342" calcext:value-type="float">
            <text:p>53,342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3065.723" calcext:value-type="float">
            <text:p>3065,723</text:p>
          </table:table-cell>
          <table:table-cell office:value-type="float" office:value="2519.948" calcext:value-type="float">
            <text:p>2519,948</text:p>
          </table:table-cell>
          <table:table-cell table:number-columns-repeated="7"/>
        </table:table-row>
        <table:table-row table:style-name="ro1">
          <table:table-cell office:value-type="float" office:value="47.191" calcext:value-type="float">
            <text:p>47,19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07.337" calcext:value-type="float">
            <text:p>607,337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2588.278" calcext:value-type="float">
            <text:p>2588,278</text:p>
          </table:table-cell>
          <table:table-cell office:value-type="float" office:value="2519.947" calcext:value-type="float">
            <text:p>2519,947</text:p>
          </table:table-cell>
          <table:table-cell table:number-columns-repeated="7"/>
        </table:table-row>
        <table:table-row table:style-name="ro1">
          <table:table-cell office:value-type="float" office:value="44.307" calcext:value-type="float">
            <text:p>44,30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9.384" calcext:value-type="float">
            <text:p>89,384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2687.723" calcext:value-type="float">
            <text:p>2687,723</text:p>
          </table:table-cell>
          <table:table-cell office:value-type="float" office:value="2519.918" calcext:value-type="float">
            <text:p>2519,918</text:p>
          </table:table-cell>
          <table:table-cell table:number-columns-repeated="7"/>
        </table:table-row>
        <table:table-row table:style-name="ro1">
          <table:table-cell office:value-type="float" office:value="165.217" calcext:value-type="float">
            <text:p>165,21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9.924" calcext:value-type="float">
            <text:p>79,924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2617.593" calcext:value-type="float">
            <text:p>2617,593</text:p>
          </table:table-cell>
          <table:table-cell office:value-type="float" office:value="2519.366" calcext:value-type="float">
            <text:p>2519,366</text:p>
          </table:table-cell>
          <table:table-cell table:number-columns-repeated="7"/>
        </table:table-row>
        <table:table-row table:style-name="ro1">
          <table:table-cell office:value-type="float" office:value="281.287" calcext:value-type="float">
            <text:p>281,2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09" calcext:value-type="float">
            <text:p>47,309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2560.507" calcext:value-type="float">
            <text:p>2560,507</text:p>
          </table:table-cell>
          <table:table-cell office:value-type="float" office:value="2519.337" calcext:value-type="float">
            <text:p>2519,337</text:p>
          </table:table-cell>
          <table:table-cell table:number-columns-repeated="7"/>
        </table:table-row>
        <table:table-row table:style-name="ro1">
          <table:table-cell office:value-type="float" office:value="246.943" calcext:value-type="float">
            <text:p>246,94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664" calcext:value-type="float">
            <text:p>46,664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2559.386" calcext:value-type="float">
            <text:p>2559,386</text:p>
          </table:table-cell>
          <table:table-cell office:value-type="float" office:value="2514.875" calcext:value-type="float">
            <text:p>2514,875</text:p>
          </table:table-cell>
          <table:table-cell table:number-columns-repeated="7"/>
        </table:table-row>
        <table:table-row table:style-name="ro1">
          <table:table-cell office:value-type="float" office:value="465.15" calcext:value-type="float">
            <text:p>465,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127" calcext:value-type="float">
            <text:p>41,127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2958.035" calcext:value-type="float">
            <text:p>2958,035</text:p>
          </table:table-cell>
          <table:table-cell office:value-type="float" office:value="2507.953" calcext:value-type="float">
            <text:p>2507,953</text:p>
          </table:table-cell>
          <table:table-cell table:number-columns-repeated="7"/>
        </table:table-row>
        <table:table-row table:style-name="ro1">
          <table:table-cell office:value-type="float" office:value="412.196" calcext:value-type="float">
            <text:p>412,19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2.086" calcext:value-type="float">
            <text:p>62,086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2919.899" calcext:value-type="float">
            <text:p>2919,899</text:p>
          </table:table-cell>
          <table:table-cell office:value-type="float" office:value="2507.509" calcext:value-type="float">
            <text:p>2507,509</text:p>
          </table:table-cell>
          <table:table-cell table:number-columns-repeated="7"/>
        </table:table-row>
        <table:table-row table:style-name="ro1">
          <table:table-cell office:value-type="float" office:value="50.333" calcext:value-type="float">
            <text:p>50,33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13.301" calcext:value-type="float">
            <text:p>113,301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2580.295" calcext:value-type="float">
            <text:p>2580,295</text:p>
          </table:table-cell>
          <table:table-cell office:value-type="float" office:value="2502.618" calcext:value-type="float">
            <text:p>2502,618</text:p>
          </table:table-cell>
          <table:table-cell table:number-columns-repeated="7"/>
        </table:table-row>
        <table:table-row table:style-name="ro1">
          <table:table-cell office:value-type="float" office:value="133.703" calcext:value-type="float">
            <text:p>133,70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2.1" calcext:value-type="float">
            <text:p>42,1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2561.028" calcext:value-type="float">
            <text:p>2561,028</text:p>
          </table:table-cell>
          <table:table-cell office:value-type="float" office:value="2502.501" calcext:value-type="float">
            <text:p>2502,501</text:p>
          </table:table-cell>
          <table:table-cell table:number-columns-repeated="7"/>
        </table:table-row>
        <table:table-row table:style-name="ro1">
          <table:table-cell office:value-type="float" office:value="211.811" calcext:value-type="float">
            <text:p>211,8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727" calcext:value-type="float">
            <text:p>56,727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2555.089" calcext:value-type="float">
            <text:p>2555,089</text:p>
          </table:table-cell>
          <table:table-cell office:value-type="float" office:value="2502.42" calcext:value-type="float">
            <text:p>2502,42</text:p>
          </table:table-cell>
          <table:table-cell table:number-columns-repeated="7"/>
        </table:table-row>
        <table:table-row table:style-name="ro1">
          <table:table-cell office:value-type="float" office:value="320.778" calcext:value-type="float">
            <text:p>320,77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849" calcext:value-type="float">
            <text:p>40,849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2561.973" calcext:value-type="float">
            <text:p>2561,973</text:p>
          </table:table-cell>
          <table:table-cell office:value-type="float" office:value="2501.025" calcext:value-type="float">
            <text:p>2501,025</text:p>
          </table:table-cell>
          <table:table-cell table:number-columns-repeated="7"/>
        </table:table-row>
        <table:table-row table:style-name="ro1">
          <table:table-cell office:value-type="float" office:value="222.9" calcext:value-type="float">
            <text:p>222,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16" calcext:value-type="float">
            <text:p>43,16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2546.077" calcext:value-type="float">
            <text:p>2546,077</text:p>
          </table:table-cell>
          <table:table-cell office:value-type="float" office:value="2500.832" calcext:value-type="float">
            <text:p>2500,832</text:p>
          </table:table-cell>
          <table:table-cell table:number-columns-repeated="7"/>
        </table:table-row>
        <table:table-row table:style-name="ro1">
          <table:table-cell office:value-type="float" office:value="194.553" calcext:value-type="float">
            <text:p>194,55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.717" calcext:value-type="float">
            <text:p>40,717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2554.92" calcext:value-type="float">
            <text:p>2554,92</text:p>
          </table:table-cell>
          <table:table-cell office:value-type="float" office:value="2499.315" calcext:value-type="float">
            <text:p>2499,315</text:p>
          </table:table-cell>
          <table:table-cell table:number-columns-repeated="7"/>
        </table:table-row>
        <table:table-row table:style-name="ro1">
          <table:table-cell office:value-type="float" office:value="163.915" calcext:value-type="float">
            <text:p>163,9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501" calcext:value-type="float">
            <text:p>40,501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2556.545" calcext:value-type="float">
            <text:p>2556,545</text:p>
          </table:table-cell>
          <table:table-cell office:value-type="float" office:value="2499.281" calcext:value-type="float">
            <text:p>2499,281</text:p>
          </table:table-cell>
          <table:table-cell table:number-columns-repeated="7"/>
        </table:table-row>
        <table:table-row table:style-name="ro1">
          <table:table-cell office:value-type="float" office:value="305.734" calcext:value-type="float">
            <text:p>305,7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9.535" calcext:value-type="float">
            <text:p>59,535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2638.349" calcext:value-type="float">
            <text:p>2638,349</text:p>
          </table:table-cell>
          <table:table-cell office:value-type="float" office:value="2498.676" calcext:value-type="float">
            <text:p>2498,676</text:p>
          </table:table-cell>
          <table:table-cell table:number-columns-repeated="7"/>
        </table:table-row>
        <table:table-row table:style-name="ro1">
          <table:table-cell office:value-type="float" office:value="243.968" calcext:value-type="float">
            <text:p>243,9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8.465" calcext:value-type="float">
            <text:p>68,465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2541.201" calcext:value-type="float">
            <text:p>2541,201</text:p>
          </table:table-cell>
          <table:table-cell office:value-type="float" office:value="2498.565" calcext:value-type="float">
            <text:p>2498,565</text:p>
          </table:table-cell>
          <table:table-cell table:number-columns-repeated="7"/>
        </table:table-row>
        <table:table-row table:style-name="ro1">
          <table:table-cell office:value-type="float" office:value="168.065" calcext:value-type="float">
            <text:p>168,06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236" calcext:value-type="float">
            <text:p>46,236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2543.257" calcext:value-type="float">
            <text:p>2543,257</text:p>
          </table:table-cell>
          <table:table-cell office:value-type="float" office:value="2497.606" calcext:value-type="float">
            <text:p>2497,606</text:p>
          </table:table-cell>
          <table:table-cell table:number-columns-repeated="7"/>
        </table:table-row>
        <table:table-row table:style-name="ro1">
          <table:table-cell office:value-type="float" office:value="125.407" calcext:value-type="float">
            <text:p>125,40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431" calcext:value-type="float">
            <text:p>42,431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2766.285" calcext:value-type="float">
            <text:p>2766,285</text:p>
          </table:table-cell>
          <table:table-cell office:value-type="float" office:value="2496.876" calcext:value-type="float">
            <text:p>2496,876</text:p>
          </table:table-cell>
          <table:table-cell table:number-columns-repeated="7"/>
        </table:table-row>
        <table:table-row table:style-name="ro1">
          <table:table-cell office:value-type="float" office:value="184.272" calcext:value-type="float">
            <text:p>184,27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69" calcext:value-type="float">
            <text:p>42,69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2677.466" calcext:value-type="float">
            <text:p>2677,466</text:p>
          </table:table-cell>
          <table:table-cell office:value-type="float" office:value="2495.943" calcext:value-type="float">
            <text:p>2495,943</text:p>
          </table:table-cell>
          <table:table-cell table:number-columns-repeated="7"/>
        </table:table-row>
        <table:table-row table:style-name="ro1">
          <table:table-cell office:value-type="float" office:value="113.404" calcext:value-type="float">
            <text:p>113,4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42" calcext:value-type="float">
            <text:p>43,042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2565.874" calcext:value-type="float">
            <text:p>2565,874</text:p>
          </table:table-cell>
          <table:table-cell office:value-type="float" office:value="2492.38" calcext:value-type="float">
            <text:p>2492,38</text:p>
          </table:table-cell>
          <table:table-cell table:number-columns-repeated="7"/>
        </table:table-row>
        <table:table-row table:style-name="ro1">
          <table:table-cell office:value-type="float" office:value="44.201" calcext:value-type="float">
            <text:p>44,20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3.695" calcext:value-type="float">
            <text:p>53,695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2540.5" calcext:value-type="float">
            <text:p>2540,5</text:p>
          </table:table-cell>
          <table:table-cell office:value-type="float" office:value="2491.576" calcext:value-type="float">
            <text:p>2491,576</text:p>
          </table:table-cell>
          <table:table-cell table:number-columns-repeated="7"/>
        </table:table-row>
        <table:table-row table:style-name="ro1">
          <table:table-cell office:value-type="float" office:value="45.678" calcext:value-type="float">
            <text:p>45,67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741" calcext:value-type="float">
            <text:p>43,741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3178.783" calcext:value-type="float">
            <text:p>3178,783</text:p>
          </table:table-cell>
          <table:table-cell office:value-type="float" office:value="2486.244" calcext:value-type="float">
            <text:p>2486,244</text:p>
          </table:table-cell>
          <table:table-cell table:number-columns-repeated="7"/>
        </table:table-row>
        <table:table-row table:style-name="ro1">
          <table:table-cell office:value-type="float" office:value="46.37" calcext:value-type="float">
            <text:p>46,3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7" calcext:value-type="float">
            <text:p>43,7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2984.047" calcext:value-type="float">
            <text:p>2984,047</text:p>
          </table:table-cell>
          <table:table-cell office:value-type="float" office:value="2482.523" calcext:value-type="float">
            <text:p>2482,523</text:p>
          </table:table-cell>
          <table:table-cell table:number-columns-repeated="7"/>
        </table:table-row>
        <table:table-row table:style-name="ro1">
          <table:table-cell office:value-type="float" office:value="47.043" calcext:value-type="float">
            <text:p>47,0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63" calcext:value-type="float">
            <text:p>44,63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2522.516" calcext:value-type="float">
            <text:p>2522,516</text:p>
          </table:table-cell>
          <table:table-cell office:value-type="float" office:value="2481.325" calcext:value-type="float">
            <text:p>2481,325</text:p>
          </table:table-cell>
          <table:table-cell table:number-columns-repeated="7"/>
        </table:table-row>
        <table:table-row table:style-name="ro1">
          <table:table-cell office:value-type="float" office:value="48.675" calcext:value-type="float">
            <text:p>48,67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75" calcext:value-type="float">
            <text:p>42,875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2538.61" calcext:value-type="float">
            <text:p>2538,61</text:p>
          </table:table-cell>
          <table:table-cell office:value-type="float" office:value="2480.354" calcext:value-type="float">
            <text:p>2480,354</text:p>
          </table:table-cell>
          <table:table-cell table:number-columns-repeated="7"/>
        </table:table-row>
        <table:table-row table:style-name="ro1">
          <table:table-cell office:value-type="float" office:value="50.515" calcext:value-type="float">
            <text:p>50,5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677" calcext:value-type="float">
            <text:p>51,677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2521.922" calcext:value-type="float">
            <text:p>2521,922</text:p>
          </table:table-cell>
          <table:table-cell office:value-type="float" office:value="2480.206" calcext:value-type="float">
            <text:p>2480,206</text:p>
          </table:table-cell>
          <table:table-cell table:number-columns-repeated="7"/>
        </table:table-row>
        <table:table-row table:style-name="ro1">
          <table:table-cell office:value-type="float" office:value="48.125" calcext:value-type="float">
            <text:p>48,12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89" calcext:value-type="float">
            <text:p>48,89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2521.89" calcext:value-type="float">
            <text:p>2521,89</text:p>
          </table:table-cell>
          <table:table-cell office:value-type="float" office:value="2478.754" calcext:value-type="float">
            <text:p>2478,754</text:p>
          </table:table-cell>
          <table:table-cell table:number-columns-repeated="7"/>
        </table:table-row>
        <table:table-row table:style-name="ro1">
          <table:table-cell office:value-type="float" office:value="57.74" calcext:value-type="float">
            <text:p>57,7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59" calcext:value-type="float">
            <text:p>45,759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2521.752" calcext:value-type="float">
            <text:p>2521,752</text:p>
          </table:table-cell>
          <table:table-cell office:value-type="float" office:value="2476.914" calcext:value-type="float">
            <text:p>2476,914</text:p>
          </table:table-cell>
          <table:table-cell table:number-columns-repeated="7"/>
        </table:table-row>
        <table:table-row table:style-name="ro1">
          <table:table-cell office:value-type="float" office:value="42.488" calcext:value-type="float">
            <text:p>42,48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8.837" calcext:value-type="float">
            <text:p>58,837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3131.598" calcext:value-type="float">
            <text:p>3131,598</text:p>
          </table:table-cell>
          <table:table-cell office:value-type="float" office:value="2476.792" calcext:value-type="float">
            <text:p>2476,792</text:p>
          </table:table-cell>
          <table:table-cell table:number-columns-repeated="7"/>
        </table:table-row>
        <table:table-row table:style-name="ro1">
          <table:table-cell office:value-type="float" office:value="44.349" calcext:value-type="float">
            <text:p>44,34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402" calcext:value-type="float">
            <text:p>42,402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2523.627" calcext:value-type="float">
            <text:p>2523,627</text:p>
          </table:table-cell>
          <table:table-cell office:value-type="float" office:value="2476.51" calcext:value-type="float">
            <text:p>2476,51</text:p>
          </table:table-cell>
          <table:table-cell table:number-columns-repeated="7"/>
        </table:table-row>
        <table:table-row table:style-name="ro1">
          <table:table-cell office:value-type="float" office:value="53.673" calcext:value-type="float">
            <text:p>53,67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63.536" calcext:value-type="float">
            <text:p>63,536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3726.203" calcext:value-type="float">
            <text:p>3726,203</text:p>
          </table:table-cell>
          <table:table-cell office:value-type="float" office:value="2474.316" calcext:value-type="float">
            <text:p>2474,316</text:p>
          </table:table-cell>
          <table:table-cell table:number-columns-repeated="7"/>
        </table:table-row>
        <table:table-row table:style-name="ro1">
          <table:table-cell office:value-type="float" office:value="44.811" calcext:value-type="float">
            <text:p>44,81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654" calcext:value-type="float">
            <text:p>47,654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519.015" calcext:value-type="float">
            <text:p>2519,015</text:p>
          </table:table-cell>
          <table:table-cell office:value-type="float" office:value="2473.833" calcext:value-type="float">
            <text:p>2473,833</text:p>
          </table:table-cell>
          <table:table-cell table:number-columns-repeated="7"/>
        </table:table-row>
        <table:table-row table:style-name="ro1">
          <table:table-cell office:value-type="float" office:value="45.86" calcext:value-type="float">
            <text:p>45,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.527" calcext:value-type="float">
            <text:p>41,527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522.159" calcext:value-type="float">
            <text:p>2522,159</text:p>
          </table:table-cell>
          <table:table-cell office:value-type="float" office:value="2473.234" calcext:value-type="float">
            <text:p>2473,234</text:p>
          </table:table-cell>
          <table:table-cell table:number-columns-repeated="7"/>
        </table:table-row>
        <table:table-row table:style-name="ro1">
          <table:table-cell office:value-type="float" office:value="45.959" calcext:value-type="float">
            <text:p>45,95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385" calcext:value-type="float">
            <text:p>42,385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518.453" calcext:value-type="float">
            <text:p>2518,453</text:p>
          </table:table-cell>
          <table:table-cell office:value-type="float" office:value="2473.165" calcext:value-type="float">
            <text:p>2473,165</text:p>
          </table:table-cell>
          <table:table-cell table:number-columns-repeated="7"/>
        </table:table-row>
        <table:table-row table:style-name="ro1">
          <table:table-cell office:value-type="float" office:value="47.134" calcext:value-type="float">
            <text:p>47,1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274" calcext:value-type="float">
            <text:p>51,274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518.941" calcext:value-type="float">
            <text:p>2518,941</text:p>
          </table:table-cell>
          <table:table-cell office:value-type="float" office:value="2469.818" calcext:value-type="float">
            <text:p>2469,818</text:p>
          </table:table-cell>
          <table:table-cell table:number-columns-repeated="7"/>
        </table:table-row>
        <table:table-row table:style-name="ro1">
          <table:table-cell office:value-type="float" office:value="45.388" calcext:value-type="float">
            <text:p>45,3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157" calcext:value-type="float">
            <text:p>47,157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518.375" calcext:value-type="float">
            <text:p>2518,375</text:p>
          </table:table-cell>
          <table:table-cell office:value-type="float" office:value="2468.872" calcext:value-type="float">
            <text:p>2468,872</text:p>
          </table:table-cell>
          <table:table-cell table:number-columns-repeated="7"/>
        </table:table-row>
        <table:table-row table:style-name="ro1">
          <table:table-cell office:value-type="float" office:value="47.428" calcext:value-type="float">
            <text:p>47,42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409" calcext:value-type="float">
            <text:p>41,409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651.257" calcext:value-type="float">
            <text:p>2651,257</text:p>
          </table:table-cell>
          <table:table-cell office:value-type="float" office:value="2467.908" calcext:value-type="float">
            <text:p>2467,908</text:p>
          </table:table-cell>
          <table:table-cell table:number-columns-repeated="7"/>
        </table:table-row>
        <table:table-row table:style-name="ro1">
          <table:table-cell office:value-type="float" office:value="46.956" calcext:value-type="float">
            <text:p>46,9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3.846" calcext:value-type="float">
            <text:p>53,846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2632.615" calcext:value-type="float">
            <text:p>2632,615</text:p>
          </table:table-cell>
          <table:table-cell office:value-type="float" office:value="2466.152" calcext:value-type="float">
            <text:p>2466,152</text:p>
          </table:table-cell>
          <table:table-cell table:number-columns-repeated="7"/>
        </table:table-row>
        <table:table-row table:style-name="ro1">
          <table:table-cell office:value-type="float" office:value="49.003" calcext:value-type="float">
            <text:p>49,00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5.531" calcext:value-type="float">
            <text:p>55,531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2543.053" calcext:value-type="float">
            <text:p>2543,053</text:p>
          </table:table-cell>
          <table:table-cell office:value-type="float" office:value="2462.398" calcext:value-type="float">
            <text:p>2462,398</text:p>
          </table:table-cell>
          <table:table-cell table:number-columns-repeated="7"/>
        </table:table-row>
        <table:table-row table:style-name="ro1">
          <table:table-cell office:value-type="float" office:value="47.203" calcext:value-type="float">
            <text:p>47,20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484" calcext:value-type="float">
            <text:p>43,484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2517.326" calcext:value-type="float">
            <text:p>2517,326</text:p>
          </table:table-cell>
          <table:table-cell office:value-type="float" office:value="2461.916" calcext:value-type="float">
            <text:p>2461,916</text:p>
          </table:table-cell>
          <table:table-cell table:number-columns-repeated="7"/>
        </table:table-row>
        <table:table-row table:style-name="ro1">
          <table:table-cell office:value-type="float" office:value="48.091" calcext:value-type="float">
            <text:p>48,09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.902" calcext:value-type="float">
            <text:p>40,902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2521.942" calcext:value-type="float">
            <text:p>2521,942</text:p>
          </table:table-cell>
          <table:table-cell office:value-type="float" office:value="2461.336" calcext:value-type="float">
            <text:p>2461,336</text:p>
          </table:table-cell>
          <table:table-cell table:number-columns-repeated="7"/>
        </table:table-row>
        <table:table-row table:style-name="ro1">
          <table:table-cell office:value-type="float" office:value="45.388" calcext:value-type="float">
            <text:p>45,3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.792" calcext:value-type="float">
            <text:p>40,792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2518.812" calcext:value-type="float">
            <text:p>2518,812</text:p>
          </table:table-cell>
          <table:table-cell office:value-type="float" office:value="2459.86" calcext:value-type="float">
            <text:p>2459,86</text:p>
          </table:table-cell>
          <table:table-cell table:number-columns-repeated="7"/>
        </table:table-row>
        <table:table-row table:style-name="ro1">
          <table:table-cell office:value-type="float" office:value="45.516" calcext:value-type="float">
            <text:p>45,51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9.93" calcext:value-type="float">
            <text:p>59,93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5737.269" calcext:value-type="float">
            <text:p>5737,269</text:p>
          </table:table-cell>
          <table:table-cell office:value-type="float" office:value="2459.598" calcext:value-type="float">
            <text:p>2459,598</text:p>
          </table:table-cell>
          <table:table-cell table:number-columns-repeated="7"/>
        </table:table-row>
        <table:table-row table:style-name="ro1">
          <table:table-cell office:value-type="float" office:value="86.931" calcext:value-type="float">
            <text:p>86,9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361" calcext:value-type="float">
            <text:p>51,361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2584.311" calcext:value-type="float">
            <text:p>2584,311</text:p>
          </table:table-cell>
          <table:table-cell office:value-type="float" office:value="2459.515" calcext:value-type="float">
            <text:p>2459,515</text:p>
          </table:table-cell>
          <table:table-cell table:number-columns-repeated="7"/>
        </table:table-row>
        <table:table-row table:style-name="ro1">
          <table:table-cell office:value-type="float" office:value="43.868" calcext:value-type="float">
            <text:p>43,8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75.991" calcext:value-type="float">
            <text:p>75,991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2499.724" calcext:value-type="float">
            <text:p>2499,724</text:p>
          </table:table-cell>
          <table:table-cell office:value-type="float" office:value="2455.692" calcext:value-type="float">
            <text:p>2455,692</text:p>
          </table:table-cell>
          <table:table-cell table:number-columns-repeated="7"/>
        </table:table-row>
        <table:table-row table:style-name="ro1">
          <table:table-cell office:value-type="float" office:value="44.401" calcext:value-type="float">
            <text:p>44,40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8.84" calcext:value-type="float">
            <text:p>38,84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2498.816" calcext:value-type="float">
            <text:p>2498,816</text:p>
          </table:table-cell>
          <table:table-cell office:value-type="float" office:value="2455.055" calcext:value-type="float">
            <text:p>2455,055</text:p>
          </table:table-cell>
          <table:table-cell table:number-columns-repeated="7"/>
        </table:table-row>
        <table:table-row table:style-name="ro1">
          <table:table-cell office:value-type="float" office:value="51.127" calcext:value-type="float">
            <text:p>51,12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5.075" calcext:value-type="float">
            <text:p>55,075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2794.588" calcext:value-type="float">
            <text:p>2794,588</text:p>
          </table:table-cell>
          <table:table-cell office:value-type="float" office:value="2454.54" calcext:value-type="float">
            <text:p>2454,54</text:p>
          </table:table-cell>
          <table:table-cell table:number-columns-repeated="7"/>
        </table:table-row>
        <table:table-row table:style-name="ro1">
          <table:table-cell office:value-type="float" office:value="47.821" calcext:value-type="float">
            <text:p>47,82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935" calcext:value-type="float">
            <text:p>42,935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2499.712" calcext:value-type="float">
            <text:p>2499,712</text:p>
          </table:table-cell>
          <table:table-cell office:value-type="float" office:value="2450.029" calcext:value-type="float">
            <text:p>2450,029</text:p>
          </table:table-cell>
          <table:table-cell table:number-columns-repeated="7"/>
        </table:table-row>
        <table:table-row table:style-name="ro1">
          <table:table-cell office:value-type="float" office:value="47.06" calcext:value-type="float">
            <text:p>47,0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113" calcext:value-type="float">
            <text:p>44,113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2616.422" calcext:value-type="float">
            <text:p>2616,422</text:p>
          </table:table-cell>
          <table:table-cell office:value-type="float" office:value="2448.506" calcext:value-type="float">
            <text:p>2448,506</text:p>
          </table:table-cell>
          <table:table-cell table:number-columns-repeated="7"/>
        </table:table-row>
        <table:table-row table:style-name="ro1">
          <table:table-cell office:value-type="float" office:value="44.97" calcext:value-type="float">
            <text:p>44,9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393" calcext:value-type="float">
            <text:p>43,393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2500.213" calcext:value-type="float">
            <text:p>2500,213</text:p>
          </table:table-cell>
          <table:table-cell office:value-type="float" office:value="2441.68" calcext:value-type="float">
            <text:p>2441,68</text:p>
          </table:table-cell>
          <table:table-cell table:number-columns-repeated="7"/>
        </table:table-row>
        <table:table-row table:style-name="ro1">
          <table:table-cell office:value-type="float" office:value="56.356" calcext:value-type="float">
            <text:p>56,3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38.782" calcext:value-type="float">
            <text:p>138,782</text:p>
          </table:table-cell>
          <table:table-cell office:value-type="float" office:value="0.927" calcext:value-type="float">
            <text:p>0,927</text:p>
          </table:table-cell>
          <table:table-cell/>
          <table:table-cell office:value-type="float" office:value="2571.041" calcext:value-type="float">
            <text:p>2571,041</text:p>
          </table:table-cell>
          <table:table-cell office:value-type="float" office:value="2441.523" calcext:value-type="float">
            <text:p>2441,523</text:p>
          </table:table-cell>
          <table:table-cell table:number-columns-repeated="7"/>
        </table:table-row>
        <table:table-row table:style-name="ro1">
          <table:table-cell office:value-type="float" office:value="49.216" calcext:value-type="float">
            <text:p>49,21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119" calcext:value-type="float">
            <text:p>43,119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521.583" calcext:value-type="float">
            <text:p>2521,583</text:p>
          </table:table-cell>
          <table:table-cell office:value-type="float" office:value="2440.501" calcext:value-type="float">
            <text:p>2440,501</text:p>
          </table:table-cell>
          <table:table-cell table:number-columns-repeated="7"/>
        </table:table-row>
        <table:table-row table:style-name="ro1">
          <table:table-cell office:value-type="float" office:value="47.749" calcext:value-type="float">
            <text:p>47,74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4.93" calcext:value-type="float">
            <text:p>54,93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520.848" calcext:value-type="float">
            <text:p>2520,848</text:p>
          </table:table-cell>
          <table:table-cell office:value-type="float" office:value="2440.319" calcext:value-type="float">
            <text:p>2440,319</text:p>
          </table:table-cell>
          <table:table-cell table:number-columns-repeated="7"/>
        </table:table-row>
        <table:table-row table:style-name="ro1">
          <table:table-cell office:value-type="float" office:value="56.004" calcext:value-type="float">
            <text:p>56,00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.068" calcext:value-type="float">
            <text:p>43,068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529.793" calcext:value-type="float">
            <text:p>2529,793</text:p>
          </table:table-cell>
          <table:table-cell office:value-type="float" office:value="2435.084" calcext:value-type="float">
            <text:p>2435,084</text:p>
          </table:table-cell>
          <table:table-cell table:number-columns-repeated="7"/>
        </table:table-row>
        <table:table-row table:style-name="ro1">
          <table:table-cell office:value-type="float" office:value="57.797" calcext:value-type="float">
            <text:p>57,79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9.659" calcext:value-type="float">
            <text:p>49,659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482.683" calcext:value-type="float">
            <text:p>2482,683</text:p>
          </table:table-cell>
          <table:table-cell office:value-type="float" office:value="2433.153" calcext:value-type="float">
            <text:p>2433,153</text:p>
          </table:table-cell>
          <table:table-cell table:number-columns-repeated="7"/>
        </table:table-row>
        <table:table-row table:style-name="ro1">
          <table:table-cell office:value-type="float" office:value="49.394" calcext:value-type="float">
            <text:p>49,3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294" calcext:value-type="float">
            <text:p>41,294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477.354" calcext:value-type="float">
            <text:p>2477,354</text:p>
          </table:table-cell>
          <table:table-cell office:value-type="float" office:value="2433.09" calcext:value-type="float">
            <text:p>2433,09</text:p>
          </table:table-cell>
          <table:table-cell table:number-columns-repeated="7"/>
        </table:table-row>
        <table:table-row table:style-name="ro1">
          <table:table-cell office:value-type="float" office:value="43.585" calcext:value-type="float">
            <text:p>43,58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494" calcext:value-type="float">
            <text:p>41,494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5078.237" calcext:value-type="float">
            <text:p>5078,237</text:p>
          </table:table-cell>
          <table:table-cell office:value-type="float" office:value="2432.673" calcext:value-type="float">
            <text:p>2432,673</text:p>
          </table:table-cell>
          <table:table-cell table:number-columns-repeated="7"/>
        </table:table-row>
        <table:table-row table:style-name="ro1">
          <table:table-cell office:value-type="float" office:value="44.692" calcext:value-type="float">
            <text:p>44,69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4.186" calcext:value-type="float">
            <text:p>54,186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2467.371" calcext:value-type="float">
            <text:p>2467,371</text:p>
          </table:table-cell>
          <table:table-cell office:value-type="float" office:value="2423.279" calcext:value-type="float">
            <text:p>2423,279</text:p>
          </table:table-cell>
          <table:table-cell table:number-columns-repeated="7"/>
        </table:table-row>
        <table:table-row table:style-name="ro1">
          <table:table-cell office:value-type="float" office:value="46.827" calcext:value-type="float">
            <text:p>46,8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314" calcext:value-type="float">
            <text:p>41,314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2479.523" calcext:value-type="float">
            <text:p>2479,523</text:p>
          </table:table-cell>
          <table:table-cell office:value-type="float" office:value="2421.746" calcext:value-type="float">
            <text:p>2421,746</text:p>
          </table:table-cell>
          <table:table-cell table:number-columns-repeated="7"/>
        </table:table-row>
        <table:table-row table:style-name="ro1">
          <table:table-cell office:value-type="float" office:value="55.7" calcext:value-type="float">
            <text:p>55,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.662" calcext:value-type="float">
            <text:p>40,662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2476.96" calcext:value-type="float">
            <text:p>2476,96</text:p>
          </table:table-cell>
          <table:table-cell office:value-type="float" office:value="2420.857" calcext:value-type="float">
            <text:p>2420,857</text:p>
          </table:table-cell>
          <table:table-cell table:number-columns-repeated="7"/>
        </table:table-row>
        <table:table-row table:style-name="ro1">
          <table:table-cell office:value-type="float" office:value="63.656" calcext:value-type="float">
            <text:p>63,6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.604" calcext:value-type="float">
            <text:p>40,604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2542.804" calcext:value-type="float">
            <text:p>2542,804</text:p>
          </table:table-cell>
          <table:table-cell office:value-type="float" office:value="2418.737" calcext:value-type="float">
            <text:p>2418,737</text:p>
          </table:table-cell>
          <table:table-cell table:number-columns-repeated="7"/>
        </table:table-row>
        <table:table-row table:style-name="ro1">
          <table:table-cell office:value-type="float" office:value="56.669" calcext:value-type="float">
            <text:p>56,66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731" calcext:value-type="float">
            <text:p>41,731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2626.024" calcext:value-type="float">
            <text:p>2626,024</text:p>
          </table:table-cell>
          <table:table-cell office:value-type="float" office:value="2416.056" calcext:value-type="float">
            <text:p>2416,056</text:p>
          </table:table-cell>
          <table:table-cell table:number-columns-repeated="7"/>
        </table:table-row>
        <table:table-row table:style-name="ro1">
          <table:table-cell office:value-type="float" office:value="45.241" calcext:value-type="float">
            <text:p>45,24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4.419" calcext:value-type="float">
            <text:p>44,419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2741.7" calcext:value-type="float">
            <text:p>2741,7</text:p>
          </table:table-cell>
          <table:table-cell office:value-type="float" office:value="2409.082" calcext:value-type="float">
            <text:p>2409,082</text:p>
          </table:table-cell>
          <table:table-cell table:number-columns-repeated="7"/>
        </table:table-row>
        <table:table-row table:style-name="ro1">
          <table:table-cell office:value-type="float" office:value="47.037" calcext:value-type="float">
            <text:p>47,0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025" calcext:value-type="float">
            <text:p>47,025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2460.212" calcext:value-type="float">
            <text:p>2460,212</text:p>
          </table:table-cell>
          <table:table-cell office:value-type="float" office:value="2402.209" calcext:value-type="float">
            <text:p>2402,209</text:p>
          </table:table-cell>
          <table:table-cell table:number-columns-repeated="7"/>
        </table:table-row>
        <table:table-row table:style-name="ro1">
          <table:table-cell office:value-type="float" office:value="50.532" calcext:value-type="float">
            <text:p>50,53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92.295" calcext:value-type="float">
            <text:p>92,295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2450.762" calcext:value-type="float">
            <text:p>2450,762</text:p>
          </table:table-cell>
          <table:table-cell office:value-type="float" office:value="2401.992" calcext:value-type="float">
            <text:p>2401,992</text:p>
          </table:table-cell>
          <table:table-cell table:number-columns-repeated="7"/>
        </table:table-row>
        <table:table-row table:style-name="ro1">
          <table:table-cell office:value-type="float" office:value="44.433" calcext:value-type="float">
            <text:p>44,43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364" calcext:value-type="float">
            <text:p>43,364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2457.322" calcext:value-type="float">
            <text:p>2457,322</text:p>
          </table:table-cell>
          <table:table-cell office:value-type="float" office:value="2401.923" calcext:value-type="float">
            <text:p>2401,923</text:p>
          </table:table-cell>
          <table:table-cell table:number-columns-repeated="7"/>
        </table:table-row>
        <table:table-row table:style-name="ro1">
          <table:table-cell office:value-type="float" office:value="41.847" calcext:value-type="float">
            <text:p>41,847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43.65" calcext:value-type="float">
            <text:p>43,65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2456.829" calcext:value-type="float">
            <text:p>2456,829</text:p>
          </table:table-cell>
          <table:table-cell office:value-type="float" office:value="2401.049" calcext:value-type="float">
            <text:p>2401,049</text:p>
          </table:table-cell>
          <table:table-cell table:number-columns-repeated="7"/>
        </table:table-row>
        <table:table-row table:style-name="ro1">
          <table:table-cell office:value-type="float" office:value="45.434" calcext:value-type="float">
            <text:p>45,43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.858" calcext:value-type="float">
            <text:p>42,85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2702.614" calcext:value-type="float">
            <text:p>2702,614</text:p>
          </table:table-cell>
          <table:table-cell office:value-type="float" office:value="2400.331" calcext:value-type="float">
            <text:p>2400,331</text:p>
          </table:table-cell>
          <table:table-cell table:number-columns-repeated="7"/>
        </table:table-row>
        <table:table-row table:style-name="ro1">
          <table:table-cell office:value-type="float" office:value="43.737" calcext:value-type="float">
            <text:p>43,7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2.497" calcext:value-type="float">
            <text:p>72,497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2479.808" calcext:value-type="float">
            <text:p>2479,808</text:p>
          </table:table-cell>
          <table:table-cell office:value-type="float" office:value="2400.066" calcext:value-type="float">
            <text:p>2400,066</text:p>
          </table:table-cell>
          <table:table-cell table:number-columns-repeated="7"/>
        </table:table-row>
        <table:table-row table:style-name="ro1">
          <table:table-cell office:value-type="float" office:value="44.827" calcext:value-type="float">
            <text:p>44,8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0.574" calcext:value-type="float">
            <text:p>40,574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2462.087" calcext:value-type="float">
            <text:p>2462,087</text:p>
          </table:table-cell>
          <table:table-cell office:value-type="float" office:value="2400.018" calcext:value-type="float">
            <text:p>2400,018</text:p>
          </table:table-cell>
          <table:table-cell table:number-columns-repeated="7"/>
        </table:table-row>
        <table:table-row table:style-name="ro1">
          <table:table-cell office:value-type="float" office:value="45.828" calcext:value-type="float">
            <text:p>45,82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24" calcext:value-type="float">
            <text:p>42,24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2459.279" calcext:value-type="float">
            <text:p>2459,279</text:p>
          </table:table-cell>
          <table:table-cell office:value-type="float" office:value="2399.237" calcext:value-type="float">
            <text:p>2399,237</text:p>
          </table:table-cell>
          <table:table-cell table:number-columns-repeated="7"/>
        </table:table-row>
        <table:table-row table:style-name="ro1">
          <table:table-cell office:value-type="float" office:value="45.445" calcext:value-type="float">
            <text:p>45,44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745" calcext:value-type="float">
            <text:p>41,745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2585.093" calcext:value-type="float">
            <text:p>2585,093</text:p>
          </table:table-cell>
          <table:table-cell office:value-type="float" office:value="2397.597" calcext:value-type="float">
            <text:p>2397,597</text:p>
          </table:table-cell>
          <table:table-cell table:number-columns-repeated="7"/>
        </table:table-row>
        <table:table-row table:style-name="ro1">
          <table:table-cell office:value-type="float" office:value="45.687" calcext:value-type="float">
            <text:p>45,6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511" calcext:value-type="float">
            <text:p>48,511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2678.74" calcext:value-type="float">
            <text:p>2678,74</text:p>
          </table:table-cell>
          <table:table-cell office:value-type="float" office:value="2397.535" calcext:value-type="float">
            <text:p>2397,535</text:p>
          </table:table-cell>
          <table:table-cell table:number-columns-repeated="7"/>
        </table:table-row>
        <table:table-row table:style-name="ro1">
          <table:table-cell office:value-type="float" office:value="50.045" calcext:value-type="float">
            <text:p>50,0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153" calcext:value-type="float">
            <text:p>42,15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2651.081" calcext:value-type="float">
            <text:p>2651,081</text:p>
          </table:table-cell>
          <table:table-cell office:value-type="float" office:value="2390.942" calcext:value-type="float">
            <text:p>2390,942</text:p>
          </table:table-cell>
          <table:table-cell table:number-columns-repeated="7"/>
        </table:table-row>
        <table:table-row table:style-name="ro1">
          <table:table-cell office:value-type="float" office:value="46.215" calcext:value-type="float">
            <text:p>46,21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.531" calcext:value-type="float">
            <text:p>41,531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2554.971" calcext:value-type="float">
            <text:p>2554,971</text:p>
          </table:table-cell>
          <table:table-cell office:value-type="float" office:value="2382.493" calcext:value-type="float">
            <text:p>2382,493</text:p>
          </table:table-cell>
          <table:table-cell table:number-columns-repeated="7"/>
        </table:table-row>
        <table:table-row table:style-name="ro1">
          <table:table-cell office:value-type="float" office:value="45.422" calcext:value-type="float">
            <text:p>45,42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819" calcext:value-type="float">
            <text:p>43,819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2435.438" calcext:value-type="float">
            <text:p>2435,438</text:p>
          </table:table-cell>
          <table:table-cell office:value-type="float" office:value="2380.963" calcext:value-type="float">
            <text:p>2380,963</text:p>
          </table:table-cell>
          <table:table-cell table:number-columns-repeated="7"/>
        </table:table-row>
        <table:table-row table:style-name="ro1">
          <table:table-cell office:value-type="float" office:value="55.758" calcext:value-type="float">
            <text:p>55,75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482" calcext:value-type="float">
            <text:p>47,482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2530.305" calcext:value-type="float">
            <text:p>2530,305</text:p>
          </table:table-cell>
          <table:table-cell office:value-type="float" office:value="2380.847" calcext:value-type="float">
            <text:p>2380,847</text:p>
          </table:table-cell>
          <table:table-cell table:number-columns-repeated="7"/>
        </table:table-row>
        <table:table-row table:style-name="ro1">
          <table:table-cell office:value-type="float" office:value="57.243" calcext:value-type="float">
            <text:p>57,24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1.187" calcext:value-type="float">
            <text:p>51,187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2462.72" calcext:value-type="float">
            <text:p>2462,72</text:p>
          </table:table-cell>
          <table:table-cell office:value-type="float" office:value="2380.023" calcext:value-type="float">
            <text:p>2380,023</text:p>
          </table:table-cell>
          <table:table-cell table:number-columns-repeated="7"/>
        </table:table-row>
        <table:table-row table:style-name="ro1">
          <table:table-cell office:value-type="float" office:value="44.772" calcext:value-type="float">
            <text:p>44,77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671" calcext:value-type="float">
            <text:p>42,671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2424.56" calcext:value-type="float">
            <text:p>2424,56</text:p>
          </table:table-cell>
          <table:table-cell office:value-type="float" office:value="2373.696" calcext:value-type="float">
            <text:p>2373,696</text:p>
          </table:table-cell>
          <table:table-cell table:number-columns-repeated="7"/>
        </table:table-row>
        <table:table-row table:style-name="ro1">
          <table:table-cell office:value-type="float" office:value="44.849" calcext:value-type="float">
            <text:p>44,84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.068" calcext:value-type="float">
            <text:p>51,068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2581.849" calcext:value-type="float">
            <text:p>2581,849</text:p>
          </table:table-cell>
          <table:table-cell office:value-type="float" office:value="2362.509" calcext:value-type="float">
            <text:p>2362,509</text:p>
          </table:table-cell>
          <table:table-cell table:number-columns-repeated="7"/>
        </table:table-row>
        <table:table-row table:style-name="ro1">
          <table:table-cell office:value-type="float" office:value="42.929" calcext:value-type="float">
            <text:p>42,92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188" calcext:value-type="float">
            <text:p>44,188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2419.552" calcext:value-type="float">
            <text:p>2419,552</text:p>
          </table:table-cell>
          <table:table-cell office:value-type="float" office:value="2361.727" calcext:value-type="float">
            <text:p>2361,727</text:p>
          </table:table-cell>
          <table:table-cell table:number-columns-repeated="7"/>
        </table:table-row>
        <table:table-row table:style-name="ro1">
          <table:table-cell office:value-type="float" office:value="43.148" calcext:value-type="float">
            <text:p>43,1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386" calcext:value-type="float">
            <text:p>41,386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2402.597" calcext:value-type="float">
            <text:p>2402,597</text:p>
          </table:table-cell>
          <table:table-cell office:value-type="float" office:value="2358.95" calcext:value-type="float">
            <text:p>2358,95</text:p>
          </table:table-cell>
          <table:table-cell table:number-columns-repeated="7"/>
        </table:table-row>
        <table:table-row table:style-name="ro1">
          <table:table-cell office:value-type="float" office:value="47.684" calcext:value-type="float">
            <text:p>47,68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39.235" calcext:value-type="float">
            <text:p>39,235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2414.258" calcext:value-type="float">
            <text:p>2414,258</text:p>
          </table:table-cell>
          <table:table-cell office:value-type="float" office:value="2357.311" calcext:value-type="float">
            <text:p>2357,311</text:p>
          </table:table-cell>
          <table:table-cell table:number-columns-repeated="7"/>
        </table:table-row>
        <table:table-row table:style-name="ro1">
          <table:table-cell office:value-type="float" office:value="44.517" calcext:value-type="float">
            <text:p>44,51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149" calcext:value-type="float">
            <text:p>42,149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2403.232" calcext:value-type="float">
            <text:p>2403,232</text:p>
          </table:table-cell>
          <table:table-cell office:value-type="float" office:value="2355.738" calcext:value-type="float">
            <text:p>2355,738</text:p>
          </table:table-cell>
          <table:table-cell table:number-columns-repeated="7"/>
        </table:table-row>
        <table:table-row table:style-name="ro1">
          <table:table-cell office:value-type="float" office:value="45.849" calcext:value-type="float">
            <text:p>45,84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43.924" calcext:value-type="float">
            <text:p>143,924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2450.236" calcext:value-type="float">
            <text:p>2450,236</text:p>
          </table:table-cell>
          <table:table-cell office:value-type="float" office:value="2351.993" calcext:value-type="float">
            <text:p>2351,993</text:p>
          </table:table-cell>
          <table:table-cell table:number-columns-repeated="7"/>
        </table:table-row>
        <table:table-row table:style-name="ro1">
          <table:table-cell office:value-type="float" office:value="46.274" calcext:value-type="float">
            <text:p>46,27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5.183" calcext:value-type="float">
            <text:p>45,183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2409.767" calcext:value-type="float">
            <text:p>2409,767</text:p>
          </table:table-cell>
          <table:table-cell office:value-type="float" office:value="2342.665" calcext:value-type="float">
            <text:p>2342,665</text:p>
          </table:table-cell>
          <table:table-cell table:number-columns-repeated="7"/>
        </table:table-row>
        <table:table-row table:style-name="ro1">
          <table:table-cell office:value-type="float" office:value="48.501" calcext:value-type="float">
            <text:p>48,501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2.13" calcext:value-type="float">
            <text:p>42,13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2437.203" calcext:value-type="float">
            <text:p>2437,203</text:p>
          </table:table-cell>
          <table:table-cell office:value-type="float" office:value="2341.417" calcext:value-type="float">
            <text:p>2341,417</text:p>
          </table:table-cell>
          <table:table-cell table:number-columns-repeated="7"/>
        </table:table-row>
        <table:table-row table:style-name="ro1">
          <table:table-cell office:value-type="float" office:value="43.629" calcext:value-type="float">
            <text:p>43,62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739" calcext:value-type="float">
            <text:p>43,739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2399.005" calcext:value-type="float">
            <text:p>2399,005</text:p>
          </table:table-cell>
          <table:table-cell office:value-type="float" office:value="2340.765" calcext:value-type="float">
            <text:p>2340,765</text:p>
          </table:table-cell>
          <table:table-cell table:number-columns-repeated="7"/>
        </table:table-row>
        <table:table-row table:style-name="ro1">
          <table:table-cell office:value-type="float" office:value="46.099" calcext:value-type="float">
            <text:p>46,09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39.937" calcext:value-type="float">
            <text:p>39,937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2398.838" calcext:value-type="float">
            <text:p>2398,838</text:p>
          </table:table-cell>
          <table:table-cell office:value-type="float" office:value="2339.587" calcext:value-type="float">
            <text:p>2339,587</text:p>
          </table:table-cell>
          <table:table-cell table:number-columns-repeated="7"/>
        </table:table-row>
        <table:table-row table:style-name="ro1">
          <table:table-cell office:value-type="float" office:value="46.202" calcext:value-type="float">
            <text:p>46,20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829" calcext:value-type="float">
            <text:p>41,829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2424.862" calcext:value-type="float">
            <text:p>2424,862</text:p>
          </table:table-cell>
          <table:table-cell office:value-type="float" office:value="2337.252" calcext:value-type="float">
            <text:p>2337,252</text:p>
          </table:table-cell>
          <table:table-cell table:number-columns-repeated="7"/>
        </table:table-row>
        <table:table-row table:style-name="ro1">
          <table:table-cell office:value-type="float" office:value="49.481" calcext:value-type="float">
            <text:p>49,48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3.979" calcext:value-type="float">
            <text:p>43,979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2439.692" calcext:value-type="float">
            <text:p>2439,692</text:p>
          </table:table-cell>
          <table:table-cell office:value-type="float" office:value="2336.431" calcext:value-type="float">
            <text:p>2336,431</text:p>
          </table:table-cell>
          <table:table-cell table:number-columns-repeated="7"/>
        </table:table-row>
        <table:table-row table:style-name="ro1">
          <table:table-cell office:value-type="float" office:value="44.287" calcext:value-type="float">
            <text:p>44,2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8.31" calcext:value-type="float">
            <text:p>78,31</text:p>
          </table:table-cell>
          <table:table-cell office:value-type="float" office:value="0.901" calcext:value-type="float">
            <text:p>0,901</text:p>
          </table:table-cell>
          <table:table-cell/>
          <table:table-cell office:value-type="float" office:value="2468.828" calcext:value-type="float">
            <text:p>2468,828</text:p>
          </table:table-cell>
          <table:table-cell office:value-type="float" office:value="2323.337" calcext:value-type="float">
            <text:p>2323,337</text:p>
          </table:table-cell>
          <table:table-cell table:number-columns-repeated="7"/>
        </table:table-row>
        <table:table-row table:style-name="ro1">
          <table:table-cell office:value-type="float" office:value="54.783" calcext:value-type="float">
            <text:p>54,78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364" calcext:value-type="float">
            <text:p>49,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81.14" calcext:value-type="float">
            <text:p>2381,14</text:p>
          </table:table-cell>
          <table:table-cell office:value-type="float" office:value="2322.855" calcext:value-type="float">
            <text:p>2322,855</text:p>
          </table:table-cell>
          <table:table-cell table:number-columns-repeated="7"/>
        </table:table-row>
        <table:table-row table:style-name="ro1">
          <table:table-cell office:value-type="float" office:value="44.772" calcext:value-type="float">
            <text:p>44,77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0.471" calcext:value-type="float">
            <text:p>40,471</text:p>
          </table:table-cell>
          <table:table-cell office:value-type="float" office:value="0.894" calcext:value-type="float">
            <text:p>0,894</text:p>
          </table:table-cell>
          <table:table-cell/>
          <table:table-cell office:value-type="float" office:value="2380.414" calcext:value-type="float">
            <text:p>2380,414</text:p>
          </table:table-cell>
          <table:table-cell office:value-type="float" office:value="2322.217" calcext:value-type="float">
            <text:p>2322,217</text:p>
          </table:table-cell>
          <table:table-cell table:number-columns-repeated="7"/>
        </table:table-row>
        <table:table-row table:style-name="ro1">
          <table:table-cell office:value-type="float" office:value="52.028" calcext:value-type="float">
            <text:p>52,02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9.388" calcext:value-type="float">
            <text:p>79,388</text:p>
          </table:table-cell>
          <table:table-cell office:value-type="float" office:value="0.891" calcext:value-type="float">
            <text:p>0,891</text:p>
          </table:table-cell>
          <table:table-cell/>
          <table:table-cell office:value-type="float" office:value="2365.767" calcext:value-type="float">
            <text:p>2365,767</text:p>
          </table:table-cell>
          <table:table-cell office:value-type="float" office:value="2320.198" calcext:value-type="float">
            <text:p>2320,198</text:p>
          </table:table-cell>
          <table:table-cell table:number-columns-repeated="7"/>
        </table:table-row>
        <table:table-row table:style-name="ro1">
          <table:table-cell office:value-type="float" office:value="57.198" calcext:value-type="float">
            <text:p>57,198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42.128" calcext:value-type="float">
            <text:p>42,128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2321.219" calcext:value-type="float">
            <text:p>2321,219</text:p>
          </table:table-cell>
          <table:table-cell office:value-type="float" office:value="2279.381" calcext:value-type="float">
            <text:p>2279,381</text:p>
          </table:table-cell>
          <table:table-cell table:number-columns-repeated="7"/>
        </table:table-row>
        <table:table-row table:style-name="ro1">
          <table:table-cell office:value-type="float" office:value="45.045" calcext:value-type="float">
            <text:p>45,0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.543" calcext:value-type="float">
            <text:p>41,543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2322.724" calcext:value-type="float">
            <text:p>2322,724</text:p>
          </table:table-cell>
          <table:table-cell office:value-type="float" office:value="2271.397" calcext:value-type="float">
            <text:p>2271,397</text:p>
          </table:table-cell>
          <table:table-cell table:number-columns-repeated="7"/>
        </table:table-row>
        <table:table-row table:style-name="ro1">
          <table:table-cell office:value-type="float" office:value="49.86" calcext:value-type="float">
            <text:p>49,8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928" calcext:value-type="float">
            <text:p>42,928</text:p>
          </table:table-cell>
          <table:table-cell office:value-type="float" office:value="0.883" calcext:value-type="float">
            <text:p>0,883</text:p>
          </table:table-cell>
          <table:table-cell/>
          <table:table-cell office:value-type="float" office:value="2291.047" calcext:value-type="float">
            <text:p>2291,047</text:p>
          </table:table-cell>
          <table:table-cell office:value-type="float" office:value="2241.386" calcext:value-type="float">
            <text:p>2241,386</text:p>
          </table:table-cell>
          <table:table-cell table:number-columns-repeated="7"/>
        </table:table-row>
      </table:table>
      <table:table table:name="GO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6.394" calcext:value-type="float">
            <text:p>56,394</text:p>
          </table:table-cell>
          <table:table-cell office:value-type="float" office:value="11.575" calcext:value-type="float">
            <text:p>11,575</text:p>
          </table:table-cell>
          <table:table-cell/>
          <table:table-cell office:value-type="float" office:value="57.545" calcext:value-type="float">
            <text:p>57,545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420.663" calcext:value-type="float">
            <text:p>1420,663</text:p>
          </table:table-cell>
          <table:table-cell office:value-type="float" office:value="1376.117" calcext:value-type="float">
            <text:p>1376,117</text:p>
          </table:table-cell>
          <table:table-cell table:number-columns-repeated="5"/>
          <table:table-cell table:formula="of:=['GO-256MB'.N7]-['GO-256MB'.$L7]" office:value-type="float" office:value="-0.00156345177664976" calcext:value-type="float">
            <text:p>-0,0015634518</text:p>
          </table:table-cell>
          <table:table-cell table:formula="of:=['GO-256MB'.O7]-['GO-256MB'.$L7]" office:value-type="float" office:value="11.5574365482234" calcext:value-type="float">
            <text:p>11,5574365482</text:p>
          </table:table-cell>
        </table:table-row>
        <table:table-row table:style-name="ro1">
          <table:table-cell office:value-type="float" office:value="59.185" calcext:value-type="float">
            <text:p>59,185</text:p>
          </table:table-cell>
          <table:table-cell office:value-type="float" office:value="7.036" calcext:value-type="float">
            <text:p>7,036</text:p>
          </table:table-cell>
          <table:table-cell/>
          <table:table-cell office:value-type="float" office:value="43.837" calcext:value-type="float">
            <text:p>43,837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1376.709" calcext:value-type="float">
            <text:p>1376,709</text:p>
          </table:table-cell>
          <table:table-cell office:value-type="float" office:value="1334.945" calcext:value-type="float">
            <text:p>1334,945</text:p>
          </table:table-cell>
          <table:table-cell/>
          <table:table-cell office:value-type="string" calcext:value-type="string">
            <text:p>numElem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9.403" calcext:value-type="float">
            <text:p>49,403</text:p>
          </table:table-cell>
          <table:table-cell office:value-type="float" office:value="2.565" calcext:value-type="float">
            <text:p>2,565</text:p>
          </table:table-cell>
          <table:table-cell/>
          <table:table-cell office:value-type="float" office:value="42.528" calcext:value-type="float">
            <text:p>42,528</text:p>
          </table:table-cell>
          <table:table-cell office:value-type="float" office:value="1.47" calcext:value-type="float">
            <text:p>1,47</text:p>
          </table:table-cell>
          <table:table-cell/>
          <table:table-cell office:value-type="float" office:value="1486.738" calcext:value-type="float">
            <text:p>1486,738</text:p>
          </table:table-cell>
          <table:table-cell office:value-type="float" office:value="1320.154" calcext:value-type="float">
            <text:p>1320,154</text:p>
          </table:table-cell>
          <table:table-cell/>
          <table:table-cell table:formula="of:=204-58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formula="of:=AVERAGE(['GO-256MB'.$B$8:.$B$210])" office:value-type="float" office:value="0.0175634517766498" calcext:value-type="float">
            <text:p>0,0175634518</text:p>
          </table:table-cell>
          <table:table-cell table:formula="of:=STDEV(['GO-256MB'.$B$8:.$B$210])" office:value-type="float" office:value="0.00725780960547647" calcext:value-type="float">
            <text:p>0,0072578096</text:p>
          </table:table-cell>
          <table:table-cell table:formula="of:=MIN(['GO-256MB'.$B$5:.$B$104])" office:value-type="float" office:value="0.016" calcext:value-type="float">
            <text:p>0,016</text:p>
          </table:table-cell>
          <table:table-cell table:formula="of:=MAX(['GO-256MB'.$B$5:.$B$104])" office:value-type="float" office:value="11.575" calcext:value-type="float">
            <text:p>11,575</text:p>
          </table:table-cell>
        </table:table-row>
        <table:table-row table:style-name="ro1">
          <table:table-cell office:value-type="float" office:value="47.386" calcext:value-type="float">
            <text:p>47,386</text:p>
          </table:table-cell>
          <table:table-cell office:value-type="float" office:value="0.084" calcext:value-type="float">
            <text:p>0,084</text:p>
          </table:table-cell>
          <table:table-cell/>
          <table:table-cell office:value-type="float" office:value="61.434" calcext:value-type="float">
            <text:p>61,434</text:p>
          </table:table-cell>
          <table:table-cell office:value-type="float" office:value="1.334" calcext:value-type="float">
            <text:p>1,334</text:p>
          </table:table-cell>
          <table:table-cell/>
          <table:table-cell office:value-type="float" office:value="1357.154" calcext:value-type="float">
            <text:p>1357,154</text:p>
          </table:table-cell>
          <table:table-cell office:value-type="float" office:value="1315.392" calcext:value-type="float">
            <text:p>1315,392</text:p>
          </table:table-cell>
          <table:table-cell/>
          <table:table-cell table:formula="of:=203-8" office:value-type="float" office:value="195" calcext:value-type="float">
            <text:p>195</text:p>
          </table:table-cell>
          <table:table-cell office:value-type="float" office:value="1000" calcext:value-type="float">
            <text:p>1000</text:p>
          </table:table-cell>
          <table:table-cell table:formula="of:=AVERAGE(['GO-256MB'.$E$6:.$E$210])" office:value-type="float" office:value="0.953527638190955" calcext:value-type="float">
            <text:p>0,9535276382</text:p>
          </table:table-cell>
          <table:table-cell table:formula="of:=STDEV(['GO-256MB'.$E$6:.$E$210])" office:value-type="float" office:value="0.0658412384202858" calcext:value-type="float">
            <text:p>0,0658412384</text:p>
          </table:table-cell>
          <table:table-cell table:formula="of:=MIN(['GO-256MB'.$E$5:.$E$104])" office:value-type="float" office:value="0.945" calcext:value-type="float">
            <text:p>0,945</text:p>
          </table:table-cell>
          <table:table-cell table:formula="of:=MAX(['GO-256MB'.$E$6:.$E$104])" office:value-type="float" office:value="1.475" calcext:value-type="float">
            <text:p>1,475</text:p>
          </table:table-cell>
        </table:table-row>
        <table:table-row table:style-name="ro1">
          <table:table-cell office:value-type="float" office:value="47.671" calcext:value-type="float">
            <text:p>47,671</text:p>
          </table:table-cell>
          <table:table-cell office:value-type="float" office:value="0.048" calcext:value-type="float">
            <text:p>0,048</text:p>
          </table:table-cell>
          <table:table-cell/>
          <table:table-cell office:value-type="float" office:value="50.309" calcext:value-type="float">
            <text:p>50,309</text:p>
          </table:table-cell>
          <table:table-cell office:value-type="float" office:value="1.072" calcext:value-type="float">
            <text:p>1,072</text:p>
          </table:table-cell>
          <table:table-cell/>
          <table:table-cell office:value-type="float" office:value="1362.745" calcext:value-type="float">
            <text:p>1362,745</text:p>
          </table:table-cell>
          <table:table-cell office:value-type="float" office:value="1315.01" calcext:value-type="float">
            <text:p>1315,0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256MB'.$H$5:.$H$87])" office:value-type="float" office:value="1210.74309638554" calcext:value-type="float">
            <text:p>1210,7430963856</text:p>
          </table:table-cell>
          <table:table-cell table:formula="of:=STDEV(['GO-256MB'.$H$5:.$H$87])" office:value-type="float" office:value="47.4455359301369" calcext:value-type="float">
            <text:p>47,4455359301</text:p>
          </table:table-cell>
          <table:table-cell table:number-columns-repeated="2"/>
        </table:table-row>
        <table:table-row table:style-name="ro1">
          <table:table-cell office:value-type="float" office:value="44.206" calcext:value-type="float">
            <text:p>44,206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128.062" calcext:value-type="float">
            <text:p>128,062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566.002" calcext:value-type="float">
            <text:p>1566,002</text:p>
          </table:table-cell>
          <table:table-cell office:value-type="float" office:value="1310.84" calcext:value-type="float">
            <text:p>1310,84</text:p>
          </table:table-cell>
          <table:table-cell table:number-columns-repeated="7"/>
        </table:table-row>
        <table:table-row table:style-name="ro1">
          <table:table-cell office:value-type="float" office:value="56.649" calcext:value-type="float">
            <text:p>56,649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104.069" calcext:value-type="float">
            <text:p>104,069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1342.059" calcext:value-type="float">
            <text:p>1342,059</text:p>
          </table:table-cell>
          <table:table-cell office:value-type="float" office:value="1299.845" calcext:value-type="float">
            <text:p>1299,845</text:p>
          </table:table-cell>
          <table:table-cell table:number-columns-repeated="7"/>
        </table:table-row>
        <table:table-row table:style-name="ro1">
          <table:table-cell office:value-type="float" office:value="192.983" calcext:value-type="float">
            <text:p>192,983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43.384" calcext:value-type="float">
            <text:p>43,384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1402.376" calcext:value-type="float">
            <text:p>1402,376</text:p>
          </table:table-cell>
          <table:table-cell office:value-type="float" office:value="1288.764" calcext:value-type="float">
            <text:p>1288,764</text:p>
          </table:table-cell>
          <table:table-cell table:number-columns-repeated="7"/>
        </table:table-row>
        <table:table-row table:style-name="ro1">
          <table:table-cell office:value-type="float" office:value="54.165" calcext:value-type="float">
            <text:p>54,165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45.559" calcext:value-type="float">
            <text:p>45,559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1523.115" calcext:value-type="float">
            <text:p>1523,115</text:p>
          </table:table-cell>
          <table:table-cell office:value-type="float" office:value="1274.918" calcext:value-type="float">
            <text:p>1274,918</text:p>
          </table:table-cell>
          <table:table-cell table:number-columns-repeated="7"/>
        </table:table-row>
        <table:table-row table:style-name="ro1">
          <table:table-cell office:value-type="float" office:value="47.597" calcext:value-type="float">
            <text:p>47,597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47.697" calcext:value-type="float">
            <text:p>47,697</text:p>
          </table:table-cell>
          <table:table-cell office:value-type="float" office:value="1.016" calcext:value-type="float">
            <text:p>1,016</text:p>
          </table:table-cell>
          <table:table-cell/>
          <table:table-cell office:value-type="float" office:value="1320.448" calcext:value-type="float">
            <text:p>1320,448</text:p>
          </table:table-cell>
          <table:table-cell office:value-type="float" office:value="1269.313" calcext:value-type="float">
            <text:p>1269,313</text:p>
          </table:table-cell>
          <table:table-cell table:number-columns-repeated="7"/>
        </table:table-row>
        <table:table-row table:style-name="ro1">
          <table:table-cell office:value-type="float" office:value="42.557" calcext:value-type="float">
            <text:p>42,557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48.256" calcext:value-type="float">
            <text:p>48,256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440.153" calcext:value-type="float">
            <text:p>1440,153</text:p>
          </table:table-cell>
          <table:table-cell office:value-type="float" office:value="1265.492" calcext:value-type="float">
            <text:p>1265,492</text:p>
          </table:table-cell>
          <table:table-cell table:number-columns-repeated="7"/>
        </table:table-row>
        <table:table-row table:style-name="ro1">
          <table:table-cell office:value-type="float" office:value="44.013" calcext:value-type="float">
            <text:p>44,013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44.547" calcext:value-type="float">
            <text:p>44,547</text:p>
          </table:table-cell>
          <table:table-cell office:value-type="float" office:value="1.003" calcext:value-type="float">
            <text:p>1,003</text:p>
          </table:table-cell>
          <table:table-cell/>
          <table:table-cell office:value-type="float" office:value="1300.335" calcext:value-type="float">
            <text:p>1300,335</text:p>
          </table:table-cell>
          <table:table-cell office:value-type="float" office:value="1258.298" calcext:value-type="float">
            <text:p>1258,298</text:p>
          </table:table-cell>
          <table:table-cell table:number-columns-repeated="7"/>
        </table:table-row>
        <table:table-row table:style-name="ro1">
          <table:table-cell office:value-type="float" office:value="48.66" calcext:value-type="float">
            <text:p>48,66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3.825" calcext:value-type="float">
            <text:p>43,825</text:p>
          </table:table-cell>
          <table:table-cell office:value-type="float" office:value="1.002" calcext:value-type="float">
            <text:p>1,002</text:p>
          </table:table-cell>
          <table:table-cell/>
          <table:table-cell office:value-type="float" office:value="1527.227" calcext:value-type="float">
            <text:p>1527,227</text:p>
          </table:table-cell>
          <table:table-cell office:value-type="float" office:value="1256.288" calcext:value-type="float">
            <text:p>1256,288</text:p>
          </table:table-cell>
          <table:table-cell table:number-columns-repeated="7"/>
        </table:table-row>
        <table:table-row table:style-name="ro1">
          <table:table-cell office:value-type="float" office:value="48.817" calcext:value-type="float">
            <text:p>48,81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4.667" calcext:value-type="float">
            <text:p>44,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.617" calcext:value-type="float">
            <text:p>1369,617</text:p>
          </table:table-cell>
          <table:table-cell office:value-type="float" office:value="1255.116" calcext:value-type="float">
            <text:p>1255,116</text:p>
          </table:table-cell>
          <table:table-cell table:number-columns-repeated="7"/>
        </table:table-row>
        <table:table-row table:style-name="ro1">
          <table:table-cell office:value-type="float" office:value="44.075" calcext:value-type="float">
            <text:p>44,075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43.586" calcext:value-type="float">
            <text:p>43,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3.762" calcext:value-type="float">
            <text:p>1343,762</text:p>
          </table:table-cell>
          <table:table-cell office:value-type="float" office:value="1253.531" calcext:value-type="float">
            <text:p>1253,531</text:p>
          </table:table-cell>
          <table:table-cell table:number-columns-repeated="7"/>
        </table:table-row>
        <table:table-row table:style-name="ro1">
          <table:table-cell office:value-type="float" office:value="43.927" calcext:value-type="float">
            <text:p>43,927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254.721" calcext:value-type="float">
            <text:p>254,721</text:p>
          </table:table-cell>
          <table:table-cell office:value-type="float" office:value="0.998" calcext:value-type="float">
            <text:p>0,998</text:p>
          </table:table-cell>
          <table:table-cell/>
          <table:table-cell office:value-type="float" office:value="1299.62" calcext:value-type="float">
            <text:p>1299,62</text:p>
          </table:table-cell>
          <table:table-cell office:value-type="float" office:value="1248.795" calcext:value-type="float">
            <text:p>1248,795</text:p>
          </table:table-cell>
          <table:table-cell table:number-columns-repeated="7"/>
        </table:table-row>
        <table:table-row table:style-name="ro1">
          <table:table-cell office:value-type="float" office:value="55.322" calcext:value-type="float">
            <text:p>55,322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308.136" calcext:value-type="float">
            <text:p>308,136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1292.379" calcext:value-type="float">
            <text:p>1292,379</text:p>
          </table:table-cell>
          <table:table-cell office:value-type="float" office:value="1248.539" calcext:value-type="float">
            <text:p>1248,539</text:p>
          </table:table-cell>
          <table:table-cell table:number-columns-repeated="7"/>
        </table:table-row>
        <table:table-row table:style-name="ro1">
          <table:table-cell office:value-type="float" office:value="42.302" calcext:value-type="float">
            <text:p>42,302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213.346" calcext:value-type="float">
            <text:p>213,346</text:p>
          </table:table-cell>
          <table:table-cell office:value-type="float" office:value="0.994" calcext:value-type="float">
            <text:p>0,994</text:p>
          </table:table-cell>
          <table:table-cell/>
          <table:table-cell office:value-type="float" office:value="1309.771" calcext:value-type="float">
            <text:p>1309,771</text:p>
          </table:table-cell>
          <table:table-cell office:value-type="float" office:value="1244.578" calcext:value-type="float">
            <text:p>1244,578</text:p>
          </table:table-cell>
          <table:table-cell table:number-columns-repeated="7"/>
        </table:table-row>
        <table:table-row table:style-name="ro1">
          <table:table-cell office:value-type="float" office:value="58.163" calcext:value-type="float">
            <text:p>58,163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36.475" calcext:value-type="float">
            <text:p>336,475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1313.316" calcext:value-type="float">
            <text:p>1313,316</text:p>
          </table:table-cell>
          <table:table-cell office:value-type="float" office:value="1239.282" calcext:value-type="float">
            <text:p>1239,282</text:p>
          </table:table-cell>
          <table:table-cell table:number-columns-repeated="7"/>
        </table:table-row>
        <table:table-row table:style-name="ro1">
          <table:table-cell office:value-type="float" office:value="1110.405" calcext:value-type="float">
            <text:p>1110,40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69.068" calcext:value-type="float">
            <text:p>169,068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1288.265" calcext:value-type="float">
            <text:p>1288,265</text:p>
          </table:table-cell>
          <table:table-cell office:value-type="float" office:value="1238.775" calcext:value-type="float">
            <text:p>1238,775</text:p>
          </table:table-cell>
          <table:table-cell table:number-columns-repeated="7"/>
        </table:table-row>
        <table:table-row table:style-name="ro1">
          <table:table-cell office:value-type="float" office:value="203.209" calcext:value-type="float">
            <text:p>203,20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07.87" calcext:value-type="float">
            <text:p>207,87</text:p>
          </table:table-cell>
          <table:table-cell office:value-type="float" office:value="0.986" calcext:value-type="float">
            <text:p>0,986</text:p>
          </table:table-cell>
          <table:table-cell/>
          <table:table-cell office:value-type="float" office:value="1280.612" calcext:value-type="float">
            <text:p>1280,612</text:p>
          </table:table-cell>
          <table:table-cell office:value-type="float" office:value="1236.616" calcext:value-type="float">
            <text:p>1236,616</text:p>
          </table:table-cell>
          <table:table-cell table:number-columns-repeated="7"/>
        </table:table-row>
        <table:table-row table:style-name="ro1">
          <table:table-cell office:value-type="float" office:value="66.207" calcext:value-type="float">
            <text:p>66,20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33.333" calcext:value-type="float">
            <text:p>233,333</text:p>
          </table:table-cell>
          <table:table-cell office:value-type="float" office:value="0.986" calcext:value-type="float">
            <text:p>0,986</text:p>
          </table:table-cell>
          <table:table-cell/>
          <table:table-cell office:value-type="float" office:value="1279.161" calcext:value-type="float">
            <text:p>1279,161</text:p>
          </table:table-cell>
          <table:table-cell office:value-type="float" office:value="1235.605" calcext:value-type="float">
            <text:p>1235,605</text:p>
          </table:table-cell>
          <table:table-cell table:number-columns-repeated="7"/>
        </table:table-row>
        <table:table-row table:style-name="ro1">
          <table:table-cell office:value-type="float" office:value="56.261" calcext:value-type="float">
            <text:p>56,26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36.903" calcext:value-type="float">
            <text:p>236,903</text:p>
          </table:table-cell>
          <table:table-cell office:value-type="float" office:value="0.984" calcext:value-type="float">
            <text:p>0,984</text:p>
          </table:table-cell>
          <table:table-cell/>
          <table:table-cell office:value-type="float" office:value="1280.065" calcext:value-type="float">
            <text:p>1280,065</text:p>
          </table:table-cell>
          <table:table-cell office:value-type="float" office:value="1235.22" calcext:value-type="float">
            <text:p>1235,22</text:p>
          </table:table-cell>
          <table:table-cell table:number-columns-repeated="7"/>
        </table:table-row>
        <table:table-row table:style-name="ro1">
          <table:table-cell office:value-type="float" office:value="129.418" calcext:value-type="float">
            <text:p>129,41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7.932" calcext:value-type="float">
            <text:p>47,932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450.149" calcext:value-type="float">
            <text:p>1450,149</text:p>
          </table:table-cell>
          <table:table-cell office:value-type="float" office:value="1230.008" calcext:value-type="float">
            <text:p>1230,008</text:p>
          </table:table-cell>
          <table:table-cell table:number-columns-repeated="7"/>
        </table:table-row>
        <table:table-row table:style-name="ro1">
          <table:table-cell office:value-type="float" office:value="83.693" calcext:value-type="float">
            <text:p>83,69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.452" calcext:value-type="float">
            <text:p>44,452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1281.212" calcext:value-type="float">
            <text:p>1281,212</text:p>
          </table:table-cell>
          <table:table-cell office:value-type="float" office:value="1228.847" calcext:value-type="float">
            <text:p>1228,847</text:p>
          </table:table-cell>
          <table:table-cell table:number-columns-repeated="7"/>
        </table:table-row>
        <table:table-row table:style-name="ro1">
          <table:table-cell office:value-type="float" office:value="45.432" calcext:value-type="float">
            <text:p>45,4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6.762" calcext:value-type="float">
            <text:p>46,762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1320.558" calcext:value-type="float">
            <text:p>1320,558</text:p>
          </table:table-cell>
          <table:table-cell office:value-type="float" office:value="1222.326" calcext:value-type="float">
            <text:p>1222,326</text:p>
          </table:table-cell>
          <table:table-cell table:number-columns-repeated="7"/>
        </table:table-row>
        <table:table-row table:style-name="ro1">
          <table:table-cell office:value-type="float" office:value="45.521" calcext:value-type="float">
            <text:p>45,52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0.343" calcext:value-type="float">
            <text:p>50,343</text:p>
          </table:table-cell>
          <table:table-cell office:value-type="float" office:value="0.976" calcext:value-type="float">
            <text:p>0,976</text:p>
          </table:table-cell>
          <table:table-cell/>
          <table:table-cell office:value-type="float" office:value="1263.807" calcext:value-type="float">
            <text:p>1263,807</text:p>
          </table:table-cell>
          <table:table-cell office:value-type="float" office:value="1220.145" calcext:value-type="float">
            <text:p>1220,145</text:p>
          </table:table-cell>
          <table:table-cell table:number-columns-repeated="7"/>
        </table:table-row>
        <table:table-row table:style-name="ro1">
          <table:table-cell office:value-type="float" office:value="47.048" calcext:value-type="float">
            <text:p>47,04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33.517" calcext:value-type="float">
            <text:p>133,517</text:p>
          </table:table-cell>
          <table:table-cell office:value-type="float" office:value="0.975" calcext:value-type="float">
            <text:p>0,975</text:p>
          </table:table-cell>
          <table:table-cell/>
          <table:table-cell office:value-type="float" office:value="1262.162" calcext:value-type="float">
            <text:p>1262,162</text:p>
          </table:table-cell>
          <table:table-cell office:value-type="float" office:value="1217.499" calcext:value-type="float">
            <text:p>1217,499</text:p>
          </table:table-cell>
          <table:table-cell table:number-columns-repeated="7"/>
        </table:table-row>
        <table:table-row table:style-name="ro1">
          <table:table-cell office:value-type="float" office:value="45.147" calcext:value-type="float">
            <text:p>45,14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87.543" calcext:value-type="float">
            <text:p>87,543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1259.815" calcext:value-type="float">
            <text:p>1259,815</text:p>
          </table:table-cell>
          <table:table-cell office:value-type="float" office:value="1215.002" calcext:value-type="float">
            <text:p>1215,002</text:p>
          </table:table-cell>
          <table:table-cell table:number-columns-repeated="7"/>
        </table:table-row>
        <table:table-row table:style-name="ro1">
          <table:table-cell office:value-type="float" office:value="86.293" calcext:value-type="float">
            <text:p>86,2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791" calcext:value-type="float">
            <text:p>43,791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1402.753" calcext:value-type="float">
            <text:p>1402,753</text:p>
          </table:table-cell>
          <table:table-cell office:value-type="float" office:value="1214.758" calcext:value-type="float">
            <text:p>1214,758</text:p>
          </table:table-cell>
          <table:table-cell table:number-columns-repeated="7"/>
        </table:table-row>
        <table:table-row table:style-name="ro1">
          <table:table-cell office:value-type="float" office:value="48.072" calcext:value-type="float">
            <text:p>48,07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321" calcext:value-type="float">
            <text:p>42,321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1256.014" calcext:value-type="float">
            <text:p>1256,014</text:p>
          </table:table-cell>
          <table:table-cell office:value-type="float" office:value="1214.456" calcext:value-type="float">
            <text:p>1214,456</text:p>
          </table:table-cell>
          <table:table-cell table:number-columns-repeated="7"/>
        </table:table-row>
        <table:table-row table:style-name="ro1">
          <table:table-cell office:value-type="float" office:value="45.647" calcext:value-type="float">
            <text:p>45,64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355" calcext:value-type="float">
            <text:p>47,355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258.912" calcext:value-type="float">
            <text:p>1258,912</text:p>
          </table:table-cell>
          <table:table-cell office:value-type="float" office:value="1214.3" calcext:value-type="float">
            <text:p>1214,3</text:p>
          </table:table-cell>
          <table:table-cell table:number-columns-repeated="7"/>
        </table:table-row>
        <table:table-row table:style-name="ro1">
          <table:table-cell office:value-type="float" office:value="51.928" calcext:value-type="float">
            <text:p>51,92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265" calcext:value-type="float">
            <text:p>44,265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410.817" calcext:value-type="float">
            <text:p>1410,817</text:p>
          </table:table-cell>
          <table:table-cell office:value-type="float" office:value="1208.901" calcext:value-type="float">
            <text:p>1208,901</text:p>
          </table:table-cell>
          <table:table-cell table:number-columns-repeated="7"/>
        </table:table-row>
        <table:table-row table:style-name="ro1">
          <table:table-cell office:value-type="float" office:value="46.1" calcext:value-type="float">
            <text:p>46,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76" calcext:value-type="float">
            <text:p>43,76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256.655" calcext:value-type="float">
            <text:p>1256,655</text:p>
          </table:table-cell>
          <table:table-cell office:value-type="float" office:value="1208.124" calcext:value-type="float">
            <text:p>1208,124</text:p>
          </table:table-cell>
          <table:table-cell table:number-columns-repeated="7"/>
        </table:table-row>
        <table:table-row table:style-name="ro1">
          <table:table-cell office:value-type="float" office:value="46.097" calcext:value-type="float">
            <text:p>46,09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573" calcext:value-type="float">
            <text:p>47,573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1449.08" calcext:value-type="float">
            <text:p>1449,08</text:p>
          </table:table-cell>
          <table:table-cell office:value-type="float" office:value="1206.462" calcext:value-type="float">
            <text:p>1206,462</text:p>
          </table:table-cell>
          <table:table-cell table:number-columns-repeated="7"/>
        </table:table-row>
        <table:table-row table:style-name="ro1">
          <table:table-cell office:value-type="float" office:value="46.839" calcext:value-type="float">
            <text:p>46,8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62" calcext:value-type="float">
            <text:p>43,62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1345.784" calcext:value-type="float">
            <text:p>1345,784</text:p>
          </table:table-cell>
          <table:table-cell office:value-type="float" office:value="1200.508" calcext:value-type="float">
            <text:p>1200,508</text:p>
          </table:table-cell>
          <table:table-cell table:number-columns-repeated="7"/>
        </table:table-row>
        <table:table-row table:style-name="ro1">
          <table:table-cell office:value-type="float" office:value="46.396" calcext:value-type="float">
            <text:p>46,39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374" calcext:value-type="float">
            <text:p>43,374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263.975" calcext:value-type="float">
            <text:p>1263,975</text:p>
          </table:table-cell>
          <table:table-cell office:value-type="float" office:value="1200.489" calcext:value-type="float">
            <text:p>1200,489</text:p>
          </table:table-cell>
          <table:table-cell table:number-columns-repeated="7"/>
        </table:table-row>
        <table:table-row table:style-name="ro1">
          <table:table-cell office:value-type="float" office:value="188.325" calcext:value-type="float">
            <text:p>188,32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51" calcext:value-type="float">
            <text:p>44,51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258.841" calcext:value-type="float">
            <text:p>1258,841</text:p>
          </table:table-cell>
          <table:table-cell office:value-type="float" office:value="1199.481" calcext:value-type="float">
            <text:p>1199,481</text:p>
          </table:table-cell>
          <table:table-cell table:number-columns-repeated="7"/>
        </table:table-row>
        <table:table-row table:style-name="ro1">
          <table:table-cell office:value-type="float" office:value="124.97" calcext:value-type="float">
            <text:p>124,9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065" calcext:value-type="float">
            <text:p>48,065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246.848" calcext:value-type="float">
            <text:p>1246,848</text:p>
          </table:table-cell>
          <table:table-cell office:value-type="float" office:value="1199.176" calcext:value-type="float">
            <text:p>1199,176</text:p>
          </table:table-cell>
          <table:table-cell table:number-columns-repeated="7"/>
        </table:table-row>
        <table:table-row table:style-name="ro1">
          <table:table-cell office:value-type="float" office:value="47.666" calcext:value-type="float">
            <text:p>47,66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24.752" calcext:value-type="float">
            <text:p>124,752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255.484" calcext:value-type="float">
            <text:p>1255,484</text:p>
          </table:table-cell>
          <table:table-cell office:value-type="float" office:value="1199.142" calcext:value-type="float">
            <text:p>1199,142</text:p>
          </table:table-cell>
          <table:table-cell table:number-columns-repeated="7"/>
        </table:table-row>
        <table:table-row table:style-name="ro1">
          <table:table-cell office:value-type="float" office:value="47.791" calcext:value-type="float">
            <text:p>47,79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344" calcext:value-type="float">
            <text:p>43,344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242.114" calcext:value-type="float">
            <text:p>1242,114</text:p>
          </table:table-cell>
          <table:table-cell office:value-type="float" office:value="1198.332" calcext:value-type="float">
            <text:p>1198,332</text:p>
          </table:table-cell>
          <table:table-cell table:number-columns-repeated="7"/>
        </table:table-row>
        <table:table-row table:style-name="ro1">
          <table:table-cell office:value-type="float" office:value="48.263" calcext:value-type="float">
            <text:p>48,26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7.042" calcext:value-type="float">
            <text:p>57,042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1275.738" calcext:value-type="float">
            <text:p>1275,738</text:p>
          </table:table-cell>
          <table:table-cell office:value-type="float" office:value="1198.255" calcext:value-type="float">
            <text:p>1198,255</text:p>
          </table:table-cell>
          <table:table-cell table:number-columns-repeated="7"/>
        </table:table-row>
        <table:table-row table:style-name="ro1">
          <table:table-cell office:value-type="float" office:value="44.995" calcext:value-type="float">
            <text:p>44,99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005" calcext:value-type="float">
            <text:p>46,005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1241.192" calcext:value-type="float">
            <text:p>1241,192</text:p>
          </table:table-cell>
          <table:table-cell office:value-type="float" office:value="1196.692" calcext:value-type="float">
            <text:p>1196,692</text:p>
          </table:table-cell>
          <table:table-cell table:number-columns-repeated="7"/>
        </table:table-row>
        <table:table-row table:style-name="ro1">
          <table:table-cell office:value-type="float" office:value="46.787" calcext:value-type="float">
            <text:p>46,78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034" calcext:value-type="float">
            <text:p>52,034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1322.466" calcext:value-type="float">
            <text:p>1322,466</text:p>
          </table:table-cell>
          <table:table-cell office:value-type="float" office:value="1195.89" calcext:value-type="float">
            <text:p>1195,89</text:p>
          </table:table-cell>
          <table:table-cell table:number-columns-repeated="7"/>
        </table:table-row>
        <table:table-row table:style-name="ro1">
          <table:table-cell office:value-type="float" office:value="44.123" calcext:value-type="float">
            <text:p>44,12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261" calcext:value-type="float">
            <text:p>48,261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1244.642" calcext:value-type="float">
            <text:p>1244,642</text:p>
          </table:table-cell>
          <table:table-cell office:value-type="float" office:value="1192.808" calcext:value-type="float">
            <text:p>1192,808</text:p>
          </table:table-cell>
          <table:table-cell table:number-columns-repeated="7"/>
        </table:table-row>
        <table:table-row table:style-name="ro1">
          <table:table-cell office:value-type="float" office:value="46.287" calcext:value-type="float">
            <text:p>46,28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6.367" calcext:value-type="float">
            <text:p>56,367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1259.644" calcext:value-type="float">
            <text:p>1259,644</text:p>
          </table:table-cell>
          <table:table-cell office:value-type="float" office:value="1192.152" calcext:value-type="float">
            <text:p>1192,152</text:p>
          </table:table-cell>
          <table:table-cell table:number-columns-repeated="7"/>
        </table:table-row>
        <table:table-row table:style-name="ro1">
          <table:table-cell office:value-type="float" office:value="41.656" calcext:value-type="float">
            <text:p>41,6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3.251" calcext:value-type="float">
            <text:p>53,251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1231.56" calcext:value-type="float">
            <text:p>1231,56</text:p>
          </table:table-cell>
          <table:table-cell office:value-type="float" office:value="1183.385" calcext:value-type="float">
            <text:p>1183,385</text:p>
          </table:table-cell>
          <table:table-cell table:number-columns-repeated="7"/>
        </table:table-row>
        <table:table-row table:style-name="ro1">
          <table:table-cell office:value-type="float" office:value="42.972" calcext:value-type="float">
            <text:p>42,97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52.666" calcext:value-type="float">
            <text:p>252,666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1265.404" calcext:value-type="float">
            <text:p>1265,404</text:p>
          </table:table-cell>
          <table:table-cell office:value-type="float" office:value="1182.632" calcext:value-type="float">
            <text:p>1182,632</text:p>
          </table:table-cell>
          <table:table-cell table:number-columns-repeated="7"/>
        </table:table-row>
        <table:table-row table:style-name="ro1">
          <table:table-cell office:value-type="float" office:value="43.357" calcext:value-type="float">
            <text:p>43,35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68" calcext:value-type="float">
            <text:p>46,68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1224.509" calcext:value-type="float">
            <text:p>1224,509</text:p>
          </table:table-cell>
          <table:table-cell office:value-type="float" office:value="1181.97" calcext:value-type="float">
            <text:p>1181,97</text:p>
          </table:table-cell>
          <table:table-cell table:number-columns-repeated="7"/>
        </table:table-row>
        <table:table-row table:style-name="ro1">
          <table:table-cell office:value-type="float" office:value="43.416" calcext:value-type="float">
            <text:p>43,41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536" calcext:value-type="float">
            <text:p>52,536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1390.363" calcext:value-type="float">
            <text:p>1390,363</text:p>
          </table:table-cell>
          <table:table-cell office:value-type="float" office:value="1180.882" calcext:value-type="float">
            <text:p>1180,882</text:p>
          </table:table-cell>
          <table:table-cell table:number-columns-repeated="7"/>
        </table:table-row>
        <table:table-row table:style-name="ro1">
          <table:table-cell office:value-type="float" office:value="46.838" calcext:value-type="float">
            <text:p>46,8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8.087" calcext:value-type="float">
            <text:p>58,087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1222.022" calcext:value-type="float">
            <text:p>1222,022</text:p>
          </table:table-cell>
          <table:table-cell office:value-type="float" office:value="1179.923" calcext:value-type="float">
            <text:p>1179,923</text:p>
          </table:table-cell>
          <table:table-cell table:number-columns-repeated="7"/>
        </table:table-row>
        <table:table-row table:style-name="ro1">
          <table:table-cell office:value-type="float" office:value="44.078" calcext:value-type="float">
            <text:p>44,07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701" calcext:value-type="float">
            <text:p>48,701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1219.811" calcext:value-type="float">
            <text:p>1219,811</text:p>
          </table:table-cell>
          <table:table-cell office:value-type="float" office:value="1179.628" calcext:value-type="float">
            <text:p>1179,628</text:p>
          </table:table-cell>
          <table:table-cell table:number-columns-repeated="7"/>
        </table:table-row>
        <table:table-row table:style-name="ro1">
          <table:table-cell office:value-type="float" office:value="44.722" calcext:value-type="float">
            <text:p>44,72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5.161" calcext:value-type="float">
            <text:p>115,161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1220.698" calcext:value-type="float">
            <text:p>1220,698</text:p>
          </table:table-cell>
          <table:table-cell office:value-type="float" office:value="1179.516" calcext:value-type="float">
            <text:p>1179,516</text:p>
          </table:table-cell>
          <table:table-cell table:number-columns-repeated="7"/>
        </table:table-row>
        <table:table-row table:style-name="ro1">
          <table:table-cell office:value-type="float" office:value="43.059" calcext:value-type="float">
            <text:p>43,05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8.135" calcext:value-type="float">
            <text:p>58,13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1220.776" calcext:value-type="float">
            <text:p>1220,776</text:p>
          </table:table-cell>
          <table:table-cell office:value-type="float" office:value="1179.404" calcext:value-type="float">
            <text:p>1179,404</text:p>
          </table:table-cell>
          <table:table-cell table:number-columns-repeated="7"/>
        </table:table-row>
        <table:table-row table:style-name="ro1">
          <table:table-cell office:value-type="float" office:value="44.556" calcext:value-type="float">
            <text:p>44,5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4.599" calcext:value-type="float">
            <text:p>54,599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262.97" calcext:value-type="float">
            <text:p>1262,97</text:p>
          </table:table-cell>
          <table:table-cell office:value-type="float" office:value="1178.659" calcext:value-type="float">
            <text:p>1178,659</text:p>
          </table:table-cell>
          <table:table-cell table:number-columns-repeated="7"/>
        </table:table-row>
        <table:table-row table:style-name="ro1">
          <table:table-cell office:value-type="float" office:value="45.191" calcext:value-type="float">
            <text:p>45,19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534" calcext:value-type="float">
            <text:p>44,534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220.889" calcext:value-type="float">
            <text:p>1220,889</text:p>
          </table:table-cell>
          <table:table-cell office:value-type="float" office:value="1177.453" calcext:value-type="float">
            <text:p>1177,453</text:p>
          </table:table-cell>
          <table:table-cell table:number-columns-repeated="7"/>
        </table:table-row>
        <table:table-row table:style-name="ro1">
          <table:table-cell office:value-type="float" office:value="199.851" calcext:value-type="float">
            <text:p>199,85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9.144" calcext:value-type="float">
            <text:p>49,144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219.513" calcext:value-type="float">
            <text:p>1219,513</text:p>
          </table:table-cell>
          <table:table-cell office:value-type="float" office:value="1177.348" calcext:value-type="float">
            <text:p>1177,348</text:p>
          </table:table-cell>
          <table:table-cell table:number-columns-repeated="7"/>
        </table:table-row>
        <table:table-row table:style-name="ro1">
          <table:table-cell office:value-type="float" office:value="119.711" calcext:value-type="float">
            <text:p>119,7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88.441" calcext:value-type="float">
            <text:p>188,441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222.013" calcext:value-type="float">
            <text:p>1222,013</text:p>
          </table:table-cell>
          <table:table-cell office:value-type="float" office:value="1176.696" calcext:value-type="float">
            <text:p>1176,696</text:p>
          </table:table-cell>
          <table:table-cell table:number-columns-repeated="7"/>
        </table:table-row>
        <table:table-row table:style-name="ro1">
          <table:table-cell office:value-type="float" office:value="229.188" calcext:value-type="float">
            <text:p>229,18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496" calcext:value-type="float">
            <text:p>42,496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217.711" calcext:value-type="float">
            <text:p>1217,711</text:p>
          </table:table-cell>
          <table:table-cell office:value-type="float" office:value="1176.543" calcext:value-type="float">
            <text:p>1176,543</text:p>
          </table:table-cell>
          <table:table-cell table:number-columns-repeated="7"/>
        </table:table-row>
        <table:table-row table:style-name="ro1">
          <table:table-cell office:value-type="float" office:value="70.752" calcext:value-type="float">
            <text:p>70,75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35.706" calcext:value-type="float">
            <text:p>335,706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220.778" calcext:value-type="float">
            <text:p>1220,778</text:p>
          </table:table-cell>
          <table:table-cell office:value-type="float" office:value="1176.142" calcext:value-type="float">
            <text:p>1176,142</text:p>
          </table:table-cell>
          <table:table-cell table:number-columns-repeated="7"/>
        </table:table-row>
        <table:table-row table:style-name="ro1">
          <table:table-cell office:value-type="float" office:value="110.771" calcext:value-type="float">
            <text:p>110,77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091" calcext:value-type="float">
            <text:p>42,091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403.533" calcext:value-type="float">
            <text:p>1403,533</text:p>
          </table:table-cell>
          <table:table-cell office:value-type="float" office:value="1175.918" calcext:value-type="float">
            <text:p>1175,918</text:p>
          </table:table-cell>
          <table:table-cell table:number-columns-repeated="7"/>
        </table:table-row>
        <table:table-row table:style-name="ro1">
          <table:table-cell office:value-type="float" office:value="121.974" calcext:value-type="float">
            <text:p>121,97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469" calcext:value-type="float">
            <text:p>45,469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1229.975" calcext:value-type="float">
            <text:p>1229,975</text:p>
          </table:table-cell>
          <table:table-cell office:value-type="float" office:value="1175.494" calcext:value-type="float">
            <text:p>1175,494</text:p>
          </table:table-cell>
          <table:table-cell table:number-columns-repeated="7"/>
        </table:table-row>
        <table:table-row table:style-name="ro1">
          <table:table-cell office:value-type="float" office:value="59.089" calcext:value-type="float">
            <text:p>59,0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784" calcext:value-type="float">
            <text:p>43,784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1223.129" calcext:value-type="float">
            <text:p>1223,129</text:p>
          </table:table-cell>
          <table:table-cell office:value-type="float" office:value="1175.289" calcext:value-type="float">
            <text:p>1175,289</text:p>
          </table:table-cell>
          <table:table-cell table:number-columns-repeated="7"/>
        </table:table-row>
        <table:table-row table:style-name="ro1">
          <table:table-cell office:value-type="float" office:value="48.138" calcext:value-type="float">
            <text:p>48,1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579" calcext:value-type="float">
            <text:p>42,579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1219.559" calcext:value-type="float">
            <text:p>1219,559</text:p>
          </table:table-cell>
          <table:table-cell office:value-type="float" office:value="1175.144" calcext:value-type="float">
            <text:p>1175,144</text:p>
          </table:table-cell>
          <table:table-cell table:number-columns-repeated="7"/>
        </table:table-row>
        <table:table-row table:style-name="ro1">
          <table:table-cell office:value-type="float" office:value="64.063" calcext:value-type="float">
            <text:p>64,06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5.628" calcext:value-type="float">
            <text:p>65,628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218.679" calcext:value-type="float">
            <text:p>1218,679</text:p>
          </table:table-cell>
          <table:table-cell office:value-type="float" office:value="1174.862" calcext:value-type="float">
            <text:p>1174,862</text:p>
          </table:table-cell>
          <table:table-cell table:number-columns-repeated="7"/>
        </table:table-row>
        <table:table-row table:style-name="ro1">
          <table:table-cell office:value-type="float" office:value="47.515" calcext:value-type="float">
            <text:p>47,5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53" calcext:value-type="float">
            <text:p>44,53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219.412" calcext:value-type="float">
            <text:p>1219,412</text:p>
          </table:table-cell>
          <table:table-cell office:value-type="float" office:value="1173.812" calcext:value-type="float">
            <text:p>1173,812</text:p>
          </table:table-cell>
          <table:table-cell table:number-columns-repeated="7"/>
        </table:table-row>
        <table:table-row table:style-name="ro1">
          <table:table-cell office:value-type="float" office:value="48.635" calcext:value-type="float">
            <text:p>48,6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32" calcext:value-type="float">
            <text:p>47,332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1223.681" calcext:value-type="float">
            <text:p>1223,681</text:p>
          </table:table-cell>
          <table:table-cell office:value-type="float" office:value="1173.6" calcext:value-type="float">
            <text:p>1173,6</text:p>
          </table:table-cell>
          <table:table-cell table:number-columns-repeated="7"/>
        </table:table-row>
        <table:table-row table:style-name="ro1">
          <table:table-cell office:value-type="float" office:value="45.314" calcext:value-type="float">
            <text:p>45,3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223.814" calcext:value-type="float">
            <text:p>223,814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1217.965" calcext:value-type="float">
            <text:p>1217,965</text:p>
          </table:table-cell>
          <table:table-cell office:value-type="float" office:value="1173.014" calcext:value-type="float">
            <text:p>1173,014</text:p>
          </table:table-cell>
          <table:table-cell table:number-columns-repeated="7"/>
        </table:table-row>
        <table:table-row table:style-name="ro1">
          <table:table-cell office:value-type="float" office:value="46.363" calcext:value-type="float">
            <text:p>46,36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" calcext:value-type="float">
            <text:p>45,9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1738.155" calcext:value-type="float">
            <text:p>1738,155</text:p>
          </table:table-cell>
          <table:table-cell office:value-type="float" office:value="1172.571" calcext:value-type="float">
            <text:p>1172,571</text:p>
          </table:table-cell>
          <table:table-cell table:number-columns-repeated="7"/>
        </table:table-row>
        <table:table-row table:style-name="ro1">
          <table:table-cell office:value-type="float" office:value="44.983" calcext:value-type="float">
            <text:p>44,98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605" calcext:value-type="float">
            <text:p>49,605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1227.369" calcext:value-type="float">
            <text:p>1227,369</text:p>
          </table:table-cell>
          <table:table-cell office:value-type="float" office:value="1171.805" calcext:value-type="float">
            <text:p>1171,805</text:p>
          </table:table-cell>
          <table:table-cell table:number-columns-repeated="7"/>
        </table:table-row>
        <table:table-row table:style-name="ro1">
          <table:table-cell office:value-type="float" office:value="48.148" calcext:value-type="float">
            <text:p>48,1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68" calcext:value-type="float">
            <text:p>44,868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1277.799" calcext:value-type="float">
            <text:p>1277,799</text:p>
          </table:table-cell>
          <table:table-cell office:value-type="float" office:value="1171.767" calcext:value-type="float">
            <text:p>1171,767</text:p>
          </table:table-cell>
          <table:table-cell table:number-columns-repeated="7"/>
        </table:table-row>
        <table:table-row table:style-name="ro1">
          <table:table-cell office:value-type="float" office:value="46.749" calcext:value-type="float">
            <text:p>46,74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216" calcext:value-type="float">
            <text:p>49,216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1218.667" calcext:value-type="float">
            <text:p>1218,667</text:p>
          </table:table-cell>
          <table:table-cell office:value-type="float" office:value="1169.045" calcext:value-type="float">
            <text:p>1169,045</text:p>
          </table:table-cell>
          <table:table-cell table:number-columns-repeated="7"/>
        </table:table-row>
        <table:table-row table:style-name="ro1">
          <table:table-cell office:value-type="float" office:value="44.852" calcext:value-type="float">
            <text:p>44,85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202" calcext:value-type="float">
            <text:p>48,202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1211.363" calcext:value-type="float">
            <text:p>1211,363</text:p>
          </table:table-cell>
          <table:table-cell office:value-type="float" office:value="1168.682" calcext:value-type="float">
            <text:p>1168,682</text:p>
          </table:table-cell>
          <table:table-cell table:number-columns-repeated="7"/>
        </table:table-row>
        <table:table-row table:style-name="ro1">
          <table:table-cell office:value-type="float" office:value="181.672" calcext:value-type="float">
            <text:p>181,67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3.486" calcext:value-type="float">
            <text:p>63,486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1216.989" calcext:value-type="float">
            <text:p>1216,989</text:p>
          </table:table-cell>
          <table:table-cell office:value-type="float" office:value="1168.049" calcext:value-type="float">
            <text:p>1168,049</text:p>
          </table:table-cell>
          <table:table-cell table:number-columns-repeated="7"/>
        </table:table-row>
        <table:table-row table:style-name="ro1">
          <table:table-cell office:value-type="float" office:value="78.368" calcext:value-type="float">
            <text:p>78,36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64" calcext:value-type="float">
            <text:p>46,364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1279.379" calcext:value-type="float">
            <text:p>1279,379</text:p>
          </table:table-cell>
          <table:table-cell office:value-type="float" office:value="1167.696" calcext:value-type="float">
            <text:p>1167,696</text:p>
          </table:table-cell>
          <table:table-cell table:number-columns-repeated="7"/>
        </table:table-row>
        <table:table-row table:style-name="ro1">
          <table:table-cell office:value-type="float" office:value="133.099" calcext:value-type="float">
            <text:p>133,0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44" calcext:value-type="float">
            <text:p>46,44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1414.319" calcext:value-type="float">
            <text:p>1414,319</text:p>
          </table:table-cell>
          <table:table-cell office:value-type="float" office:value="1167.62" calcext:value-type="float">
            <text:p>1167,62</text:p>
          </table:table-cell>
          <table:table-cell table:number-columns-repeated="7"/>
        </table:table-row>
        <table:table-row table:style-name="ro1">
          <table:table-cell office:value-type="float" office:value="56.043" calcext:value-type="float">
            <text:p>56,0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893" calcext:value-type="float">
            <text:p>43,893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1218.947" calcext:value-type="float">
            <text:p>1218,947</text:p>
          </table:table-cell>
          <table:table-cell office:value-type="float" office:value="1164.421" calcext:value-type="float">
            <text:p>1164,421</text:p>
          </table:table-cell>
          <table:table-cell table:number-columns-repeated="7"/>
        </table:table-row>
        <table:table-row table:style-name="ro1">
          <table:table-cell office:value-type="float" office:value="47.414" calcext:value-type="float">
            <text:p>47,4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282" calcext:value-type="float">
            <text:p>47,28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395.773" calcext:value-type="float">
            <text:p>1395,773</text:p>
          </table:table-cell>
          <table:table-cell office:value-type="float" office:value="1162.427" calcext:value-type="float">
            <text:p>1162,427</text:p>
          </table:table-cell>
          <table:table-cell table:number-columns-repeated="7"/>
        </table:table-row>
        <table:table-row table:style-name="ro1">
          <table:table-cell office:value-type="float" office:value="45.856" calcext:value-type="float">
            <text:p>45,8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571" calcext:value-type="float">
            <text:p>44,571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312.996" calcext:value-type="float">
            <text:p>1312,996</text:p>
          </table:table-cell>
          <table:table-cell office:value-type="float" office:value="1162.09" calcext:value-type="float">
            <text:p>1162,09</text:p>
          </table:table-cell>
          <table:table-cell table:number-columns-repeated="7"/>
        </table:table-row>
        <table:table-row table:style-name="ro1">
          <table:table-cell office:value-type="float" office:value="45.643" calcext:value-type="float">
            <text:p>45,6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44" calcext:value-type="float">
            <text:p>46,344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205.657" calcext:value-type="float">
            <text:p>1205,657</text:p>
          </table:table-cell>
          <table:table-cell office:value-type="float" office:value="1161.222" calcext:value-type="float">
            <text:p>1161,222</text:p>
          </table:table-cell>
          <table:table-cell table:number-columns-repeated="7"/>
        </table:table-row>
        <table:table-row table:style-name="ro1">
          <table:table-cell office:value-type="float" office:value="54.17" calcext:value-type="float">
            <text:p>54,1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28.462" calcext:value-type="float">
            <text:p>128,46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220.115" calcext:value-type="float">
            <text:p>1220,115</text:p>
          </table:table-cell>
          <table:table-cell office:value-type="float" office:value="1160.95" calcext:value-type="float">
            <text:p>1160,95</text:p>
          </table:table-cell>
          <table:table-cell table:number-columns-repeated="7"/>
        </table:table-row>
        <table:table-row table:style-name="ro1">
          <table:table-cell office:value-type="float" office:value="46.037" calcext:value-type="float">
            <text:p>46,0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55.15" calcext:value-type="float">
            <text:p>155,15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204.44" calcext:value-type="float">
            <text:p>1204,44</text:p>
          </table:table-cell>
          <table:table-cell office:value-type="float" office:value="1160.939" calcext:value-type="float">
            <text:p>1160,939</text:p>
          </table:table-cell>
          <table:table-cell table:number-columns-repeated="7"/>
        </table:table-row>
        <table:table-row table:style-name="ro1">
          <table:table-cell office:value-type="float" office:value="44.607" calcext:value-type="float">
            <text:p>44,60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443" calcext:value-type="float">
            <text:p>48,443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1205.661" calcext:value-type="float">
            <text:p>1205,661</text:p>
          </table:table-cell>
          <table:table-cell office:value-type="float" office:value="1159.893" calcext:value-type="float">
            <text:p>1159,893</text:p>
          </table:table-cell>
          <table:table-cell table:number-columns-repeated="7"/>
        </table:table-row>
        <table:table-row table:style-name="ro1">
          <table:table-cell office:value-type="float" office:value="53.762" calcext:value-type="float">
            <text:p>53,76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16.22" calcext:value-type="float">
            <text:p>116,22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1524.765" calcext:value-type="float">
            <text:p>1524,765</text:p>
          </table:table-cell>
          <table:table-cell office:value-type="float" office:value="1159.529" calcext:value-type="float">
            <text:p>1159,529</text:p>
          </table:table-cell>
          <table:table-cell table:number-columns-repeated="7"/>
        </table:table-row>
        <table:table-row table:style-name="ro1">
          <table:table-cell office:value-type="float" office:value="43.253" calcext:value-type="float">
            <text:p>43,25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37" calcext:value-type="float">
            <text:p>45,837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1204.908" calcext:value-type="float">
            <text:p>1204,908</text:p>
          </table:table-cell>
          <table:table-cell office:value-type="float" office:value="1158.657" calcext:value-type="float">
            <text:p>1158,657</text:p>
          </table:table-cell>
          <table:table-cell table:number-columns-repeated="7"/>
        </table:table-row>
        <table:table-row table:style-name="ro1">
          <table:table-cell office:value-type="float" office:value="50.554" calcext:value-type="float">
            <text:p>50,55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261" calcext:value-type="float">
            <text:p>48,261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1201.345" calcext:value-type="float">
            <text:p>1201,345</text:p>
          </table:table-cell>
          <table:table-cell office:value-type="float" office:value="1158.574" calcext:value-type="float">
            <text:p>1158,574</text:p>
          </table:table-cell>
          <table:table-cell table:number-columns-repeated="7"/>
        </table:table-row>
        <table:table-row table:style-name="ro1">
          <table:table-cell office:value-type="float" office:value="44.562" calcext:value-type="float">
            <text:p>44,56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4" calcext:value-type="float">
            <text:p>47,34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203.407" calcext:value-type="float">
            <text:p>1203,407</text:p>
          </table:table-cell>
          <table:table-cell office:value-type="float" office:value="1158.112" calcext:value-type="float">
            <text:p>1158,112</text:p>
          </table:table-cell>
          <table:table-cell table:number-columns-repeated="7"/>
        </table:table-row>
        <table:table-row table:style-name="ro1">
          <table:table-cell office:value-type="float" office:value="48.65" calcext:value-type="float">
            <text:p>48,6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75" calcext:value-type="float">
            <text:p>42,875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202.254" calcext:value-type="float">
            <text:p>1202,254</text:p>
          </table:table-cell>
          <table:table-cell office:value-type="float" office:value="1157.098" calcext:value-type="float">
            <text:p>1157,098</text:p>
          </table:table-cell>
          <table:table-cell table:number-columns-repeated="7"/>
        </table:table-row>
        <table:table-row table:style-name="ro1">
          <table:table-cell office:value-type="float" office:value="47.431" calcext:value-type="float">
            <text:p>47,4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014" calcext:value-type="float">
            <text:p>45,014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295.622" calcext:value-type="float">
            <text:p>1295,622</text:p>
          </table:table-cell>
          <table:table-cell office:value-type="float" office:value="1156.64" calcext:value-type="float">
            <text:p>1156,64</text:p>
          </table:table-cell>
          <table:table-cell table:number-columns-repeated="7"/>
        </table:table-row>
        <table:table-row table:style-name="ro1">
          <table:table-cell office:value-type="float" office:value="46.994" calcext:value-type="float">
            <text:p>46,9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117" calcext:value-type="float">
            <text:p>52,11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199.577" calcext:value-type="float">
            <text:p>1199,577</text:p>
          </table:table-cell>
          <table:table-cell office:value-type="float" office:value="1156.57" calcext:value-type="float">
            <text:p>1156,57</text:p>
          </table:table-cell>
          <table:table-cell table:number-columns-repeated="7"/>
        </table:table-row>
        <table:table-row table:style-name="ro1">
          <table:table-cell office:value-type="float" office:value="58.367" calcext:value-type="float">
            <text:p>58,36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0.107" calcext:value-type="float">
            <text:p>60,10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199.216" calcext:value-type="float">
            <text:p>1199,216</text:p>
          </table:table-cell>
          <table:table-cell office:value-type="float" office:value="1156.417" calcext:value-type="float">
            <text:p>1156,417</text:p>
          </table:table-cell>
          <table:table-cell table:number-columns-repeated="7"/>
        </table:table-row>
        <table:table-row table:style-name="ro1">
          <table:table-cell office:value-type="float" office:value="46.222" calcext:value-type="float">
            <text:p>46,22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068" calcext:value-type="float">
            <text:p>46,068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196.818" calcext:value-type="float">
            <text:p>1196,818</text:p>
          </table:table-cell>
          <table:table-cell office:value-type="float" office:value="1156.244" calcext:value-type="float">
            <text:p>1156,244</text:p>
          </table:table-cell>
          <table:table-cell table:number-columns-repeated="7"/>
        </table:table-row>
        <table:table-row table:style-name="ro1">
          <table:table-cell office:value-type="float" office:value="63.026" calcext:value-type="float">
            <text:p>63,02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317" calcext:value-type="float">
            <text:p>48,317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197.942" calcext:value-type="float">
            <text:p>1197,942</text:p>
          </table:table-cell>
          <table:table-cell office:value-type="float" office:value="1156.239" calcext:value-type="float">
            <text:p>1156,239</text:p>
          </table:table-cell>
          <table:table-cell table:number-columns-repeated="7"/>
        </table:table-row>
        <table:table-row table:style-name="ro1">
          <table:table-cell office:value-type="float" office:value="46.446" calcext:value-type="float">
            <text:p>46,4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092" calcext:value-type="float">
            <text:p>44,092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198.286" calcext:value-type="float">
            <text:p>1198,286</text:p>
          </table:table-cell>
          <table:table-cell office:value-type="float" office:value="1155.696" calcext:value-type="float">
            <text:p>1155,696</text:p>
          </table:table-cell>
          <table:table-cell table:number-columns-repeated="7"/>
        </table:table-row>
        <table:table-row table:style-name="ro1">
          <table:table-cell office:value-type="float" office:value="48.786" calcext:value-type="float">
            <text:p>48,78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40.825" calcext:value-type="float">
            <text:p>140,825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199.738" calcext:value-type="float">
            <text:p>1199,738</text:p>
          </table:table-cell>
          <table:table-cell office:value-type="float" office:value="1155.185" calcext:value-type="float">
            <text:p>1155,185</text:p>
          </table:table-cell>
          <table:table-cell table:number-columns-repeated="7"/>
        </table:table-row>
        <table:table-row table:style-name="ro1">
          <table:table-cell office:value-type="float" office:value="52.483" calcext:value-type="float">
            <text:p>52,48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9" calcext:value-type="float">
            <text:p>42,9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201.869" calcext:value-type="float">
            <text:p>1201,869</text:p>
          </table:table-cell>
          <table:table-cell office:value-type="float" office:value="1154.625" calcext:value-type="float">
            <text:p>1154,625</text:p>
          </table:table-cell>
          <table:table-cell table:number-columns-repeated="7"/>
        </table:table-row>
        <table:table-row table:style-name="ro1">
          <table:table-cell office:value-type="float" office:value="49.612" calcext:value-type="float">
            <text:p>49,61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706" calcext:value-type="float">
            <text:p>46,706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198.301" calcext:value-type="float">
            <text:p>1198,301</text:p>
          </table:table-cell>
          <table:table-cell office:value-type="float" office:value="1154.586" calcext:value-type="float">
            <text:p>1154,586</text:p>
          </table:table-cell>
          <table:table-cell table:number-columns-repeated="7"/>
        </table:table-row>
        <table:table-row table:style-name="ro1">
          <table:table-cell office:value-type="float" office:value="46.126" calcext:value-type="float">
            <text:p>46,12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921" calcext:value-type="float">
            <text:p>41,921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196.281" calcext:value-type="float">
            <text:p>1196,281</text:p>
          </table:table-cell>
          <table:table-cell office:value-type="float" office:value="1154.114" calcext:value-type="float">
            <text:p>1154,114</text:p>
          </table:table-cell>
          <table:table-cell table:number-columns-repeated="7"/>
        </table:table-row>
        <table:table-row table:style-name="ro1">
          <table:table-cell office:value-type="float" office:value="43.332" calcext:value-type="float">
            <text:p>43,33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814" calcext:value-type="float">
            <text:p>41,814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198.794" calcext:value-type="float">
            <text:p>1198,794</text:p>
          </table:table-cell>
          <table:table-cell office:value-type="float" office:value="1153.371" calcext:value-type="float">
            <text:p>1153,371</text:p>
          </table:table-cell>
          <table:table-cell table:number-columns-repeated="7"/>
        </table:table-row>
        <table:table-row table:style-name="ro1">
          <table:table-cell office:value-type="float" office:value="48.844" calcext:value-type="float">
            <text:p>48,8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702" calcext:value-type="float">
            <text:p>47,702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196.32" calcext:value-type="float">
            <text:p>1196,32</text:p>
          </table:table-cell>
          <table:table-cell office:value-type="float" office:value="1152.99" calcext:value-type="float">
            <text:p>1152,99</text:p>
          </table:table-cell>
          <table:table-cell table:number-columns-repeated="7"/>
        </table:table-row>
        <table:table-row table:style-name="ro1">
          <table:table-cell office:value-type="float" office:value="43.921" calcext:value-type="float">
            <text:p>43,92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56" calcext:value-type="float">
            <text:p>45,756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198.192" calcext:value-type="float">
            <text:p>1198,192</text:p>
          </table:table-cell>
          <table:table-cell office:value-type="float" office:value="1152.239" calcext:value-type="float">
            <text:p>1152,239</text:p>
          </table:table-cell>
          <table:table-cell table:number-columns-repeated="7"/>
        </table:table-row>
        <table:table-row table:style-name="ro1">
          <table:table-cell office:value-type="float" office:value="48.127" calcext:value-type="float">
            <text:p>48,1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494" calcext:value-type="float">
            <text:p>45,494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348.054" calcext:value-type="float">
            <text:p>1348,054</text:p>
          </table:table-cell>
          <table:table-cell office:value-type="float" office:value="1150.783" calcext:value-type="float">
            <text:p>1150,783</text:p>
          </table:table-cell>
          <table:table-cell table:number-columns-repeated="7"/>
        </table:table-row>
        <table:table-row table:style-name="ro1">
          <table:table-cell office:value-type="float" office:value="49.029" calcext:value-type="float">
            <text:p>49,02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944" calcext:value-type="float">
            <text:p>51,944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199.659" calcext:value-type="float">
            <text:p>1199,659</text:p>
          </table:table-cell>
          <table:table-cell office:value-type="float" office:value="1150.025" calcext:value-type="float">
            <text:p>1150,025</text:p>
          </table:table-cell>
          <table:table-cell table:number-columns-repeated="7"/>
        </table:table-row>
        <table:table-row table:style-name="ro1">
          <table:table-cell office:value-type="float" office:value="52.043" calcext:value-type="float">
            <text:p>52,0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035" calcext:value-type="float">
            <text:p>45,035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1205.788" calcext:value-type="float">
            <text:p>1205,788</text:p>
          </table:table-cell>
          <table:table-cell office:value-type="float" office:value="1148.287" calcext:value-type="float">
            <text:p>1148,287</text:p>
          </table:table-cell>
          <table:table-cell table:number-columns-repeated="7"/>
        </table:table-row>
        <table:table-row table:style-name="ro1">
          <table:table-cell office:value-type="float" office:value="71.328" calcext:value-type="float">
            <text:p>71,32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54.715" calcext:value-type="float">
            <text:p>154,715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1441.292" calcext:value-type="float">
            <text:p>1441,292</text:p>
          </table:table-cell>
          <table:table-cell office:value-type="float" office:value="1142.973" calcext:value-type="float">
            <text:p>1142,973</text:p>
          </table:table-cell>
          <table:table-cell table:number-columns-repeated="7"/>
        </table:table-row>
        <table:table-row table:style-name="ro1">
          <table:table-cell office:value-type="float" office:value="49.11" calcext:value-type="float">
            <text:p>49,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8.285" calcext:value-type="float">
            <text:p>98,285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1261.927" calcext:value-type="float">
            <text:p>1261,927</text:p>
          </table:table-cell>
          <table:table-cell office:value-type="float" office:value="1142.363" calcext:value-type="float">
            <text:p>1142,363</text:p>
          </table:table-cell>
          <table:table-cell table:number-columns-repeated="7"/>
        </table:table-row>
        <table:table-row table:style-name="ro1">
          <table:table-cell office:value-type="float" office:value="45.431" calcext:value-type="float">
            <text:p>45,4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54" calcext:value-type="float">
            <text:p>45,54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1458.156" calcext:value-type="float">
            <text:p>1458,156</text:p>
          </table:table-cell>
          <table:table-cell office:value-type="float" office:value="1142.361" calcext:value-type="float">
            <text:p>1142,361</text:p>
          </table:table-cell>
          <table:table-cell table:number-columns-repeated="7"/>
        </table:table-row>
        <table:table-row table:style-name="ro1">
          <table:table-cell office:value-type="float" office:value="47.734" calcext:value-type="float">
            <text:p>47,7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56" calcext:value-type="float">
            <text:p>45,756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1202.31" calcext:value-type="float">
            <text:p>1202,31</text:p>
          </table:table-cell>
          <table:table-cell office:value-type="float" office:value="1142.345" calcext:value-type="float">
            <text:p>1142,345</text:p>
          </table:table-cell>
          <table:table-cell table:number-columns-repeated="7"/>
        </table:table-row>
        <table:table-row table:style-name="ro1">
          <table:table-cell office:value-type="float" office:value="48.386" calcext:value-type="float">
            <text:p>48,38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44" calcext:value-type="float">
            <text:p>45,44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1219.821" calcext:value-type="float">
            <text:p>1219,821</text:p>
          </table:table-cell>
          <table:table-cell office:value-type="float" office:value="1142.218" calcext:value-type="float">
            <text:p>1142,218</text:p>
          </table:table-cell>
          <table:table-cell table:number-columns-repeated="7"/>
        </table:table-row>
        <table:table-row table:style-name="ro1">
          <table:table-cell office:value-type="float" office:value="45.356" calcext:value-type="float">
            <text:p>45,3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65" calcext:value-type="float">
            <text:p>45,765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1182.124" calcext:value-type="float">
            <text:p>1182,124</text:p>
          </table:table-cell>
          <table:table-cell office:value-type="float" office:value="1141.403" calcext:value-type="float">
            <text:p>1141,403</text:p>
          </table:table-cell>
          <table:table-cell table:number-columns-repeated="7"/>
        </table:table-row>
        <table:table-row table:style-name="ro1">
          <table:table-cell office:value-type="float" office:value="44.987" calcext:value-type="float">
            <text:p>44,9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266" calcext:value-type="float">
            <text:p>50,266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1206.362" calcext:value-type="float">
            <text:p>1206,362</text:p>
          </table:table-cell>
          <table:table-cell office:value-type="float" office:value="1141.114" calcext:value-type="float">
            <text:p>1141,114</text:p>
          </table:table-cell>
          <table:table-cell table:number-columns-repeated="7"/>
        </table:table-row>
        <table:table-row table:style-name="ro1">
          <table:table-cell office:value-type="float" office:value="44.223" calcext:value-type="float">
            <text:p>44,22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302" calcext:value-type="float">
            <text:p>44,302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1353.999" calcext:value-type="float">
            <text:p>1353,999</text:p>
          </table:table-cell>
          <table:table-cell office:value-type="float" office:value="1141.032" calcext:value-type="float">
            <text:p>1141,032</text:p>
          </table:table-cell>
          <table:table-cell table:number-columns-repeated="7"/>
        </table:table-row>
        <table:table-row table:style-name="ro1">
          <table:table-cell office:value-type="float" office:value="44.535" calcext:value-type="float">
            <text:p>44,5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1.697" calcext:value-type="float">
            <text:p>61,697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221.056" calcext:value-type="float">
            <text:p>1221,056</text:p>
          </table:table-cell>
          <table:table-cell office:value-type="float" office:value="1140.687" calcext:value-type="float">
            <text:p>1140,687</text:p>
          </table:table-cell>
          <table:table-cell table:number-columns-repeated="7"/>
        </table:table-row>
        <table:table-row table:style-name="ro1">
          <table:table-cell office:value-type="float" office:value="43.531" calcext:value-type="float">
            <text:p>43,5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364" calcext:value-type="float">
            <text:p>50,364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183.236" calcext:value-type="float">
            <text:p>1183,236</text:p>
          </table:table-cell>
          <table:table-cell office:value-type="float" office:value="1140.225" calcext:value-type="float">
            <text:p>1140,225</text:p>
          </table:table-cell>
          <table:table-cell table:number-columns-repeated="7"/>
        </table:table-row>
        <table:table-row table:style-name="ro1">
          <table:table-cell office:value-type="float" office:value="46.645" calcext:value-type="float">
            <text:p>46,6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05" calcext:value-type="float">
            <text:p>45,705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308.341" calcext:value-type="float">
            <text:p>1308,341</text:p>
          </table:table-cell>
          <table:table-cell office:value-type="float" office:value="1140.18" calcext:value-type="float">
            <text:p>1140,18</text:p>
          </table:table-cell>
          <table:table-cell table:number-columns-repeated="7"/>
        </table:table-row>
        <table:table-row table:style-name="ro1">
          <table:table-cell office:value-type="float" office:value="44.032" calcext:value-type="float">
            <text:p>44,03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308" calcext:value-type="float">
            <text:p>42,308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180.493" calcext:value-type="float">
            <text:p>1180,493</text:p>
          </table:table-cell>
          <table:table-cell office:value-type="float" office:value="1140.155" calcext:value-type="float">
            <text:p>1140,155</text:p>
          </table:table-cell>
          <table:table-cell table:number-columns-repeated="7"/>
        </table:table-row>
        <table:table-row table:style-name="ro1">
          <table:table-cell office:value-type="float" office:value="42.211" calcext:value-type="float">
            <text:p>42,2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63" calcext:value-type="float">
            <text:p>46,363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180.667" calcext:value-type="float">
            <text:p>1180,667</text:p>
          </table:table-cell>
          <table:table-cell office:value-type="float" office:value="1139.905" calcext:value-type="float">
            <text:p>1139,905</text:p>
          </table:table-cell>
          <table:table-cell table:number-columns-repeated="7"/>
        </table:table-row>
        <table:table-row table:style-name="ro1">
          <table:table-cell office:value-type="float" office:value="42.3" calcext:value-type="float">
            <text:p>42,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458" calcext:value-type="float">
            <text:p>44,458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179.273" calcext:value-type="float">
            <text:p>1179,273</text:p>
          </table:table-cell>
          <table:table-cell office:value-type="float" office:value="1138.849" calcext:value-type="float">
            <text:p>1138,849</text:p>
          </table:table-cell>
          <table:table-cell table:number-columns-repeated="7"/>
        </table:table-row>
        <table:table-row table:style-name="ro1">
          <table:table-cell office:value-type="float" office:value="44.32" calcext:value-type="float">
            <text:p>44,3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804" calcext:value-type="float">
            <text:p>51,804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180.946" calcext:value-type="float">
            <text:p>1180,946</text:p>
          </table:table-cell>
          <table:table-cell office:value-type="float" office:value="1138.221" calcext:value-type="float">
            <text:p>1138,221</text:p>
          </table:table-cell>
          <table:table-cell table:number-columns-repeated="7"/>
        </table:table-row>
        <table:table-row table:style-name="ro1">
          <table:table-cell office:value-type="float" office:value="44.873" calcext:value-type="float">
            <text:p>44,8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626" calcext:value-type="float">
            <text:p>43,626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1186.064" calcext:value-type="float">
            <text:p>1186,064</text:p>
          </table:table-cell>
          <table:table-cell office:value-type="float" office:value="1137.574" calcext:value-type="float">
            <text:p>1137,574</text:p>
          </table:table-cell>
          <table:table-cell table:number-columns-repeated="7"/>
        </table:table-row>
        <table:table-row table:style-name="ro1">
          <table:table-cell office:value-type="float" office:value="51.961" calcext:value-type="float">
            <text:p>51,96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51" calcext:value-type="float">
            <text:p>42,851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1179.082" calcext:value-type="float">
            <text:p>1179,082</text:p>
          </table:table-cell>
          <table:table-cell office:value-type="float" office:value="1137.503" calcext:value-type="float">
            <text:p>1137,503</text:p>
          </table:table-cell>
          <table:table-cell table:number-columns-repeated="7"/>
        </table:table-row>
        <table:table-row table:style-name="ro1">
          <table:table-cell office:value-type="float" office:value="46.918" calcext:value-type="float">
            <text:p>46,91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695" calcext:value-type="float">
            <text:p>49,695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180.694" calcext:value-type="float">
            <text:p>1180,694</text:p>
          </table:table-cell>
          <table:table-cell office:value-type="float" office:value="1137.227" calcext:value-type="float">
            <text:p>1137,227</text:p>
          </table:table-cell>
          <table:table-cell table:number-columns-repeated="7"/>
        </table:table-row>
        <table:table-row table:style-name="ro1">
          <table:table-cell office:value-type="float" office:value="43.464" calcext:value-type="float">
            <text:p>43,4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663" calcext:value-type="float">
            <text:p>43,663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180.41" calcext:value-type="float">
            <text:p>1180,41</text:p>
          </table:table-cell>
          <table:table-cell office:value-type="float" office:value="1136.845" calcext:value-type="float">
            <text:p>1136,845</text:p>
          </table:table-cell>
          <table:table-cell table:number-columns-repeated="7"/>
        </table:table-row>
        <table:table-row table:style-name="ro1">
          <table:table-cell office:value-type="float" office:value="47.697" calcext:value-type="float">
            <text:p>47,69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924" calcext:value-type="float">
            <text:p>56,924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177.17" calcext:value-type="float">
            <text:p>1177,17</text:p>
          </table:table-cell>
          <table:table-cell office:value-type="float" office:value="1136.836" calcext:value-type="float">
            <text:p>1136,836</text:p>
          </table:table-cell>
          <table:table-cell table:number-columns-repeated="7"/>
        </table:table-row>
        <table:table-row table:style-name="ro1">
          <table:table-cell office:value-type="float" office:value="48.551" calcext:value-type="float">
            <text:p>48,55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478" calcext:value-type="float">
            <text:p>46,478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216.904" calcext:value-type="float">
            <text:p>1216,904</text:p>
          </table:table-cell>
          <table:table-cell office:value-type="float" office:value="1136.44" calcext:value-type="float">
            <text:p>1136,44</text:p>
          </table:table-cell>
          <table:table-cell table:number-columns-repeated="7"/>
        </table:table-row>
        <table:table-row table:style-name="ro1">
          <table:table-cell office:value-type="float" office:value="46.345" calcext:value-type="float">
            <text:p>46,3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409" calcext:value-type="float">
            <text:p>50,409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1180.776" calcext:value-type="float">
            <text:p>1180,776</text:p>
          </table:table-cell>
          <table:table-cell office:value-type="float" office:value="1136.428" calcext:value-type="float">
            <text:p>1136,428</text:p>
          </table:table-cell>
          <table:table-cell table:number-columns-repeated="7"/>
        </table:table-row>
        <table:table-row table:style-name="ro1">
          <table:table-cell office:value-type="float" office:value="56.15" calcext:value-type="float">
            <text:p>56,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044" calcext:value-type="float">
            <text:p>51,044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1212.451" calcext:value-type="float">
            <text:p>1212,451</text:p>
          </table:table-cell>
          <table:table-cell office:value-type="float" office:value="1136.395" calcext:value-type="float">
            <text:p>1136,395</text:p>
          </table:table-cell>
          <table:table-cell table:number-columns-repeated="7"/>
        </table:table-row>
        <table:table-row table:style-name="ro1">
          <table:table-cell office:value-type="float" office:value="44.315" calcext:value-type="float">
            <text:p>44,3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524" calcext:value-type="float">
            <text:p>46,524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179.045" calcext:value-type="float">
            <text:p>1179,045</text:p>
          </table:table-cell>
          <table:table-cell office:value-type="float" office:value="1136.101" calcext:value-type="float">
            <text:p>1136,101</text:p>
          </table:table-cell>
          <table:table-cell table:number-columns-repeated="7"/>
        </table:table-row>
        <table:table-row table:style-name="ro1">
          <table:table-cell office:value-type="float" office:value="49.645" calcext:value-type="float">
            <text:p>49,6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675" calcext:value-type="float">
            <text:p>47,675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178.377" calcext:value-type="float">
            <text:p>1178,377</text:p>
          </table:table-cell>
          <table:table-cell office:value-type="float" office:value="1136.073" calcext:value-type="float">
            <text:p>1136,073</text:p>
          </table:table-cell>
          <table:table-cell table:number-columns-repeated="7"/>
        </table:table-row>
        <table:table-row table:style-name="ro1">
          <table:table-cell office:value-type="float" office:value="47.914" calcext:value-type="float">
            <text:p>47,9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079" calcext:value-type="float">
            <text:p>46,079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181.515" calcext:value-type="float">
            <text:p>1181,515</text:p>
          </table:table-cell>
          <table:table-cell office:value-type="float" office:value="1136.036" calcext:value-type="float">
            <text:p>1136,036</text:p>
          </table:table-cell>
          <table:table-cell table:number-columns-repeated="7"/>
        </table:table-row>
        <table:table-row table:style-name="ro1">
          <table:table-cell office:value-type="float" office:value="45.706" calcext:value-type="float">
            <text:p>45,70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911" calcext:value-type="float">
            <text:p>44,911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183.12" calcext:value-type="float">
            <text:p>1183,12</text:p>
          </table:table-cell>
          <table:table-cell office:value-type="float" office:value="1136.033" calcext:value-type="float">
            <text:p>1136,033</text:p>
          </table:table-cell>
          <table:table-cell table:number-columns-repeated="7"/>
        </table:table-row>
        <table:table-row table:style-name="ro1">
          <table:table-cell office:value-type="float" office:value="43.759" calcext:value-type="float">
            <text:p>43,7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644" calcext:value-type="float">
            <text:p>43,644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232.132" calcext:value-type="float">
            <text:p>1232,132</text:p>
          </table:table-cell>
          <table:table-cell office:value-type="float" office:value="1136.005" calcext:value-type="float">
            <text:p>1136,005</text:p>
          </table:table-cell>
          <table:table-cell table:number-columns-repeated="7"/>
        </table:table-row>
        <table:table-row table:style-name="ro1">
          <table:table-cell office:value-type="float" office:value="58.45" calcext:value-type="float">
            <text:p>58,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591" calcext:value-type="float">
            <text:p>43,591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1175.546" calcext:value-type="float">
            <text:p>1175,546</text:p>
          </table:table-cell>
          <table:table-cell office:value-type="float" office:value="1135.423" calcext:value-type="float">
            <text:p>1135,423</text:p>
          </table:table-cell>
          <table:table-cell table:number-columns-repeated="7"/>
        </table:table-row>
        <table:table-row table:style-name="ro1">
          <table:table-cell office:value-type="float" office:value="62.031" calcext:value-type="float">
            <text:p>62,0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033" calcext:value-type="float">
            <text:p>52,033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1178.182" calcext:value-type="float">
            <text:p>1178,182</text:p>
          </table:table-cell>
          <table:table-cell office:value-type="float" office:value="1133.465" calcext:value-type="float">
            <text:p>1133,465</text:p>
          </table:table-cell>
          <table:table-cell table:number-columns-repeated="7"/>
        </table:table-row>
        <table:table-row table:style-name="ro1">
          <table:table-cell office:value-type="float" office:value="290.386" calcext:value-type="float">
            <text:p>290,38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348" calcext:value-type="float">
            <text:p>44,348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1176.224" calcext:value-type="float">
            <text:p>1176,224</text:p>
          </table:table-cell>
          <table:table-cell office:value-type="float" office:value="1133.407" calcext:value-type="float">
            <text:p>1133,407</text:p>
          </table:table-cell>
          <table:table-cell table:number-columns-repeated="7"/>
        </table:table-row>
        <table:table-row table:style-name="ro1">
          <table:table-cell office:value-type="float" office:value="78.277" calcext:value-type="float">
            <text:p>78,2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326" calcext:value-type="float">
            <text:p>45,326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1193.103" calcext:value-type="float">
            <text:p>1193,103</text:p>
          </table:table-cell>
          <table:table-cell office:value-type="float" office:value="1132.698" calcext:value-type="float">
            <text:p>1132,698</text:p>
          </table:table-cell>
          <table:table-cell table:number-columns-repeated="7"/>
        </table:table-row>
        <table:table-row table:style-name="ro1">
          <table:table-cell office:value-type="float" office:value="207.398" calcext:value-type="float">
            <text:p>207,39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.362" calcext:value-type="float">
            <text:p>50,362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1200.619" calcext:value-type="float">
            <text:p>1200,619</text:p>
          </table:table-cell>
          <table:table-cell office:value-type="float" office:value="1132.305" calcext:value-type="float">
            <text:p>1132,305</text:p>
          </table:table-cell>
          <table:table-cell table:number-columns-repeated="7"/>
        </table:table-row>
        <table:table-row table:style-name="ro1">
          <table:table-cell office:value-type="float" office:value="108.559" calcext:value-type="float">
            <text:p>108,55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3.257" calcext:value-type="float">
            <text:p>53,257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262.267" calcext:value-type="float">
            <text:p>1262,267</text:p>
          </table:table-cell>
          <table:table-cell office:value-type="float" office:value="1131.244" calcext:value-type="float">
            <text:p>1131,244</text:p>
          </table:table-cell>
          <table:table-cell table:number-columns-repeated="7"/>
        </table:table-row>
        <table:table-row table:style-name="ro1">
          <table:table-cell office:value-type="float" office:value="133.837" calcext:value-type="float">
            <text:p>133,83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328" calcext:value-type="float">
            <text:p>47,328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174.433" calcext:value-type="float">
            <text:p>1174,433</text:p>
          </table:table-cell>
          <table:table-cell office:value-type="float" office:value="1131.16" calcext:value-type="float">
            <text:p>1131,16</text:p>
          </table:table-cell>
          <table:table-cell table:number-columns-repeated="7"/>
        </table:table-row>
        <table:table-row table:style-name="ro1">
          <table:table-cell office:value-type="float" office:value="186.381" calcext:value-type="float">
            <text:p>186,38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827" calcext:value-type="float">
            <text:p>43,827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456.003" calcext:value-type="float">
            <text:p>1456,003</text:p>
          </table:table-cell>
          <table:table-cell office:value-type="float" office:value="1129.93" calcext:value-type="float">
            <text:p>1129,93</text:p>
          </table:table-cell>
          <table:table-cell table:number-columns-repeated="7"/>
        </table:table-row>
        <table:table-row table:style-name="ro1">
          <table:table-cell office:value-type="float" office:value="47.356" calcext:value-type="float">
            <text:p>47,35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522" calcext:value-type="float">
            <text:p>52,522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182.55" calcext:value-type="float">
            <text:p>1182,55</text:p>
          </table:table-cell>
          <table:table-cell office:value-type="float" office:value="1129.417" calcext:value-type="float">
            <text:p>1129,417</text:p>
          </table:table-cell>
          <table:table-cell table:number-columns-repeated="7"/>
        </table:table-row>
        <table:table-row table:style-name="ro1">
          <table:table-cell office:value-type="float" office:value="47.407" calcext:value-type="float">
            <text:p>47,40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764" calcext:value-type="float">
            <text:p>48,764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243.012" calcext:value-type="float">
            <text:p>1243,012</text:p>
          </table:table-cell>
          <table:table-cell office:value-type="float" office:value="1128.288" calcext:value-type="float">
            <text:p>1128,288</text:p>
          </table:table-cell>
          <table:table-cell table:number-columns-repeated="7"/>
        </table:table-row>
        <table:table-row table:style-name="ro1">
          <table:table-cell office:value-type="float" office:value="47.185" calcext:value-type="float">
            <text:p>47,18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838" calcext:value-type="float">
            <text:p>52,838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304.794" calcext:value-type="float">
            <text:p>1304,794</text:p>
          </table:table-cell>
          <table:table-cell office:value-type="float" office:value="1127.929" calcext:value-type="float">
            <text:p>1127,929</text:p>
          </table:table-cell>
          <table:table-cell table:number-columns-repeated="7"/>
        </table:table-row>
        <table:table-row table:style-name="ro1">
          <table:table-cell office:value-type="float" office:value="47.869" calcext:value-type="float">
            <text:p>47,86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3.929" calcext:value-type="float">
            <text:p>53,929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178.492" calcext:value-type="float">
            <text:p>1178,492</text:p>
          </table:table-cell>
          <table:table-cell office:value-type="float" office:value="1126.077" calcext:value-type="float">
            <text:p>1126,077</text:p>
          </table:table-cell>
          <table:table-cell table:number-columns-repeated="7"/>
        </table:table-row>
        <table:table-row table:style-name="ro1">
          <table:table-cell office:value-type="float" office:value="45.51" calcext:value-type="float">
            <text:p>45,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326" calcext:value-type="float">
            <text:p>48,326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1195.817" calcext:value-type="float">
            <text:p>1195,817</text:p>
          </table:table-cell>
          <table:table-cell office:value-type="float" office:value="1125.299" calcext:value-type="float">
            <text:p>1125,299</text:p>
          </table:table-cell>
          <table:table-cell table:number-columns-repeated="7"/>
        </table:table-row>
        <table:table-row table:style-name="ro1">
          <table:table-cell office:value-type="float" office:value="47.618" calcext:value-type="float">
            <text:p>47,61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96" calcext:value-type="float">
            <text:p>44,596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1760.824" calcext:value-type="float">
            <text:p>1760,824</text:p>
          </table:table-cell>
          <table:table-cell office:value-type="float" office:value="1125.017" calcext:value-type="float">
            <text:p>1125,017</text:p>
          </table:table-cell>
          <table:table-cell table:number-columns-repeated="7"/>
        </table:table-row>
        <table:table-row table:style-name="ro1">
          <table:table-cell office:value-type="float" office:value="45.731" calcext:value-type="float">
            <text:p>45,73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774" calcext:value-type="float">
            <text:p>45,774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220.103" calcext:value-type="float">
            <text:p>1220,103</text:p>
          </table:table-cell>
          <table:table-cell office:value-type="float" office:value="1124.845" calcext:value-type="float">
            <text:p>1124,845</text:p>
          </table:table-cell>
          <table:table-cell table:number-columns-repeated="7"/>
        </table:table-row>
        <table:table-row table:style-name="ro1">
          <table:table-cell office:value-type="float" office:value="299.431" calcext:value-type="float">
            <text:p>299,43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87" calcext:value-type="float">
            <text:p>45,87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382.76" calcext:value-type="float">
            <text:p>1382,76</text:p>
          </table:table-cell>
          <table:table-cell office:value-type="float" office:value="1124.681" calcext:value-type="float">
            <text:p>1124,681</text:p>
          </table:table-cell>
          <table:table-cell table:number-columns-repeated="7"/>
        </table:table-row>
        <table:table-row table:style-name="ro1">
          <table:table-cell office:value-type="float" office:value="258.867" calcext:value-type="float">
            <text:p>258,86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5.871" calcext:value-type="float">
            <text:p>55,871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174.812" calcext:value-type="float">
            <text:p>1174,812</text:p>
          </table:table-cell>
          <table:table-cell office:value-type="float" office:value="1123.777" calcext:value-type="float">
            <text:p>1123,777</text:p>
          </table:table-cell>
          <table:table-cell table:number-columns-repeated="7"/>
        </table:table-row>
        <table:table-row table:style-name="ro1">
          <table:table-cell office:value-type="float" office:value="51.984" calcext:value-type="float">
            <text:p>51,98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76" calcext:value-type="float">
            <text:p>46,76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241.251" calcext:value-type="float">
            <text:p>1241,251</text:p>
          </table:table-cell>
          <table:table-cell office:value-type="float" office:value="1122.612" calcext:value-type="float">
            <text:p>1122,612</text:p>
          </table:table-cell>
          <table:table-cell table:number-columns-repeated="7"/>
        </table:table-row>
        <table:table-row table:style-name="ro1">
          <table:table-cell office:value-type="float" office:value="42.707" calcext:value-type="float">
            <text:p>42,70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658" calcext:value-type="float">
            <text:p>45,658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458.021" calcext:value-type="float">
            <text:p>1458,021</text:p>
          </table:table-cell>
          <table:table-cell office:value-type="float" office:value="1121.969" calcext:value-type="float">
            <text:p>1121,969</text:p>
          </table:table-cell>
          <table:table-cell table:number-columns-repeated="7"/>
        </table:table-row>
        <table:table-row table:style-name="ro1">
          <table:table-cell office:value-type="float" office:value="48.086" calcext:value-type="float">
            <text:p>48,08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643" calcext:value-type="float">
            <text:p>43,643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353.015" calcext:value-type="float">
            <text:p>1353,015</text:p>
          </table:table-cell>
          <table:table-cell office:value-type="float" office:value="1120.678" calcext:value-type="float">
            <text:p>1120,678</text:p>
          </table:table-cell>
          <table:table-cell table:number-columns-repeated="7"/>
        </table:table-row>
        <table:table-row table:style-name="ro1">
          <table:table-cell office:value-type="float" office:value="44.481" calcext:value-type="float">
            <text:p>44,48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684" calcext:value-type="float">
            <text:p>47,684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492.663" calcext:value-type="float">
            <text:p>1492,663</text:p>
          </table:table-cell>
          <table:table-cell office:value-type="float" office:value="1119.681" calcext:value-type="float">
            <text:p>1119,681</text:p>
          </table:table-cell>
          <table:table-cell table:number-columns-repeated="7"/>
        </table:table-row>
        <table:table-row table:style-name="ro1">
          <table:table-cell office:value-type="float" office:value="42.667" calcext:value-type="float">
            <text:p>42,66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212" calcext:value-type="float">
            <text:p>48,212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160.737" calcext:value-type="float">
            <text:p>1160,737</text:p>
          </table:table-cell>
          <table:table-cell office:value-type="float" office:value="1119.471" calcext:value-type="float">
            <text:p>1119,471</text:p>
          </table:table-cell>
          <table:table-cell table:number-columns-repeated="7"/>
        </table:table-row>
        <table:table-row table:style-name="ro1">
          <table:table-cell office:value-type="float" office:value="45.966" calcext:value-type="float">
            <text:p>45,96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84" calcext:value-type="float">
            <text:p>44,584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161.019" calcext:value-type="float">
            <text:p>1161,019</text:p>
          </table:table-cell>
          <table:table-cell office:value-type="float" office:value="1119.411" calcext:value-type="float">
            <text:p>1119,411</text:p>
          </table:table-cell>
          <table:table-cell table:number-columns-repeated="7"/>
        </table:table-row>
        <table:table-row table:style-name="ro1">
          <table:table-cell office:value-type="float" office:value="45.306" calcext:value-type="float">
            <text:p>45,30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818" calcext:value-type="float">
            <text:p>46,818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435.519" calcext:value-type="float">
            <text:p>1435,519</text:p>
          </table:table-cell>
          <table:table-cell office:value-type="float" office:value="1118.909" calcext:value-type="float">
            <text:p>1118,909</text:p>
          </table:table-cell>
          <table:table-cell table:number-columns-repeated="7"/>
        </table:table-row>
        <table:table-row table:style-name="ro1">
          <table:table-cell office:value-type="float" office:value="45.647" calcext:value-type="float">
            <text:p>45,64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057" calcext:value-type="float">
            <text:p>44,057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162.642" calcext:value-type="float">
            <text:p>1162,642</text:p>
          </table:table-cell>
          <table:table-cell office:value-type="float" office:value="1118.636" calcext:value-type="float">
            <text:p>1118,636</text:p>
          </table:table-cell>
          <table:table-cell table:number-columns-repeated="7"/>
        </table:table-row>
        <table:table-row table:style-name="ro1">
          <table:table-cell office:value-type="float" office:value="47.259" calcext:value-type="float">
            <text:p>47,25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756" calcext:value-type="float">
            <text:p>47,756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1161.455" calcext:value-type="float">
            <text:p>1161,455</text:p>
          </table:table-cell>
          <table:table-cell office:value-type="float" office:value="1118.424" calcext:value-type="float">
            <text:p>1118,424</text:p>
          </table:table-cell>
          <table:table-cell table:number-columns-repeated="7"/>
        </table:table-row>
        <table:table-row table:style-name="ro1">
          <table:table-cell office:value-type="float" office:value="47.138" calcext:value-type="float">
            <text:p>47,13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737" calcext:value-type="float">
            <text:p>48,737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1159.673" calcext:value-type="float">
            <text:p>1159,673</text:p>
          </table:table-cell>
          <table:table-cell office:value-type="float" office:value="1118.309" calcext:value-type="float">
            <text:p>1118,309</text:p>
          </table:table-cell>
          <table:table-cell table:number-columns-repeated="7"/>
        </table:table-row>
        <table:table-row table:style-name="ro1">
          <table:table-cell office:value-type="float" office:value="44.943" calcext:value-type="float">
            <text:p>44,94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.766" calcext:value-type="float">
            <text:p>50,766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1160.206" calcext:value-type="float">
            <text:p>1160,206</text:p>
          </table:table-cell>
          <table:table-cell office:value-type="float" office:value="1117.481" calcext:value-type="float">
            <text:p>1117,481</text:p>
          </table:table-cell>
          <table:table-cell table:number-columns-repeated="7"/>
        </table:table-row>
        <table:table-row table:style-name="ro1">
          <table:table-cell office:value-type="float" office:value="50.22" calcext:value-type="float">
            <text:p>50,2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184.091" calcext:value-type="float">
            <text:p>184,091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1158.27" calcext:value-type="float">
            <text:p>1158,27</text:p>
          </table:table-cell>
          <table:table-cell office:value-type="float" office:value="1116.999" calcext:value-type="float">
            <text:p>1116,999</text:p>
          </table:table-cell>
          <table:table-cell table:number-columns-repeated="7"/>
        </table:table-row>
        <table:table-row table:style-name="ro1">
          <table:table-cell office:value-type="float" office:value="47.115" calcext:value-type="float">
            <text:p>47,11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911" calcext:value-type="float">
            <text:p>46,911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1177.97" calcext:value-type="float">
            <text:p>1177,97</text:p>
          </table:table-cell>
          <table:table-cell office:value-type="float" office:value="1116.945" calcext:value-type="float">
            <text:p>1116,945</text:p>
          </table:table-cell>
          <table:table-cell table:number-columns-repeated="7"/>
        </table:table-row>
        <table:table-row table:style-name="ro1">
          <table:table-cell office:value-type="float" office:value="44.026" calcext:value-type="float">
            <text:p>44,02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58" calcext:value-type="float">
            <text:p>43,5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155.842" calcext:value-type="float">
            <text:p>1155,842</text:p>
          </table:table-cell>
          <table:table-cell office:value-type="float" office:value="1116.885" calcext:value-type="float">
            <text:p>1116,885</text:p>
          </table:table-cell>
          <table:table-cell table:number-columns-repeated="7"/>
        </table:table-row>
        <table:table-row table:style-name="ro1">
          <table:table-cell office:value-type="float" office:value="52.303" calcext:value-type="float">
            <text:p>52,30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132" calcext:value-type="float">
            <text:p>42,132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158.749" calcext:value-type="float">
            <text:p>1158,749</text:p>
          </table:table-cell>
          <table:table-cell office:value-type="float" office:value="1116.391" calcext:value-type="float">
            <text:p>1116,391</text:p>
          </table:table-cell>
          <table:table-cell table:number-columns-repeated="7"/>
        </table:table-row>
        <table:table-row table:style-name="ro1">
          <table:table-cell office:value-type="float" office:value="48.211" calcext:value-type="float">
            <text:p>48,21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7.214" calcext:value-type="float">
            <text:p>57,214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238.11" calcext:value-type="float">
            <text:p>1238,11</text:p>
          </table:table-cell>
          <table:table-cell office:value-type="float" office:value="1116.318" calcext:value-type="float">
            <text:p>1116,318</text:p>
          </table:table-cell>
          <table:table-cell table:number-columns-repeated="7"/>
        </table:table-row>
        <table:table-row table:style-name="ro1">
          <table:table-cell office:value-type="float" office:value="54.072" calcext:value-type="float">
            <text:p>54,07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527" calcext:value-type="float">
            <text:p>43,527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409.518" calcext:value-type="float">
            <text:p>1409,518</text:p>
          </table:table-cell>
          <table:table-cell office:value-type="float" office:value="1116.197" calcext:value-type="float">
            <text:p>1116,197</text:p>
          </table:table-cell>
          <table:table-cell table:number-columns-repeated="7"/>
        </table:table-row>
        <table:table-row table:style-name="ro1">
          <table:table-cell office:value-type="float" office:value="43.77" calcext:value-type="float">
            <text:p>43,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964" calcext:value-type="float">
            <text:p>46,964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1158.585" calcext:value-type="float">
            <text:p>1158,585</text:p>
          </table:table-cell>
          <table:table-cell office:value-type="float" office:value="1115.769" calcext:value-type="float">
            <text:p>1115,769</text:p>
          </table:table-cell>
          <table:table-cell table:number-columns-repeated="7"/>
        </table:table-row>
        <table:table-row table:style-name="ro1">
          <table:table-cell office:value-type="float" office:value="44.502" calcext:value-type="float">
            <text:p>44,50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607" calcext:value-type="float">
            <text:p>44,607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1160.332" calcext:value-type="float">
            <text:p>1160,332</text:p>
          </table:table-cell>
          <table:table-cell office:value-type="float" office:value="1115.176" calcext:value-type="float">
            <text:p>1115,176</text:p>
          </table:table-cell>
          <table:table-cell table:number-columns-repeated="7"/>
        </table:table-row>
        <table:table-row table:style-name="ro1">
          <table:table-cell office:value-type="float" office:value="43.738" calcext:value-type="float">
            <text:p>43,73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421" calcext:value-type="float">
            <text:p>45,421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1175.554" calcext:value-type="float">
            <text:p>1175,554</text:p>
          </table:table-cell>
          <table:table-cell office:value-type="float" office:value="1115.037" calcext:value-type="float">
            <text:p>1115,037</text:p>
          </table:table-cell>
          <table:table-cell table:number-columns-repeated="7"/>
        </table:table-row>
        <table:table-row table:style-name="ro1">
          <table:table-cell office:value-type="float" office:value="51.161" calcext:value-type="float">
            <text:p>51,16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959" calcext:value-type="float">
            <text:p>42,959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1160.073" calcext:value-type="float">
            <text:p>1160,073</text:p>
          </table:table-cell>
          <table:table-cell office:value-type="float" office:value="1114.473" calcext:value-type="float">
            <text:p>1114,473</text:p>
          </table:table-cell>
          <table:table-cell table:number-columns-repeated="7"/>
        </table:table-row>
        <table:table-row table:style-name="ro1">
          <table:table-cell office:value-type="float" office:value="42.694" calcext:value-type="float">
            <text:p>42,69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1" calcext:value-type="float">
            <text:p>44,1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1158.824" calcext:value-type="float">
            <text:p>1158,824</text:p>
          </table:table-cell>
          <table:table-cell office:value-type="float" office:value="1114.344" calcext:value-type="float">
            <text:p>1114,344</text:p>
          </table:table-cell>
          <table:table-cell table:number-columns-repeated="7"/>
        </table:table-row>
        <table:table-row table:style-name="ro1">
          <table:table-cell office:value-type="float" office:value="42.765" calcext:value-type="float">
            <text:p>42,76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71" calcext:value-type="float">
            <text:p>49,71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1156.917" calcext:value-type="float">
            <text:p>1156,917</text:p>
          </table:table-cell>
          <table:table-cell office:value-type="float" office:value="1113.798" calcext:value-type="float">
            <text:p>1113,798</text:p>
          </table:table-cell>
          <table:table-cell table:number-columns-repeated="7"/>
        </table:table-row>
        <table:table-row table:style-name="ro1">
          <table:table-cell office:value-type="float" office:value="43.389" calcext:value-type="float">
            <text:p>43,38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957" calcext:value-type="float">
            <text:p>42,957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1155.139" calcext:value-type="float">
            <text:p>1155,139</text:p>
          </table:table-cell>
          <table:table-cell office:value-type="float" office:value="1113.13" calcext:value-type="float">
            <text:p>1113,13</text:p>
          </table:table-cell>
          <table:table-cell table:number-columns-repeated="7"/>
        </table:table-row>
        <table:table-row table:style-name="ro1">
          <table:table-cell office:value-type="float" office:value="46.711" calcext:value-type="float">
            <text:p>46,71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262.267" calcext:value-type="float">
            <text:p>262,267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1160.912" calcext:value-type="float">
            <text:p>1160,912</text:p>
          </table:table-cell>
          <table:table-cell office:value-type="float" office:value="1112.736" calcext:value-type="float">
            <text:p>1112,736</text:p>
          </table:table-cell>
          <table:table-cell table:number-columns-repeated="7"/>
        </table:table-row>
        <table:table-row table:style-name="ro1">
          <table:table-cell office:value-type="float" office:value="58.98" calcext:value-type="float">
            <text:p>58,9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96" calcext:value-type="float">
            <text:p>43,96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1158.39" calcext:value-type="float">
            <text:p>1158,39</text:p>
          </table:table-cell>
          <table:table-cell office:value-type="float" office:value="1112.583" calcext:value-type="float">
            <text:p>1112,583</text:p>
          </table:table-cell>
          <table:table-cell table:number-columns-repeated="7"/>
        </table:table-row>
        <table:table-row table:style-name="ro1">
          <table:table-cell office:value-type="float" office:value="43.011" calcext:value-type="float">
            <text:p>43,01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848" calcext:value-type="float">
            <text:p>52,848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1199.227" calcext:value-type="float">
            <text:p>1199,227</text:p>
          </table:table-cell>
          <table:table-cell office:value-type="float" office:value="1110.303" calcext:value-type="float">
            <text:p>1110,303</text:p>
          </table:table-cell>
          <table:table-cell table:number-columns-repeated="7"/>
        </table:table-row>
        <table:table-row table:style-name="ro1">
          <table:table-cell office:value-type="float" office:value="45.568" calcext:value-type="float">
            <text:p>45,5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127.277" calcext:value-type="float">
            <text:p>127,277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1153.762" calcext:value-type="float">
            <text:p>1153,762</text:p>
          </table:table-cell>
          <table:table-cell office:value-type="float" office:value="1110.174" calcext:value-type="float">
            <text:p>1110,174</text:p>
          </table:table-cell>
          <table:table-cell table:number-columns-repeated="7"/>
        </table:table-row>
        <table:table-row table:style-name="ro1">
          <table:table-cell office:value-type="float" office:value="51.985" calcext:value-type="float">
            <text:p>51,98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192.364" calcext:value-type="float">
            <text:p>192,364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1189.694" calcext:value-type="float">
            <text:p>1189,694</text:p>
          </table:table-cell>
          <table:table-cell office:value-type="float" office:value="1109.203" calcext:value-type="float">
            <text:p>1109,203</text:p>
          </table:table-cell>
          <table:table-cell table:number-columns-repeated="7"/>
        </table:table-row>
        <table:table-row table:style-name="ro1">
          <table:table-cell office:value-type="float" office:value="47.724" calcext:value-type="float">
            <text:p>47,72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210.14" calcext:value-type="float">
            <text:p>210,14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1220.233" calcext:value-type="float">
            <text:p>1220,233</text:p>
          </table:table-cell>
          <table:table-cell office:value-type="float" office:value="1109.008" calcext:value-type="float">
            <text:p>1109,008</text:p>
          </table:table-cell>
          <table:table-cell table:number-columns-repeated="7"/>
        </table:table-row>
        <table:table-row table:style-name="ro1">
          <table:table-cell office:value-type="float" office:value="44.319" calcext:value-type="float">
            <text:p>44,31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001" calcext:value-type="float">
            <text:p>45,001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1156.4" calcext:value-type="float">
            <text:p>1156,4</text:p>
          </table:table-cell>
          <table:table-cell office:value-type="float" office:value="1108.865" calcext:value-type="float">
            <text:p>1108,865</text:p>
          </table:table-cell>
          <table:table-cell table:number-columns-repeated="7"/>
        </table:table-row>
        <table:table-row table:style-name="ro1">
          <table:table-cell office:value-type="float" office:value="43.384" calcext:value-type="float">
            <text:p>43,38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474" calcext:value-type="float">
            <text:p>48,474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1155.855" calcext:value-type="float">
            <text:p>1155,855</text:p>
          </table:table-cell>
          <table:table-cell office:value-type="float" office:value="1107.387" calcext:value-type="float">
            <text:p>1107,387</text:p>
          </table:table-cell>
          <table:table-cell table:number-columns-repeated="7"/>
        </table:table-row>
        <table:table-row table:style-name="ro1">
          <table:table-cell office:value-type="float" office:value="44.163" calcext:value-type="float">
            <text:p>44,16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919" calcext:value-type="float">
            <text:p>45,919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1158.754" calcext:value-type="float">
            <text:p>1158,754</text:p>
          </table:table-cell>
          <table:table-cell office:value-type="float" office:value="1107.195" calcext:value-type="float">
            <text:p>1107,195</text:p>
          </table:table-cell>
          <table:table-cell table:number-columns-repeated="7"/>
        </table:table-row>
        <table:table-row table:style-name="ro1">
          <table:table-cell office:value-type="float" office:value="195.709" calcext:value-type="float">
            <text:p>195,70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3.611" calcext:value-type="float">
            <text:p>53,611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158.389" calcext:value-type="float">
            <text:p>1158,389</text:p>
          </table:table-cell>
          <table:table-cell office:value-type="float" office:value="1107.137" calcext:value-type="float">
            <text:p>1107,137</text:p>
          </table:table-cell>
          <table:table-cell table:number-columns-repeated="7"/>
        </table:table-row>
        <table:table-row table:style-name="ro1">
          <table:table-cell office:value-type="float" office:value="144.087" calcext:value-type="float">
            <text:p>144,08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6.142" calcext:value-type="float">
            <text:p>46,142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165.978" calcext:value-type="float">
            <text:p>1165,978</text:p>
          </table:table-cell>
          <table:table-cell office:value-type="float" office:value="1106.458" calcext:value-type="float">
            <text:p>1106,458</text:p>
          </table:table-cell>
          <table:table-cell table:number-columns-repeated="7"/>
        </table:table-row>
        <table:table-row table:style-name="ro1">
          <table:table-cell office:value-type="float" office:value="161.324" calcext:value-type="float">
            <text:p>161,32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0.109" calcext:value-type="float">
            <text:p>50,109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157.983" calcext:value-type="float">
            <text:p>1157,983</text:p>
          </table:table-cell>
          <table:table-cell office:value-type="float" office:value="1101.614" calcext:value-type="float">
            <text:p>1101,614</text:p>
          </table:table-cell>
          <table:table-cell table:number-columns-repeated="7"/>
        </table:table-row>
        <table:table-row table:style-name="ro1">
          <table:table-cell office:value-type="float" office:value="44.726" calcext:value-type="float">
            <text:p>44,72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67.697" calcext:value-type="float">
            <text:p>67,697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185.296" calcext:value-type="float">
            <text:p>1185,296</text:p>
          </table:table-cell>
          <table:table-cell office:value-type="float" office:value="1101.186" calcext:value-type="float">
            <text:p>1101,186</text:p>
          </table:table-cell>
          <table:table-cell table:number-columns-repeated="7"/>
        </table:table-row>
        <table:table-row table:style-name="ro1">
          <table:table-cell office:value-type="float" office:value="44.616" calcext:value-type="float">
            <text:p>44,61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105.777" calcext:value-type="float">
            <text:p>105,777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1266.791" calcext:value-type="float">
            <text:p>1266,791</text:p>
          </table:table-cell>
          <table:table-cell office:value-type="float" office:value="1101.133" calcext:value-type="float">
            <text:p>1101,133</text:p>
          </table:table-cell>
          <table:table-cell table:number-columns-repeated="7"/>
        </table:table-row>
        <table:table-row table:style-name="ro1">
          <table:table-cell office:value-type="float" office:value="44.984" calcext:value-type="float">
            <text:p>44,98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29" calcext:value-type="float">
            <text:p>43,29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1261.489" calcext:value-type="float">
            <text:p>1261,489</text:p>
          </table:table-cell>
          <table:table-cell office:value-type="float" office:value="1099.918" calcext:value-type="float">
            <text:p>1099,918</text:p>
          </table:table-cell>
          <table:table-cell table:number-columns-repeated="7"/>
        </table:table-row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6.772" calcext:value-type="float">
            <text:p>56,772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1142.524" calcext:value-type="float">
            <text:p>1142,524</text:p>
          </table:table-cell>
          <table:table-cell office:value-type="float" office:value="1099.767" calcext:value-type="float">
            <text:p>1099,767</text:p>
          </table:table-cell>
          <table:table-cell table:number-columns-repeated="7"/>
        </table:table-row>
        <table:table-row table:style-name="ro1">
          <table:table-cell office:value-type="float" office:value="44.81" calcext:value-type="float">
            <text:p>44,8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229.359" calcext:value-type="float">
            <text:p>229,359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1467.804" calcext:value-type="float">
            <text:p>1467,804</text:p>
          </table:table-cell>
          <table:table-cell office:value-type="float" office:value="1099.677" calcext:value-type="float">
            <text:p>1099,677</text:p>
          </table:table-cell>
          <table:table-cell table:number-columns-repeated="7"/>
        </table:table-row>
        <table:table-row table:style-name="ro1">
          <table:table-cell office:value-type="float" office:value="47.705" calcext:value-type="float">
            <text:p>47,70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687" calcext:value-type="float">
            <text:p>43,687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1145.881" calcext:value-type="float">
            <text:p>1145,881</text:p>
          </table:table-cell>
          <table:table-cell office:value-type="float" office:value="1099.475" calcext:value-type="float">
            <text:p>1099,475</text:p>
          </table:table-cell>
          <table:table-cell table:number-columns-repeated="7"/>
        </table:table-row>
        <table:table-row table:style-name="ro1">
          <table:table-cell office:value-type="float" office:value="73.249" calcext:value-type="float">
            <text:p>73,249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2.129" calcext:value-type="float">
            <text:p>42,129</text:p>
          </table:table-cell>
          <table:table-cell office:value-type="float" office:value="0.907" calcext:value-type="float">
            <text:p>0,907</text:p>
          </table:table-cell>
          <table:table-cell/>
          <table:table-cell office:value-type="float" office:value="1291.105" calcext:value-type="float">
            <text:p>1291,105</text:p>
          </table:table-cell>
          <table:table-cell office:value-type="float" office:value="1098.515" calcext:value-type="float">
            <text:p>1098,515</text:p>
          </table:table-cell>
          <table:table-cell table:number-columns-repeated="7"/>
        </table:table-row>
        <table:table-row table:style-name="ro1">
          <table:table-cell office:value-type="float" office:value="45.57" calcext:value-type="float">
            <text:p>45,5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4.929" calcext:value-type="float">
            <text:p>44,929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1145.846" calcext:value-type="float">
            <text:p>1145,846</text:p>
          </table:table-cell>
          <table:table-cell office:value-type="float" office:value="1097.649" calcext:value-type="float">
            <text:p>1097,649</text:p>
          </table:table-cell>
          <table:table-cell table:number-columns-repeated="7"/>
        </table:table-row>
        <table:table-row table:style-name="ro1">
          <table:table-cell office:value-type="float" office:value="43.557" calcext:value-type="float">
            <text:p>43,55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224.709" calcext:value-type="float">
            <text:p>224,709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1311.383" calcext:value-type="float">
            <text:p>1311,383</text:p>
          </table:table-cell>
          <table:table-cell office:value-type="float" office:value="1094.607" calcext:value-type="float">
            <text:p>1094,607</text:p>
          </table:table-cell>
          <table:table-cell table:number-columns-repeated="7"/>
        </table:table-row>
        <table:table-row table:style-name="ro1">
          <table:table-cell office:value-type="float" office:value="43.481" calcext:value-type="float">
            <text:p>43,48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9.806" calcext:value-type="float">
            <text:p>49,806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1155.297" calcext:value-type="float">
            <text:p>1155,297</text:p>
          </table:table-cell>
          <table:table-cell office:value-type="float" office:value="1092.36" calcext:value-type="float">
            <text:p>1092,36</text:p>
          </table:table-cell>
          <table:table-cell table:number-columns-repeated="7"/>
        </table:table-row>
        <table:table-row table:style-name="ro1">
          <table:table-cell office:value-type="float" office:value="50.427" calcext:value-type="float">
            <text:p>50,42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668" calcext:value-type="float">
            <text:p>47,668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1140.716" calcext:value-type="float">
            <text:p>1140,716</text:p>
          </table:table-cell>
          <table:table-cell office:value-type="float" office:value="1091.997" calcext:value-type="float">
            <text:p>1091,997</text:p>
          </table:table-cell>
          <table:table-cell table:number-columns-repeated="7"/>
        </table:table-row>
        <table:table-row table:style-name="ro1">
          <table:table-cell office:value-type="float" office:value="52.058" calcext:value-type="float">
            <text:p>52,058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6.792" calcext:value-type="float">
            <text:p>46,792</text:p>
          </table:table-cell>
          <table:table-cell office:value-type="float" office:value="0.902" calcext:value-type="float">
            <text:p>0,902</text:p>
          </table:table-cell>
          <table:table-cell/>
          <table:table-cell office:value-type="float" office:value="1174.4" calcext:value-type="float">
            <text:p>1174,4</text:p>
          </table:table-cell>
          <table:table-cell office:value-type="float" office:value="1081.436" calcext:value-type="float">
            <text:p>1081,436</text:p>
          </table:table-cell>
          <table:table-cell table:number-columns-repeated="7"/>
        </table:table-row>
        <table:table-row table:style-name="ro1">
          <table:table-cell office:value-type="float" office:value="43.438" calcext:value-type="float">
            <text:p>43,438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516" calcext:value-type="float">
            <text:p>43,5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20.291" calcext:value-type="float">
            <text:p>1120,291</text:p>
          </table:table-cell>
          <table:table-cell office:value-type="float" office:value="1076.398" calcext:value-type="float">
            <text:p>1076,398</text:p>
          </table:table-cell>
          <table:table-cell table:number-columns-repeated="7"/>
        </table:table-row>
        <table:table-row table:style-name="ro1">
          <table:table-cell office:value-type="float" office:value="42.046" calcext:value-type="float">
            <text:p>42,04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124.089" calcext:value-type="float">
            <text:p>124,08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86.023" calcext:value-type="float">
            <text:p>1286,023</text:p>
          </table:table-cell>
          <table:table-cell office:value-type="float" office:value="1063.645" calcext:value-type="float">
            <text:p>1063,645</text:p>
          </table:table-cell>
          <table:table-cell table:number-columns-repeated="7"/>
        </table:table-row>
        <table:table-row table:style-name="ro1">
          <table:table-cell office:value-type="float" office:value="44.562" calcext:value-type="float">
            <text:p>44,56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64.635" calcext:value-type="float">
            <text:p>564,635</text:p>
          </table:table-cell>
          <table:table-cell office:value-type="float" office:value="0.888" calcext:value-type="float">
            <text:p>0,888</text:p>
          </table:table-cell>
          <table:table-cell/>
          <table:table-cell office:value-type="float" office:value="1102.493" calcext:value-type="float">
            <text:p>1102,493</text:p>
          </table:table-cell>
          <table:table-cell office:value-type="float" office:value="1049.105" calcext:value-type="float">
            <text:p>1049,105</text:p>
          </table:table-cell>
          <table:table-cell table:number-columns-repeated="7"/>
        </table:table-row>
      </table:table>
      <table:table table:name="GO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52.297" calcext:value-type="float">
            <text:p>52,297</text:p>
          </table:table-cell>
          <table:table-cell office:value-type="float" office:value="0.053" calcext:value-type="float">
            <text:p>0,053</text:p>
          </table:table-cell>
          <table:table-cell/>
          <table:table-cell office:value-type="float" office:value="59.442" calcext:value-type="float">
            <text:p>59,442</text:p>
          </table:table-cell>
          <table:table-cell office:value-type="float" office:value="16.958" calcext:value-type="float">
            <text:p>16,958</text:p>
          </table:table-cell>
          <table:table-cell/>
          <table:table-cell office:value-type="float" office:value="622.813" calcext:value-type="float">
            <text:p>622,813</text:p>
          </table:table-cell>
          <table:table-cell office:value-type="float" office:value="575.484" calcext:value-type="float">
            <text:p>575,484</text:p>
          </table:table-cell>
          <table:table-cell table:number-columns-repeated="5"/>
          <table:table-cell table:formula="of:=['GO-512MB'.N7]-['GO-512MB'.$L7]" office:value-type="float" office:value="-0.00000520833333335705" calcext:value-type="float">
            <text:p>-5,20833333335705E-06</text:p>
          </table:table-cell>
          <table:table-cell table:formula="of:=['GO-512MB'.O7]-['GO-512MB'.$L7]" office:value-type="float" office:value="0.0369947916666666" calcext:value-type="float">
            <text:p>0,0369947917</text:p>
          </table:table-cell>
        </table:table-row>
        <table:table-row table:style-name="ro1">
          <table:table-cell office:value-type="float" office:value="44.602" calcext:value-type="float">
            <text:p>44,602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55.888" calcext:value-type="float">
            <text:p>55,888</text:p>
          </table:table-cell>
          <table:table-cell office:value-type="float" office:value="12.986" calcext:value-type="float">
            <text:p>12,986</text:p>
          </table:table-cell>
          <table:table-cell/>
          <table:table-cell office:value-type="float" office:value="617.647" calcext:value-type="float">
            <text:p>617,647</text:p>
          </table:table-cell>
          <table:table-cell office:value-type="float" office:value="568.706" calcext:value-type="float">
            <text:p>568,706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5.381" calcext:value-type="float">
            <text:p>45,381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77.623" calcext:value-type="float">
            <text:p>77,623</text:p>
          </table:table-cell>
          <table:table-cell office:value-type="float" office:value="9.016" calcext:value-type="float">
            <text:p>9,016</text:p>
          </table:table-cell>
          <table:table-cell/>
          <table:table-cell office:value-type="float" office:value="602.155" calcext:value-type="float">
            <text:p>602,155</text:p>
          </table:table-cell>
          <table:table-cell office:value-type="float" office:value="558.607" calcext:value-type="float">
            <text:p>558,60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512MB'.$B$13:.$B$210])" office:value-type="float" office:value="0.0160052083333334" calcext:value-type="float">
            <text:p>0,0160052083</text:p>
          </table:table-cell>
          <table:table-cell table:formula="of:=STDEV(['GO-512MB'.$B$13:.$B$210])" office:value-type="float" office:value="0.00138237747943064" calcext:value-type="float">
            <text:p>0,0013823775</text:p>
          </table:table-cell>
          <table:table-cell table:formula="of:=MIN(['GO-512MB'.$B$5:.$B$104])" office:value-type="float" office:value="0.016" calcext:value-type="float">
            <text:p>0,016</text:p>
          </table:table-cell>
          <table:table-cell table:formula="of:=MAX(['GO-512MB'.$B$5:.$B$104])"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55.019" calcext:value-type="float">
            <text:p>55,019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42.707" calcext:value-type="float">
            <text:p>42,707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600.109" calcext:value-type="float">
            <text:p>600,109</text:p>
          </table:table-cell>
          <table:table-cell office:value-type="float" office:value="554.163" calcext:value-type="float">
            <text:p>554,16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512MB'.$E$8:.$E$210])" office:value-type="float" office:value="0.934147208121827" calcext:value-type="float">
            <text:p>0,9341472081</text:p>
          </table:table-cell>
          <table:table-cell table:formula="of:=STDEV(['GO-512MB'.$E$8:.$E$210])" office:value-type="float" office:value="0.0340385983611273" calcext:value-type="float">
            <text:p>0,0340385984</text:p>
          </table:table-cell>
          <table:table-cell table:formula="of:=MIN(['GO-512MB'.$E$5:.$E$104])" office:value-type="float" office:value="0.938" calcext:value-type="float">
            <text:p>0,938</text:p>
          </table:table-cell>
          <table:table-cell table:formula="of:=MAX(['GO-512MB'.$E$5:.$E$104])" office:value-type="float" office:value="16.958" calcext:value-type="float">
            <text:p>16,958</text:p>
          </table:table-cell>
        </table:table-row>
        <table:table-row table:style-name="ro1">
          <table:table-cell office:value-type="float" office:value="68.975" calcext:value-type="float">
            <text:p>68,975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43.47" calcext:value-type="float">
            <text:p>43,47</text:p>
          </table:table-cell>
          <table:table-cell office:value-type="float" office:value="1.042" calcext:value-type="float">
            <text:p>1,042</text:p>
          </table:table-cell>
          <table:table-cell/>
          <table:table-cell office:value-type="float" office:value="688.2" calcext:value-type="float">
            <text:p>688,2</text:p>
          </table:table-cell>
          <table:table-cell office:value-type="float" office:value="552.743" calcext:value-type="float">
            <text:p>552,74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512MB'.$H$5:.$H$210])" office:value-type="float" office:value="512.75401" calcext:value-type="float">
            <text:p>512,75401</text:p>
          </table:table-cell>
          <table:table-cell table:formula="of:=STDEV(['GO-512MB'.$H$5:.$H$210])" office:value-type="float" office:value="14.5648471427391" calcext:value-type="float">
            <text:p>14,5648471427</text:p>
          </table:table-cell>
          <table:table-cell table:formula="of:=MIN(['GO-512MB'.$H$5:.$H$104])" office:value-type="float" office:value="512.878" calcext:value-type="float">
            <text:p>512,878</text:p>
          </table:table-cell>
          <table:table-cell table:formula="of:=MAX(['GO-512MB'.$H$5:.$H$104])" office:value-type="float" office:value="575.484" calcext:value-type="float">
            <text:p>575,484</text:p>
          </table:table-cell>
        </table:table-row>
        <table:table-row table:style-name="ro1">
          <table:table-cell office:value-type="float" office:value="52.453" calcext:value-type="float">
            <text:p>52,453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50.132" calcext:value-type="float">
            <text:p>50,132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600.746" calcext:value-type="float">
            <text:p>600,746</text:p>
          </table:table-cell>
          <table:table-cell office:value-type="float" office:value="552.639" calcext:value-type="float">
            <text:p>552,639</text:p>
          </table:table-cell>
          <table:table-cell table:number-columns-repeated="7"/>
        </table:table-row>
        <table:table-row table:style-name="ro1">
          <table:table-cell office:value-type="float" office:value="53.648" calcext:value-type="float">
            <text:p>53,648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4.224" calcext:value-type="float">
            <text:p>44,224</text:p>
          </table:table-cell>
          <table:table-cell office:value-type="float" office:value="1.021" calcext:value-type="float">
            <text:p>1,021</text:p>
          </table:table-cell>
          <table:table-cell/>
          <table:table-cell office:value-type="float" office:value="602.685" calcext:value-type="float">
            <text:p>602,685</text:p>
          </table:table-cell>
          <table:table-cell office:value-type="float" office:value="550.587" calcext:value-type="float">
            <text:p>550,587</text:p>
          </table:table-cell>
          <table:table-cell table:number-columns-repeated="7"/>
        </table:table-row>
        <table:table-row table:style-name="ro1">
          <table:table-cell office:value-type="float" office:value="46.402" calcext:value-type="float">
            <text:p>46,402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247.24" calcext:value-type="float">
            <text:p>247,24</text:p>
          </table:table-cell>
          <table:table-cell office:value-type="float" office:value="1.016" calcext:value-type="float">
            <text:p>1,016</text:p>
          </table:table-cell>
          <table:table-cell/>
          <table:table-cell office:value-type="float" office:value="657.366" calcext:value-type="float">
            <text:p>657,366</text:p>
          </table:table-cell>
          <table:table-cell office:value-type="float" office:value="538.986" calcext:value-type="float">
            <text:p>538,986</text:p>
          </table:table-cell>
          <table:table-cell table:number-columns-repeated="7"/>
        </table:table-row>
        <table:table-row table:style-name="ro1">
          <table:table-cell office:value-type="float" office:value="47.784" calcext:value-type="float">
            <text:p>47,784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6.07" calcext:value-type="float">
            <text:p>46,07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583.636" calcext:value-type="float">
            <text:p>583,636</text:p>
          </table:table-cell>
          <table:table-cell office:value-type="float" office:value="538.192" calcext:value-type="float">
            <text:p>538,192</text:p>
          </table:table-cell>
          <table:table-cell table:number-columns-repeated="7"/>
        </table:table-row>
        <table:table-row table:style-name="ro1">
          <table:table-cell office:value-type="float" office:value="47.915" calcext:value-type="float">
            <text:p>47,91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3.176" calcext:value-type="float">
            <text:p>43,176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580.453" calcext:value-type="float">
            <text:p>580,453</text:p>
          </table:table-cell>
          <table:table-cell office:value-type="float" office:value="537.729" calcext:value-type="float">
            <text:p>537,729</text:p>
          </table:table-cell>
          <table:table-cell table:number-columns-repeated="7"/>
        </table:table-row>
        <table:table-row table:style-name="ro1">
          <table:table-cell office:value-type="float" office:value="46.819" calcext:value-type="float">
            <text:p>46,81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3.131" calcext:value-type="float">
            <text:p>43,131</text:p>
          </table:table-cell>
          <table:table-cell office:value-type="float" office:value="0.994" calcext:value-type="float">
            <text:p>0,994</text:p>
          </table:table-cell>
          <table:table-cell/>
          <table:table-cell office:value-type="float" office:value="579.607" calcext:value-type="float">
            <text:p>579,607</text:p>
          </table:table-cell>
          <table:table-cell office:value-type="float" office:value="536.764" calcext:value-type="float">
            <text:p>536,764</text:p>
          </table:table-cell>
          <table:table-cell table:number-columns-repeated="7"/>
        </table:table-row>
        <table:table-row table:style-name="ro1">
          <table:table-cell office:value-type="float" office:value="52.562" calcext:value-type="float">
            <text:p>52,56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9.006" calcext:value-type="float">
            <text:p>59,006</text:p>
          </table:table-cell>
          <table:table-cell office:value-type="float" office:value="0.989" calcext:value-type="float">
            <text:p>0,989</text:p>
          </table:table-cell>
          <table:table-cell/>
          <table:table-cell office:value-type="float" office:value="580.294" calcext:value-type="float">
            <text:p>580,294</text:p>
          </table:table-cell>
          <table:table-cell office:value-type="float" office:value="536.742" calcext:value-type="float">
            <text:p>536,742</text:p>
          </table:table-cell>
          <table:table-cell table:number-columns-repeated="7"/>
        </table:table-row>
        <table:table-row table:style-name="ro1">
          <table:table-cell office:value-type="float" office:value="205.088" calcext:value-type="float">
            <text:p>205,08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0.44" calcext:value-type="float">
            <text:p>50,44</text:p>
          </table:table-cell>
          <table:table-cell office:value-type="float" office:value="0.988" calcext:value-type="float">
            <text:p>0,988</text:p>
          </table:table-cell>
          <table:table-cell/>
          <table:table-cell office:value-type="float" office:value="579.459" calcext:value-type="float">
            <text:p>579,459</text:p>
          </table:table-cell>
          <table:table-cell office:value-type="float" office:value="536.081" calcext:value-type="float">
            <text:p>536,081</text:p>
          </table:table-cell>
          <table:table-cell table:number-columns-repeated="7"/>
        </table:table-row>
        <table:table-row table:style-name="ro1">
          <table:table-cell office:value-type="float" office:value="49.23" calcext:value-type="float">
            <text:p>49,2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.816" calcext:value-type="float">
            <text:p>44,816</text:p>
          </table:table-cell>
          <table:table-cell office:value-type="float" office:value="0.987" calcext:value-type="float">
            <text:p>0,987</text:p>
          </table:table-cell>
          <table:table-cell/>
          <table:table-cell office:value-type="float" office:value="578.612" calcext:value-type="float">
            <text:p>578,612</text:p>
          </table:table-cell>
          <table:table-cell office:value-type="float" office:value="536.029" calcext:value-type="float">
            <text:p>536,029</text:p>
          </table:table-cell>
          <table:table-cell table:number-columns-repeated="7"/>
        </table:table-row>
        <table:table-row table:style-name="ro1">
          <table:table-cell office:value-type="float" office:value="45.038" calcext:value-type="float">
            <text:p>45,03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7.19" calcext:value-type="float">
            <text:p>47,19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580.248" calcext:value-type="float">
            <text:p>580,248</text:p>
          </table:table-cell>
          <table:table-cell office:value-type="float" office:value="535.974" calcext:value-type="float">
            <text:p>535,974</text:p>
          </table:table-cell>
          <table:table-cell table:number-columns-repeated="7"/>
        </table:table-row>
        <table:table-row table:style-name="ro1">
          <table:table-cell office:value-type="float" office:value="42.782" calcext:value-type="float">
            <text:p>42,78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.823" calcext:value-type="float">
            <text:p>42,823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640.34" calcext:value-type="float">
            <text:p>640,34</text:p>
          </table:table-cell>
          <table:table-cell office:value-type="float" office:value="535.653" calcext:value-type="float">
            <text:p>535,653</text:p>
          </table:table-cell>
          <table:table-cell table:number-columns-repeated="7"/>
        </table:table-row>
        <table:table-row table:style-name="ro1">
          <table:table-cell office:value-type="float" office:value="46.446" calcext:value-type="float">
            <text:p>46,44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6.621" calcext:value-type="float">
            <text:p>56,621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578.246" calcext:value-type="float">
            <text:p>578,246</text:p>
          </table:table-cell>
          <table:table-cell office:value-type="float" office:value="535.618" calcext:value-type="float">
            <text:p>535,618</text:p>
          </table:table-cell>
          <table:table-cell table:number-columns-repeated="7"/>
        </table:table-row>
        <table:table-row table:style-name="ro1">
          <table:table-cell office:value-type="float" office:value="48.316" calcext:value-type="float">
            <text:p>48,31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.358" calcext:value-type="float">
            <text:p>42,358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580.25" calcext:value-type="float">
            <text:p>580,25</text:p>
          </table:table-cell>
          <table:table-cell office:value-type="float" office:value="534.966" calcext:value-type="float">
            <text:p>534,966</text:p>
          </table:table-cell>
          <table:table-cell table:number-columns-repeated="7"/>
        </table:table-row>
        <table:table-row table:style-name="ro1">
          <table:table-cell office:value-type="float" office:value="47.762" calcext:value-type="float">
            <text:p>47,76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9.513" calcext:value-type="float">
            <text:p>59,513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576.808" calcext:value-type="float">
            <text:p>576,808</text:p>
          </table:table-cell>
          <table:table-cell office:value-type="float" office:value="532.885" calcext:value-type="float">
            <text:p>532,885</text:p>
          </table:table-cell>
          <table:table-cell table:number-columns-repeated="7"/>
        </table:table-row>
        <table:table-row table:style-name="ro1">
          <table:table-cell office:value-type="float" office:value="47.6" calcext:value-type="float">
            <text:p>47,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.248" calcext:value-type="float">
            <text:p>44,248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602.924" calcext:value-type="float">
            <text:p>602,924</text:p>
          </table:table-cell>
          <table:table-cell office:value-type="float" office:value="532.14" calcext:value-type="float">
            <text:p>532,14</text:p>
          </table:table-cell>
          <table:table-cell table:number-columns-repeated="7"/>
        </table:table-row>
        <table:table-row table:style-name="ro1">
          <table:table-cell office:value-type="float" office:value="1158.832" calcext:value-type="float">
            <text:p>1158,83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.809" calcext:value-type="float">
            <text:p>41,809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579.331" calcext:value-type="float">
            <text:p>579,331</text:p>
          </table:table-cell>
          <table:table-cell office:value-type="float" office:value="530.902" calcext:value-type="float">
            <text:p>530,902</text:p>
          </table:table-cell>
          <table:table-cell table:number-columns-repeated="7"/>
        </table:table-row>
        <table:table-row table:style-name="ro1">
          <table:table-cell office:value-type="float" office:value="275.499" calcext:value-type="float">
            <text:p>275,49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368" calcext:value-type="float">
            <text:p>43,368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578.075" calcext:value-type="float">
            <text:p>578,075</text:p>
          </table:table-cell>
          <table:table-cell office:value-type="float" office:value="529.682" calcext:value-type="float">
            <text:p>529,682</text:p>
          </table:table-cell>
          <table:table-cell table:number-columns-repeated="7"/>
        </table:table-row>
        <table:table-row table:style-name="ro1">
          <table:table-cell office:value-type="float" office:value="88.801" calcext:value-type="float">
            <text:p>88,80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6.149" calcext:value-type="float">
            <text:p>86,149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576.309" calcext:value-type="float">
            <text:p>576,309</text:p>
          </table:table-cell>
          <table:table-cell office:value-type="float" office:value="529.565" calcext:value-type="float">
            <text:p>529,565</text:p>
          </table:table-cell>
          <table:table-cell table:number-columns-repeated="7"/>
        </table:table-row>
        <table:table-row table:style-name="ro1">
          <table:table-cell office:value-type="float" office:value="44.364" calcext:value-type="float">
            <text:p>44,36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121" calcext:value-type="float">
            <text:p>52,121</text:p>
          </table:table-cell>
          <table:table-cell office:value-type="float" office:value="0.976" calcext:value-type="float">
            <text:p>0,976</text:p>
          </table:table-cell>
          <table:table-cell/>
          <table:table-cell office:value-type="float" office:value="578.648" calcext:value-type="float">
            <text:p>578,648</text:p>
          </table:table-cell>
          <table:table-cell office:value-type="float" office:value="528.808" calcext:value-type="float">
            <text:p>528,808</text:p>
          </table:table-cell>
          <table:table-cell table:number-columns-repeated="7"/>
        </table:table-row>
        <table:table-row table:style-name="ro1">
          <table:table-cell office:value-type="float" office:value="47.926" calcext:value-type="float">
            <text:p>47,92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2" calcext:value-type="float">
            <text:p>47,2</text:p>
          </table:table-cell>
          <table:table-cell office:value-type="float" office:value="0.976" calcext:value-type="float">
            <text:p>0,976</text:p>
          </table:table-cell>
          <table:table-cell/>
          <table:table-cell office:value-type="float" office:value="828.172" calcext:value-type="float">
            <text:p>828,172</text:p>
          </table:table-cell>
          <table:table-cell office:value-type="float" office:value="527.153" calcext:value-type="float">
            <text:p>527,153</text:p>
          </table:table-cell>
          <table:table-cell table:number-columns-repeated="7"/>
        </table:table-row>
        <table:table-row table:style-name="ro1">
          <table:table-cell office:value-type="float" office:value="45.685" calcext:value-type="float">
            <text:p>45,68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841" calcext:value-type="float">
            <text:p>45,841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575.647" calcext:value-type="float">
            <text:p>575,647</text:p>
          </table:table-cell>
          <table:table-cell office:value-type="float" office:value="526.902" calcext:value-type="float">
            <text:p>526,902</text:p>
          </table:table-cell>
          <table:table-cell table:number-columns-repeated="7"/>
        </table:table-row>
        <table:table-row table:style-name="ro1">
          <table:table-cell office:value-type="float" office:value="44.205" calcext:value-type="float">
            <text:p>44,20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344" calcext:value-type="float">
            <text:p>43,344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594.311" calcext:value-type="float">
            <text:p>594,311</text:p>
          </table:table-cell>
          <table:table-cell office:value-type="float" office:value="526.749" calcext:value-type="float">
            <text:p>526,749</text:p>
          </table:table-cell>
          <table:table-cell table:number-columns-repeated="7"/>
        </table:table-row>
        <table:table-row table:style-name="ro1">
          <table:table-cell office:value-type="float" office:value="46.318" calcext:value-type="float">
            <text:p>46,31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3.675" calcext:value-type="float">
            <text:p>53,675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567.742" calcext:value-type="float">
            <text:p>567,742</text:p>
          </table:table-cell>
          <table:table-cell office:value-type="float" office:value="524.732" calcext:value-type="float">
            <text:p>524,732</text:p>
          </table:table-cell>
          <table:table-cell table:number-columns-repeated="7"/>
        </table:table-row>
        <table:table-row table:style-name="ro1">
          <table:table-cell office:value-type="float" office:value="47.547" calcext:value-type="float">
            <text:p>47,54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5.9" calcext:value-type="float">
            <text:p>55,9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630.038" calcext:value-type="float">
            <text:p>630,038</text:p>
          </table:table-cell>
          <table:table-cell office:value-type="float" office:value="524.32" calcext:value-type="float">
            <text:p>524,32</text:p>
          </table:table-cell>
          <table:table-cell table:number-columns-repeated="7"/>
        </table:table-row>
        <table:table-row table:style-name="ro1">
          <table:table-cell office:value-type="float" office:value="43.316" calcext:value-type="float">
            <text:p>43,31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9.787" calcext:value-type="float">
            <text:p>49,787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573.083" calcext:value-type="float">
            <text:p>573,083</text:p>
          </table:table-cell>
          <table:table-cell office:value-type="float" office:value="522.957" calcext:value-type="float">
            <text:p>522,957</text:p>
          </table:table-cell>
          <table:table-cell table:number-columns-repeated="7"/>
        </table:table-row>
        <table:table-row table:style-name="ro1">
          <table:table-cell office:value-type="float" office:value="48.104" calcext:value-type="float">
            <text:p>48,1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692" calcext:value-type="float">
            <text:p>46,692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583.656" calcext:value-type="float">
            <text:p>583,656</text:p>
          </table:table-cell>
          <table:table-cell office:value-type="float" office:value="522.52" calcext:value-type="float">
            <text:p>522,52</text:p>
          </table:table-cell>
          <table:table-cell table:number-columns-repeated="7"/>
        </table:table-row>
        <table:table-row table:style-name="ro1">
          <table:table-cell office:value-type="float" office:value="47.471" calcext:value-type="float">
            <text:p>47,47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073" calcext:value-type="float">
            <text:p>43,073</text:p>
          </table:table-cell>
          <table:table-cell office:value-type="float" office:value="0.966" calcext:value-type="float">
            <text:p>0,966</text:p>
          </table:table-cell>
          <table:table-cell/>
          <table:table-cell office:value-type="float" office:value="598.833" calcext:value-type="float">
            <text:p>598,833</text:p>
          </table:table-cell>
          <table:table-cell office:value-type="float" office:value="522.401" calcext:value-type="float">
            <text:p>522,401</text:p>
          </table:table-cell>
          <table:table-cell table:number-columns-repeated="7"/>
        </table:table-row>
        <table:table-row table:style-name="ro1">
          <table:table-cell office:value-type="float" office:value="45.703" calcext:value-type="float">
            <text:p>45,70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755" calcext:value-type="float">
            <text:p>45,755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570.984" calcext:value-type="float">
            <text:p>570,984</text:p>
          </table:table-cell>
          <table:table-cell office:value-type="float" office:value="522.346" calcext:value-type="float">
            <text:p>522,346</text:p>
          </table:table-cell>
          <table:table-cell table:number-columns-repeated="7"/>
        </table:table-row>
        <table:table-row table:style-name="ro1">
          <table:table-cell office:value-type="float" office:value="63.339" calcext:value-type="float">
            <text:p>63,3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3.886" calcext:value-type="float">
            <text:p>73,886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583.169" calcext:value-type="float">
            <text:p>583,169</text:p>
          </table:table-cell>
          <table:table-cell office:value-type="float" office:value="522.014" calcext:value-type="float">
            <text:p>522,014</text:p>
          </table:table-cell>
          <table:table-cell table:number-columns-repeated="7"/>
        </table:table-row>
        <table:table-row table:style-name="ro1">
          <table:table-cell office:value-type="float" office:value="42.96" calcext:value-type="float">
            <text:p>42,9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776" calcext:value-type="float">
            <text:p>52,776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802.318" calcext:value-type="float">
            <text:p>802,318</text:p>
          </table:table-cell>
          <table:table-cell office:value-type="float" office:value="521.505" calcext:value-type="float">
            <text:p>521,505</text:p>
          </table:table-cell>
          <table:table-cell table:number-columns-repeated="7"/>
        </table:table-row>
        <table:table-row table:style-name="ro1">
          <table:table-cell office:value-type="float" office:value="48.459" calcext:value-type="float">
            <text:p>48,45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889" calcext:value-type="float">
            <text:p>43,889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578.457" calcext:value-type="float">
            <text:p>578,457</text:p>
          </table:table-cell>
          <table:table-cell office:value-type="float" office:value="521.246" calcext:value-type="float">
            <text:p>521,246</text:p>
          </table:table-cell>
          <table:table-cell table:number-columns-repeated="7"/>
        </table:table-row>
        <table:table-row table:style-name="ro1">
          <table:table-cell office:value-type="float" office:value="42.806" calcext:value-type="float">
            <text:p>42,80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2.985" calcext:value-type="float">
            <text:p>62,985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563.749" calcext:value-type="float">
            <text:p>563,749</text:p>
          </table:table-cell>
          <table:table-cell office:value-type="float" office:value="520.481" calcext:value-type="float">
            <text:p>520,481</text:p>
          </table:table-cell>
          <table:table-cell table:number-columns-repeated="7"/>
        </table:table-row>
        <table:table-row table:style-name="ro1">
          <table:table-cell office:value-type="float" office:value="45.56" calcext:value-type="float">
            <text:p>45,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469" calcext:value-type="float">
            <text:p>45,469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564.367" calcext:value-type="float">
            <text:p>564,367</text:p>
          </table:table-cell>
          <table:table-cell office:value-type="float" office:value="520.472" calcext:value-type="float">
            <text:p>520,472</text:p>
          </table:table-cell>
          <table:table-cell table:number-columns-repeated="7"/>
        </table:table-row>
        <table:table-row table:style-name="ro1">
          <table:table-cell office:value-type="float" office:value="46.578" calcext:value-type="float">
            <text:p>46,57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014" calcext:value-type="float">
            <text:p>48,014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570.619" calcext:value-type="float">
            <text:p>570,619</text:p>
          </table:table-cell>
          <table:table-cell office:value-type="float" office:value="520.458" calcext:value-type="float">
            <text:p>520,458</text:p>
          </table:table-cell>
          <table:table-cell table:number-columns-repeated="7"/>
        </table:table-row>
        <table:table-row table:style-name="ro1">
          <table:table-cell office:value-type="float" office:value="46.645" calcext:value-type="float">
            <text:p>46,6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.904" calcext:value-type="float">
            <text:p>41,904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566.077" calcext:value-type="float">
            <text:p>566,077</text:p>
          </table:table-cell>
          <table:table-cell office:value-type="float" office:value="520.438" calcext:value-type="float">
            <text:p>520,438</text:p>
          </table:table-cell>
          <table:table-cell table:number-columns-repeated="7"/>
        </table:table-row>
        <table:table-row table:style-name="ro1">
          <table:table-cell office:value-type="float" office:value="49.833" calcext:value-type="float">
            <text:p>49,83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739" calcext:value-type="float">
            <text:p>44,739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564.682" calcext:value-type="float">
            <text:p>564,682</text:p>
          </table:table-cell>
          <table:table-cell office:value-type="float" office:value="520.372" calcext:value-type="float">
            <text:p>520,372</text:p>
          </table:table-cell>
          <table:table-cell table:number-columns-repeated="7"/>
        </table:table-row>
        <table:table-row table:style-name="ro1">
          <table:table-cell office:value-type="float" office:value="50.514" calcext:value-type="float">
            <text:p>50,51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621" calcext:value-type="float">
            <text:p>48,621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620.451" calcext:value-type="float">
            <text:p>620,451</text:p>
          </table:table-cell>
          <table:table-cell office:value-type="float" office:value="520.269" calcext:value-type="float">
            <text:p>520,269</text:p>
          </table:table-cell>
          <table:table-cell table:number-columns-repeated="7"/>
        </table:table-row>
        <table:table-row table:style-name="ro1">
          <table:table-cell office:value-type="float" office:value="44.777" calcext:value-type="float">
            <text:p>44,77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726" calcext:value-type="float">
            <text:p>42,726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578.458" calcext:value-type="float">
            <text:p>578,458</text:p>
          </table:table-cell>
          <table:table-cell office:value-type="float" office:value="520.095" calcext:value-type="float">
            <text:p>520,095</text:p>
          </table:table-cell>
          <table:table-cell table:number-columns-repeated="7"/>
        </table:table-row>
        <table:table-row table:style-name="ro1">
          <table:table-cell office:value-type="float" office:value="44.857" calcext:value-type="float">
            <text:p>44,85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111" calcext:value-type="float">
            <text:p>46,111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575.55" calcext:value-type="float">
            <text:p>575,55</text:p>
          </table:table-cell>
          <table:table-cell office:value-type="float" office:value="519.839" calcext:value-type="float">
            <text:p>519,839</text:p>
          </table:table-cell>
          <table:table-cell table:number-columns-repeated="7"/>
        </table:table-row>
        <table:table-row table:style-name="ro1">
          <table:table-cell office:value-type="float" office:value="49.283" calcext:value-type="float">
            <text:p>49,28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633" calcext:value-type="float">
            <text:p>44,633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563.459" calcext:value-type="float">
            <text:p>563,459</text:p>
          </table:table-cell>
          <table:table-cell office:value-type="float" office:value="519.796" calcext:value-type="float">
            <text:p>519,796</text:p>
          </table:table-cell>
          <table:table-cell table:number-columns-repeated="7"/>
        </table:table-row>
        <table:table-row table:style-name="ro1">
          <table:table-cell office:value-type="float" office:value="50.173" calcext:value-type="float">
            <text:p>50,17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402" calcext:value-type="float">
            <text:p>43,402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561.982" calcext:value-type="float">
            <text:p>561,982</text:p>
          </table:table-cell>
          <table:table-cell office:value-type="float" office:value="519.684" calcext:value-type="float">
            <text:p>519,684</text:p>
          </table:table-cell>
          <table:table-cell table:number-columns-repeated="7"/>
        </table:table-row>
        <table:table-row table:style-name="ro1">
          <table:table-cell office:value-type="float" office:value="44.595" calcext:value-type="float">
            <text:p>44,59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085" calcext:value-type="float">
            <text:p>48,085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562.904" calcext:value-type="float">
            <text:p>562,904</text:p>
          </table:table-cell>
          <table:table-cell office:value-type="float" office:value="519.579" calcext:value-type="float">
            <text:p>519,579</text:p>
          </table:table-cell>
          <table:table-cell table:number-columns-repeated="7"/>
        </table:table-row>
        <table:table-row table:style-name="ro1">
          <table:table-cell office:value-type="float" office:value="60.311" calcext:value-type="float">
            <text:p>60,31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614" calcext:value-type="float">
            <text:p>46,614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566.48" calcext:value-type="float">
            <text:p>566,48</text:p>
          </table:table-cell>
          <table:table-cell office:value-type="float" office:value="518.906" calcext:value-type="float">
            <text:p>518,906</text:p>
          </table:table-cell>
          <table:table-cell table:number-columns-repeated="7"/>
        </table:table-row>
        <table:table-row table:style-name="ro1">
          <table:table-cell office:value-type="float" office:value="44.472" calcext:value-type="float">
            <text:p>44,47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687" calcext:value-type="float">
            <text:p>45,687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562.442" calcext:value-type="float">
            <text:p>562,442</text:p>
          </table:table-cell>
          <table:table-cell office:value-type="float" office:value="518.895" calcext:value-type="float">
            <text:p>518,895</text:p>
          </table:table-cell>
          <table:table-cell table:number-columns-repeated="7"/>
        </table:table-row>
        <table:table-row table:style-name="ro1">
          <table:table-cell office:value-type="float" office:value="46.138" calcext:value-type="float">
            <text:p>46,1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0.944" calcext:value-type="float">
            <text:p>50,944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561.27" calcext:value-type="float">
            <text:p>561,27</text:p>
          </table:table-cell>
          <table:table-cell office:value-type="float" office:value="518.711" calcext:value-type="float">
            <text:p>518,711</text:p>
          </table:table-cell>
          <table:table-cell table:number-columns-repeated="7"/>
        </table:table-row>
        <table:table-row table:style-name="ro1">
          <table:table-cell office:value-type="float" office:value="51.768" calcext:value-type="float">
            <text:p>51,76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161" calcext:value-type="float">
            <text:p>44,161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572.051" calcext:value-type="float">
            <text:p>572,051</text:p>
          </table:table-cell>
          <table:table-cell office:value-type="float" office:value="518.511" calcext:value-type="float">
            <text:p>518,511</text:p>
          </table:table-cell>
          <table:table-cell table:number-columns-repeated="7"/>
        </table:table-row>
        <table:table-row table:style-name="ro1">
          <table:table-cell office:value-type="float" office:value="368.73" calcext:value-type="float">
            <text:p>368,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593" calcext:value-type="float">
            <text:p>41,593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602.746" calcext:value-type="float">
            <text:p>602,746</text:p>
          </table:table-cell>
          <table:table-cell office:value-type="float" office:value="518.433" calcext:value-type="float">
            <text:p>518,433</text:p>
          </table:table-cell>
          <table:table-cell table:number-columns-repeated="7"/>
        </table:table-row>
        <table:table-row table:style-name="ro1">
          <table:table-cell office:value-type="float" office:value="47.055" calcext:value-type="float">
            <text:p>47,05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238" calcext:value-type="float">
            <text:p>48,238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562.611" calcext:value-type="float">
            <text:p>562,611</text:p>
          </table:table-cell>
          <table:table-cell office:value-type="float" office:value="518.308" calcext:value-type="float">
            <text:p>518,308</text:p>
          </table:table-cell>
          <table:table-cell table:number-columns-repeated="7"/>
        </table:table-row>
        <table:table-row table:style-name="ro1">
          <table:table-cell office:value-type="float" office:value="50.044" calcext:value-type="float">
            <text:p>50,0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7.652" calcext:value-type="float">
            <text:p>67,652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563.669" calcext:value-type="float">
            <text:p>563,669</text:p>
          </table:table-cell>
          <table:table-cell office:value-type="float" office:value="518.025" calcext:value-type="float">
            <text:p>518,025</text:p>
          </table:table-cell>
          <table:table-cell table:number-columns-repeated="7"/>
        </table:table-row>
        <table:table-row table:style-name="ro1">
          <table:table-cell office:value-type="float" office:value="44.708" calcext:value-type="float">
            <text:p>44,70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371" calcext:value-type="float">
            <text:p>44,371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562.929" calcext:value-type="float">
            <text:p>562,929</text:p>
          </table:table-cell>
          <table:table-cell office:value-type="float" office:value="517.927" calcext:value-type="float">
            <text:p>517,927</text:p>
          </table:table-cell>
          <table:table-cell table:number-columns-repeated="7"/>
        </table:table-row>
        <table:table-row table:style-name="ro1">
          <table:table-cell office:value-type="float" office:value="46.137" calcext:value-type="float">
            <text:p>46,1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76" calcext:value-type="float">
            <text:p>43,076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561.848" calcext:value-type="float">
            <text:p>561,848</text:p>
          </table:table-cell>
          <table:table-cell office:value-type="float" office:value="517.922" calcext:value-type="float">
            <text:p>517,922</text:p>
          </table:table-cell>
          <table:table-cell table:number-columns-repeated="7"/>
        </table:table-row>
        <table:table-row table:style-name="ro1">
          <table:table-cell office:value-type="float" office:value="53.485" calcext:value-type="float">
            <text:p>53,4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19" calcext:value-type="float">
            <text:p>47,19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558.954" calcext:value-type="float">
            <text:p>558,954</text:p>
          </table:table-cell>
          <table:table-cell office:value-type="float" office:value="517.503" calcext:value-type="float">
            <text:p>517,503</text:p>
          </table:table-cell>
          <table:table-cell table:number-columns-repeated="7"/>
        </table:table-row>
        <table:table-row table:style-name="ro1">
          <table:table-cell office:value-type="float" office:value="44.892" calcext:value-type="float">
            <text:p>44,8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42" calcext:value-type="float">
            <text:p>42,42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562.46" calcext:value-type="float">
            <text:p>562,46</text:p>
          </table:table-cell>
          <table:table-cell office:value-type="float" office:value="517.447" calcext:value-type="float">
            <text:p>517,447</text:p>
          </table:table-cell>
          <table:table-cell table:number-columns-repeated="7"/>
        </table:table-row>
        <table:table-row table:style-name="ro1">
          <table:table-cell office:value-type="float" office:value="45.769" calcext:value-type="float">
            <text:p>45,76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8" calcext:value-type="float">
            <text:p>43,08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561.756" calcext:value-type="float">
            <text:p>561,756</text:p>
          </table:table-cell>
          <table:table-cell office:value-type="float" office:value="517.247" calcext:value-type="float">
            <text:p>517,247</text:p>
          </table:table-cell>
          <table:table-cell table:number-columns-repeated="7"/>
        </table:table-row>
        <table:table-row table:style-name="ro1">
          <table:table-cell office:value-type="float" office:value="51.881" calcext:value-type="float">
            <text:p>51,88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78" calcext:value-type="float">
            <text:p>43,078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561.272" calcext:value-type="float">
            <text:p>561,272</text:p>
          </table:table-cell>
          <table:table-cell office:value-type="float" office:value="516.921" calcext:value-type="float">
            <text:p>516,921</text:p>
          </table:table-cell>
          <table:table-cell table:number-columns-repeated="7"/>
        </table:table-row>
        <table:table-row table:style-name="ro1">
          <table:table-cell office:value-type="float" office:value="66.135" calcext:value-type="float">
            <text:p>66,1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151" calcext:value-type="float">
            <text:p>43,151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559.214" calcext:value-type="float">
            <text:p>559,214</text:p>
          </table:table-cell>
          <table:table-cell office:value-type="float" office:value="516.816" calcext:value-type="float">
            <text:p>516,816</text:p>
          </table:table-cell>
          <table:table-cell table:number-columns-repeated="7"/>
        </table:table-row>
        <table:table-row table:style-name="ro1">
          <table:table-cell office:value-type="float" office:value="52.626" calcext:value-type="float">
            <text:p>52,62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662" calcext:value-type="float">
            <text:p>47,662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562.037" calcext:value-type="float">
            <text:p>562,037</text:p>
          </table:table-cell>
          <table:table-cell office:value-type="float" office:value="516.801" calcext:value-type="float">
            <text:p>516,801</text:p>
          </table:table-cell>
          <table:table-cell table:number-columns-repeated="7"/>
        </table:table-row>
        <table:table-row table:style-name="ro1">
          <table:table-cell office:value-type="float" office:value="70.151" calcext:value-type="float">
            <text:p>70,15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685" calcext:value-type="float">
            <text:p>47,685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561.775" calcext:value-type="float">
            <text:p>561,775</text:p>
          </table:table-cell>
          <table:table-cell office:value-type="float" office:value="516.318" calcext:value-type="float">
            <text:p>516,318</text:p>
          </table:table-cell>
          <table:table-cell table:number-columns-repeated="7"/>
        </table:table-row>
        <table:table-row table:style-name="ro1">
          <table:table-cell office:value-type="float" office:value="52.184" calcext:value-type="float">
            <text:p>52,18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62" calcext:value-type="float">
            <text:p>47,362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559.653" calcext:value-type="float">
            <text:p>559,653</text:p>
          </table:table-cell>
          <table:table-cell office:value-type="float" office:value="516.264" calcext:value-type="float">
            <text:p>516,264</text:p>
          </table:table-cell>
          <table:table-cell table:number-columns-repeated="7"/>
        </table:table-row>
        <table:table-row table:style-name="ro1">
          <table:table-cell office:value-type="float" office:value="47.881" calcext:value-type="float">
            <text:p>47,88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33" calcext:value-type="float">
            <text:p>45,33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559.494" calcext:value-type="float">
            <text:p>559,494</text:p>
          </table:table-cell>
          <table:table-cell office:value-type="float" office:value="515.993" calcext:value-type="float">
            <text:p>515,993</text:p>
          </table:table-cell>
          <table:table-cell table:number-columns-repeated="7"/>
        </table:table-row>
        <table:table-row table:style-name="ro1">
          <table:table-cell office:value-type="float" office:value="44.447" calcext:value-type="float">
            <text:p>44,4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253" calcext:value-type="float">
            <text:p>42,253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571.389" calcext:value-type="float">
            <text:p>571,389</text:p>
          </table:table-cell>
          <table:table-cell office:value-type="float" office:value="515.942" calcext:value-type="float">
            <text:p>515,942</text:p>
          </table:table-cell>
          <table:table-cell table:number-columns-repeated="7"/>
        </table:table-row>
        <table:table-row table:style-name="ro1">
          <table:table-cell office:value-type="float" office:value="49.962" calcext:value-type="float">
            <text:p>49,96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358" calcext:value-type="float">
            <text:p>45,358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557.884" calcext:value-type="float">
            <text:p>557,884</text:p>
          </table:table-cell>
          <table:table-cell office:value-type="float" office:value="515.891" calcext:value-type="float">
            <text:p>515,891</text:p>
          </table:table-cell>
          <table:table-cell table:number-columns-repeated="7"/>
        </table:table-row>
        <table:table-row table:style-name="ro1">
          <table:table-cell office:value-type="float" office:value="50.294" calcext:value-type="float">
            <text:p>50,2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177" calcext:value-type="float">
            <text:p>45,177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561.55" calcext:value-type="float">
            <text:p>561,55</text:p>
          </table:table-cell>
          <table:table-cell office:value-type="float" office:value="515.858" calcext:value-type="float">
            <text:p>515,858</text:p>
          </table:table-cell>
          <table:table-cell table:number-columns-repeated="7"/>
        </table:table-row>
        <table:table-row table:style-name="ro1">
          <table:table-cell office:value-type="float" office:value="46.919" calcext:value-type="float">
            <text:p>46,91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3.328" calcext:value-type="float">
            <text:p>53,328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560.303" calcext:value-type="float">
            <text:p>560,303</text:p>
          </table:table-cell>
          <table:table-cell office:value-type="float" office:value="515.826" calcext:value-type="float">
            <text:p>515,826</text:p>
          </table:table-cell>
          <table:table-cell table:number-columns-repeated="7"/>
        </table:table-row>
        <table:table-row table:style-name="ro1">
          <table:table-cell office:value-type="float" office:value="47.676" calcext:value-type="float">
            <text:p>47,67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46" calcext:value-type="float">
            <text:p>46,346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559.481" calcext:value-type="float">
            <text:p>559,481</text:p>
          </table:table-cell>
          <table:table-cell office:value-type="float" office:value="515.622" calcext:value-type="float">
            <text:p>515,622</text:p>
          </table:table-cell>
          <table:table-cell table:number-columns-repeated="7"/>
        </table:table-row>
        <table:table-row table:style-name="ro1">
          <table:table-cell office:value-type="float" office:value="47.04" calcext:value-type="float">
            <text:p>47,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723" calcext:value-type="float">
            <text:p>46,723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558.624" calcext:value-type="float">
            <text:p>558,624</text:p>
          </table:table-cell>
          <table:table-cell office:value-type="float" office:value="515.545" calcext:value-type="float">
            <text:p>515,545</text:p>
          </table:table-cell>
          <table:table-cell table:number-columns-repeated="7"/>
        </table:table-row>
        <table:table-row table:style-name="ro1">
          <table:table-cell office:value-type="float" office:value="46.048" calcext:value-type="float">
            <text:p>46,0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892" calcext:value-type="float">
            <text:p>49,892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559.116" calcext:value-type="float">
            <text:p>559,116</text:p>
          </table:table-cell>
          <table:table-cell office:value-type="float" office:value="515.472" calcext:value-type="float">
            <text:p>515,472</text:p>
          </table:table-cell>
          <table:table-cell table:number-columns-repeated="7"/>
        </table:table-row>
        <table:table-row table:style-name="ro1">
          <table:table-cell office:value-type="float" office:value="64.857" calcext:value-type="float">
            <text:p>64,85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036" calcext:value-type="float">
            <text:p>45,036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559.153" calcext:value-type="float">
            <text:p>559,153</text:p>
          </table:table-cell>
          <table:table-cell office:value-type="float" office:value="515.449" calcext:value-type="float">
            <text:p>515,449</text:p>
          </table:table-cell>
          <table:table-cell table:number-columns-repeated="7"/>
        </table:table-row>
        <table:table-row table:style-name="ro1">
          <table:table-cell office:value-type="float" office:value="48.784" calcext:value-type="float">
            <text:p>48,78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337" calcext:value-type="float">
            <text:p>43,337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574.843" calcext:value-type="float">
            <text:p>574,843</text:p>
          </table:table-cell>
          <table:table-cell office:value-type="float" office:value="515.385" calcext:value-type="float">
            <text:p>515,385</text:p>
          </table:table-cell>
          <table:table-cell table:number-columns-repeated="7"/>
        </table:table-row>
        <table:table-row table:style-name="ro1">
          <table:table-cell office:value-type="float" office:value="49.123" calcext:value-type="float">
            <text:p>49,12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2.437" calcext:value-type="float">
            <text:p>62,437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560.131" calcext:value-type="float">
            <text:p>560,131</text:p>
          </table:table-cell>
          <table:table-cell office:value-type="float" office:value="515.154" calcext:value-type="float">
            <text:p>515,154</text:p>
          </table:table-cell>
          <table:table-cell table:number-columns-repeated="7"/>
        </table:table-row>
        <table:table-row table:style-name="ro1">
          <table:table-cell office:value-type="float" office:value="50.659" calcext:value-type="float">
            <text:p>50,6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8" calcext:value-type="float">
            <text:p>45,88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559.216" calcext:value-type="float">
            <text:p>559,216</text:p>
          </table:table-cell>
          <table:table-cell office:value-type="float" office:value="515.146" calcext:value-type="float">
            <text:p>515,146</text:p>
          </table:table-cell>
          <table:table-cell table:number-columns-repeated="7"/>
        </table:table-row>
        <table:table-row table:style-name="ro1">
          <table:table-cell office:value-type="float" office:value="67.994" calcext:value-type="float">
            <text:p>67,9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3.106" calcext:value-type="float">
            <text:p>53,106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561.09" calcext:value-type="float">
            <text:p>561,09</text:p>
          </table:table-cell>
          <table:table-cell office:value-type="float" office:value="515.053" calcext:value-type="float">
            <text:p>515,053</text:p>
          </table:table-cell>
          <table:table-cell table:number-columns-repeated="7"/>
        </table:table-row>
        <table:table-row table:style-name="ro1">
          <table:table-cell office:value-type="float" office:value="44.739" calcext:value-type="float">
            <text:p>44,7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484" calcext:value-type="float">
            <text:p>46,484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558.552" calcext:value-type="float">
            <text:p>558,552</text:p>
          </table:table-cell>
          <table:table-cell office:value-type="float" office:value="514.8" calcext:value-type="float">
            <text:p>514,8</text:p>
          </table:table-cell>
          <table:table-cell table:number-columns-repeated="7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169" calcext:value-type="float">
            <text:p>44,169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560.457" calcext:value-type="float">
            <text:p>560,457</text:p>
          </table:table-cell>
          <table:table-cell office:value-type="float" office:value="514.792" calcext:value-type="float">
            <text:p>514,792</text:p>
          </table:table-cell>
          <table:table-cell table:number-columns-repeated="7"/>
        </table:table-row>
        <table:table-row table:style-name="ro1">
          <table:table-cell office:value-type="float" office:value="46.713" calcext:value-type="float">
            <text:p>46,71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857" calcext:value-type="float">
            <text:p>46,857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559.2" calcext:value-type="float">
            <text:p>559,2</text:p>
          </table:table-cell>
          <table:table-cell office:value-type="float" office:value="514.745" calcext:value-type="float">
            <text:p>514,745</text:p>
          </table:table-cell>
          <table:table-cell table:number-columns-repeated="7"/>
        </table:table-row>
        <table:table-row table:style-name="ro1">
          <table:table-cell office:value-type="float" office:value="48.073" calcext:value-type="float">
            <text:p>48,0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083" calcext:value-type="float">
            <text:p>46,083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561.088" calcext:value-type="float">
            <text:p>561,088</text:p>
          </table:table-cell>
          <table:table-cell office:value-type="float" office:value="514.579" calcext:value-type="float">
            <text:p>514,579</text:p>
          </table:table-cell>
          <table:table-cell table:number-columns-repeated="7"/>
        </table:table-row>
        <table:table-row table:style-name="ro1">
          <table:table-cell office:value-type="float" office:value="51.748" calcext:value-type="float">
            <text:p>51,7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303" calcext:value-type="float">
            <text:p>43,303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557.974" calcext:value-type="float">
            <text:p>557,974</text:p>
          </table:table-cell>
          <table:table-cell office:value-type="float" office:value="514.54" calcext:value-type="float">
            <text:p>514,54</text:p>
          </table:table-cell>
          <table:table-cell table:number-columns-repeated="7"/>
        </table:table-row>
        <table:table-row table:style-name="ro1">
          <table:table-cell office:value-type="float" office:value="47.434" calcext:value-type="float">
            <text:p>47,4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208" calcext:value-type="float">
            <text:p>48,208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567.642" calcext:value-type="float">
            <text:p>567,642</text:p>
          </table:table-cell>
          <table:table-cell office:value-type="float" office:value="514.299" calcext:value-type="float">
            <text:p>514,299</text:p>
          </table:table-cell>
          <table:table-cell table:number-columns-repeated="7"/>
        </table:table-row>
        <table:table-row table:style-name="ro1">
          <table:table-cell office:value-type="float" office:value="46.296" calcext:value-type="float">
            <text:p>46,29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051" calcext:value-type="float">
            <text:p>51,051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558.949" calcext:value-type="float">
            <text:p>558,949</text:p>
          </table:table-cell>
          <table:table-cell office:value-type="float" office:value="514.269" calcext:value-type="float">
            <text:p>514,269</text:p>
          </table:table-cell>
          <table:table-cell table:number-columns-repeated="7"/>
        </table:table-row>
        <table:table-row table:style-name="ro1">
          <table:table-cell office:value-type="float" office:value="49.246" calcext:value-type="float">
            <text:p>49,2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57" calcext:value-type="float">
            <text:p>45,857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560.008" calcext:value-type="float">
            <text:p>560,008</text:p>
          </table:table-cell>
          <table:table-cell office:value-type="float" office:value="514.263" calcext:value-type="float">
            <text:p>514,263</text:p>
          </table:table-cell>
          <table:table-cell table:number-columns-repeated="7"/>
        </table:table-row>
        <table:table-row table:style-name="ro1">
          <table:table-cell office:value-type="float" office:value="52.155" calcext:value-type="float">
            <text:p>52,15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59" calcext:value-type="float">
            <text:p>44,859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562.479" calcext:value-type="float">
            <text:p>562,479</text:p>
          </table:table-cell>
          <table:table-cell office:value-type="float" office:value="514.136" calcext:value-type="float">
            <text:p>514,136</text:p>
          </table:table-cell>
          <table:table-cell table:number-columns-repeated="7"/>
        </table:table-row>
        <table:table-row table:style-name="ro1">
          <table:table-cell office:value-type="float" office:value="44.648" calcext:value-type="float">
            <text:p>44,6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.026" calcext:value-type="float">
            <text:p>55,026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562.08" calcext:value-type="float">
            <text:p>562,08</text:p>
          </table:table-cell>
          <table:table-cell office:value-type="float" office:value="514.087" calcext:value-type="float">
            <text:p>514,087</text:p>
          </table:table-cell>
          <table:table-cell table:number-columns-repeated="7"/>
        </table:table-row>
        <table:table-row table:style-name="ro1">
          <table:table-cell office:value-type="float" office:value="49.307" calcext:value-type="float">
            <text:p>49,30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338" calcext:value-type="float">
            <text:p>50,338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556.75" calcext:value-type="float">
            <text:p>556,75</text:p>
          </table:table-cell>
          <table:table-cell office:value-type="float" office:value="513.899" calcext:value-type="float">
            <text:p>513,899</text:p>
          </table:table-cell>
          <table:table-cell table:number-columns-repeated="7"/>
        </table:table-row>
        <table:table-row table:style-name="ro1">
          <table:table-cell office:value-type="float" office:value="45.338" calcext:value-type="float">
            <text:p>45,3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762" calcext:value-type="float">
            <text:p>42,762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558.436" calcext:value-type="float">
            <text:p>558,436</text:p>
          </table:table-cell>
          <table:table-cell office:value-type="float" office:value="513.873" calcext:value-type="float">
            <text:p>513,873</text:p>
          </table:table-cell>
          <table:table-cell table:number-columns-repeated="7"/>
        </table:table-row>
        <table:table-row table:style-name="ro1">
          <table:table-cell office:value-type="float" office:value="53.184" calcext:value-type="float">
            <text:p>53,18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557.5" calcext:value-type="float">
            <text:p>557,5</text:p>
          </table:table-cell>
          <table:table-cell office:value-type="float" office:value="513.845" calcext:value-type="float">
            <text:p>513,845</text:p>
          </table:table-cell>
          <table:table-cell table:number-columns-repeated="7"/>
        </table:table-row>
        <table:table-row table:style-name="ro1">
          <table:table-cell office:value-type="float" office:value="50.609" calcext:value-type="float">
            <text:p>50,60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015" calcext:value-type="float">
            <text:p>45,015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561.112" calcext:value-type="float">
            <text:p>561,112</text:p>
          </table:table-cell>
          <table:table-cell office:value-type="float" office:value="513.774" calcext:value-type="float">
            <text:p>513,774</text:p>
          </table:table-cell>
          <table:table-cell table:number-columns-repeated="7"/>
        </table:table-row>
        <table:table-row table:style-name="ro1">
          <table:table-cell office:value-type="float" office:value="50.216" calcext:value-type="float">
            <text:p>50,21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327" calcext:value-type="float">
            <text:p>44,327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559.983" calcext:value-type="float">
            <text:p>559,983</text:p>
          </table:table-cell>
          <table:table-cell office:value-type="float" office:value="513.559" calcext:value-type="float">
            <text:p>513,559</text:p>
          </table:table-cell>
          <table:table-cell table:number-columns-repeated="7"/>
        </table:table-row>
        <table:table-row table:style-name="ro1">
          <table:table-cell office:value-type="float" office:value="46.01" calcext:value-type="float">
            <text:p>46,0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155" calcext:value-type="float">
            <text:p>52,155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7.29" calcext:value-type="float">
            <text:p>557,29</text:p>
          </table:table-cell>
          <table:table-cell office:value-type="float" office:value="513.509" calcext:value-type="float">
            <text:p>513,509</text:p>
          </table:table-cell>
          <table:table-cell table:number-columns-repeated="7"/>
        </table:table-row>
        <table:table-row table:style-name="ro1">
          <table:table-cell office:value-type="float" office:value="44.734" calcext:value-type="float">
            <text:p>44,7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72" calcext:value-type="float">
            <text:p>47,72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7.158" calcext:value-type="float">
            <text:p>557,158</text:p>
          </table:table-cell>
          <table:table-cell office:value-type="float" office:value="513.49" calcext:value-type="float">
            <text:p>513,49</text:p>
          </table:table-cell>
          <table:table-cell table:number-columns-repeated="7"/>
        </table:table-row>
        <table:table-row table:style-name="ro1">
          <table:table-cell office:value-type="float" office:value="57.798" calcext:value-type="float">
            <text:p>57,79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65" calcext:value-type="float">
            <text:p>47,65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7.069" calcext:value-type="float">
            <text:p>557,069</text:p>
          </table:table-cell>
          <table:table-cell office:value-type="float" office:value="513.478" calcext:value-type="float">
            <text:p>513,478</text:p>
          </table:table-cell>
          <table:table-cell table:number-columns-repeated="7"/>
        </table:table-row>
        <table:table-row table:style-name="ro1">
          <table:table-cell office:value-type="float" office:value="53.992" calcext:value-type="float">
            <text:p>53,9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176" calcext:value-type="float">
            <text:p>48,176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9.343" calcext:value-type="float">
            <text:p>559,343</text:p>
          </table:table-cell>
          <table:table-cell office:value-type="float" office:value="513.414" calcext:value-type="float">
            <text:p>513,414</text:p>
          </table:table-cell>
          <table:table-cell table:number-columns-repeated="7"/>
        </table:table-row>
        <table:table-row table:style-name="ro1">
          <table:table-cell office:value-type="float" office:value="47.969" calcext:value-type="float">
            <text:p>47,96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194" calcext:value-type="float">
            <text:p>41,194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7.722" calcext:value-type="float">
            <text:p>557,722</text:p>
          </table:table-cell>
          <table:table-cell office:value-type="float" office:value="513.232" calcext:value-type="float">
            <text:p>513,232</text:p>
          </table:table-cell>
          <table:table-cell table:number-columns-repeated="7"/>
        </table:table-row>
        <table:table-row table:style-name="ro1">
          <table:table-cell office:value-type="float" office:value="48.137" calcext:value-type="float">
            <text:p>48,13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981" calcext:value-type="float">
            <text:p>43,981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5.022" calcext:value-type="float">
            <text:p>555,022</text:p>
          </table:table-cell>
          <table:table-cell office:value-type="float" office:value="512.976" calcext:value-type="float">
            <text:p>512,976</text:p>
          </table:table-cell>
          <table:table-cell table:number-columns-repeated="7"/>
        </table:table-row>
        <table:table-row table:style-name="ro1">
          <table:table-cell office:value-type="float" office:value="48.151" calcext:value-type="float">
            <text:p>48,15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431" calcext:value-type="float">
            <text:p>41,431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559.218" calcext:value-type="float">
            <text:p>559,218</text:p>
          </table:table-cell>
          <table:table-cell office:value-type="float" office:value="512.917" calcext:value-type="float">
            <text:p>512,917</text:p>
          </table:table-cell>
          <table:table-cell table:number-columns-repeated="7"/>
        </table:table-row>
        <table:table-row table:style-name="ro1">
          <table:table-cell office:value-type="float" office:value="44.087" calcext:value-type="float">
            <text:p>44,0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682" calcext:value-type="float">
            <text:p>48,682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560.617" calcext:value-type="float">
            <text:p>560,617</text:p>
          </table:table-cell>
          <table:table-cell office:value-type="float" office:value="512.878" calcext:value-type="float">
            <text:p>512,878</text:p>
          </table:table-cell>
          <table:table-cell table:number-columns-repeated="7"/>
        </table:table-row>
        <table:table-row table:style-name="ro1">
          <table:table-cell office:value-type="float" office:value="47.478" calcext:value-type="float">
            <text:p>47,47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43" calcext:value-type="float">
            <text:p>43,43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558.853" calcext:value-type="float">
            <text:p>558,853</text:p>
          </table:table-cell>
          <table:table-cell office:value-type="float" office:value="512.68" calcext:value-type="float">
            <text:p>512,68</text:p>
          </table:table-cell>
          <table:table-cell table:number-columns-repeated="7"/>
        </table:table-row>
        <table:table-row table:style-name="ro1">
          <table:table-cell office:value-type="float" office:value="44.568" calcext:value-type="float">
            <text:p>44,56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203" calcext:value-type="float">
            <text:p>46,203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554.982" calcext:value-type="float">
            <text:p>554,982</text:p>
          </table:table-cell>
          <table:table-cell office:value-type="float" office:value="512.543" calcext:value-type="float">
            <text:p>512,543</text:p>
          </table:table-cell>
          <table:table-cell table:number-columns-repeated="7"/>
        </table:table-row>
        <table:table-row table:style-name="ro1">
          <table:table-cell office:value-type="float" office:value="52.143" calcext:value-type="float">
            <text:p>52,1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699" calcext:value-type="float">
            <text:p>56,699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554.176" calcext:value-type="float">
            <text:p>554,176</text:p>
          </table:table-cell>
          <table:table-cell office:value-type="float" office:value="512.32" calcext:value-type="float">
            <text:p>512,32</text:p>
          </table:table-cell>
          <table:table-cell table:number-columns-repeated="7"/>
        </table:table-row>
        <table:table-row table:style-name="ro1">
          <table:table-cell office:value-type="float" office:value="44.966" calcext:value-type="float">
            <text:p>44,96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03" calcext:value-type="float">
            <text:p>44,803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555.098" calcext:value-type="float">
            <text:p>555,098</text:p>
          </table:table-cell>
          <table:table-cell office:value-type="float" office:value="512.265" calcext:value-type="float">
            <text:p>512,265</text:p>
          </table:table-cell>
          <table:table-cell table:number-columns-repeated="7"/>
        </table:table-row>
        <table:table-row table:style-name="ro1">
          <table:table-cell office:value-type="float" office:value="43.938" calcext:value-type="float">
            <text:p>43,9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393" calcext:value-type="float">
            <text:p>49,393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662.4" calcext:value-type="float">
            <text:p>662,4</text:p>
          </table:table-cell>
          <table:table-cell office:value-type="float" office:value="512.264" calcext:value-type="float">
            <text:p>512,264</text:p>
          </table:table-cell>
          <table:table-cell table:number-columns-repeated="7"/>
        </table:table-row>
        <table:table-row table:style-name="ro1">
          <table:table-cell office:value-type="float" office:value="50.343" calcext:value-type="float">
            <text:p>50,3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249" calcext:value-type="float">
            <text:p>51,249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563.487" calcext:value-type="float">
            <text:p>563,487</text:p>
          </table:table-cell>
          <table:table-cell office:value-type="float" office:value="512.203" calcext:value-type="float">
            <text:p>512,203</text:p>
          </table:table-cell>
          <table:table-cell table:number-columns-repeated="7"/>
        </table:table-row>
        <table:table-row table:style-name="ro1">
          <table:table-cell office:value-type="float" office:value="44.018" calcext:value-type="float">
            <text:p>44,01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597" calcext:value-type="float">
            <text:p>45,597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555.664" calcext:value-type="float">
            <text:p>555,664</text:p>
          </table:table-cell>
          <table:table-cell office:value-type="float" office:value="512.162" calcext:value-type="float">
            <text:p>512,162</text:p>
          </table:table-cell>
          <table:table-cell table:number-columns-repeated="7"/>
        </table:table-row>
        <table:table-row table:style-name="ro1">
          <table:table-cell office:value-type="float" office:value="49.1" calcext:value-type="float">
            <text:p>49,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403" calcext:value-type="float">
            <text:p>48,403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555.652" calcext:value-type="float">
            <text:p>555,652</text:p>
          </table:table-cell>
          <table:table-cell office:value-type="float" office:value="512.007" calcext:value-type="float">
            <text:p>512,007</text:p>
          </table:table-cell>
          <table:table-cell table:number-columns-repeated="7"/>
        </table:table-row>
        <table:table-row table:style-name="ro1">
          <table:table-cell office:value-type="float" office:value="47.963" calcext:value-type="float">
            <text:p>47,96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703" calcext:value-type="float">
            <text:p>41,703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554.486" calcext:value-type="float">
            <text:p>554,486</text:p>
          </table:table-cell>
          <table:table-cell office:value-type="float" office:value="511.709" calcext:value-type="float">
            <text:p>511,709</text:p>
          </table:table-cell>
          <table:table-cell table:number-columns-repeated="7"/>
        </table:table-row>
        <table:table-row table:style-name="ro1">
          <table:table-cell office:value-type="float" office:value="48.644" calcext:value-type="float">
            <text:p>48,6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86" calcext:value-type="float">
            <text:p>42,886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560.125" calcext:value-type="float">
            <text:p>560,125</text:p>
          </table:table-cell>
          <table:table-cell office:value-type="float" office:value="511.46" calcext:value-type="float">
            <text:p>511,46</text:p>
          </table:table-cell>
          <table:table-cell table:number-columns-repeated="7"/>
        </table:table-row>
        <table:table-row table:style-name="ro1">
          <table:table-cell office:value-type="float" office:value="46.811" calcext:value-type="float">
            <text:p>46,8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625" calcext:value-type="float">
            <text:p>51,625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556.211" calcext:value-type="float">
            <text:p>556,211</text:p>
          </table:table-cell>
          <table:table-cell office:value-type="float" office:value="511.45" calcext:value-type="float">
            <text:p>511,45</text:p>
          </table:table-cell>
          <table:table-cell table:number-columns-repeated="7"/>
        </table:table-row>
        <table:table-row table:style-name="ro1">
          <table:table-cell office:value-type="float" office:value="46.301" calcext:value-type="float">
            <text:p>46,30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845" calcext:value-type="float">
            <text:p>48,845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557.57" calcext:value-type="float">
            <text:p>557,57</text:p>
          </table:table-cell>
          <table:table-cell office:value-type="float" office:value="511.267" calcext:value-type="float">
            <text:p>511,267</text:p>
          </table:table-cell>
          <table:table-cell table:number-columns-repeated="7"/>
        </table:table-row>
        <table:table-row table:style-name="ro1">
          <table:table-cell office:value-type="float" office:value="43.866" calcext:value-type="float">
            <text:p>43,86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794" calcext:value-type="float">
            <text:p>49,794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555.366" calcext:value-type="float">
            <text:p>555,366</text:p>
          </table:table-cell>
          <table:table-cell office:value-type="float" office:value="511.235" calcext:value-type="float">
            <text:p>511,235</text:p>
          </table:table-cell>
          <table:table-cell table:number-columns-repeated="7"/>
        </table:table-row>
        <table:table-row table:style-name="ro1">
          <table:table-cell office:value-type="float" office:value="45.688" calcext:value-type="float">
            <text:p>45,68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" calcext:value-type="float">
            <text:p>45,9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559.963" calcext:value-type="float">
            <text:p>559,963</text:p>
          </table:table-cell>
          <table:table-cell office:value-type="float" office:value="511.014" calcext:value-type="float">
            <text:p>511,014</text:p>
          </table:table-cell>
          <table:table-cell table:number-columns-repeated="7"/>
        </table:table-row>
        <table:table-row table:style-name="ro1">
          <table:table-cell office:value-type="float" office:value="45.646" calcext:value-type="float">
            <text:p>45,6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.134" calcext:value-type="float">
            <text:p>55,134</text:p>
          </table:table-cell>
          <table:table-cell office:value-type="float" office:value="0.927" calcext:value-type="float">
            <text:p>0,927</text:p>
          </table:table-cell>
          <table:table-cell/>
          <table:table-cell office:value-type="float" office:value="556.772" calcext:value-type="float">
            <text:p>556,772</text:p>
          </table:table-cell>
          <table:table-cell office:value-type="float" office:value="510.735" calcext:value-type="float">
            <text:p>510,735</text:p>
          </table:table-cell>
          <table:table-cell table:number-columns-repeated="7"/>
        </table:table-row>
        <table:table-row table:style-name="ro1">
          <table:table-cell office:value-type="float" office:value="44.304" calcext:value-type="float">
            <text:p>44,3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039" calcext:value-type="float">
            <text:p>44,039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562.473" calcext:value-type="float">
            <text:p>562,473</text:p>
          </table:table-cell>
          <table:table-cell office:value-type="float" office:value="510.577" calcext:value-type="float">
            <text:p>510,577</text:p>
          </table:table-cell>
          <table:table-cell table:number-columns-repeated="7"/>
        </table:table-row>
        <table:table-row table:style-name="ro1">
          <table:table-cell office:value-type="float" office:value="44.31" calcext:value-type="float">
            <text:p>44,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673" calcext:value-type="float">
            <text:p>48,673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556.103" calcext:value-type="float">
            <text:p>556,103</text:p>
          </table:table-cell>
          <table:table-cell office:value-type="float" office:value="509.977" calcext:value-type="float">
            <text:p>509,977</text:p>
          </table:table-cell>
          <table:table-cell table:number-columns-repeated="7"/>
        </table:table-row>
        <table:table-row table:style-name="ro1">
          <table:table-cell office:value-type="float" office:value="53.53" calcext:value-type="float">
            <text:p>53,5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652" calcext:value-type="float">
            <text:p>43,652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558.008" calcext:value-type="float">
            <text:p>558,008</text:p>
          </table:table-cell>
          <table:table-cell office:value-type="float" office:value="509.928" calcext:value-type="float">
            <text:p>509,928</text:p>
          </table:table-cell>
          <table:table-cell table:number-columns-repeated="7"/>
        </table:table-row>
        <table:table-row table:style-name="ro1">
          <table:table-cell office:value-type="float" office:value="68.971" calcext:value-type="float">
            <text:p>68,97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055" calcext:value-type="float">
            <text:p>48,055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553.727" calcext:value-type="float">
            <text:p>553,727</text:p>
          </table:table-cell>
          <table:table-cell office:value-type="float" office:value="509.819" calcext:value-type="float">
            <text:p>509,819</text:p>
          </table:table-cell>
          <table:table-cell table:number-columns-repeated="7"/>
        </table:table-row>
        <table:table-row table:style-name="ro1">
          <table:table-cell office:value-type="float" office:value="48.045" calcext:value-type="float">
            <text:p>48,0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167" calcext:value-type="float">
            <text:p>45,167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558.725" calcext:value-type="float">
            <text:p>558,725</text:p>
          </table:table-cell>
          <table:table-cell office:value-type="float" office:value="509.798" calcext:value-type="float">
            <text:p>509,798</text:p>
          </table:table-cell>
          <table:table-cell table:number-columns-repeated="7"/>
        </table:table-row>
        <table:table-row table:style-name="ro1">
          <table:table-cell office:value-type="float" office:value="48.373" calcext:value-type="float">
            <text:p>48,3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02" calcext:value-type="float">
            <text:p>47,02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557.617" calcext:value-type="float">
            <text:p>557,617</text:p>
          </table:table-cell>
          <table:table-cell office:value-type="float" office:value="509.554" calcext:value-type="float">
            <text:p>509,554</text:p>
          </table:table-cell>
          <table:table-cell table:number-columns-repeated="7"/>
        </table:table-row>
        <table:table-row table:style-name="ro1">
          <table:table-cell office:value-type="float" office:value="48.208" calcext:value-type="float">
            <text:p>48,20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481" calcext:value-type="float">
            <text:p>52,481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558.451" calcext:value-type="float">
            <text:p>558,451</text:p>
          </table:table-cell>
          <table:table-cell office:value-type="float" office:value="509.492" calcext:value-type="float">
            <text:p>509,492</text:p>
          </table:table-cell>
          <table:table-cell table:number-columns-repeated="7"/>
        </table:table-row>
        <table:table-row table:style-name="ro1">
          <table:table-cell office:value-type="float" office:value="56.244" calcext:value-type="float">
            <text:p>56,2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290.007" calcext:value-type="float">
            <text:p>290,007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554.052" calcext:value-type="float">
            <text:p>554,052</text:p>
          </table:table-cell>
          <table:table-cell office:value-type="float" office:value="509.355" calcext:value-type="float">
            <text:p>509,355</text:p>
          </table:table-cell>
          <table:table-cell table:number-columns-repeated="7"/>
        </table:table-row>
        <table:table-row table:style-name="ro1">
          <table:table-cell office:value-type="float" office:value="44.896" calcext:value-type="float">
            <text:p>44,89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97" calcext:value-type="float">
            <text:p>46,397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561.885" calcext:value-type="float">
            <text:p>561,885</text:p>
          </table:table-cell>
          <table:table-cell office:value-type="float" office:value="509.216" calcext:value-type="float">
            <text:p>509,216</text:p>
          </table:table-cell>
          <table:table-cell table:number-columns-repeated="7"/>
        </table:table-row>
        <table:table-row table:style-name="ro1">
          <table:table-cell office:value-type="float" office:value="44.961" calcext:value-type="float">
            <text:p>44,96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583" calcext:value-type="float">
            <text:p>52,583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556.532" calcext:value-type="float">
            <text:p>556,532</text:p>
          </table:table-cell>
          <table:table-cell office:value-type="float" office:value="509.042" calcext:value-type="float">
            <text:p>509,042</text:p>
          </table:table-cell>
          <table:table-cell table:number-columns-repeated="7"/>
        </table:table-row>
        <table:table-row table:style-name="ro1">
          <table:table-cell office:value-type="float" office:value="42.722" calcext:value-type="float">
            <text:p>42,72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14" calcext:value-type="float">
            <text:p>43,14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560.37" calcext:value-type="float">
            <text:p>560,37</text:p>
          </table:table-cell>
          <table:table-cell office:value-type="float" office:value="508.997" calcext:value-type="float">
            <text:p>508,997</text:p>
          </table:table-cell>
          <table:table-cell table:number-columns-repeated="7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8.455" calcext:value-type="float">
            <text:p>58,455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556.448" calcext:value-type="float">
            <text:p>556,448</text:p>
          </table:table-cell>
          <table:table-cell office:value-type="float" office:value="508.806" calcext:value-type="float">
            <text:p>508,806</text:p>
          </table:table-cell>
          <table:table-cell table:number-columns-repeated="7"/>
        </table:table-row>
        <table:table-row table:style-name="ro1">
          <table:table-cell office:value-type="float" office:value="43.286" calcext:value-type="float">
            <text:p>43,28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28" calcext:value-type="float">
            <text:p>42,828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614.247" calcext:value-type="float">
            <text:p>614,247</text:p>
          </table:table-cell>
          <table:table-cell office:value-type="float" office:value="508.688" calcext:value-type="float">
            <text:p>508,688</text:p>
          </table:table-cell>
          <table:table-cell table:number-columns-repeated="7"/>
        </table:table-row>
        <table:table-row table:style-name="ro1">
          <table:table-cell office:value-type="float" office:value="49.873" calcext:value-type="float">
            <text:p>49,8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367" calcext:value-type="float">
            <text:p>44,367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555.88" calcext:value-type="float">
            <text:p>555,88</text:p>
          </table:table-cell>
          <table:table-cell office:value-type="float" office:value="508.554" calcext:value-type="float">
            <text:p>508,554</text:p>
          </table:table-cell>
          <table:table-cell table:number-columns-repeated="7"/>
        </table:table-row>
        <table:table-row table:style-name="ro1">
          <table:table-cell office:value-type="float" office:value="48.796" calcext:value-type="float">
            <text:p>48,79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795" calcext:value-type="float">
            <text:p>48,795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561.468" calcext:value-type="float">
            <text:p>561,468</text:p>
          </table:table-cell>
          <table:table-cell office:value-type="float" office:value="508.361" calcext:value-type="float">
            <text:p>508,361</text:p>
          </table:table-cell>
          <table:table-cell table:number-columns-repeated="7"/>
        </table:table-row>
        <table:table-row table:style-name="ro1">
          <table:table-cell office:value-type="float" office:value="48.125" calcext:value-type="float">
            <text:p>48,12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99" calcext:value-type="float">
            <text:p>45,899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553.21" calcext:value-type="float">
            <text:p>553,21</text:p>
          </table:table-cell>
          <table:table-cell office:value-type="float" office:value="507.748" calcext:value-type="float">
            <text:p>507,748</text:p>
          </table:table-cell>
          <table:table-cell table:number-columns-repeated="7"/>
        </table:table-row>
        <table:table-row table:style-name="ro1">
          <table:table-cell office:value-type="float" office:value="47.98" calcext:value-type="float">
            <text:p>47,9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256" calcext:value-type="float">
            <text:p>49,256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554.316" calcext:value-type="float">
            <text:p>554,316</text:p>
          </table:table-cell>
          <table:table-cell office:value-type="float" office:value="507.67" calcext:value-type="float">
            <text:p>507,67</text:p>
          </table:table-cell>
          <table:table-cell table:number-columns-repeated="7"/>
        </table:table-row>
        <table:table-row table:style-name="ro1">
          <table:table-cell office:value-type="float" office:value="44.684" calcext:value-type="float">
            <text:p>44,68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983" calcext:value-type="float">
            <text:p>47,98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561.1" calcext:value-type="float">
            <text:p>561,1</text:p>
          </table:table-cell>
          <table:table-cell office:value-type="float" office:value="507.641" calcext:value-type="float">
            <text:p>507,641</text:p>
          </table:table-cell>
          <table:table-cell table:number-columns-repeated="7"/>
        </table:table-row>
        <table:table-row table:style-name="ro1">
          <table:table-cell office:value-type="float" office:value="54.003" calcext:value-type="float">
            <text:p>54,00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283" calcext:value-type="float">
            <text:p>52,28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552.38" calcext:value-type="float">
            <text:p>552,38</text:p>
          </table:table-cell>
          <table:table-cell office:value-type="float" office:value="507.638" calcext:value-type="float">
            <text:p>507,638</text:p>
          </table:table-cell>
          <table:table-cell table:number-columns-repeated="7"/>
        </table:table-row>
        <table:table-row table:style-name="ro1">
          <table:table-cell office:value-type="float" office:value="47.313" calcext:value-type="float">
            <text:p>47,31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923" calcext:value-type="float">
            <text:p>42,92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548.938" calcext:value-type="float">
            <text:p>548,938</text:p>
          </table:table-cell>
          <table:table-cell office:value-type="float" office:value="507.399" calcext:value-type="float">
            <text:p>507,399</text:p>
          </table:table-cell>
          <table:table-cell table:number-columns-repeated="7"/>
        </table:table-row>
        <table:table-row table:style-name="ro1">
          <table:table-cell office:value-type="float" office:value="43.181" calcext:value-type="float">
            <text:p>43,18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284.147" calcext:value-type="float">
            <text:p>284,147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566.404" calcext:value-type="float">
            <text:p>566,404</text:p>
          </table:table-cell>
          <table:table-cell office:value-type="float" office:value="506.765" calcext:value-type="float">
            <text:p>506,765</text:p>
          </table:table-cell>
          <table:table-cell table:number-columns-repeated="7"/>
        </table:table-row>
        <table:table-row table:style-name="ro1">
          <table:table-cell office:value-type="float" office:value="46.45" calcext:value-type="float">
            <text:p>46,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797" calcext:value-type="float">
            <text:p>47,797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586.011" calcext:value-type="float">
            <text:p>586,011</text:p>
          </table:table-cell>
          <table:table-cell office:value-type="float" office:value="506.1" calcext:value-type="float">
            <text:p>506,1</text:p>
          </table:table-cell>
          <table:table-cell table:number-columns-repeated="7"/>
        </table:table-row>
        <table:table-row table:style-name="ro1">
          <table:table-cell office:value-type="float" office:value="46.194" calcext:value-type="float">
            <text:p>46,1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524" calcext:value-type="float">
            <text:p>45,524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562.263" calcext:value-type="float">
            <text:p>562,263</text:p>
          </table:table-cell>
          <table:table-cell office:value-type="float" office:value="505.896" calcext:value-type="float">
            <text:p>505,896</text:p>
          </table:table-cell>
          <table:table-cell table:number-columns-repeated="7"/>
        </table:table-row>
        <table:table-row table:style-name="ro1">
          <table:table-cell office:value-type="float" office:value="49.781" calcext:value-type="float">
            <text:p>49,78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92" calcext:value-type="float">
            <text:p>47,392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730.915" calcext:value-type="float">
            <text:p>730,915</text:p>
          </table:table-cell>
          <table:table-cell office:value-type="float" office:value="505.809" calcext:value-type="float">
            <text:p>505,809</text:p>
          </table:table-cell>
          <table:table-cell table:number-columns-repeated="7"/>
        </table:table-row>
        <table:table-row table:style-name="ro1">
          <table:table-cell office:value-type="float" office:value="47.55" calcext:value-type="float">
            <text:p>47,5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67" calcext:value-type="float">
            <text:p>43,067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707.599" calcext:value-type="float">
            <text:p>707,599</text:p>
          </table:table-cell>
          <table:table-cell office:value-type="float" office:value="505.801" calcext:value-type="float">
            <text:p>505,801</text:p>
          </table:table-cell>
          <table:table-cell table:number-columns-repeated="7"/>
        </table:table-row>
        <table:table-row table:style-name="ro1">
          <table:table-cell office:value-type="float" office:value="49.125" calcext:value-type="float">
            <text:p>49,12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896" calcext:value-type="float">
            <text:p>44,896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549.998" calcext:value-type="float">
            <text:p>549,998</text:p>
          </table:table-cell>
          <table:table-cell office:value-type="float" office:value="505.48" calcext:value-type="float">
            <text:p>505,48</text:p>
          </table:table-cell>
          <table:table-cell table:number-columns-repeated="7"/>
        </table:table-row>
        <table:table-row table:style-name="ro1">
          <table:table-cell office:value-type="float" office:value="48.451" calcext:value-type="float">
            <text:p>48,4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116" calcext:value-type="float">
            <text:p>42,116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550.576" calcext:value-type="float">
            <text:p>550,576</text:p>
          </table:table-cell>
          <table:table-cell office:value-type="float" office:value="504.479" calcext:value-type="float">
            <text:p>504,479</text:p>
          </table:table-cell>
          <table:table-cell table:number-columns-repeated="7"/>
        </table:table-row>
        <table:table-row table:style-name="ro1">
          <table:table-cell office:value-type="float" office:value="52.435" calcext:value-type="float">
            <text:p>52,43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268" calcext:value-type="float">
            <text:p>43,268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546.122" calcext:value-type="float">
            <text:p>546,122</text:p>
          </table:table-cell>
          <table:table-cell office:value-type="float" office:value="504.193" calcext:value-type="float">
            <text:p>504,193</text:p>
          </table:table-cell>
          <table:table-cell table:number-columns-repeated="7"/>
        </table:table-row>
        <table:table-row table:style-name="ro1">
          <table:table-cell office:value-type="float" office:value="66.975" calcext:value-type="float">
            <text:p>66,97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909" calcext:value-type="float">
            <text:p>48,909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563.295" calcext:value-type="float">
            <text:p>563,295</text:p>
          </table:table-cell>
          <table:table-cell office:value-type="float" office:value="503.397" calcext:value-type="float">
            <text:p>503,397</text:p>
          </table:table-cell>
          <table:table-cell table:number-columns-repeated="7"/>
        </table:table-row>
        <table:table-row table:style-name="ro1">
          <table:table-cell office:value-type="float" office:value="46.44" calcext:value-type="float">
            <text:p>46,4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015" calcext:value-type="float">
            <text:p>44,015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547.548" calcext:value-type="float">
            <text:p>547,548</text:p>
          </table:table-cell>
          <table:table-cell office:value-type="float" office:value="503.131" calcext:value-type="float">
            <text:p>503,131</text:p>
          </table:table-cell>
          <table:table-cell table:number-columns-repeated="7"/>
        </table:table-row>
        <table:table-row table:style-name="ro1">
          <table:table-cell office:value-type="float" office:value="45.125" calcext:value-type="float">
            <text:p>45,12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746" calcext:value-type="float">
            <text:p>48,746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580.245" calcext:value-type="float">
            <text:p>580,245</text:p>
          </table:table-cell>
          <table:table-cell office:value-type="float" office:value="503.098" calcext:value-type="float">
            <text:p>503,098</text:p>
          </table:table-cell>
          <table:table-cell table:number-columns-repeated="7"/>
        </table:table-row>
        <table:table-row table:style-name="ro1">
          <table:table-cell office:value-type="float" office:value="47.757" calcext:value-type="float">
            <text:p>47,7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.001" calcext:value-type="float">
            <text:p>51,001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546.27" calcext:value-type="float">
            <text:p>546,27</text:p>
          </table:table-cell>
          <table:table-cell office:value-type="float" office:value="502.958" calcext:value-type="float">
            <text:p>502,958</text:p>
          </table:table-cell>
          <table:table-cell table:number-columns-repeated="7"/>
        </table:table-row>
        <table:table-row table:style-name="ro1">
          <table:table-cell office:value-type="float" office:value="45.067" calcext:value-type="float">
            <text:p>45,06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134" calcext:value-type="float">
            <text:p>45,134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546.263" calcext:value-type="float">
            <text:p>546,263</text:p>
          </table:table-cell>
          <table:table-cell office:value-type="float" office:value="502.622" calcext:value-type="float">
            <text:p>502,622</text:p>
          </table:table-cell>
          <table:table-cell table:number-columns-repeated="7"/>
        </table:table-row>
        <table:table-row table:style-name="ro1">
          <table:table-cell office:value-type="float" office:value="50.54" calcext:value-type="float">
            <text:p>50,5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6.139" calcext:value-type="float">
            <text:p>56,139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558.754" calcext:value-type="float">
            <text:p>558,754</text:p>
          </table:table-cell>
          <table:table-cell office:value-type="float" office:value="502.311" calcext:value-type="float">
            <text:p>502,311</text:p>
          </table:table-cell>
          <table:table-cell table:number-columns-repeated="7"/>
        </table:table-row>
        <table:table-row table:style-name="ro1">
          <table:table-cell office:value-type="float" office:value="46.028" calcext:value-type="float">
            <text:p>46,02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855" calcext:value-type="float">
            <text:p>47,855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545.045" calcext:value-type="float">
            <text:p>545,045</text:p>
          </table:table-cell>
          <table:table-cell office:value-type="float" office:value="502.127" calcext:value-type="float">
            <text:p>502,127</text:p>
          </table:table-cell>
          <table:table-cell table:number-columns-repeated="7"/>
        </table:table-row>
        <table:table-row table:style-name="ro1">
          <table:table-cell office:value-type="float" office:value="45.66" calcext:value-type="float">
            <text:p>45,6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065" calcext:value-type="float">
            <text:p>46,065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555.776" calcext:value-type="float">
            <text:p>555,776</text:p>
          </table:table-cell>
          <table:table-cell office:value-type="float" office:value="501.619" calcext:value-type="float">
            <text:p>501,619</text:p>
          </table:table-cell>
          <table:table-cell table:number-columns-repeated="7"/>
        </table:table-row>
        <table:table-row table:style-name="ro1">
          <table:table-cell office:value-type="float" office:value="52.802" calcext:value-type="float">
            <text:p>52,80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921" calcext:value-type="float">
            <text:p>44,921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43.931" calcext:value-type="float">
            <text:p>543,931</text:p>
          </table:table-cell>
          <table:table-cell office:value-type="float" office:value="501.19" calcext:value-type="float">
            <text:p>501,19</text:p>
          </table:table-cell>
          <table:table-cell table:number-columns-repeated="7"/>
        </table:table-row>
        <table:table-row table:style-name="ro1">
          <table:table-cell office:value-type="float" office:value="49.313" calcext:value-type="float">
            <text:p>49,31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607" calcext:value-type="float">
            <text:p>48,607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51.246" calcext:value-type="float">
            <text:p>551,246</text:p>
          </table:table-cell>
          <table:table-cell office:value-type="float" office:value="501.146" calcext:value-type="float">
            <text:p>501,146</text:p>
          </table:table-cell>
          <table:table-cell table:number-columns-repeated="7"/>
        </table:table-row>
        <table:table-row table:style-name="ro1">
          <table:table-cell office:value-type="float" office:value="48.056" calcext:value-type="float">
            <text:p>48,05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508" calcext:value-type="float">
            <text:p>42,508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45.439" calcext:value-type="float">
            <text:p>545,439</text:p>
          </table:table-cell>
          <table:table-cell office:value-type="float" office:value="500.609" calcext:value-type="float">
            <text:p>500,609</text:p>
          </table:table-cell>
          <table:table-cell table:number-columns-repeated="7"/>
        </table:table-row>
        <table:table-row table:style-name="ro1">
          <table:table-cell office:value-type="float" office:value="47.255" calcext:value-type="float">
            <text:p>47,25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.621" calcext:value-type="float">
            <text:p>50,621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43.405" calcext:value-type="float">
            <text:p>543,405</text:p>
          </table:table-cell>
          <table:table-cell office:value-type="float" office:value="500.56" calcext:value-type="float">
            <text:p>500,56</text:p>
          </table:table-cell>
          <table:table-cell table:number-columns-repeated="7"/>
        </table:table-row>
        <table:table-row table:style-name="ro1">
          <table:table-cell office:value-type="float" office:value="47.658" calcext:value-type="float">
            <text:p>47,65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782" calcext:value-type="float">
            <text:p>45,782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45.018" calcext:value-type="float">
            <text:p>545,018</text:p>
          </table:table-cell>
          <table:table-cell office:value-type="float" office:value="499.748" calcext:value-type="float">
            <text:p>499,748</text:p>
          </table:table-cell>
          <table:table-cell table:number-columns-repeated="7"/>
        </table:table-row>
        <table:table-row table:style-name="ro1">
          <table:table-cell office:value-type="float" office:value="49.535" calcext:value-type="float">
            <text:p>49,53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561" calcext:value-type="float">
            <text:p>49,561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545.671" calcext:value-type="float">
            <text:p>545,671</text:p>
          </table:table-cell>
          <table:table-cell office:value-type="float" office:value="499.692" calcext:value-type="float">
            <text:p>499,692</text:p>
          </table:table-cell>
          <table:table-cell table:number-columns-repeated="7"/>
        </table:table-row>
        <table:table-row table:style-name="ro1">
          <table:table-cell office:value-type="float" office:value="54.79" calcext:value-type="float">
            <text:p>54,7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17" calcext:value-type="float">
            <text:p>44,17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542.827" calcext:value-type="float">
            <text:p>542,827</text:p>
          </table:table-cell>
          <table:table-cell office:value-type="float" office:value="499.475" calcext:value-type="float">
            <text:p>499,475</text:p>
          </table:table-cell>
          <table:table-cell table:number-columns-repeated="7"/>
        </table:table-row>
        <table:table-row table:style-name="ro1">
          <table:table-cell office:value-type="float" office:value="47.573" calcext:value-type="float">
            <text:p>47,57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2.367" calcext:value-type="float">
            <text:p>62,367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544.522" calcext:value-type="float">
            <text:p>544,522</text:p>
          </table:table-cell>
          <table:table-cell office:value-type="float" office:value="499.451" calcext:value-type="float">
            <text:p>499,451</text:p>
          </table:table-cell>
          <table:table-cell table:number-columns-repeated="7"/>
        </table:table-row>
        <table:table-row table:style-name="ro1">
          <table:table-cell office:value-type="float" office:value="46.64" calcext:value-type="float">
            <text:p>46,6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914" calcext:value-type="float">
            <text:p>46,914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543.496" calcext:value-type="float">
            <text:p>543,496</text:p>
          </table:table-cell>
          <table:table-cell office:value-type="float" office:value="499.315" calcext:value-type="float">
            <text:p>499,315</text:p>
          </table:table-cell>
          <table:table-cell table:number-columns-repeated="7"/>
        </table:table-row>
        <table:table-row table:style-name="ro1">
          <table:table-cell office:value-type="float" office:value="47.394" calcext:value-type="float">
            <text:p>47,39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846" calcext:value-type="float">
            <text:p>41,846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542.978" calcext:value-type="float">
            <text:p>542,978</text:p>
          </table:table-cell>
          <table:table-cell office:value-type="float" office:value="499.151" calcext:value-type="float">
            <text:p>499,151</text:p>
          </table:table-cell>
          <table:table-cell table:number-columns-repeated="7"/>
        </table:table-row>
        <table:table-row table:style-name="ro1">
          <table:table-cell office:value-type="float" office:value="47.287" calcext:value-type="float">
            <text:p>47,28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8.9" calcext:value-type="float">
            <text:p>58,9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541.849" calcext:value-type="float">
            <text:p>541,849</text:p>
          </table:table-cell>
          <table:table-cell office:value-type="float" office:value="498.504" calcext:value-type="float">
            <text:p>498,504</text:p>
          </table:table-cell>
          <table:table-cell table:number-columns-repeated="7"/>
        </table:table-row>
        <table:table-row table:style-name="ro1">
          <table:table-cell office:value-type="float" office:value="50.293" calcext:value-type="float">
            <text:p>50,29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268" calcext:value-type="float">
            <text:p>46,268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541.428" calcext:value-type="float">
            <text:p>541,428</text:p>
          </table:table-cell>
          <table:table-cell office:value-type="float" office:value="498.396" calcext:value-type="float">
            <text:p>498,396</text:p>
          </table:table-cell>
          <table:table-cell table:number-columns-repeated="7"/>
        </table:table-row>
        <table:table-row table:style-name="ro1">
          <table:table-cell office:value-type="float" office:value="46.302" calcext:value-type="float">
            <text:p>46,30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214" calcext:value-type="float">
            <text:p>47,214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543.175" calcext:value-type="float">
            <text:p>543,175</text:p>
          </table:table-cell>
          <table:table-cell office:value-type="float" office:value="498.137" calcext:value-type="float">
            <text:p>498,137</text:p>
          </table:table-cell>
          <table:table-cell table:number-columns-repeated="7"/>
        </table:table-row>
        <table:table-row table:style-name="ro1">
          <table:table-cell office:value-type="float" office:value="45.333" calcext:value-type="float">
            <text:p>45,33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738" calcext:value-type="float">
            <text:p>44,738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544.181" calcext:value-type="float">
            <text:p>544,181</text:p>
          </table:table-cell>
          <table:table-cell office:value-type="float" office:value="498.012" calcext:value-type="float">
            <text:p>498,012</text:p>
          </table:table-cell>
          <table:table-cell table:number-columns-repeated="7"/>
        </table:table-row>
        <table:table-row table:style-name="ro1">
          <table:table-cell office:value-type="float" office:value="45.727" calcext:value-type="float">
            <text:p>45,72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3.814" calcext:value-type="float">
            <text:p>53,814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541.421" calcext:value-type="float">
            <text:p>541,421</text:p>
          </table:table-cell>
          <table:table-cell office:value-type="float" office:value="497.541" calcext:value-type="float">
            <text:p>497,541</text:p>
          </table:table-cell>
          <table:table-cell table:number-columns-repeated="7"/>
        </table:table-row>
        <table:table-row table:style-name="ro1">
          <table:table-cell office:value-type="float" office:value="45.119" calcext:value-type="float">
            <text:p>45,11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156" calcext:value-type="float">
            <text:p>48,156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543.711" calcext:value-type="float">
            <text:p>543,711</text:p>
          </table:table-cell>
          <table:table-cell office:value-type="float" office:value="497.461" calcext:value-type="float">
            <text:p>497,461</text:p>
          </table:table-cell>
          <table:table-cell table:number-columns-repeated="7"/>
        </table:table-row>
        <table:table-row table:style-name="ro1">
          <table:table-cell office:value-type="float" office:value="48.846" calcext:value-type="float">
            <text:p>48,84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4.439" calcext:value-type="float">
            <text:p>64,439</text:p>
          </table:table-cell>
          <table:table-cell office:value-type="float" office:value="0.902" calcext:value-type="float">
            <text:p>0,902</text:p>
          </table:table-cell>
          <table:table-cell/>
          <table:table-cell office:value-type="float" office:value="553.792" calcext:value-type="float">
            <text:p>553,792</text:p>
          </table:table-cell>
          <table:table-cell office:value-type="float" office:value="497.416" calcext:value-type="float">
            <text:p>497,416</text:p>
          </table:table-cell>
          <table:table-cell table:number-columns-repeated="7"/>
        </table:table-row>
        <table:table-row table:style-name="ro1">
          <table:table-cell office:value-type="float" office:value="49.83" calcext:value-type="float">
            <text:p>49,8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556" calcext:value-type="float">
            <text:p>42,556</text:p>
          </table:table-cell>
          <table:table-cell office:value-type="float" office:value="0.902" calcext:value-type="float">
            <text:p>0,902</text:p>
          </table:table-cell>
          <table:table-cell/>
          <table:table-cell office:value-type="float" office:value="662.497" calcext:value-type="float">
            <text:p>662,497</text:p>
          </table:table-cell>
          <table:table-cell office:value-type="float" office:value="497.108" calcext:value-type="float">
            <text:p>497,108</text:p>
          </table:table-cell>
          <table:table-cell table:number-columns-repeated="7"/>
        </table:table-row>
        <table:table-row table:style-name="ro1">
          <table:table-cell office:value-type="float" office:value="48.642" calcext:value-type="float">
            <text:p>48,64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306" calcext:value-type="float">
            <text:p>43,306</text:p>
          </table:table-cell>
          <table:table-cell office:value-type="float" office:value="0.901" calcext:value-type="float">
            <text:p>0,901</text:p>
          </table:table-cell>
          <table:table-cell/>
          <table:table-cell office:value-type="float" office:value="539.301" calcext:value-type="float">
            <text:p>539,301</text:p>
          </table:table-cell>
          <table:table-cell office:value-type="float" office:value="496.593" calcext:value-type="float">
            <text:p>496,593</text:p>
          </table:table-cell>
          <table:table-cell table:number-columns-repeated="7"/>
        </table:table-row>
        <table:table-row table:style-name="ro1">
          <table:table-cell office:value-type="float" office:value="46.392" calcext:value-type="float">
            <text:p>46,39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1.893" calcext:value-type="float">
            <text:p>41,893</text:p>
          </table:table-cell>
          <table:table-cell office:value-type="float" office:value="0.899" calcext:value-type="float">
            <text:p>0,899</text:p>
          </table:table-cell>
          <table:table-cell/>
          <table:table-cell office:value-type="float" office:value="545.492" calcext:value-type="float">
            <text:p>545,492</text:p>
          </table:table-cell>
          <table:table-cell office:value-type="float" office:value="496.58" calcext:value-type="float">
            <text:p>496,58</text:p>
          </table:table-cell>
          <table:table-cell table:number-columns-repeated="7"/>
        </table:table-row>
        <table:table-row table:style-name="ro1">
          <table:table-cell office:value-type="float" office:value="45.551" calcext:value-type="float">
            <text:p>45,5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769" calcext:value-type="float">
            <text:p>49,769</text:p>
          </table:table-cell>
          <table:table-cell office:value-type="float" office:value="0.898" calcext:value-type="float">
            <text:p>0,898</text:p>
          </table:table-cell>
          <table:table-cell/>
          <table:table-cell office:value-type="float" office:value="541.144" calcext:value-type="float">
            <text:p>541,144</text:p>
          </table:table-cell>
          <table:table-cell office:value-type="float" office:value="496.412" calcext:value-type="float">
            <text:p>496,412</text:p>
          </table:table-cell>
          <table:table-cell table:number-columns-repeated="7"/>
        </table:table-row>
        <table:table-row table:style-name="ro1">
          <table:table-cell office:value-type="float" office:value="46.046" calcext:value-type="float">
            <text:p>46,04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131" calcext:value-type="float">
            <text:p>43,131</text:p>
          </table:table-cell>
          <table:table-cell office:value-type="float" office:value="0.897" calcext:value-type="float">
            <text:p>0,897</text:p>
          </table:table-cell>
          <table:table-cell/>
          <table:table-cell office:value-type="float" office:value="540.513" calcext:value-type="float">
            <text:p>540,513</text:p>
          </table:table-cell>
          <table:table-cell office:value-type="float" office:value="496.297" calcext:value-type="float">
            <text:p>496,297</text:p>
          </table:table-cell>
          <table:table-cell table:number-columns-repeated="7"/>
        </table:table-row>
        <table:table-row table:style-name="ro1">
          <table:table-cell office:value-type="float" office:value="76.797" calcext:value-type="float">
            <text:p>76,79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186" calcext:value-type="float">
            <text:p>43,186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541.357" calcext:value-type="float">
            <text:p>541,357</text:p>
          </table:table-cell>
          <table:table-cell office:value-type="float" office:value="496.235" calcext:value-type="float">
            <text:p>496,235</text:p>
          </table:table-cell>
          <table:table-cell table:number-columns-repeated="7"/>
        </table:table-row>
        <table:table-row table:style-name="ro1">
          <table:table-cell office:value-type="float" office:value="44.934" calcext:value-type="float">
            <text:p>44,93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992" calcext:value-type="float">
            <text:p>42,992</text:p>
          </table:table-cell>
          <table:table-cell office:value-type="float" office:value="0.894" calcext:value-type="float">
            <text:p>0,894</text:p>
          </table:table-cell>
          <table:table-cell/>
          <table:table-cell office:value-type="float" office:value="541.315" calcext:value-type="float">
            <text:p>541,315</text:p>
          </table:table-cell>
          <table:table-cell office:value-type="float" office:value="495.982" calcext:value-type="float">
            <text:p>495,982</text:p>
          </table:table-cell>
          <table:table-cell table:number-columns-repeated="7"/>
        </table:table-row>
        <table:table-row table:style-name="ro1">
          <table:table-cell office:value-type="float" office:value="44.199" calcext:value-type="float">
            <text:p>44,19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022" calcext:value-type="float">
            <text:p>43,022</text:p>
          </table:table-cell>
          <table:table-cell office:value-type="float" office:value="0.894" calcext:value-type="float">
            <text:p>0,894</text:p>
          </table:table-cell>
          <table:table-cell/>
          <table:table-cell office:value-type="float" office:value="537.196" calcext:value-type="float">
            <text:p>537,196</text:p>
          </table:table-cell>
          <table:table-cell office:value-type="float" office:value="495.915" calcext:value-type="float">
            <text:p>495,915</text:p>
          </table:table-cell>
          <table:table-cell table:number-columns-repeated="7"/>
        </table:table-row>
        <table:table-row table:style-name="ro1">
          <table:table-cell office:value-type="float" office:value="46.507" calcext:value-type="float">
            <text:p>46,50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732" calcext:value-type="float">
            <text:p>45,732</text:p>
          </table:table-cell>
          <table:table-cell office:value-type="float" office:value="0.893" calcext:value-type="float">
            <text:p>0,893</text:p>
          </table:table-cell>
          <table:table-cell/>
          <table:table-cell office:value-type="float" office:value="540.194" calcext:value-type="float">
            <text:p>540,194</text:p>
          </table:table-cell>
          <table:table-cell office:value-type="float" office:value="495.896" calcext:value-type="float">
            <text:p>495,896</text:p>
          </table:table-cell>
          <table:table-cell table:number-columns-repeated="7"/>
        </table:table-row>
        <table:table-row table:style-name="ro1">
          <table:table-cell office:value-type="float" office:value="48.31" calcext:value-type="float">
            <text:p>48,3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966" calcext:value-type="float">
            <text:p>43,966</text:p>
          </table:table-cell>
          <table:table-cell office:value-type="float" office:value="0.892" calcext:value-type="float">
            <text:p>0,892</text:p>
          </table:table-cell>
          <table:table-cell/>
          <table:table-cell office:value-type="float" office:value="540.99" calcext:value-type="float">
            <text:p>540,99</text:p>
          </table:table-cell>
          <table:table-cell office:value-type="float" office:value="495.809" calcext:value-type="float">
            <text:p>495,809</text:p>
          </table:table-cell>
          <table:table-cell table:number-columns-repeated="7"/>
        </table:table-row>
        <table:table-row table:style-name="ro1">
          <table:table-cell office:value-type="float" office:value="59.636" calcext:value-type="float">
            <text:p>59,63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423" calcext:value-type="float">
            <text:p>43,423</text:p>
          </table:table-cell>
          <table:table-cell office:value-type="float" office:value="0.892" calcext:value-type="float">
            <text:p>0,892</text:p>
          </table:table-cell>
          <table:table-cell/>
          <table:table-cell office:value-type="float" office:value="538.388" calcext:value-type="float">
            <text:p>538,388</text:p>
          </table:table-cell>
          <table:table-cell office:value-type="float" office:value="495.184" calcext:value-type="float">
            <text:p>495,184</text:p>
          </table:table-cell>
          <table:table-cell table:number-columns-repeated="7"/>
        </table:table-row>
        <table:table-row table:style-name="ro1">
          <table:table-cell office:value-type="float" office:value="47.307" calcext:value-type="float">
            <text:p>47,30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813" calcext:value-type="float">
            <text:p>45,813</text:p>
          </table:table-cell>
          <table:table-cell office:value-type="float" office:value="0.891" calcext:value-type="float">
            <text:p>0,891</text:p>
          </table:table-cell>
          <table:table-cell/>
          <table:table-cell office:value-type="float" office:value="540.078" calcext:value-type="float">
            <text:p>540,078</text:p>
          </table:table-cell>
          <table:table-cell office:value-type="float" office:value="495.086" calcext:value-type="float">
            <text:p>495,086</text:p>
          </table:table-cell>
          <table:table-cell table:number-columns-repeated="7"/>
        </table:table-row>
        <table:table-row table:style-name="ro1">
          <table:table-cell office:value-type="float" office:value="47.874" calcext:value-type="float">
            <text:p>47,87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.608" calcext:value-type="float">
            <text:p>50,608</text:p>
          </table:table-cell>
          <table:table-cell office:value-type="float" office:value="0.891" calcext:value-type="float">
            <text:p>0,891</text:p>
          </table:table-cell>
          <table:table-cell/>
          <table:table-cell office:value-type="float" office:value="541.81" calcext:value-type="float">
            <text:p>541,81</text:p>
          </table:table-cell>
          <table:table-cell office:value-type="float" office:value="495.076" calcext:value-type="float">
            <text:p>495,076</text:p>
          </table:table-cell>
          <table:table-cell table:number-columns-repeated="7"/>
        </table:table-row>
        <table:table-row table:style-name="ro1">
          <table:table-cell office:value-type="float" office:value="47.424" calcext:value-type="float">
            <text:p>47,42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029" calcext:value-type="float">
            <text:p>43,029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539.491" calcext:value-type="float">
            <text:p>539,491</text:p>
          </table:table-cell>
          <table:table-cell office:value-type="float" office:value="494.615" calcext:value-type="float">
            <text:p>494,615</text:p>
          </table:table-cell>
          <table:table-cell table:number-columns-repeated="7"/>
        </table:table-row>
        <table:table-row table:style-name="ro1">
          <table:table-cell office:value-type="float" office:value="53.051" calcext:value-type="float">
            <text:p>53,0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557" calcext:value-type="float">
            <text:p>49,557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536.476" calcext:value-type="float">
            <text:p>536,476</text:p>
          </table:table-cell>
          <table:table-cell office:value-type="float" office:value="494.272" calcext:value-type="float">
            <text:p>494,272</text:p>
          </table:table-cell>
          <table:table-cell table:number-columns-repeated="7"/>
        </table:table-row>
        <table:table-row table:style-name="ro1">
          <table:table-cell office:value-type="float" office:value="46.451" calcext:value-type="float">
            <text:p>46,4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099" calcext:value-type="float">
            <text:p>43,099</text:p>
          </table:table-cell>
          <table:table-cell office:value-type="float" office:value="0.889" calcext:value-type="float">
            <text:p>0,889</text:p>
          </table:table-cell>
          <table:table-cell/>
          <table:table-cell office:value-type="float" office:value="541.312" calcext:value-type="float">
            <text:p>541,312</text:p>
          </table:table-cell>
          <table:table-cell office:value-type="float" office:value="494.17" calcext:value-type="float">
            <text:p>494,17</text:p>
          </table:table-cell>
          <table:table-cell table:number-columns-repeated="7"/>
        </table:table-row>
        <table:table-row table:style-name="ro1">
          <table:table-cell office:value-type="float" office:value="45.372" calcext:value-type="float">
            <text:p>45,37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483" calcext:value-type="float">
            <text:p>47,483</text:p>
          </table:table-cell>
          <table:table-cell office:value-type="float" office:value="0.889" calcext:value-type="float">
            <text:p>0,889</text:p>
          </table:table-cell>
          <table:table-cell/>
          <table:table-cell office:value-type="float" office:value="536.081" calcext:value-type="float">
            <text:p>536,081</text:p>
          </table:table-cell>
          <table:table-cell office:value-type="float" office:value="494.139" calcext:value-type="float">
            <text:p>494,139</text:p>
          </table:table-cell>
          <table:table-cell table:number-columns-repeated="7"/>
        </table:table-row>
        <table:table-row table:style-name="ro1">
          <table:table-cell office:value-type="float" office:value="46.663" calcext:value-type="float">
            <text:p>46,66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2.937" calcext:value-type="float">
            <text:p>42,937</text:p>
          </table:table-cell>
          <table:table-cell office:value-type="float" office:value="0.888" calcext:value-type="float">
            <text:p>0,888</text:p>
          </table:table-cell>
          <table:table-cell/>
          <table:table-cell office:value-type="float" office:value="539.457" calcext:value-type="float">
            <text:p>539,457</text:p>
          </table:table-cell>
          <table:table-cell office:value-type="float" office:value="493.862" calcext:value-type="float">
            <text:p>493,862</text:p>
          </table:table-cell>
          <table:table-cell table:number-columns-repeated="7"/>
        </table:table-row>
        <table:table-row table:style-name="ro1">
          <table:table-cell office:value-type="float" office:value="45.008" calcext:value-type="float">
            <text:p>45,00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179" calcext:value-type="float">
            <text:p>44,179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540.309" calcext:value-type="float">
            <text:p>540,309</text:p>
          </table:table-cell>
          <table:table-cell office:value-type="float" office:value="493.674" calcext:value-type="float">
            <text:p>493,674</text:p>
          </table:table-cell>
          <table:table-cell table:number-columns-repeated="7"/>
        </table:table-row>
        <table:table-row table:style-name="ro1">
          <table:table-cell office:value-type="float" office:value="45.799" calcext:value-type="float">
            <text:p>45,799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6.295" calcext:value-type="float">
            <text:p>46,295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541.645" calcext:value-type="float">
            <text:p>541,645</text:p>
          </table:table-cell>
          <table:table-cell office:value-type="float" office:value="493.654" calcext:value-type="float">
            <text:p>493,654</text:p>
          </table:table-cell>
          <table:table-cell table:number-columns-repeated="7"/>
        </table:table-row>
        <table:table-row table:style-name="ro1">
          <table:table-cell office:value-type="float" office:value="47.685" calcext:value-type="float">
            <text:p>47,68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325" calcext:value-type="float">
            <text:p>47,325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553.933" calcext:value-type="float">
            <text:p>553,933</text:p>
          </table:table-cell>
          <table:table-cell office:value-type="float" office:value="493.57" calcext:value-type="float">
            <text:p>493,57</text:p>
          </table:table-cell>
          <table:table-cell table:number-columns-repeated="7"/>
        </table:table-row>
        <table:table-row table:style-name="ro1">
          <table:table-cell office:value-type="float" office:value="48.388" calcext:value-type="float">
            <text:p>48,388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328" calcext:value-type="float">
            <text:p>43,328</text:p>
          </table:table-cell>
          <table:table-cell office:value-type="float" office:value="0.883" calcext:value-type="float">
            <text:p>0,883</text:p>
          </table:table-cell>
          <table:table-cell/>
          <table:table-cell office:value-type="float" office:value="545.212" calcext:value-type="float">
            <text:p>545,212</text:p>
          </table:table-cell>
          <table:table-cell office:value-type="float" office:value="493.545" calcext:value-type="float">
            <text:p>493,545</text:p>
          </table:table-cell>
          <table:table-cell table:number-columns-repeated="7"/>
        </table:table-row>
        <table:table-row table:style-name="ro1">
          <table:table-cell office:value-type="float" office:value="44.957" calcext:value-type="float">
            <text:p>44,95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8.694" calcext:value-type="float">
            <text:p>48,694</text:p>
          </table:table-cell>
          <table:table-cell office:value-type="float" office:value="0.881" calcext:value-type="float">
            <text:p>0,881</text:p>
          </table:table-cell>
          <table:table-cell/>
          <table:table-cell office:value-type="float" office:value="540.768" calcext:value-type="float">
            <text:p>540,768</text:p>
          </table:table-cell>
          <table:table-cell office:value-type="float" office:value="493.513" calcext:value-type="float">
            <text:p>493,513</text:p>
          </table:table-cell>
          <table:table-cell table:number-columns-repeated="7"/>
        </table:table-row>
        <table:table-row table:style-name="ro1">
          <table:table-cell office:value-type="float" office:value="47.704" calcext:value-type="float">
            <text:p>47,70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8.76" calcext:value-type="float">
            <text:p>48,76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544.517" calcext:value-type="float">
            <text:p>544,517</text:p>
          </table:table-cell>
          <table:table-cell office:value-type="float" office:value="493.392" calcext:value-type="float">
            <text:p>493,392</text:p>
          </table:table-cell>
          <table:table-cell table:number-columns-repeated="7"/>
        </table:table-row>
        <table:table-row table:style-name="ro1">
          <table:table-cell office:value-type="float" office:value="46.95" calcext:value-type="float">
            <text:p>46,9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087" calcext:value-type="float">
            <text:p>47,087</text:p>
          </table:table-cell>
          <table:table-cell office:value-type="float" office:value="0.879" calcext:value-type="float">
            <text:p>0,879</text:p>
          </table:table-cell>
          <table:table-cell/>
          <table:table-cell office:value-type="float" office:value="542.138" calcext:value-type="float">
            <text:p>542,138</text:p>
          </table:table-cell>
          <table:table-cell office:value-type="float" office:value="493.288" calcext:value-type="float">
            <text:p>493,288</text:p>
          </table:table-cell>
          <table:table-cell table:number-columns-repeated="7"/>
        </table:table-row>
        <table:table-row table:style-name="ro1">
          <table:table-cell office:value-type="float" office:value="50.346" calcext:value-type="float">
            <text:p>50,34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9.089" calcext:value-type="float">
            <text:p>49,089</text:p>
          </table:table-cell>
          <table:table-cell office:value-type="float" office:value="0.877" calcext:value-type="float">
            <text:p>0,877</text:p>
          </table:table-cell>
          <table:table-cell/>
          <table:table-cell office:value-type="float" office:value="673.778" calcext:value-type="float">
            <text:p>673,778</text:p>
          </table:table-cell>
          <table:table-cell office:value-type="float" office:value="492.823" calcext:value-type="float">
            <text:p>492,823</text:p>
          </table:table-cell>
          <table:table-cell table:number-columns-repeated="7"/>
        </table:table-row>
        <table:table-row table:style-name="ro1">
          <table:table-cell office:value-type="float" office:value="48.604" calcext:value-type="float">
            <text:p>48,60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5.881" calcext:value-type="float">
            <text:p>45,881</text:p>
          </table:table-cell>
          <table:table-cell office:value-type="float" office:value="0.876" calcext:value-type="float">
            <text:p>0,876</text:p>
          </table:table-cell>
          <table:table-cell/>
          <table:table-cell office:value-type="float" office:value="540.31" calcext:value-type="float">
            <text:p>540,31</text:p>
          </table:table-cell>
          <table:table-cell office:value-type="float" office:value="492.61" calcext:value-type="float">
            <text:p>492,61</text:p>
          </table:table-cell>
          <table:table-cell table:number-columns-repeated="7"/>
        </table:table-row>
        <table:table-row table:style-name="ro1">
          <table:table-cell office:value-type="float" office:value="45.46" calcext:value-type="float">
            <text:p>45,4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5.013" calcext:value-type="float">
            <text:p>45,013</text:p>
          </table:table-cell>
          <table:table-cell office:value-type="float" office:value="0.875" calcext:value-type="float">
            <text:p>0,875</text:p>
          </table:table-cell>
          <table:table-cell/>
          <table:table-cell office:value-type="float" office:value="543.938" calcext:value-type="float">
            <text:p>543,938</text:p>
          </table:table-cell>
          <table:table-cell office:value-type="float" office:value="491.968" calcext:value-type="float">
            <text:p>491,968</text:p>
          </table:table-cell>
          <table:table-cell table:number-columns-repeated="7"/>
        </table:table-row>
        <table:table-row table:style-name="ro1">
          <table:table-cell office:value-type="float" office:value="44.016" calcext:value-type="float">
            <text:p>44,01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9.98" calcext:value-type="float">
            <text:p>49,98</text:p>
          </table:table-cell>
          <table:table-cell office:value-type="float" office:value="0.874" calcext:value-type="float">
            <text:p>0,874</text:p>
          </table:table-cell>
          <table:table-cell/>
          <table:table-cell office:value-type="float" office:value="539.928" calcext:value-type="float">
            <text:p>539,928</text:p>
          </table:table-cell>
          <table:table-cell office:value-type="float" office:value="491.647" calcext:value-type="float">
            <text:p>491,647</text:p>
          </table:table-cell>
          <table:table-cell table:number-columns-repeated="7"/>
        </table:table-row>
        <table:table-row table:style-name="ro1">
          <table:table-cell office:value-type="float" office:value="46.746" calcext:value-type="float">
            <text:p>46,74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0.103" calcext:value-type="float">
            <text:p>50,103</text:p>
          </table:table-cell>
          <table:table-cell office:value-type="float" office:value="0.873" calcext:value-type="float">
            <text:p>0,873</text:p>
          </table:table-cell>
          <table:table-cell/>
          <table:table-cell office:value-type="float" office:value="536.25" calcext:value-type="float">
            <text:p>536,25</text:p>
          </table:table-cell>
          <table:table-cell office:value-type="float" office:value="490.975" calcext:value-type="float">
            <text:p>490,975</text:p>
          </table:table-cell>
          <table:table-cell table:number-columns-repeated="7"/>
        </table:table-row>
        <table:table-row table:style-name="ro1">
          <table:table-cell office:value-type="float" office:value="49.624" calcext:value-type="float">
            <text:p>49,62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5.859" calcext:value-type="float">
            <text:p>55,859</text:p>
          </table:table-cell>
          <table:table-cell office:value-type="float" office:value="0.859" calcext:value-type="float">
            <text:p>0,859</text:p>
          </table:table-cell>
          <table:table-cell/>
          <table:table-cell office:value-type="float" office:value="539.968" calcext:value-type="float">
            <text:p>539,968</text:p>
          </table:table-cell>
          <table:table-cell office:value-type="float" office:value="490.793" calcext:value-type="float">
            <text:p>490,793</text:p>
          </table:table-cell>
          <table:table-cell table:number-columns-repeated="7"/>
        </table:table-row>
        <table:table-row table:style-name="ro1">
          <table:table-cell office:value-type="float" office:value="48.011" calcext:value-type="float">
            <text:p>48,011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63.949" calcext:value-type="float">
            <text:p>63,949</text:p>
          </table:table-cell>
          <table:table-cell office:value-type="float" office:value="0.836" calcext:value-type="float">
            <text:p>0,836</text:p>
          </table:table-cell>
          <table:table-cell/>
          <table:table-cell office:value-type="float" office:value="536.809" calcext:value-type="float">
            <text:p>536,809</text:p>
          </table:table-cell>
          <table:table-cell office:value-type="float" office:value="490.337" calcext:value-type="float">
            <text:p>490,337</text:p>
          </table:table-cell>
          <table:table-cell table:number-columns-repeated="7"/>
        </table:table-row>
      </table:table>
      <table:table table:name="GO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5.075" calcext:value-type="float">
            <text:p>45,07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55.313" calcext:value-type="float">
            <text:p>55,313</text:p>
          </table:table-cell>
          <table:table-cell office:value-type="float" office:value="1.585" calcext:value-type="float">
            <text:p>1,585</text:p>
          </table:table-cell>
          <table:table-cell/>
          <table:table-cell office:value-type="float" office:value="1189.252" calcext:value-type="float">
            <text:p>1189,252</text:p>
          </table:table-cell>
          <table:table-cell office:value-type="float" office:value="300.911" calcext:value-type="float">
            <text:p>300,911</text:p>
          </table:table-cell>
          <table:table-cell table:number-columns-repeated="5"/>
          <table:table-cell table:formula="of:=['GO-1024MB'.N7]-['GO-1024MB'.$L7]" office:value-type="float" office:value="0.000105820105820078" calcext:value-type="float">
            <text:p>0,0001058201</text:p>
          </table:table-cell>
          <table:table-cell table:formula="of:=['GO-1024MB'.O7]-['GO-1024MB'.$L7]" office:value-type="float" office:value="0.0341058201058201" calcext:value-type="float">
            <text:p>0,0341058201</text:p>
          </table:table-cell>
        </table:table-row>
        <table:table-row table:style-name="ro1">
          <table:table-cell office:value-type="float" office:value="47.198" calcext:value-type="float">
            <text:p>47,198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45.732" calcext:value-type="float">
            <text:p>45,732</text:p>
          </table:table-cell>
          <table:table-cell office:value-type="float" office:value="1.37" calcext:value-type="float">
            <text:p>1,37</text:p>
          </table:table-cell>
          <table:table-cell/>
          <table:table-cell office:value-type="float" office:value="342.118" calcext:value-type="float">
            <text:p>342,118</text:p>
          </table:table-cell>
          <table:table-cell office:value-type="float" office:value="295.061" calcext:value-type="float">
            <text:p>295,061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1.514" calcext:value-type="float">
            <text:p>51,514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52.708" calcext:value-type="float">
            <text:p>52,708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349.111" calcext:value-type="float">
            <text:p>349,111</text:p>
          </table:table-cell>
          <table:table-cell office:value-type="float" office:value="284.562" calcext:value-type="float">
            <text:p>284,5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1024MB'.$B$16:.$B$204])" office:value-type="float" office:value="0.0158941798941799" calcext:value-type="float">
            <text:p>0,0158941799</text:p>
          </table:table-cell>
          <table:table-cell table:formula="of:=STDEV(['GO-1024MB'.$B$16:.$B$204])" office:value-type="float" office:value="0.00118025330377973" calcext:value-type="float">
            <text:p>0,0011802533</text:p>
          </table:table-cell>
          <table:table-cell table:formula="of:=MIN(['GO-1024MB'.$B$5:.$B$104])" office:value-type="float" office:value="0.016" calcext:value-type="float">
            <text:p>0,016</text:p>
          </table:table-cell>
          <table:table-cell table:formula="of:=MAX(['GO-1024MB'.$B$5:.$B$104]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7.353" calcext:value-type="float">
            <text:p>57,353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43.664" calcext:value-type="float">
            <text:p>43,664</text:p>
          </table:table-cell>
          <table:table-cell office:value-type="float" office:value="1.224" calcext:value-type="float">
            <text:p>1,224</text:p>
          </table:table-cell>
          <table:table-cell/>
          <table:table-cell office:value-type="float" office:value="329.956" calcext:value-type="float">
            <text:p>329,956</text:p>
          </table:table-cell>
          <table:table-cell office:value-type="float" office:value="284.429" calcext:value-type="float">
            <text:p>284,42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GO-1024MB'.$E$11:.$E$210])" office:value-type="float" office:value="0.931757731958762" calcext:value-type="float">
            <text:p>0,931757732</text:p>
          </table:table-cell>
          <table:table-cell table:formula="of:=STDEV(['GO-1024MB'.$E$11:.$E$210])" office:value-type="float" office:value="0.0309044669878552" calcext:value-type="float">
            <text:p>0,030904467</text:p>
          </table:table-cell>
          <table:table-cell table:formula="of:=MIN(['GO-1024MB'.$E$5:.$E$168])" office:value-type="float" office:value="0.905" calcext:value-type="float">
            <text:p>0,905</text:p>
          </table:table-cell>
          <table:table-cell table:formula="of:=MAX(['GO-1024MB'.$E$5:.$E$168])" office:value-type="float" office:value="1.585" calcext:value-type="float">
            <text:p>1,585</text:p>
          </table:table-cell>
        </table:table-row>
        <table:table-row table:style-name="ro1">
          <table:table-cell office:value-type="float" office:value="53.939" calcext:value-type="float">
            <text:p>53,939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44.708" calcext:value-type="float">
            <text:p>44,708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336.512" calcext:value-type="float">
            <text:p>336,512</text:p>
          </table:table-cell>
          <table:table-cell office:value-type="float" office:value="283.911" calcext:value-type="float">
            <text:p>283,91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1024MB'.$H$5:.$H$210])" office:value-type="float" office:value="263.18324" calcext:value-type="float">
            <text:p>263,18324</text:p>
          </table:table-cell>
          <table:table-cell table:formula="of:=STDEV(['GO-1024MB'.$H$5:.$H$210])" office:value-type="float" office:value="8.68561045507375" calcext:value-type="float">
            <text:p>8,6856104551</text:p>
          </table:table-cell>
          <table:table-cell table:formula="of:=MIN(['GO-1024MB'.$H$5:.$H$204])" office:value-type="float" office:value="249.347" calcext:value-type="float">
            <text:p>249,347</text:p>
          </table:table-cell>
          <table:table-cell table:formula="of:=MAX(['GO-1024MB'.$H$5:.$H$104])" office:value-type="float" office:value="300.911" calcext:value-type="float">
            <text:p>300,911</text:p>
          </table:table-cell>
        </table:table-row>
        <table:table-row table:style-name="ro1">
          <table:table-cell office:value-type="float" office:value="47.276" calcext:value-type="float">
            <text:p>47,276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42.409" calcext:value-type="float">
            <text:p>42,409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345.786" calcext:value-type="float">
            <text:p>345,786</text:p>
          </table:table-cell>
          <table:table-cell office:value-type="float" office:value="283.661" calcext:value-type="float">
            <text:p>283,661</text:p>
          </table:table-cell>
          <table:table-cell table:number-columns-repeated="7"/>
        </table:table-row>
        <table:table-row table:style-name="ro1">
          <table:table-cell office:value-type="float" office:value="79.497" calcext:value-type="float">
            <text:p>79,49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4.043" calcext:value-type="float">
            <text:p>44,043</text:p>
          </table:table-cell>
          <table:table-cell office:value-type="float" office:value="1.048" calcext:value-type="float">
            <text:p>1,048</text:p>
          </table:table-cell>
          <table:table-cell office:value-type="string" calcext:value-type="string">
            <text:p>←</text:p>
          </table:table-cell>
          <table:table-cell office:value-type="float" office:value="334.525" calcext:value-type="float">
            <text:p>334,525</text:p>
          </table:table-cell>
          <table:table-cell office:value-type="float" office:value="281.351" calcext:value-type="float">
            <text:p>281,351</text:p>
          </table:table-cell>
          <table:table-cell table:number-columns-repeated="7"/>
        </table:table-row>
        <table:table-row table:style-name="ro1">
          <table:table-cell office:value-type="float" office:value="45.797" calcext:value-type="float">
            <text:p>45,79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4.8" calcext:value-type="float">
            <text:p>44,8</text:p>
          </table:table-cell>
          <table:table-cell office:value-type="float" office:value="1.046" calcext:value-type="float">
            <text:p>1,046</text:p>
          </table:table-cell>
          <table:table-cell/>
          <table:table-cell office:value-type="float" office:value="335.077" calcext:value-type="float">
            <text:p>335,077</text:p>
          </table:table-cell>
          <table:table-cell office:value-type="float" office:value="281.254" calcext:value-type="float">
            <text:p>281,254</text:p>
          </table:table-cell>
          <table:table-cell table:number-columns-repeated="7"/>
        </table:table-row>
        <table:table-row table:style-name="ro1">
          <table:table-cell office:value-type="float" office:value="46.916" calcext:value-type="float">
            <text:p>46,916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284.19" calcext:value-type="float">
            <text:p>284,19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39.185" calcext:value-type="float">
            <text:p>339,185</text:p>
          </table:table-cell>
          <table:table-cell office:value-type="float" office:value="280.952" calcext:value-type="float">
            <text:p>280,952</text:p>
          </table:table-cell>
          <table:table-cell table:number-columns-repeated="7"/>
        </table:table-row>
        <table:table-row table:style-name="ro1">
          <table:table-cell office:value-type="float" office:value="47.102" calcext:value-type="float">
            <text:p>47,102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61.914" calcext:value-type="float">
            <text:p>61,9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8.573" calcext:value-type="float">
            <text:p>428,573</text:p>
          </table:table-cell>
          <table:table-cell office:value-type="float" office:value="280.546" calcext:value-type="float">
            <text:p>280,546</text:p>
          </table:table-cell>
          <table:table-cell table:number-columns-repeated="7"/>
        </table:table-row>
        <table:table-row table:style-name="ro1">
          <table:table-cell office:value-type="float" office:value="44.002" calcext:value-type="float">
            <text:p>44,002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50.46" calcext:value-type="float">
            <text:p>50,46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326.2" calcext:value-type="float">
            <text:p>326,2</text:p>
          </table:table-cell>
          <table:table-cell office:value-type="float" office:value="279.599" calcext:value-type="float">
            <text:p>279,599</text:p>
          </table:table-cell>
          <table:table-cell table:number-columns-repeated="7"/>
        </table:table-row>
        <table:table-row table:style-name="ro1">
          <table:table-cell office:value-type="float" office:value="45.449" calcext:value-type="float">
            <text:p>45,449</text:p>
          </table:table-cell>
          <table:table-cell office:value-type="float" office:value="0.024" calcext:value-type="float">
            <text:p>0,024</text:p>
          </table:table-cell>
          <table:table-cell office:value-type="string" calcext:value-type="string">
            <text:p>←</text:p>
          </table:table-cell>
          <table:table-cell office:value-type="float" office:value="44.902" calcext:value-type="float">
            <text:p>44,902</text:p>
          </table:table-cell>
          <table:table-cell office:value-type="float" office:value="0.997" calcext:value-type="float">
            <text:p>0,997</text:p>
          </table:table-cell>
          <table:table-cell/>
          <table:table-cell office:value-type="float" office:value="324.038" calcext:value-type="float">
            <text:p>324,038</text:p>
          </table:table-cell>
          <table:table-cell office:value-type="float" office:value="278.662" calcext:value-type="float">
            <text:p>278,662</text:p>
          </table:table-cell>
          <table:table-cell table:number-columns-repeated="7"/>
        </table:table-row>
        <table:table-row table:style-name="ro1">
          <table:table-cell office:value-type="float" office:value="48.94" calcext:value-type="float">
            <text:p>48,9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.78" calcext:value-type="float">
            <text:p>46,78</text:p>
          </table:table-cell>
          <table:table-cell office:value-type="float" office:value="0.986" calcext:value-type="float">
            <text:p>0,986</text:p>
          </table:table-cell>
          <table:table-cell/>
          <table:table-cell office:value-type="float" office:value="323.938" calcext:value-type="float">
            <text:p>323,938</text:p>
          </table:table-cell>
          <table:table-cell office:value-type="float" office:value="277.545" calcext:value-type="float">
            <text:p>277,545</text:p>
          </table:table-cell>
          <table:table-cell table:number-columns-repeated="7"/>
        </table:table-row>
        <table:table-row table:style-name="ro1">
          <table:table-cell office:value-type="float" office:value="796.366" calcext:value-type="float">
            <text:p>796,3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6.172" calcext:value-type="float">
            <text:p>46,172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323.353" calcext:value-type="float">
            <text:p>323,353</text:p>
          </table:table-cell>
          <table:table-cell office:value-type="float" office:value="276.9" calcext:value-type="float">
            <text:p>276,9</text:p>
          </table:table-cell>
          <table:table-cell table:number-columns-repeated="7"/>
        </table:table-row>
        <table:table-row table:style-name="ro1">
          <table:table-cell office:value-type="float" office:value="53.867" calcext:value-type="float">
            <text:p>53,86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5.561" calcext:value-type="float">
            <text:p>45,561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324.023" calcext:value-type="float">
            <text:p>324,023</text:p>
          </table:table-cell>
          <table:table-cell office:value-type="float" office:value="275.833" calcext:value-type="float">
            <text:p>275,833</text:p>
          </table:table-cell>
          <table:table-cell table:number-columns-repeated="7"/>
        </table:table-row>
        <table:table-row table:style-name="ro1">
          <table:table-cell office:value-type="float" office:value="46.718" calcext:value-type="float">
            <text:p>46,71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.79" calcext:value-type="float">
            <text:p>43,79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320.138" calcext:value-type="float">
            <text:p>320,138</text:p>
          </table:table-cell>
          <table:table-cell office:value-type="float" office:value="275.404" calcext:value-type="float">
            <text:p>275,404</text:p>
          </table:table-cell>
          <table:table-cell table:number-columns-repeated="7"/>
        </table:table-row>
        <table:table-row table:style-name="ro1">
          <table:table-cell office:value-type="float" office:value="48.846" calcext:value-type="float">
            <text:p>48,84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8.341" calcext:value-type="float">
            <text:p>48,341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329.557" calcext:value-type="float">
            <text:p>329,557</text:p>
          </table:table-cell>
          <table:table-cell office:value-type="float" office:value="275.072" calcext:value-type="float">
            <text:p>275,072</text:p>
          </table:table-cell>
          <table:table-cell table:number-columns-repeated="7"/>
        </table:table-row>
        <table:table-row table:style-name="ro1">
          <table:table-cell office:value-type="float" office:value="42.815" calcext:value-type="float">
            <text:p>42,81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90.286" calcext:value-type="float">
            <text:p>90,286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319.557" calcext:value-type="float">
            <text:p>319,557</text:p>
          </table:table-cell>
          <table:table-cell office:value-type="float" office:value="274.828" calcext:value-type="float">
            <text:p>274,828</text:p>
          </table:table-cell>
          <table:table-cell table:number-columns-repeated="7"/>
        </table:table-row>
        <table:table-row table:style-name="ro1">
          <table:table-cell office:value-type="float" office:value="45.32" calcext:value-type="float">
            <text:p>45,3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3.965" calcext:value-type="float">
            <text:p>43,965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320.17" calcext:value-type="float">
            <text:p>320,17</text:p>
          </table:table-cell>
          <table:table-cell office:value-type="float" office:value="274.755" calcext:value-type="float">
            <text:p>274,755</text:p>
          </table:table-cell>
          <table:table-cell table:number-columns-repeated="7"/>
        </table:table-row>
        <table:table-row table:style-name="ro1">
          <table:table-cell office:value-type="float" office:value="46.066" calcext:value-type="float">
            <text:p>46,0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.202" calcext:value-type="float">
            <text:p>44,202</text:p>
          </table:table-cell>
          <table:table-cell office:value-type="float" office:value="0.975" calcext:value-type="float">
            <text:p>0,975</text:p>
          </table:table-cell>
          <table:table-cell/>
          <table:table-cell office:value-type="float" office:value="334.151" calcext:value-type="float">
            <text:p>334,151</text:p>
          </table:table-cell>
          <table:table-cell office:value-type="float" office:value="274.482" calcext:value-type="float">
            <text:p>274,482</text:p>
          </table:table-cell>
          <table:table-cell table:number-columns-repeated="7"/>
        </table:table-row>
        <table:table-row table:style-name="ro1">
          <table:table-cell office:value-type="float" office:value="43.404" calcext:value-type="float">
            <text:p>43,40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1.925" calcext:value-type="float">
            <text:p>41,925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331.503" calcext:value-type="float">
            <text:p>331,503</text:p>
          </table:table-cell>
          <table:table-cell office:value-type="float" office:value="273.676" calcext:value-type="float">
            <text:p>273,676</text:p>
          </table:table-cell>
          <table:table-cell table:number-columns-repeated="7"/>
        </table:table-row>
        <table:table-row table:style-name="ro1">
          <table:table-cell office:value-type="float" office:value="46.471" calcext:value-type="float">
            <text:p>46,47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241" calcext:value-type="float">
            <text:p>45,241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323.659" calcext:value-type="float">
            <text:p>323,659</text:p>
          </table:table-cell>
          <table:table-cell office:value-type="float" office:value="273.265" calcext:value-type="float">
            <text:p>273,265</text:p>
          </table:table-cell>
          <table:table-cell table:number-columns-repeated="7"/>
        </table:table-row>
        <table:table-row table:style-name="ro1">
          <table:table-cell office:value-type="float" office:value="47.245" calcext:value-type="float">
            <text:p>47,2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037" calcext:value-type="float">
            <text:p>45,037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316.899" calcext:value-type="float">
            <text:p>316,899</text:p>
          </table:table-cell>
          <table:table-cell office:value-type="float" office:value="272.584" calcext:value-type="float">
            <text:p>272,584</text:p>
          </table:table-cell>
          <table:table-cell table:number-columns-repeated="7"/>
        </table:table-row>
        <table:table-row table:style-name="ro1">
          <table:table-cell office:value-type="float" office:value="46.354" calcext:value-type="float">
            <text:p>46,35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5.02" calcext:value-type="float">
            <text:p>65,02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558.049" calcext:value-type="float">
            <text:p>558,049</text:p>
          </table:table-cell>
          <table:table-cell office:value-type="float" office:value="272.474" calcext:value-type="float">
            <text:p>272,474</text:p>
          </table:table-cell>
          <table:table-cell table:number-columns-repeated="7"/>
        </table:table-row>
        <table:table-row table:style-name="ro1">
          <table:table-cell office:value-type="float" office:value="46.913" calcext:value-type="float">
            <text:p>46,91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184" calcext:value-type="float">
            <text:p>45,184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315.414" calcext:value-type="float">
            <text:p>315,414</text:p>
          </table:table-cell>
          <table:table-cell office:value-type="float" office:value="272.365" calcext:value-type="float">
            <text:p>272,365</text:p>
          </table:table-cell>
          <table:table-cell table:number-columns-repeated="7"/>
        </table:table-row>
        <table:table-row table:style-name="ro1">
          <table:table-cell office:value-type="float" office:value="45.225" calcext:value-type="float">
            <text:p>45,22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219" calcext:value-type="float">
            <text:p>45,219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321.582" calcext:value-type="float">
            <text:p>321,582</text:p>
          </table:table-cell>
          <table:table-cell office:value-type="float" office:value="272.28" calcext:value-type="float">
            <text:p>272,28</text:p>
          </table:table-cell>
          <table:table-cell table:number-columns-repeated="7"/>
        </table:table-row>
        <table:table-row table:style-name="ro1">
          <table:table-cell office:value-type="float" office:value="50.263" calcext:value-type="float">
            <text:p>50,26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65" calcext:value-type="float">
            <text:p>42,65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319.029" calcext:value-type="float">
            <text:p>319,029</text:p>
          </table:table-cell>
          <table:table-cell office:value-type="float" office:value="272.1" calcext:value-type="float">
            <text:p>272,1</text:p>
          </table:table-cell>
          <table:table-cell table:number-columns-repeated="7"/>
        </table:table-row>
        <table:table-row table:style-name="ro1">
          <table:table-cell office:value-type="float" office:value="48.329" calcext:value-type="float">
            <text:p>48,32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682" calcext:value-type="float">
            <text:p>46,682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315.438" calcext:value-type="float">
            <text:p>315,438</text:p>
          </table:table-cell>
          <table:table-cell office:value-type="float" office:value="272.086" calcext:value-type="float">
            <text:p>272,086</text:p>
          </table:table-cell>
          <table:table-cell table:number-columns-repeated="7"/>
        </table:table-row>
        <table:table-row table:style-name="ro1">
          <table:table-cell office:value-type="float" office:value="45.134" calcext:value-type="float">
            <text:p>45,13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447" calcext:value-type="float">
            <text:p>45,447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318.163" calcext:value-type="float">
            <text:p>318,163</text:p>
          </table:table-cell>
          <table:table-cell office:value-type="float" office:value="272.072" calcext:value-type="float">
            <text:p>272,072</text:p>
          </table:table-cell>
          <table:table-cell table:number-columns-repeated="7"/>
        </table:table-row>
        <table:table-row table:style-name="ro1">
          <table:table-cell office:value-type="float" office:value="44.298" calcext:value-type="float">
            <text:p>44,29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27" calcext:value-type="float">
            <text:p>44,27</text:p>
          </table:table-cell>
          <table:table-cell office:value-type="float" office:value="0.968" calcext:value-type="float">
            <text:p>0,968</text:p>
          </table:table-cell>
          <table:table-cell/>
          <table:table-cell office:value-type="float" office:value="399.818" calcext:value-type="float">
            <text:p>399,818</text:p>
          </table:table-cell>
          <table:table-cell office:value-type="float" office:value="272.067" calcext:value-type="float">
            <text:p>272,067</text:p>
          </table:table-cell>
          <table:table-cell table:number-columns-repeated="7"/>
        </table:table-row>
        <table:table-row table:style-name="ro1">
          <table:table-cell office:value-type="float" office:value="45.128" calcext:value-type="float">
            <text:p>45,12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687" calcext:value-type="float">
            <text:p>44,687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555.442" calcext:value-type="float">
            <text:p>555,442</text:p>
          </table:table-cell>
          <table:table-cell office:value-type="float" office:value="271.786" calcext:value-type="float">
            <text:p>271,786</text:p>
          </table:table-cell>
          <table:table-cell table:number-columns-repeated="7"/>
        </table:table-row>
        <table:table-row table:style-name="ro1">
          <table:table-cell office:value-type="float" office:value="42.951" calcext:value-type="float">
            <text:p>42,95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1.312" calcext:value-type="float">
            <text:p>51,312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354.057" calcext:value-type="float">
            <text:p>354,057</text:p>
          </table:table-cell>
          <table:table-cell office:value-type="float" office:value="271.274" calcext:value-type="float">
            <text:p>271,274</text:p>
          </table:table-cell>
          <table:table-cell table:number-columns-repeated="7"/>
        </table:table-row>
        <table:table-row table:style-name="ro1">
          <table:table-cell office:value-type="float" office:value="44.31" calcext:value-type="float">
            <text:p>44,3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344" calcext:value-type="float">
            <text:p>45,344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325.656" calcext:value-type="float">
            <text:p>325,656</text:p>
          </table:table-cell>
          <table:table-cell office:value-type="float" office:value="271.252" calcext:value-type="float">
            <text:p>271,252</text:p>
          </table:table-cell>
          <table:table-cell table:number-columns-repeated="7"/>
        </table:table-row>
        <table:table-row table:style-name="ro1">
          <table:table-cell office:value-type="float" office:value="44.625" calcext:value-type="float">
            <text:p>44,62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789" calcext:value-type="float">
            <text:p>44,789</text:p>
          </table:table-cell>
          <table:table-cell office:value-type="float" office:value="0.963" calcext:value-type="float">
            <text:p>0,963</text:p>
          </table:table-cell>
          <table:table-cell/>
          <table:table-cell office:value-type="float" office:value="316.746" calcext:value-type="float">
            <text:p>316,746</text:p>
          </table:table-cell>
          <table:table-cell office:value-type="float" office:value="271.153" calcext:value-type="float">
            <text:p>271,153</text:p>
          </table:table-cell>
          <table:table-cell table:number-columns-repeated="7"/>
        </table:table-row>
        <table:table-row table:style-name="ro1">
          <table:table-cell office:value-type="float" office:value="47.444" calcext:value-type="float">
            <text:p>47,44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323" calcext:value-type="float">
            <text:p>52,323</text:p>
          </table:table-cell>
          <table:table-cell office:value-type="float" office:value="0.962" calcext:value-type="float">
            <text:p>0,962</text:p>
          </table:table-cell>
          <table:table-cell/>
          <table:table-cell office:value-type="float" office:value="313.399" calcext:value-type="float">
            <text:p>313,399</text:p>
          </table:table-cell>
          <table:table-cell office:value-type="float" office:value="270.497" calcext:value-type="float">
            <text:p>270,497</text:p>
          </table:table-cell>
          <table:table-cell table:number-columns-repeated="7"/>
        </table:table-row>
        <table:table-row table:style-name="ro1">
          <table:table-cell office:value-type="float" office:value="46.904" calcext:value-type="float">
            <text:p>46,9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582" calcext:value-type="float">
            <text:p>45,582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70.39" calcext:value-type="float">
            <text:p>270,39</text:p>
          </table:table-cell>
          <table:table-cell table:number-columns-repeated="7"/>
        </table:table-row>
        <table:table-row table:style-name="ro1">
          <table:table-cell office:value-type="float" office:value="49.617" calcext:value-type="float">
            <text:p>49,61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1.323" calcext:value-type="float">
            <text:p>61,323</text:p>
          </table:table-cell>
          <table:table-cell office:value-type="float" office:value="0.961" calcext:value-type="float">
            <text:p>0,961</text:p>
          </table:table-cell>
          <table:table-cell/>
          <table:table-cell office:value-type="float" office:value="319.01" calcext:value-type="float">
            <text:p>319,01</text:p>
          </table:table-cell>
          <table:table-cell office:value-type="float" office:value="270.204" calcext:value-type="float">
            <text:p>270,204</text:p>
          </table:table-cell>
          <table:table-cell table:number-columns-repeated="7"/>
        </table:table-row>
        <table:table-row table:style-name="ro1">
          <table:table-cell office:value-type="float" office:value="49.417" calcext:value-type="float">
            <text:p>49,41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781" calcext:value-type="float">
            <text:p>47,78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313.235" calcext:value-type="float">
            <text:p>313,235</text:p>
          </table:table-cell>
          <table:table-cell office:value-type="float" office:value="269.702" calcext:value-type="float">
            <text:p>269,702</text:p>
          </table:table-cell>
          <table:table-cell table:number-columns-repeated="7"/>
        </table:table-row>
        <table:table-row table:style-name="ro1">
          <table:table-cell office:value-type="float" office:value="45.008" calcext:value-type="float">
            <text:p>45,00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006" calcext:value-type="float">
            <text:p>45,006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316.234" calcext:value-type="float">
            <text:p>316,234</text:p>
          </table:table-cell>
          <table:table-cell office:value-type="float" office:value="269.63" calcext:value-type="float">
            <text:p>269,63</text:p>
          </table:table-cell>
          <table:table-cell table:number-columns-repeated="7"/>
        </table:table-row>
        <table:table-row table:style-name="ro1">
          <table:table-cell office:value-type="float" office:value="50.948" calcext:value-type="float">
            <text:p>50,9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6.331" calcext:value-type="float">
            <text:p>66,331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314.539" calcext:value-type="float">
            <text:p>314,539</text:p>
          </table:table-cell>
          <table:table-cell office:value-type="float" office:value="269.376" calcext:value-type="float">
            <text:p>269,376</text:p>
          </table:table-cell>
          <table:table-cell table:number-columns-repeated="7"/>
        </table:table-row>
        <table:table-row table:style-name="ro1">
          <table:table-cell office:value-type="float" office:value="45.299" calcext:value-type="float">
            <text:p>45,29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611" calcext:value-type="float">
            <text:p>46,611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353.77" calcext:value-type="float">
            <text:p>353,77</text:p>
          </table:table-cell>
          <table:table-cell office:value-type="float" office:value="269.217" calcext:value-type="float">
            <text:p>269,217</text:p>
          </table:table-cell>
          <table:table-cell table:number-columns-repeated="7"/>
        </table:table-row>
        <table:table-row table:style-name="ro1">
          <table:table-cell office:value-type="float" office:value="47.771" calcext:value-type="float">
            <text:p>47,77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719" calcext:value-type="float">
            <text:p>43,719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318.149" calcext:value-type="float">
            <text:p>318,149</text:p>
          </table:table-cell>
          <table:table-cell office:value-type="float" office:value="269.001" calcext:value-type="float">
            <text:p>269,001</text:p>
          </table:table-cell>
          <table:table-cell table:number-columns-repeated="7"/>
        </table:table-row>
        <table:table-row table:style-name="ro1">
          <table:table-cell office:value-type="float" office:value="53.166" calcext:value-type="float">
            <text:p>53,16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837" calcext:value-type="float">
            <text:p>44,837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457.543" calcext:value-type="float">
            <text:p>457,543</text:p>
          </table:table-cell>
          <table:table-cell office:value-type="float" office:value="268.793" calcext:value-type="float">
            <text:p>268,793</text:p>
          </table:table-cell>
          <table:table-cell table:number-columns-repeated="7"/>
        </table:table-row>
        <table:table-row table:style-name="ro1">
          <table:table-cell office:value-type="float" office:value="43.047" calcext:value-type="float">
            <text:p>43,04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649" calcext:value-type="float">
            <text:p>42,649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315.824" calcext:value-type="float">
            <text:p>315,824</text:p>
          </table:table-cell>
          <table:table-cell office:value-type="float" office:value="268.736" calcext:value-type="float">
            <text:p>268,736</text:p>
          </table:table-cell>
          <table:table-cell table:number-columns-repeated="7"/>
        </table:table-row>
        <table:table-row table:style-name="ro1">
          <table:table-cell office:value-type="float" office:value="45.043" calcext:value-type="float">
            <text:p>45,0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571" calcext:value-type="float">
            <text:p>48,571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315.35" calcext:value-type="float">
            <text:p>315,35</text:p>
          </table:table-cell>
          <table:table-cell office:value-type="float" office:value="268.736" calcext:value-type="float">
            <text:p>268,736</text:p>
          </table:table-cell>
          <table:table-cell table:number-columns-repeated="7"/>
        </table:table-row>
        <table:table-row table:style-name="ro1">
          <table:table-cell office:value-type="float" office:value="45.8" calcext:value-type="float">
            <text:p>45,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716" calcext:value-type="float">
            <text:p>45,716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318.353" calcext:value-type="float">
            <text:p>318,353</text:p>
          </table:table-cell>
          <table:table-cell office:value-type="float" office:value="268.626" calcext:value-type="float">
            <text:p>268,626</text:p>
          </table:table-cell>
          <table:table-cell table:number-columns-repeated="7"/>
        </table:table-row>
        <table:table-row table:style-name="ro1">
          <table:table-cell office:value-type="float" office:value="45.719" calcext:value-type="float">
            <text:p>45,71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915" calcext:value-type="float">
            <text:p>44,915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314.618" calcext:value-type="float">
            <text:p>314,618</text:p>
          </table:table-cell>
          <table:table-cell office:value-type="float" office:value="268.443" calcext:value-type="float">
            <text:p>268,443</text:p>
          </table:table-cell>
          <table:table-cell table:number-columns-repeated="7"/>
        </table:table-row>
        <table:table-row table:style-name="ro1">
          <table:table-cell office:value-type="float" office:value="44.672" calcext:value-type="float">
            <text:p>44,67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53" calcext:value-type="float">
            <text:p>46,53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314.254" calcext:value-type="float">
            <text:p>314,254</text:p>
          </table:table-cell>
          <table:table-cell office:value-type="float" office:value="268.435" calcext:value-type="float">
            <text:p>268,435</text:p>
          </table:table-cell>
          <table:table-cell table:number-columns-repeated="7"/>
        </table:table-row>
        <table:table-row table:style-name="ro1">
          <table:table-cell office:value-type="float" office:value="48.012" calcext:value-type="float">
            <text:p>48,01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481" calcext:value-type="float">
            <text:p>43,481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361.616" calcext:value-type="float">
            <text:p>361,616</text:p>
          </table:table-cell>
          <table:table-cell office:value-type="float" office:value="268.249" calcext:value-type="float">
            <text:p>268,249</text:p>
          </table:table-cell>
          <table:table-cell table:number-columns-repeated="7"/>
        </table:table-row>
        <table:table-row table:style-name="ro1">
          <table:table-cell office:value-type="float" office:value="45.317" calcext:value-type="float">
            <text:p>45,31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923" calcext:value-type="float">
            <text:p>46,923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340.502" calcext:value-type="float">
            <text:p>340,502</text:p>
          </table:table-cell>
          <table:table-cell office:value-type="float" office:value="268.241" calcext:value-type="float">
            <text:p>268,241</text:p>
          </table:table-cell>
          <table:table-cell table:number-columns-repeated="7"/>
        </table:table-row>
        <table:table-row table:style-name="ro1">
          <table:table-cell office:value-type="float" office:value="49.06" calcext:value-type="float">
            <text:p>49,0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732" calcext:value-type="float">
            <text:p>45,732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334.097" calcext:value-type="float">
            <text:p>334,097</text:p>
          </table:table-cell>
          <table:table-cell office:value-type="float" office:value="268.21" calcext:value-type="float">
            <text:p>268,21</text:p>
          </table:table-cell>
          <table:table-cell table:number-columns-repeated="7"/>
        </table:table-row>
        <table:table-row table:style-name="ro1">
          <table:table-cell office:value-type="float" office:value="47.527" calcext:value-type="float">
            <text:p>47,52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235" calcext:value-type="float">
            <text:p>47,235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323.736" calcext:value-type="float">
            <text:p>323,736</text:p>
          </table:table-cell>
          <table:table-cell office:value-type="float" office:value="267.922" calcext:value-type="float">
            <text:p>267,922</text:p>
          </table:table-cell>
          <table:table-cell table:number-columns-repeated="7"/>
        </table:table-row>
        <table:table-row table:style-name="ro1">
          <table:table-cell office:value-type="float" office:value="51.519" calcext:value-type="float">
            <text:p>51,51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143" calcext:value-type="float">
            <text:p>44,143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315.809" calcext:value-type="float">
            <text:p>315,809</text:p>
          </table:table-cell>
          <table:table-cell office:value-type="float" office:value="267.794" calcext:value-type="float">
            <text:p>267,794</text:p>
          </table:table-cell>
          <table:table-cell table:number-columns-repeated="7"/>
        </table:table-row>
        <table:table-row table:style-name="ro1">
          <table:table-cell office:value-type="float" office:value="45.651" calcext:value-type="float">
            <text:p>45,65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2.508" calcext:value-type="float">
            <text:p>42,508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313.011" calcext:value-type="float">
            <text:p>313,011</text:p>
          </table:table-cell>
          <table:table-cell office:value-type="float" office:value="267.465" calcext:value-type="float">
            <text:p>267,465</text:p>
          </table:table-cell>
          <table:table-cell table:number-columns-repeated="7"/>
        </table:table-row>
        <table:table-row table:style-name="ro1">
          <table:table-cell office:value-type="float" office:value="47.738" calcext:value-type="float">
            <text:p>47,73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8.828" calcext:value-type="float">
            <text:p>58,828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318.083" calcext:value-type="float">
            <text:p>318,083</text:p>
          </table:table-cell>
          <table:table-cell office:value-type="float" office:value="267.388" calcext:value-type="float">
            <text:p>267,388</text:p>
          </table:table-cell>
          <table:table-cell table:number-columns-repeated="7"/>
        </table:table-row>
        <table:table-row table:style-name="ro1">
          <table:table-cell office:value-type="float" office:value="51.792" calcext:value-type="float">
            <text:p>51,79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31" calcext:value-type="float">
            <text:p>46,31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310.403" calcext:value-type="float">
            <text:p>310,403</text:p>
          </table:table-cell>
          <table:table-cell office:value-type="float" office:value="267.387" calcext:value-type="float">
            <text:p>267,387</text:p>
          </table:table-cell>
          <table:table-cell table:number-columns-repeated="7"/>
        </table:table-row>
        <table:table-row table:style-name="ro1">
          <table:table-cell office:value-type="float" office:value="48.45" calcext:value-type="float">
            <text:p>48,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592" calcext:value-type="float">
            <text:p>47,592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315.94" calcext:value-type="float">
            <text:p>315,94</text:p>
          </table:table-cell>
          <table:table-cell office:value-type="float" office:value="267.318" calcext:value-type="float">
            <text:p>267,318</text:p>
          </table:table-cell>
          <table:table-cell table:number-columns-repeated="7"/>
        </table:table-row>
        <table:table-row table:style-name="ro1">
          <table:table-cell office:value-type="float" office:value="46.35" calcext:value-type="float">
            <text:p>46,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013" calcext:value-type="float">
            <text:p>44,013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320.634" calcext:value-type="float">
            <text:p>320,634</text:p>
          </table:table-cell>
          <table:table-cell office:value-type="float" office:value="267.294" calcext:value-type="float">
            <text:p>267,294</text:p>
          </table:table-cell>
          <table:table-cell table:number-columns-repeated="7"/>
        </table:table-row>
        <table:table-row table:style-name="ro1">
          <table:table-cell office:value-type="float" office:value="44.392" calcext:value-type="float">
            <text:p>44,3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397" calcext:value-type="float">
            <text:p>45,397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313.191" calcext:value-type="float">
            <text:p>313,191</text:p>
          </table:table-cell>
          <table:table-cell office:value-type="float" office:value="267.288" calcext:value-type="float">
            <text:p>267,288</text:p>
          </table:table-cell>
          <table:table-cell table:number-columns-repeated="7"/>
        </table:table-row>
        <table:table-row table:style-name="ro1">
          <table:table-cell office:value-type="float" office:value="48.694" calcext:value-type="float">
            <text:p>48,6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265" calcext:value-type="float">
            <text:p>51,265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313.159" calcext:value-type="float">
            <text:p>313,159</text:p>
          </table:table-cell>
          <table:table-cell office:value-type="float" office:value="267.268" calcext:value-type="float">
            <text:p>267,268</text:p>
          </table:table-cell>
          <table:table-cell table:number-columns-repeated="7"/>
        </table:table-row>
        <table:table-row table:style-name="ro1">
          <table:table-cell office:value-type="float" office:value="47.83" calcext:value-type="float">
            <text:p>47,8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122" calcext:value-type="float">
            <text:p>49,12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324.933" calcext:value-type="float">
            <text:p>324,933</text:p>
          </table:table-cell>
          <table:table-cell office:value-type="float" office:value="267.238" calcext:value-type="float">
            <text:p>267,238</text:p>
          </table:table-cell>
          <table:table-cell table:number-columns-repeated="7"/>
        </table:table-row>
        <table:table-row table:style-name="ro1">
          <table:table-cell office:value-type="float" office:value="54.514" calcext:value-type="float">
            <text:p>54,5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243" calcext:value-type="float">
            <text:p>43,243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315.423" calcext:value-type="float">
            <text:p>315,423</text:p>
          </table:table-cell>
          <table:table-cell office:value-type="float" office:value="267.023" calcext:value-type="float">
            <text:p>267,023</text:p>
          </table:table-cell>
          <table:table-cell table:number-columns-repeated="7"/>
        </table:table-row>
        <table:table-row table:style-name="ro1">
          <table:table-cell office:value-type="float" office:value="46.305" calcext:value-type="float">
            <text:p>46,30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461" calcext:value-type="float">
            <text:p>56,461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310.242" calcext:value-type="float">
            <text:p>310,242</text:p>
          </table:table-cell>
          <table:table-cell office:value-type="float" office:value="267.009" calcext:value-type="float">
            <text:p>267,009</text:p>
          </table:table-cell>
          <table:table-cell table:number-columns-repeated="7"/>
        </table:table-row>
        <table:table-row table:style-name="ro1">
          <table:table-cell office:value-type="float" office:value="50.459" calcext:value-type="float">
            <text:p>50,4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439" calcext:value-type="float">
            <text:p>45,439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564.47" calcext:value-type="float">
            <text:p>564,47</text:p>
          </table:table-cell>
          <table:table-cell office:value-type="float" office:value="266.775" calcext:value-type="float">
            <text:p>266,775</text:p>
          </table:table-cell>
          <table:table-cell table:number-columns-repeated="7"/>
        </table:table-row>
        <table:table-row table:style-name="ro1">
          <table:table-cell office:value-type="float" office:value="56.923" calcext:value-type="float">
            <text:p>56,92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45" calcext:value-type="float">
            <text:p>44,845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311.899" calcext:value-type="float">
            <text:p>311,899</text:p>
          </table:table-cell>
          <table:table-cell office:value-type="float" office:value="266.708" calcext:value-type="float">
            <text:p>266,708</text:p>
          </table:table-cell>
          <table:table-cell table:number-columns-repeated="7"/>
        </table:table-row>
        <table:table-row table:style-name="ro1">
          <table:table-cell office:value-type="float" office:value="44.004" calcext:value-type="float">
            <text:p>44,0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39" calcext:value-type="float">
            <text:p>45,839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312.142" calcext:value-type="float">
            <text:p>312,142</text:p>
          </table:table-cell>
          <table:table-cell office:value-type="float" office:value="266.674" calcext:value-type="float">
            <text:p>266,674</text:p>
          </table:table-cell>
          <table:table-cell table:number-columns-repeated="7"/>
        </table:table-row>
        <table:table-row table:style-name="ro1">
          <table:table-cell office:value-type="float" office:value="48.015" calcext:value-type="float">
            <text:p>48,0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449" calcext:value-type="float">
            <text:p>44,449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310.522" calcext:value-type="float">
            <text:p>310,522</text:p>
          </table:table-cell>
          <table:table-cell office:value-type="float" office:value="266.652" calcext:value-type="float">
            <text:p>266,652</text:p>
          </table:table-cell>
          <table:table-cell table:number-columns-repeated="7"/>
        </table:table-row>
        <table:table-row table:style-name="ro1">
          <table:table-cell office:value-type="float" office:value="48.321" calcext:value-type="float">
            <text:p>48,32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7.737" calcext:value-type="float">
            <text:p>67,737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313.253" calcext:value-type="float">
            <text:p>313,253</text:p>
          </table:table-cell>
          <table:table-cell office:value-type="float" office:value="266.394" calcext:value-type="float">
            <text:p>266,394</text:p>
          </table:table-cell>
          <table:table-cell table:number-columns-repeated="7"/>
        </table:table-row>
        <table:table-row table:style-name="ro1">
          <table:table-cell office:value-type="float" office:value="47.145" calcext:value-type="float">
            <text:p>47,1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588" calcext:value-type="float">
            <text:p>44,588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317.001" calcext:value-type="float">
            <text:p>317,001</text:p>
          </table:table-cell>
          <table:table-cell office:value-type="float" office:value="266.198" calcext:value-type="float">
            <text:p>266,198</text:p>
          </table:table-cell>
          <table:table-cell table:number-columns-repeated="7"/>
        </table:table-row>
        <table:table-row table:style-name="ro1">
          <table:table-cell office:value-type="float" office:value="47.759" calcext:value-type="float">
            <text:p>47,7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747" calcext:value-type="float">
            <text:p>49,747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314.694" calcext:value-type="float">
            <text:p>314,694</text:p>
          </table:table-cell>
          <table:table-cell office:value-type="float" office:value="266.188" calcext:value-type="float">
            <text:p>266,188</text:p>
          </table:table-cell>
          <table:table-cell table:number-columns-repeated="7"/>
        </table:table-row>
        <table:table-row table:style-name="ro1">
          <table:table-cell office:value-type="float" office:value="47.763" calcext:value-type="float">
            <text:p>47,76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14" calcext:value-type="float">
            <text:p>45,714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716.293" calcext:value-type="float">
            <text:p>716,293</text:p>
          </table:table-cell>
          <table:table-cell office:value-type="float" office:value="266.177" calcext:value-type="float">
            <text:p>266,177</text:p>
          </table:table-cell>
          <table:table-cell table:number-columns-repeated="7"/>
        </table:table-row>
        <table:table-row table:style-name="ro1">
          <table:table-cell office:value-type="float" office:value="45.182" calcext:value-type="float">
            <text:p>45,18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208" calcext:value-type="float">
            <text:p>44,208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326.741" calcext:value-type="float">
            <text:p>326,741</text:p>
          </table:table-cell>
          <table:table-cell office:value-type="float" office:value="266.077" calcext:value-type="float">
            <text:p>266,077</text:p>
          </table:table-cell>
          <table:table-cell table:number-columns-repeated="7"/>
        </table:table-row>
        <table:table-row table:style-name="ro1">
          <table:table-cell office:value-type="float" office:value="47.751" calcext:value-type="float">
            <text:p>47,75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416" calcext:value-type="float">
            <text:p>44,416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310.157" calcext:value-type="float">
            <text:p>310,157</text:p>
          </table:table-cell>
          <table:table-cell office:value-type="float" office:value="266.004" calcext:value-type="float">
            <text:p>266,004</text:p>
          </table:table-cell>
          <table:table-cell table:number-columns-repeated="7"/>
        </table:table-row>
        <table:table-row table:style-name="ro1">
          <table:table-cell office:value-type="float" office:value="45.953" calcext:value-type="float">
            <text:p>45,95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511" calcext:value-type="float">
            <text:p>45,511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321.438" calcext:value-type="float">
            <text:p>321,438</text:p>
          </table:table-cell>
          <table:table-cell office:value-type="float" office:value="265.93" calcext:value-type="float">
            <text:p>265,93</text:p>
          </table:table-cell>
          <table:table-cell table:number-columns-repeated="7"/>
        </table:table-row>
        <table:table-row table:style-name="ro1">
          <table:table-cell office:value-type="float" office:value="46.991" calcext:value-type="float">
            <text:p>46,99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583" calcext:value-type="float">
            <text:p>44,583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322.511" calcext:value-type="float">
            <text:p>322,511</text:p>
          </table:table-cell>
          <table:table-cell office:value-type="float" office:value="265.632" calcext:value-type="float">
            <text:p>265,632</text:p>
          </table:table-cell>
          <table:table-cell table:number-columns-repeated="7"/>
        </table:table-row>
        <table:table-row table:style-name="ro1">
          <table:table-cell office:value-type="float" office:value="45.908" calcext:value-type="float">
            <text:p>45,90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14" calcext:value-type="float">
            <text:p>45,814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312.648" calcext:value-type="float">
            <text:p>312,648</text:p>
          </table:table-cell>
          <table:table-cell office:value-type="float" office:value="265.513" calcext:value-type="float">
            <text:p>265,513</text:p>
          </table:table-cell>
          <table:table-cell table:number-columns-repeated="7"/>
        </table:table-row>
        <table:table-row table:style-name="ro1">
          <table:table-cell office:value-type="float" office:value="45.209" calcext:value-type="float">
            <text:p>45,20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42" calcext:value-type="float">
            <text:p>45,42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311.033" calcext:value-type="float">
            <text:p>311,033</text:p>
          </table:table-cell>
          <table:table-cell office:value-type="float" office:value="265.468" calcext:value-type="float">
            <text:p>265,468</text:p>
          </table:table-cell>
          <table:table-cell table:number-columns-repeated="7"/>
        </table:table-row>
        <table:table-row table:style-name="ro1">
          <table:table-cell office:value-type="float" office:value="51.085" calcext:value-type="float">
            <text:p>51,0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014" calcext:value-type="float">
            <text:p>44,014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385.262" calcext:value-type="float">
            <text:p>385,262</text:p>
          </table:table-cell>
          <table:table-cell office:value-type="float" office:value="265.454" calcext:value-type="float">
            <text:p>265,454</text:p>
          </table:table-cell>
          <table:table-cell table:number-columns-repeated="7"/>
        </table:table-row>
        <table:table-row table:style-name="ro1">
          <table:table-cell office:value-type="float" office:value="48.159" calcext:value-type="float">
            <text:p>48,1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3" calcext:value-type="float">
            <text:p>44,83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309.087" calcext:value-type="float">
            <text:p>309,087</text:p>
          </table:table-cell>
          <table:table-cell office:value-type="float" office:value="265.308" calcext:value-type="float">
            <text:p>265,308</text:p>
          </table:table-cell>
          <table:table-cell table:number-columns-repeated="7"/>
        </table:table-row>
        <table:table-row table:style-name="ro1">
          <table:table-cell office:value-type="float" office:value="44.534" calcext:value-type="float">
            <text:p>44,5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026" calcext:value-type="float">
            <text:p>43,026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313.522" calcext:value-type="float">
            <text:p>313,522</text:p>
          </table:table-cell>
          <table:table-cell office:value-type="float" office:value="265.277" calcext:value-type="float">
            <text:p>265,277</text:p>
          </table:table-cell>
          <table:table-cell table:number-columns-repeated="7"/>
        </table:table-row>
        <table:table-row table:style-name="ro1">
          <table:table-cell office:value-type="float" office:value="46.199" calcext:value-type="float">
            <text:p>46,1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64" calcext:value-type="float">
            <text:p>46,364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310.253" calcext:value-type="float">
            <text:p>310,253</text:p>
          </table:table-cell>
          <table:table-cell office:value-type="float" office:value="265.274" calcext:value-type="float">
            <text:p>265,274</text:p>
          </table:table-cell>
          <table:table-cell table:number-columns-repeated="7"/>
        </table:table-row>
        <table:table-row table:style-name="ro1">
          <table:table-cell office:value-type="float" office:value="42.675" calcext:value-type="float">
            <text:p>42,67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041" calcext:value-type="float">
            <text:p>50,041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310.91" calcext:value-type="float">
            <text:p>310,91</text:p>
          </table:table-cell>
          <table:table-cell office:value-type="float" office:value="265.124" calcext:value-type="float">
            <text:p>265,124</text:p>
          </table:table-cell>
          <table:table-cell table:number-columns-repeated="7"/>
        </table:table-row>
        <table:table-row table:style-name="ro1">
          <table:table-cell office:value-type="float" office:value="42.961" calcext:value-type="float">
            <text:p>42,96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3.401" calcext:value-type="float">
            <text:p>53,401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309.322" calcext:value-type="float">
            <text:p>309,322</text:p>
          </table:table-cell>
          <table:table-cell office:value-type="float" office:value="264.946" calcext:value-type="float">
            <text:p>264,946</text:p>
          </table:table-cell>
          <table:table-cell table:number-columns-repeated="7"/>
        </table:table-row>
        <table:table-row table:style-name="ro1">
          <table:table-cell office:value-type="float" office:value="43.45" calcext:value-type="float">
            <text:p>43,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24" calcext:value-type="float">
            <text:p>42,824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316.045" calcext:value-type="float">
            <text:p>316,045</text:p>
          </table:table-cell>
          <table:table-cell office:value-type="float" office:value="264.877" calcext:value-type="float">
            <text:p>264,877</text:p>
          </table:table-cell>
          <table:table-cell table:number-columns-repeated="7"/>
        </table:table-row>
        <table:table-row table:style-name="ro1">
          <table:table-cell office:value-type="float" office:value="48.533" calcext:value-type="float">
            <text:p>48,53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785" calcext:value-type="float">
            <text:p>43,785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313.16" calcext:value-type="float">
            <text:p>313,16</text:p>
          </table:table-cell>
          <table:table-cell office:value-type="float" office:value="264.717" calcext:value-type="float">
            <text:p>264,717</text:p>
          </table:table-cell>
          <table:table-cell table:number-columns-repeated="7"/>
        </table:table-row>
        <table:table-row table:style-name="ro1">
          <table:table-cell office:value-type="float" office:value="46.831" calcext:value-type="float">
            <text:p>46,8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629" calcext:value-type="float">
            <text:p>51,629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319.75" calcext:value-type="float">
            <text:p>319,75</text:p>
          </table:table-cell>
          <table:table-cell office:value-type="float" office:value="264.465" calcext:value-type="float">
            <text:p>264,465</text:p>
          </table:table-cell>
          <table:table-cell table:number-columns-repeated="7"/>
        </table:table-row>
        <table:table-row table:style-name="ro1">
          <table:table-cell office:value-type="float" office:value="45.062" calcext:value-type="float">
            <text:p>45,06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907" calcext:value-type="float">
            <text:p>43,907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321.387" calcext:value-type="float">
            <text:p>321,387</text:p>
          </table:table-cell>
          <table:table-cell office:value-type="float" office:value="264.283" calcext:value-type="float">
            <text:p>264,283</text:p>
          </table:table-cell>
          <table:table-cell table:number-columns-repeated="7"/>
        </table:table-row>
        <table:table-row table:style-name="ro1">
          <table:table-cell office:value-type="float" office:value="46.384" calcext:value-type="float">
            <text:p>46,38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506" calcext:value-type="float">
            <text:p>45,506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311.846" calcext:value-type="float">
            <text:p>311,846</text:p>
          </table:table-cell>
          <table:table-cell office:value-type="float" office:value="264.211" calcext:value-type="float">
            <text:p>264,211</text:p>
          </table:table-cell>
          <table:table-cell table:number-columns-repeated="7"/>
        </table:table-row>
        <table:table-row table:style-name="ro1">
          <table:table-cell office:value-type="float" office:value="46.243" calcext:value-type="float">
            <text:p>46,2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442" calcext:value-type="float">
            <text:p>47,442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387.443" calcext:value-type="float">
            <text:p>387,443</text:p>
          </table:table-cell>
          <table:table-cell office:value-type="float" office:value="264.205" calcext:value-type="float">
            <text:p>264,205</text:p>
          </table:table-cell>
          <table:table-cell table:number-columns-repeated="7"/>
        </table:table-row>
        <table:table-row table:style-name="ro1">
          <table:table-cell office:value-type="float" office:value="42.687" calcext:value-type="float">
            <text:p>42,68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689" calcext:value-type="float">
            <text:p>47,689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309.127" calcext:value-type="float">
            <text:p>309,127</text:p>
          </table:table-cell>
          <table:table-cell office:value-type="float" office:value="263.793" calcext:value-type="float">
            <text:p>263,793</text:p>
          </table:table-cell>
          <table:table-cell table:number-columns-repeated="7"/>
        </table:table-row>
        <table:table-row table:style-name="ro1">
          <table:table-cell office:value-type="float" office:value="46.359" calcext:value-type="float">
            <text:p>46,3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95.495" calcext:value-type="float">
            <text:p>195,495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309.579" calcext:value-type="float">
            <text:p>309,579</text:p>
          </table:table-cell>
          <table:table-cell office:value-type="float" office:value="263.338" calcext:value-type="float">
            <text:p>263,338</text:p>
          </table:table-cell>
          <table:table-cell table:number-columns-repeated="7"/>
        </table:table-row>
        <table:table-row table:style-name="ro1">
          <table:table-cell office:value-type="float" office:value="43.492" calcext:value-type="float">
            <text:p>43,4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029" calcext:value-type="float">
            <text:p>47,029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307.113" calcext:value-type="float">
            <text:p>307,113</text:p>
          </table:table-cell>
          <table:table-cell office:value-type="float" office:value="263.275" calcext:value-type="float">
            <text:p>263,275</text:p>
          </table:table-cell>
          <table:table-cell table:number-columns-repeated="7"/>
        </table:table-row>
        <table:table-row table:style-name="ro1">
          <table:table-cell office:value-type="float" office:value="43.343" calcext:value-type="float">
            <text:p>43,3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34" calcext:value-type="float">
            <text:p>47,334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307.308" calcext:value-type="float">
            <text:p>307,308</text:p>
          </table:table-cell>
          <table:table-cell office:value-type="float" office:value="263.011" calcext:value-type="float">
            <text:p>263,011</text:p>
          </table:table-cell>
          <table:table-cell table:number-columns-repeated="7"/>
        </table:table-row>
        <table:table-row table:style-name="ro1">
          <table:table-cell office:value-type="float" office:value="46.896" calcext:value-type="float">
            <text:p>46,89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12" calcext:value-type="float">
            <text:p>45,712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308.251" calcext:value-type="float">
            <text:p>308,251</text:p>
          </table:table-cell>
          <table:table-cell office:value-type="float" office:value="262.994" calcext:value-type="float">
            <text:p>262,994</text:p>
          </table:table-cell>
          <table:table-cell table:number-columns-repeated="7"/>
        </table:table-row>
        <table:table-row table:style-name="ro1">
          <table:table-cell office:value-type="float" office:value="45.088" calcext:value-type="float">
            <text:p>45,08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.674" calcext:value-type="float">
            <text:p>55,674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312.596" calcext:value-type="float">
            <text:p>312,596</text:p>
          </table:table-cell>
          <table:table-cell office:value-type="float" office:value="262.971" calcext:value-type="float">
            <text:p>262,971</text:p>
          </table:table-cell>
          <table:table-cell table:number-columns-repeated="7"/>
        </table:table-row>
        <table:table-row table:style-name="ro1">
          <table:table-cell office:value-type="float" office:value="44.158" calcext:value-type="float">
            <text:p>44,15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38" calcext:value-type="float">
            <text:p>45,738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308.229" calcext:value-type="float">
            <text:p>308,229</text:p>
          </table:table-cell>
          <table:table-cell office:value-type="float" office:value="262.958" calcext:value-type="float">
            <text:p>262,958</text:p>
          </table:table-cell>
          <table:table-cell table:number-columns-repeated="7"/>
        </table:table-row>
        <table:table-row table:style-name="ro1">
          <table:table-cell office:value-type="float" office:value="50.779" calcext:value-type="float">
            <text:p>50,77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527" calcext:value-type="float">
            <text:p>44,527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359.26" calcext:value-type="float">
            <text:p>359,26</text:p>
          </table:table-cell>
          <table:table-cell office:value-type="float" office:value="262.512" calcext:value-type="float">
            <text:p>262,512</text:p>
          </table:table-cell>
          <table:table-cell table:number-columns-repeated="7"/>
        </table:table-row>
        <table:table-row table:style-name="ro1">
          <table:table-cell office:value-type="float" office:value="47.045" calcext:value-type="float">
            <text:p>47,0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086" calcext:value-type="float">
            <text:p>45,086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322.164" calcext:value-type="float">
            <text:p>322,164</text:p>
          </table:table-cell>
          <table:table-cell office:value-type="float" office:value="262.51" calcext:value-type="float">
            <text:p>262,51</text:p>
          </table:table-cell>
          <table:table-cell table:number-columns-repeated="7"/>
        </table:table-row>
        <table:table-row table:style-name="ro1">
          <table:table-cell office:value-type="float" office:value="48.756" calcext:value-type="float">
            <text:p>48,75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873" calcext:value-type="float">
            <text:p>46,873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313.952" calcext:value-type="float">
            <text:p>313,952</text:p>
          </table:table-cell>
          <table:table-cell office:value-type="float" office:value="262.408" calcext:value-type="float">
            <text:p>262,408</text:p>
          </table:table-cell>
          <table:table-cell table:number-columns-repeated="7"/>
        </table:table-row>
        <table:table-row table:style-name="ro1">
          <table:table-cell office:value-type="float" office:value="51.792" calcext:value-type="float">
            <text:p>51,7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989" calcext:value-type="float">
            <text:p>41,989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307.842" calcext:value-type="float">
            <text:p>307,842</text:p>
          </table:table-cell>
          <table:table-cell office:value-type="float" office:value="262.4" calcext:value-type="float">
            <text:p>262,4</text:p>
          </table:table-cell>
          <table:table-cell table:number-columns-repeated="7"/>
        </table:table-row>
        <table:table-row table:style-name="ro1">
          <table:table-cell office:value-type="float" office:value="46.223" calcext:value-type="float">
            <text:p>46,22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02" calcext:value-type="float">
            <text:p>46,302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307.191" calcext:value-type="float">
            <text:p>307,191</text:p>
          </table:table-cell>
          <table:table-cell office:value-type="float" office:value="262.22" calcext:value-type="float">
            <text:p>262,22</text:p>
          </table:table-cell>
          <table:table-cell table:number-columns-repeated="7"/>
        </table:table-row>
        <table:table-row table:style-name="ro1">
          <table:table-cell office:value-type="float" office:value="43.868" calcext:value-type="float">
            <text:p>43,86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79" calcext:value-type="float">
            <text:p>45,979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347.029" calcext:value-type="float">
            <text:p>347,029</text:p>
          </table:table-cell>
          <table:table-cell office:value-type="float" office:value="262.006" calcext:value-type="float">
            <text:p>262,006</text:p>
          </table:table-cell>
          <table:table-cell table:number-columns-repeated="7"/>
        </table:table-row>
        <table:table-row table:style-name="ro1">
          <table:table-cell office:value-type="float" office:value="48.509" calcext:value-type="float">
            <text:p>48,50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918" calcext:value-type="float">
            <text:p>43,918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333.668" calcext:value-type="float">
            <text:p>333,668</text:p>
          </table:table-cell>
          <table:table-cell office:value-type="float" office:value="261.958" calcext:value-type="float">
            <text:p>261,958</text:p>
          </table:table-cell>
          <table:table-cell table:number-columns-repeated="7"/>
        </table:table-row>
        <table:table-row table:style-name="ro1">
          <table:table-cell office:value-type="float" office:value="52.385" calcext:value-type="float">
            <text:p>52,3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489" calcext:value-type="float">
            <text:p>43,489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315.665" calcext:value-type="float">
            <text:p>315,665</text:p>
          </table:table-cell>
          <table:table-cell office:value-type="float" office:value="261.859" calcext:value-type="float">
            <text:p>261,859</text:p>
          </table:table-cell>
          <table:table-cell table:number-columns-repeated="7"/>
        </table:table-row>
        <table:table-row table:style-name="ro1">
          <table:table-cell office:value-type="float" office:value="50.085" calcext:value-type="float">
            <text:p>50,0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362" calcext:value-type="float">
            <text:p>41,362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408.747" calcext:value-type="float">
            <text:p>408,747</text:p>
          </table:table-cell>
          <table:table-cell office:value-type="float" office:value="261.837" calcext:value-type="float">
            <text:p>261,837</text:p>
          </table:table-cell>
          <table:table-cell table:number-columns-repeated="7"/>
        </table:table-row>
        <table:table-row table:style-name="ro1">
          <table:table-cell office:value-type="float" office:value="52.946" calcext:value-type="float">
            <text:p>52,9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643" calcext:value-type="float">
            <text:p>51,643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348.725" calcext:value-type="float">
            <text:p>348,725</text:p>
          </table:table-cell>
          <table:table-cell office:value-type="float" office:value="261.767" calcext:value-type="float">
            <text:p>261,767</text:p>
          </table:table-cell>
          <table:table-cell table:number-columns-repeated="7"/>
        </table:table-row>
        <table:table-row table:style-name="ro1">
          <table:table-cell office:value-type="float" office:value="46.429" calcext:value-type="float">
            <text:p>46,42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104" calcext:value-type="float">
            <text:p>45,104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310.05" calcext:value-type="float">
            <text:p>310,05</text:p>
          </table:table-cell>
          <table:table-cell office:value-type="float" office:value="261.639" calcext:value-type="float">
            <text:p>261,639</text:p>
          </table:table-cell>
          <table:table-cell table:number-columns-repeated="7"/>
        </table:table-row>
        <table:table-row table:style-name="ro1">
          <table:table-cell office:value-type="float" office:value="47.606" calcext:value-type="float">
            <text:p>47,60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77" calcext:value-type="float">
            <text:p>42,877</text:p>
          </table:table-cell>
          <table:table-cell office:value-type="float" office:value="0.927" calcext:value-type="float">
            <text:p>0,927</text:p>
          </table:table-cell>
          <table:table-cell/>
          <table:table-cell office:value-type="float" office:value="308.935" calcext:value-type="float">
            <text:p>308,935</text:p>
          </table:table-cell>
          <table:table-cell office:value-type="float" office:value="261.63" calcext:value-type="float">
            <text:p>261,63</text:p>
          </table:table-cell>
          <table:table-cell table:number-columns-repeated="7"/>
        </table:table-row>
        <table:table-row table:style-name="ro1">
          <table:table-cell office:value-type="float" office:value="46.511" calcext:value-type="float">
            <text:p>46,51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267" calcext:value-type="float">
            <text:p>43,267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305.758" calcext:value-type="float">
            <text:p>305,758</text:p>
          </table:table-cell>
          <table:table-cell office:value-type="float" office:value="261.486" calcext:value-type="float">
            <text:p>261,486</text:p>
          </table:table-cell>
          <table:table-cell table:number-columns-repeated="7"/>
        </table:table-row>
        <table:table-row table:style-name="ro1">
          <table:table-cell office:value-type="float" office:value="44.912" calcext:value-type="float">
            <text:p>44,91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149" calcext:value-type="float">
            <text:p>43,149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306.509" calcext:value-type="float">
            <text:p>306,509</text:p>
          </table:table-cell>
          <table:table-cell office:value-type="float" office:value="261.053" calcext:value-type="float">
            <text:p>261,053</text:p>
          </table:table-cell>
          <table:table-cell table:number-columns-repeated="7"/>
        </table:table-row>
        <table:table-row table:style-name="ro1">
          <table:table-cell office:value-type="float" office:value="46.302" calcext:value-type="float">
            <text:p>46,30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182" calcext:value-type="float">
            <text:p>45,182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311.135" calcext:value-type="float">
            <text:p>311,135</text:p>
          </table:table-cell>
          <table:table-cell office:value-type="float" office:value="260.76" calcext:value-type="float">
            <text:p>260,76</text:p>
          </table:table-cell>
          <table:table-cell table:number-columns-repeated="7"/>
        </table:table-row>
        <table:table-row table:style-name="ro1">
          <table:table-cell office:value-type="float" office:value="45.065" calcext:value-type="float">
            <text:p>45,06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865" calcext:value-type="float">
            <text:p>48,865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309.604" calcext:value-type="float">
            <text:p>309,604</text:p>
          </table:table-cell>
          <table:table-cell office:value-type="float" office:value="260.55" calcext:value-type="float">
            <text:p>260,55</text:p>
          </table:table-cell>
          <table:table-cell table:number-columns-repeated="7"/>
        </table:table-row>
        <table:table-row table:style-name="ro1">
          <table:table-cell office:value-type="float" office:value="47.086" calcext:value-type="float">
            <text:p>47,08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945" calcext:value-type="float">
            <text:p>56,945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308.78" calcext:value-type="float">
            <text:p>308,78</text:p>
          </table:table-cell>
          <table:table-cell office:value-type="float" office:value="260.541" calcext:value-type="float">
            <text:p>260,541</text:p>
          </table:table-cell>
          <table:table-cell table:number-columns-repeated="7"/>
        </table:table-row>
        <table:table-row table:style-name="ro1">
          <table:table-cell office:value-type="float" office:value="70.157" calcext:value-type="float">
            <text:p>70,15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866" calcext:value-type="float">
            <text:p>42,866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379.793" calcext:value-type="float">
            <text:p>379,793</text:p>
          </table:table-cell>
          <table:table-cell office:value-type="float" office:value="260.444" calcext:value-type="float">
            <text:p>260,444</text:p>
          </table:table-cell>
          <table:table-cell table:number-columns-repeated="7"/>
        </table:table-row>
        <table:table-row table:style-name="ro1">
          <table:table-cell office:value-type="float" office:value="51.732" calcext:value-type="float">
            <text:p>51,73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286" calcext:value-type="float">
            <text:p>44,286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304.938" calcext:value-type="float">
            <text:p>304,938</text:p>
          </table:table-cell>
          <table:table-cell office:value-type="float" office:value="260.429" calcext:value-type="float">
            <text:p>260,429</text:p>
          </table:table-cell>
          <table:table-cell table:number-columns-repeated="7"/>
        </table:table-row>
        <table:table-row table:style-name="ro1">
          <table:table-cell office:value-type="float" office:value="48.091" calcext:value-type="float">
            <text:p>48,09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6.892" calcext:value-type="float">
            <text:p>56,892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485.327" calcext:value-type="float">
            <text:p>485,327</text:p>
          </table:table-cell>
          <table:table-cell office:value-type="float" office:value="260.201" calcext:value-type="float">
            <text:p>260,201</text:p>
          </table:table-cell>
          <table:table-cell table:number-columns-repeated="7"/>
        </table:table-row>
        <table:table-row table:style-name="ro1">
          <table:table-cell office:value-type="float" office:value="44.998" calcext:value-type="float">
            <text:p>44,99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096" calcext:value-type="float">
            <text:p>44,096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310.015" calcext:value-type="float">
            <text:p>310,015</text:p>
          </table:table-cell>
          <table:table-cell office:value-type="float" office:value="260.137" calcext:value-type="float">
            <text:p>260,137</text:p>
          </table:table-cell>
          <table:table-cell table:number-columns-repeated="7"/>
        </table:table-row>
        <table:table-row table:style-name="ro1">
          <table:table-cell office:value-type="float" office:value="45.48" calcext:value-type="float">
            <text:p>45,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8.643" calcext:value-type="float">
            <text:p>58,643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304.838" calcext:value-type="float">
            <text:p>304,838</text:p>
          </table:table-cell>
          <table:table-cell office:value-type="float" office:value="260.033" calcext:value-type="float">
            <text:p>260,033</text:p>
          </table:table-cell>
          <table:table-cell table:number-columns-repeated="7"/>
        </table:table-row>
        <table:table-row table:style-name="ro1">
          <table:table-cell office:value-type="float" office:value="46.076" calcext:value-type="float">
            <text:p>46,07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251" calcext:value-type="float">
            <text:p>45,251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305.056" calcext:value-type="float">
            <text:p>305,056</text:p>
          </table:table-cell>
          <table:table-cell office:value-type="float" office:value="259.493" calcext:value-type="float">
            <text:p>259,493</text:p>
          </table:table-cell>
          <table:table-cell table:number-columns-repeated="7"/>
        </table:table-row>
        <table:table-row table:style-name="ro1">
          <table:table-cell office:value-type="float" office:value="46.15" calcext:value-type="float">
            <text:p>46,1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846" calcext:value-type="float">
            <text:p>43,846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305.285" calcext:value-type="float">
            <text:p>305,285</text:p>
          </table:table-cell>
          <table:table-cell office:value-type="float" office:value="259.036" calcext:value-type="float">
            <text:p>259,036</text:p>
          </table:table-cell>
          <table:table-cell table:number-columns-repeated="7"/>
        </table:table-row>
        <table:table-row table:style-name="ro1">
          <table:table-cell office:value-type="float" office:value="46.727" calcext:value-type="float">
            <text:p>46,7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208" calcext:value-type="float">
            <text:p>46,20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639.689" calcext:value-type="float">
            <text:p>1639,689</text:p>
          </table:table-cell>
          <table:table-cell office:value-type="float" office:value="258.991" calcext:value-type="float">
            <text:p>258,991</text:p>
          </table:table-cell>
          <table:table-cell table:number-columns-repeated="7"/>
        </table:table-row>
        <table:table-row table:style-name="ro1">
          <table:table-cell office:value-type="float" office:value="48.788" calcext:value-type="float">
            <text:p>48,78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147" calcext:value-type="float">
            <text:p>46,147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306.908" calcext:value-type="float">
            <text:p>306,908</text:p>
          </table:table-cell>
          <table:table-cell office:value-type="float" office:value="258.712" calcext:value-type="float">
            <text:p>258,712</text:p>
          </table:table-cell>
          <table:table-cell table:number-columns-repeated="7"/>
        </table:table-row>
        <table:table-row table:style-name="ro1">
          <table:table-cell office:value-type="float" office:value="50.942" calcext:value-type="float">
            <text:p>50,94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858" calcext:value-type="float">
            <text:p>44,85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302.782" calcext:value-type="float">
            <text:p>302,782</text:p>
          </table:table-cell>
          <table:table-cell office:value-type="float" office:value="258.588" calcext:value-type="float">
            <text:p>258,588</text:p>
          </table:table-cell>
          <table:table-cell table:number-columns-repeated="7"/>
        </table:table-row>
        <table:table-row table:style-name="ro1">
          <table:table-cell office:value-type="float" office:value="45.635" calcext:value-type="float">
            <text:p>45,6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2.78" calcext:value-type="float">
            <text:p>42,78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390.462" calcext:value-type="float">
            <text:p>390,462</text:p>
          </table:table-cell>
          <table:table-cell office:value-type="float" office:value="258.304" calcext:value-type="float">
            <text:p>258,304</text:p>
          </table:table-cell>
          <table:table-cell table:number-columns-repeated="7"/>
        </table:table-row>
        <table:table-row table:style-name="ro1">
          <table:table-cell office:value-type="float" office:value="54.541" calcext:value-type="float">
            <text:p>54,54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49" calcext:value-type="float">
            <text:p>44,49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324.24" calcext:value-type="float">
            <text:p>324,24</text:p>
          </table:table-cell>
          <table:table-cell office:value-type="float" office:value="258.217" calcext:value-type="float">
            <text:p>258,217</text:p>
          </table:table-cell>
          <table:table-cell table:number-columns-repeated="7"/>
        </table:table-row>
        <table:table-row table:style-name="ro1">
          <table:table-cell office:value-type="float" office:value="47.039" calcext:value-type="float">
            <text:p>47,0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288" calcext:value-type="float">
            <text:p>48,288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312.382" calcext:value-type="float">
            <text:p>312,382</text:p>
          </table:table-cell>
          <table:table-cell office:value-type="float" office:value="258.173" calcext:value-type="float">
            <text:p>258,173</text:p>
          </table:table-cell>
          <table:table-cell table:number-columns-repeated="7"/>
        </table:table-row>
        <table:table-row table:style-name="ro1">
          <table:table-cell office:value-type="float" office:value="49.759" calcext:value-type="float">
            <text:p>49,7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731" calcext:value-type="float">
            <text:p>44,731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303.916" calcext:value-type="float">
            <text:p>303,916</text:p>
          </table:table-cell>
          <table:table-cell office:value-type="float" office:value="257.949" calcext:value-type="float">
            <text:p>257,949</text:p>
          </table:table-cell>
          <table:table-cell table:number-columns-repeated="7"/>
        </table:table-row>
        <table:table-row table:style-name="ro1">
          <table:table-cell office:value-type="float" office:value="44.114" calcext:value-type="float">
            <text:p>44,1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1.587" calcext:value-type="float">
            <text:p>41,587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303.684" calcext:value-type="float">
            <text:p>303,684</text:p>
          </table:table-cell>
          <table:table-cell office:value-type="float" office:value="257.859" calcext:value-type="float">
            <text:p>257,859</text:p>
          </table:table-cell>
          <table:table-cell table:number-columns-repeated="7"/>
        </table:table-row>
        <table:table-row table:style-name="ro1">
          <table:table-cell office:value-type="float" office:value="44.654" calcext:value-type="float">
            <text:p>44,65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099" calcext:value-type="float">
            <text:p>52,099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303.038" calcext:value-type="float">
            <text:p>303,038</text:p>
          </table:table-cell>
          <table:table-cell office:value-type="float" office:value="257.826" calcext:value-type="float">
            <text:p>257,826</text:p>
          </table:table-cell>
          <table:table-cell table:number-columns-repeated="7"/>
        </table:table-row>
        <table:table-row table:style-name="ro1">
          <table:table-cell office:value-type="float" office:value="44.895" calcext:value-type="float">
            <text:p>44,89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914" calcext:value-type="float">
            <text:p>44,914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301.098" calcext:value-type="float">
            <text:p>301,098</text:p>
          </table:table-cell>
          <table:table-cell office:value-type="float" office:value="257.709" calcext:value-type="float">
            <text:p>257,709</text:p>
          </table:table-cell>
          <table:table-cell table:number-columns-repeated="7"/>
        </table:table-row>
        <table:table-row table:style-name="ro1">
          <table:table-cell office:value-type="float" office:value="48.079" calcext:value-type="float">
            <text:p>48,07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711" calcext:value-type="float">
            <text:p>47,711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371.393" calcext:value-type="float">
            <text:p>371,393</text:p>
          </table:table-cell>
          <table:table-cell office:value-type="float" office:value="257.633" calcext:value-type="float">
            <text:p>257,633</text:p>
          </table:table-cell>
          <table:table-cell table:number-columns-repeated="7"/>
        </table:table-row>
        <table:table-row table:style-name="ro1">
          <table:table-cell office:value-type="float" office:value="45.483" calcext:value-type="float">
            <text:p>45,48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1" calcext:value-type="float">
            <text:p>44,1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303.894" calcext:value-type="float">
            <text:p>303,894</text:p>
          </table:table-cell>
          <table:table-cell office:value-type="float" office:value="257.62" calcext:value-type="float">
            <text:p>257,62</text:p>
          </table:table-cell>
          <table:table-cell table:number-columns-repeated="7"/>
        </table:table-row>
        <table:table-row table:style-name="ro1">
          <table:table-cell office:value-type="float" office:value="54.584" calcext:value-type="float">
            <text:p>54,58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266" calcext:value-type="float">
            <text:p>44,266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298.85" calcext:value-type="float">
            <text:p>298,85</text:p>
          </table:table-cell>
          <table:table-cell office:value-type="float" office:value="257.381" calcext:value-type="float">
            <text:p>257,381</text:p>
          </table:table-cell>
          <table:table-cell table:number-columns-repeated="7"/>
        </table:table-row>
        <table:table-row table:style-name="ro1">
          <table:table-cell office:value-type="float" office:value="45.841" calcext:value-type="float">
            <text:p>45,84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903" calcext:value-type="float">
            <text:p>44,903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300.67" calcext:value-type="float">
            <text:p>300,67</text:p>
          </table:table-cell>
          <table:table-cell office:value-type="float" office:value="257.351" calcext:value-type="float">
            <text:p>257,351</text:p>
          </table:table-cell>
          <table:table-cell table:number-columns-repeated="7"/>
        </table:table-row>
        <table:table-row table:style-name="ro1">
          <table:table-cell office:value-type="float" office:value="46.054" calcext:value-type="float">
            <text:p>46,05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313" calcext:value-type="float">
            <text:p>45,313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322.326" calcext:value-type="float">
            <text:p>322,326</text:p>
          </table:table-cell>
          <table:table-cell office:value-type="float" office:value="257.151" calcext:value-type="float">
            <text:p>257,151</text:p>
          </table:table-cell>
          <table:table-cell table:number-columns-repeated="7"/>
        </table:table-row>
        <table:table-row table:style-name="ro1">
          <table:table-cell office:value-type="float" office:value="47.296" calcext:value-type="float">
            <text:p>47,29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063" calcext:value-type="float">
            <text:p>48,06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299.772" calcext:value-type="float">
            <text:p>299,772</text:p>
          </table:table-cell>
          <table:table-cell office:value-type="float" office:value="256.711" calcext:value-type="float">
            <text:p>256,711</text:p>
          </table:table-cell>
          <table:table-cell table:number-columns-repeated="7"/>
        </table:table-row>
        <table:table-row table:style-name="ro1">
          <table:table-cell office:value-type="float" office:value="64.487" calcext:value-type="float">
            <text:p>64,48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3" calcext:value-type="float">
            <text:p>46,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300.888" calcext:value-type="float">
            <text:p>300,888</text:p>
          </table:table-cell>
          <table:table-cell office:value-type="float" office:value="256.644" calcext:value-type="float">
            <text:p>256,644</text:p>
          </table:table-cell>
          <table:table-cell table:number-columns-repeated="7"/>
        </table:table-row>
        <table:table-row table:style-name="ro1">
          <table:table-cell office:value-type="float" office:value="47.777" calcext:value-type="float">
            <text:p>47,7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7.913" calcext:value-type="float">
            <text:p>67,913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399.39" calcext:value-type="float">
            <text:p>399,39</text:p>
          </table:table-cell>
          <table:table-cell office:value-type="float" office:value="256.64" calcext:value-type="float">
            <text:p>256,64</text:p>
          </table:table-cell>
          <table:table-cell table:number-columns-repeated="7"/>
        </table:table-row>
        <table:table-row table:style-name="ro1">
          <table:table-cell office:value-type="float" office:value="46.761" calcext:value-type="float">
            <text:p>46,76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602" calcext:value-type="float">
            <text:p>43,602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303.779" calcext:value-type="float">
            <text:p>303,779</text:p>
          </table:table-cell>
          <table:table-cell office:value-type="float" office:value="256.6" calcext:value-type="float">
            <text:p>256,6</text:p>
          </table:table-cell>
          <table:table-cell table:number-columns-repeated="7"/>
        </table:table-row>
        <table:table-row table:style-name="ro1">
          <table:table-cell office:value-type="float" office:value="46.611" calcext:value-type="float">
            <text:p>46,61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044" calcext:value-type="float">
            <text:p>44,044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301.044" calcext:value-type="float">
            <text:p>301,044</text:p>
          </table:table-cell>
          <table:table-cell office:value-type="float" office:value="256.579" calcext:value-type="float">
            <text:p>256,579</text:p>
          </table:table-cell>
          <table:table-cell table:number-columns-repeated="7"/>
        </table:table-row>
        <table:table-row table:style-name="ro1">
          <table:table-cell office:value-type="float" office:value="51.632" calcext:value-type="float">
            <text:p>51,63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205" calcext:value-type="float">
            <text:p>45,205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302.942" calcext:value-type="float">
            <text:p>302,942</text:p>
          </table:table-cell>
          <table:table-cell office:value-type="float" office:value="256.574" calcext:value-type="float">
            <text:p>256,574</text:p>
          </table:table-cell>
          <table:table-cell table:number-columns-repeated="7"/>
        </table:table-row>
        <table:table-row table:style-name="ro1">
          <table:table-cell office:value-type="float" office:value="46.645" calcext:value-type="float">
            <text:p>46,64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181" calcext:value-type="float">
            <text:p>44,181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302.872" calcext:value-type="float">
            <text:p>302,872</text:p>
          </table:table-cell>
          <table:table-cell office:value-type="float" office:value="256.528" calcext:value-type="float">
            <text:p>256,528</text:p>
          </table:table-cell>
          <table:table-cell table:number-columns-repeated="7"/>
        </table:table-row>
        <table:table-row table:style-name="ro1">
          <table:table-cell office:value-type="float" office:value="45.149" calcext:value-type="float">
            <text:p>45,14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662" calcext:value-type="float">
            <text:p>46,662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303.787" calcext:value-type="float">
            <text:p>303,787</text:p>
          </table:table-cell>
          <table:table-cell office:value-type="float" office:value="256.521" calcext:value-type="float">
            <text:p>256,521</text:p>
          </table:table-cell>
          <table:table-cell table:number-columns-repeated="7"/>
        </table:table-row>
        <table:table-row table:style-name="ro1">
          <table:table-cell office:value-type="float" office:value="55.63" calcext:value-type="float">
            <text:p>55,6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519" calcext:value-type="float">
            <text:p>48,519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300.998" calcext:value-type="float">
            <text:p>300,998</text:p>
          </table:table-cell>
          <table:table-cell office:value-type="float" office:value="256.358" calcext:value-type="float">
            <text:p>256,358</text:p>
          </table:table-cell>
          <table:table-cell table:number-columns-repeated="7"/>
        </table:table-row>
        <table:table-row table:style-name="ro1">
          <table:table-cell office:value-type="float" office:value="48.777" calcext:value-type="float">
            <text:p>48,7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9" calcext:value-type="float">
            <text:p>43,9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302.831" calcext:value-type="float">
            <text:p>302,831</text:p>
          </table:table-cell>
          <table:table-cell office:value-type="float" office:value="256.264" calcext:value-type="float">
            <text:p>256,264</text:p>
          </table:table-cell>
          <table:table-cell table:number-columns-repeated="7"/>
        </table:table-row>
        <table:table-row table:style-name="ro1">
          <table:table-cell office:value-type="float" office:value="48.93" calcext:value-type="float">
            <text:p>48,9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.628" calcext:value-type="float">
            <text:p>51,628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300.805" calcext:value-type="float">
            <text:p>300,805</text:p>
          </table:table-cell>
          <table:table-cell office:value-type="float" office:value="256.14" calcext:value-type="float">
            <text:p>256,14</text:p>
          </table:table-cell>
          <table:table-cell table:number-columns-repeated="7"/>
        </table:table-row>
        <table:table-row table:style-name="ro1">
          <table:table-cell office:value-type="float" office:value="47.309" calcext:value-type="float">
            <text:p>47,30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59" calcext:value-type="float">
            <text:p>44,559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302.733" calcext:value-type="float">
            <text:p>302,733</text:p>
          </table:table-cell>
          <table:table-cell office:value-type="float" office:value="256.037" calcext:value-type="float">
            <text:p>256,037</text:p>
          </table:table-cell>
          <table:table-cell table:number-columns-repeated="7"/>
        </table:table-row>
        <table:table-row table:style-name="ro1">
          <table:table-cell office:value-type="float" office:value="47.136" calcext:value-type="float">
            <text:p>47,13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356" calcext:value-type="float">
            <text:p>46,356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298.301" calcext:value-type="float">
            <text:p>298,301</text:p>
          </table:table-cell>
          <table:table-cell office:value-type="float" office:value="255.904" calcext:value-type="float">
            <text:p>255,904</text:p>
          </table:table-cell>
          <table:table-cell table:number-columns-repeated="7"/>
        </table:table-row>
        <table:table-row table:style-name="ro1">
          <table:table-cell office:value-type="float" office:value="47.584" calcext:value-type="float">
            <text:p>47,58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548" calcext:value-type="float">
            <text:p>47,548</text:p>
          </table:table-cell>
          <table:table-cell office:value-type="float" office:value="0.913" calcext:value-type="float">
            <text:p>0,913</text:p>
          </table:table-cell>
          <table:table-cell/>
          <table:table-cell office:value-type="float" office:value="318.573" calcext:value-type="float">
            <text:p>318,573</text:p>
          </table:table-cell>
          <table:table-cell office:value-type="float" office:value="255.825" calcext:value-type="float">
            <text:p>255,825</text:p>
          </table:table-cell>
          <table:table-cell table:number-columns-repeated="7"/>
        </table:table-row>
        <table:table-row table:style-name="ro1">
          <table:table-cell office:value-type="float" office:value="47.785" calcext:value-type="float">
            <text:p>47,78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667" calcext:value-type="float">
            <text:p>44,667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305.357" calcext:value-type="float">
            <text:p>305,357</text:p>
          </table:table-cell>
          <table:table-cell office:value-type="float" office:value="255.64" calcext:value-type="float">
            <text:p>255,64</text:p>
          </table:table-cell>
          <table:table-cell table:number-columns-repeated="7"/>
        </table:table-row>
        <table:table-row table:style-name="ro1">
          <table:table-cell office:value-type="float" office:value="45.248" calcext:value-type="float">
            <text:p>45,2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961" calcext:value-type="float">
            <text:p>45,961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301.051" calcext:value-type="float">
            <text:p>301,051</text:p>
          </table:table-cell>
          <table:table-cell office:value-type="float" office:value="255.507" calcext:value-type="float">
            <text:p>255,507</text:p>
          </table:table-cell>
          <table:table-cell table:number-columns-repeated="7"/>
        </table:table-row>
        <table:table-row table:style-name="ro1">
          <table:table-cell office:value-type="float" office:value="46.132" calcext:value-type="float">
            <text:p>46,13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697" calcext:value-type="float">
            <text:p>47,697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305.916" calcext:value-type="float">
            <text:p>305,916</text:p>
          </table:table-cell>
          <table:table-cell office:value-type="float" office:value="255.483" calcext:value-type="float">
            <text:p>255,483</text:p>
          </table:table-cell>
          <table:table-cell table:number-columns-repeated="7"/>
        </table:table-row>
        <table:table-row table:style-name="ro1">
          <table:table-cell office:value-type="float" office:value="45.529" calcext:value-type="float">
            <text:p>45,52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443" calcext:value-type="float">
            <text:p>43,443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300.004" calcext:value-type="float">
            <text:p>300,004</text:p>
          </table:table-cell>
          <table:table-cell office:value-type="float" office:value="255.457" calcext:value-type="float">
            <text:p>255,457</text:p>
          </table:table-cell>
          <table:table-cell table:number-columns-repeated="7"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026" calcext:value-type="float">
            <text:p>47,026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307.142" calcext:value-type="float">
            <text:p>307,142</text:p>
          </table:table-cell>
          <table:table-cell office:value-type="float" office:value="255.442" calcext:value-type="float">
            <text:p>255,442</text:p>
          </table:table-cell>
          <table:table-cell table:number-columns-repeated="7"/>
        </table:table-row>
        <table:table-row table:style-name="ro1">
          <table:table-cell office:value-type="float" office:value="47.817" calcext:value-type="float">
            <text:p>47,81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997" calcext:value-type="float">
            <text:p>46,997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300.317" calcext:value-type="float">
            <text:p>300,317</text:p>
          </table:table-cell>
          <table:table-cell office:value-type="float" office:value="255.344" calcext:value-type="float">
            <text:p>255,344</text:p>
          </table:table-cell>
          <table:table-cell table:number-columns-repeated="7"/>
        </table:table-row>
        <table:table-row table:style-name="ro1">
          <table:table-cell office:value-type="float" office:value="50.776" calcext:value-type="float">
            <text:p>50,77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01" calcext:value-type="float">
            <text:p>44,501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299.392" calcext:value-type="float">
            <text:p>299,392</text:p>
          </table:table-cell>
          <table:table-cell office:value-type="float" office:value="255.303" calcext:value-type="float">
            <text:p>255,303</text:p>
          </table:table-cell>
          <table:table-cell table:number-columns-repeated="7"/>
        </table:table-row>
        <table:table-row table:style-name="ro1">
          <table:table-cell office:value-type="float" office:value="44.018" calcext:value-type="float">
            <text:p>44,01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2.347" calcext:value-type="float">
            <text:p>62,347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435.823" calcext:value-type="float">
            <text:p>435,823</text:p>
          </table:table-cell>
          <table:table-cell office:value-type="float" office:value="255.249" calcext:value-type="float">
            <text:p>255,249</text:p>
          </table:table-cell>
          <table:table-cell table:number-columns-repeated="7"/>
        </table:table-row>
        <table:table-row table:style-name="ro1">
          <table:table-cell office:value-type="float" office:value="52.149" calcext:value-type="float">
            <text:p>52,14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074" calcext:value-type="float">
            <text:p>47,074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float" office:value="301.272" calcext:value-type="float">
            <text:p>301,272</text:p>
          </table:table-cell>
          <table:table-cell office:value-type="float" office:value="255.204" calcext:value-type="float">
            <text:p>255,204</text:p>
          </table:table-cell>
          <table:table-cell table:number-columns-repeated="7"/>
        </table:table-row>
        <table:table-row table:style-name="ro1">
          <table:table-cell office:value-type="float" office:value="44.553" calcext:value-type="float">
            <text:p>44,55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4.896" calcext:value-type="float">
            <text:p>54,896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297.409" calcext:value-type="float">
            <text:p>297,409</text:p>
          </table:table-cell>
          <table:table-cell office:value-type="float" office:value="255.184" calcext:value-type="float">
            <text:p>255,184</text:p>
          </table:table-cell>
          <table:table-cell table:number-columns-repeated="7"/>
        </table:table-row>
        <table:table-row table:style-name="ro1">
          <table:table-cell office:value-type="float" office:value="45.077" calcext:value-type="float">
            <text:p>45,0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678" calcext:value-type="float">
            <text:p>44,678</text:p>
          </table:table-cell>
          <table:table-cell office:value-type="float" office:value="0.907" calcext:value-type="float">
            <text:p>0,907</text:p>
          </table:table-cell>
          <table:table-cell/>
          <table:table-cell office:value-type="float" office:value="303.13" calcext:value-type="float">
            <text:p>303,13</text:p>
          </table:table-cell>
          <table:table-cell office:value-type="float" office:value="255.156" calcext:value-type="float">
            <text:p>255,156</text:p>
          </table:table-cell>
          <table:table-cell table:number-columns-repeated="7"/>
        </table:table-row>
        <table:table-row table:style-name="ro1">
          <table:table-cell office:value-type="float" office:value="47.468" calcext:value-type="float">
            <text:p>47,4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453" calcext:value-type="float">
            <text:p>45,453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314.551" calcext:value-type="float">
            <text:p>314,551</text:p>
          </table:table-cell>
          <table:table-cell office:value-type="float" office:value="255.129" calcext:value-type="float">
            <text:p>255,129</text:p>
          </table:table-cell>
          <table:table-cell table:number-columns-repeated="7"/>
        </table:table-row>
        <table:table-row table:style-name="ro1">
          <table:table-cell office:value-type="float" office:value="48.446" calcext:value-type="float">
            <text:p>48,44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59" calcext:value-type="float">
            <text:p>46,459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327.909" calcext:value-type="float">
            <text:p>327,909</text:p>
          </table:table-cell>
          <table:table-cell office:value-type="float" office:value="255.112" calcext:value-type="float">
            <text:p>255,112</text:p>
          </table:table-cell>
          <table:table-cell table:number-columns-repeated="7"/>
        </table:table-row>
        <table:table-row table:style-name="ro1">
          <table:table-cell office:value-type="float" office:value="56.425" calcext:value-type="float">
            <text:p>56,42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605" calcext:value-type="float">
            <text:p>45,605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297.477" calcext:value-type="float">
            <text:p>297,477</text:p>
          </table:table-cell>
          <table:table-cell office:value-type="float" office:value="255.034" calcext:value-type="float">
            <text:p>255,034</text:p>
          </table:table-cell>
          <table:table-cell table:number-columns-repeated="7"/>
        </table:table-row>
        <table:table-row table:style-name="ro1">
          <table:table-cell office:value-type="float" office:value="54.665" calcext:value-type="float">
            <text:p>54,66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92" calcext:value-type="float">
            <text:p>43,92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302.493" calcext:value-type="float">
            <text:p>302,493</text:p>
          </table:table-cell>
          <table:table-cell office:value-type="float" office:value="254.959" calcext:value-type="float">
            <text:p>254,959</text:p>
          </table:table-cell>
          <table:table-cell table:number-columns-repeated="7"/>
        </table:table-row>
        <table:table-row table:style-name="ro1">
          <table:table-cell office:value-type="float" office:value="45.441" calcext:value-type="float">
            <text:p>45,44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219" calcext:value-type="float">
            <text:p>46,219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324.035" calcext:value-type="float">
            <text:p>324,035</text:p>
          </table:table-cell>
          <table:table-cell office:value-type="float" office:value="254.956" calcext:value-type="float">
            <text:p>254,956</text:p>
          </table:table-cell>
          <table:table-cell table:number-columns-repeated="7"/>
        </table:table-row>
        <table:table-row table:style-name="ro1">
          <table:table-cell office:value-type="float" office:value="47.387" calcext:value-type="float">
            <text:p>47,38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.852" calcext:value-type="float">
            <text:p>51,852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299.128" calcext:value-type="float">
            <text:p>299,128</text:p>
          </table:table-cell>
          <table:table-cell office:value-type="float" office:value="254.825" calcext:value-type="float">
            <text:p>254,825</text:p>
          </table:table-cell>
          <table:table-cell table:number-columns-repeated="7"/>
        </table:table-row>
        <table:table-row table:style-name="ro1">
          <table:table-cell office:value-type="float" office:value="45.293" calcext:value-type="float">
            <text:p>45,29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657" calcext:value-type="float">
            <text:p>44,657</text:p>
          </table:table-cell>
          <table:table-cell office:value-type="float" office:value="0.904" calcext:value-type="float">
            <text:p>0,904</text:p>
          </table:table-cell>
          <table:table-cell/>
          <table:table-cell office:value-type="float" office:value="301.511" calcext:value-type="float">
            <text:p>301,511</text:p>
          </table:table-cell>
          <table:table-cell office:value-type="float" office:value="254.824" calcext:value-type="float">
            <text:p>254,824</text:p>
          </table:table-cell>
          <table:table-cell table:number-columns-repeated="7"/>
        </table:table-row>
        <table:table-row table:style-name="ro1">
          <table:table-cell office:value-type="float" office:value="44.551" calcext:value-type="float">
            <text:p>44,5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531" calcext:value-type="float">
            <text:p>43,531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299.986" calcext:value-type="float">
            <text:p>299,986</text:p>
          </table:table-cell>
          <table:table-cell office:value-type="float" office:value="254.812" calcext:value-type="float">
            <text:p>254,812</text:p>
          </table:table-cell>
          <table:table-cell table:number-columns-repeated="7"/>
        </table:table-row>
        <table:table-row table:style-name="ro1">
          <table:table-cell office:value-type="float" office:value="46.936" calcext:value-type="float">
            <text:p>46,93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669" calcext:value-type="float">
            <text:p>44,669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299.891" calcext:value-type="float">
            <text:p>299,891</text:p>
          </table:table-cell>
          <table:table-cell office:value-type="float" office:value="254.56" calcext:value-type="float">
            <text:p>254,56</text:p>
          </table:table-cell>
          <table:table-cell table:number-columns-repeated="7"/>
        </table:table-row>
        <table:table-row table:style-name="ro1">
          <table:table-cell office:value-type="float" office:value="46.446" calcext:value-type="float">
            <text:p>46,44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607" calcext:value-type="float">
            <text:p>45,607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296.909" calcext:value-type="float">
            <text:p>296,909</text:p>
          </table:table-cell>
          <table:table-cell office:value-type="float" office:value="254.5" calcext:value-type="float">
            <text:p>254,5</text:p>
          </table:table-cell>
          <table:table-cell table:number-columns-repeated="7"/>
        </table:table-row>
        <table:table-row table:style-name="ro1">
          <table:table-cell office:value-type="float" office:value="48.716" calcext:value-type="float">
            <text:p>48,71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678" calcext:value-type="float">
            <text:p>44,678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300.198" calcext:value-type="float">
            <text:p>300,198</text:p>
          </table:table-cell>
          <table:table-cell office:value-type="float" office:value="254.406" calcext:value-type="float">
            <text:p>254,406</text:p>
          </table:table-cell>
          <table:table-cell table:number-columns-repeated="7"/>
        </table:table-row>
        <table:table-row table:style-name="ro1">
          <table:table-cell office:value-type="float" office:value="48.815" calcext:value-type="float">
            <text:p>48,81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887" calcext:value-type="float">
            <text:p>45,887</text:p>
          </table:table-cell>
          <table:table-cell office:value-type="float" office:value="0.901" calcext:value-type="float">
            <text:p>0,901</text:p>
          </table:table-cell>
          <table:table-cell/>
          <table:table-cell office:value-type="float" office:value="299.951" calcext:value-type="float">
            <text:p>299,951</text:p>
          </table:table-cell>
          <table:table-cell office:value-type="float" office:value="254.383" calcext:value-type="float">
            <text:p>254,383</text:p>
          </table:table-cell>
          <table:table-cell table:number-columns-repeated="7"/>
        </table:table-row>
        <table:table-row table:style-name="ro1">
          <table:table-cell office:value-type="float" office:value="46.55" calcext:value-type="float">
            <text:p>46,5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655" calcext:value-type="float">
            <text:p>45,65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5.862" calcext:value-type="float">
            <text:p>325,862</text:p>
          </table:table-cell>
          <table:table-cell office:value-type="float" office:value="254.343" calcext:value-type="float">
            <text:p>254,343</text:p>
          </table:table-cell>
          <table:table-cell table:number-columns-repeated="7"/>
        </table:table-row>
        <table:table-row table:style-name="ro1">
          <table:table-cell office:value-type="float" office:value="48.274" calcext:value-type="float">
            <text:p>48,27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269" calcext:value-type="float">
            <text:p>45,26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9.79" calcext:value-type="float">
            <text:p>299,79</text:p>
          </table:table-cell>
          <table:table-cell office:value-type="float" office:value="254.323" calcext:value-type="float">
            <text:p>254,323</text:p>
          </table:table-cell>
          <table:table-cell table:number-columns-repeated="7"/>
        </table:table-row>
        <table:table-row table:style-name="ro1">
          <table:table-cell office:value-type="float" office:value="46.504" calcext:value-type="float">
            <text:p>46,50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013" calcext:value-type="float">
            <text:p>44,0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1.22" calcext:value-type="float">
            <text:p>301,22</text:p>
          </table:table-cell>
          <table:table-cell office:value-type="float" office:value="254.236" calcext:value-type="float">
            <text:p>254,236</text:p>
          </table:table-cell>
          <table:table-cell table:number-columns-repeated="7"/>
        </table:table-row>
        <table:table-row table:style-name="ro1">
          <table:table-cell office:value-type="float" office:value="45.697" calcext:value-type="float">
            <text:p>45,69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178" calcext:value-type="float">
            <text:p>43,17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8.388" calcext:value-type="float">
            <text:p>298,388</text:p>
          </table:table-cell>
          <table:table-cell office:value-type="float" office:value="254.177" calcext:value-type="float">
            <text:p>254,177</text:p>
          </table:table-cell>
          <table:table-cell table:number-columns-repeated="7"/>
        </table:table-row>
        <table:table-row table:style-name="ro1">
          <table:table-cell office:value-type="float" office:value="44.849" calcext:value-type="float">
            <text:p>44,84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987" calcext:value-type="float">
            <text:p>43,987</text:p>
          </table:table-cell>
          <table:table-cell office:value-type="float" office:value="0.897" calcext:value-type="float">
            <text:p>0,897</text:p>
          </table:table-cell>
          <table:table-cell/>
          <table:table-cell office:value-type="float" office:value="299.454" calcext:value-type="float">
            <text:p>299,454</text:p>
          </table:table-cell>
          <table:table-cell office:value-type="float" office:value="254.134" calcext:value-type="float">
            <text:p>254,134</text:p>
          </table:table-cell>
          <table:table-cell table:number-columns-repeated="7"/>
        </table:table-row>
        <table:table-row table:style-name="ro1">
          <table:table-cell office:value-type="float" office:value="48.779" calcext:value-type="float">
            <text:p>48,77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396" calcext:value-type="float">
            <text:p>44,396</text:p>
          </table:table-cell>
          <table:table-cell office:value-type="float" office:value="0.897" calcext:value-type="float">
            <text:p>0,897</text:p>
          </table:table-cell>
          <table:table-cell/>
          <table:table-cell office:value-type="float" office:value="391.184" calcext:value-type="float">
            <text:p>391,184</text:p>
          </table:table-cell>
          <table:table-cell office:value-type="float" office:value="254.079" calcext:value-type="float">
            <text:p>254,079</text:p>
          </table:table-cell>
          <table:table-cell table:number-columns-repeated="7"/>
        </table:table-row>
        <table:table-row table:style-name="ro1">
          <table:table-cell office:value-type="float" office:value="44.268" calcext:value-type="float">
            <text:p>44,2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626" calcext:value-type="float">
            <text:p>47,626</text:p>
          </table:table-cell>
          <table:table-cell office:value-type="float" office:value="0.896" calcext:value-type="float">
            <text:p>0,896</text:p>
          </table:table-cell>
          <table:table-cell/>
          <table:table-cell office:value-type="float" office:value="301.489" calcext:value-type="float">
            <text:p>301,489</text:p>
          </table:table-cell>
          <table:table-cell office:value-type="float" office:value="253.88" calcext:value-type="float">
            <text:p>253,88</text:p>
          </table:table-cell>
          <table:table-cell table:number-columns-repeated="7"/>
        </table:table-row>
        <table:table-row table:style-name="ro1">
          <table:table-cell office:value-type="float" office:value="45.78" calcext:value-type="float">
            <text:p>45,7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3.884" calcext:value-type="float">
            <text:p>53,884</text:p>
          </table:table-cell>
          <table:table-cell office:value-type="float" office:value="0.896" calcext:value-type="float">
            <text:p>0,896</text:p>
          </table:table-cell>
          <table:table-cell/>
          <table:table-cell office:value-type="float" office:value="417.588" calcext:value-type="float">
            <text:p>417,588</text:p>
          </table:table-cell>
          <table:table-cell office:value-type="float" office:value="253.852" calcext:value-type="float">
            <text:p>253,852</text:p>
          </table:table-cell>
          <table:table-cell table:number-columns-repeated="7"/>
        </table:table-row>
        <table:table-row table:style-name="ro1">
          <table:table-cell office:value-type="float" office:value="47.451" calcext:value-type="float">
            <text:p>47,45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98" calcext:value-type="float">
            <text:p>46,498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298.219" calcext:value-type="float">
            <text:p>298,219</text:p>
          </table:table-cell>
          <table:table-cell office:value-type="float" office:value="253.744" calcext:value-type="float">
            <text:p>253,744</text:p>
          </table:table-cell>
          <table:table-cell table:number-columns-repeated="7"/>
        </table:table-row>
        <table:table-row table:style-name="ro1">
          <table:table-cell office:value-type="float" office:value="50.161" calcext:value-type="float">
            <text:p>50,16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565" calcext:value-type="float">
            <text:p>44,565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446.264" calcext:value-type="float">
            <text:p>446,264</text:p>
          </table:table-cell>
          <table:table-cell office:value-type="float" office:value="253.608" calcext:value-type="float">
            <text:p>253,608</text:p>
          </table:table-cell>
          <table:table-cell table:number-columns-repeated="7"/>
        </table:table-row>
        <table:table-row table:style-name="ro1">
          <table:table-cell office:value-type="float" office:value="50.739" calcext:value-type="float">
            <text:p>50,73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252" calcext:value-type="float">
            <text:p>44,252</text:p>
          </table:table-cell>
          <table:table-cell office:value-type="float" office:value="0.894" calcext:value-type="float">
            <text:p>0,894</text:p>
          </table:table-cell>
          <table:table-cell/>
          <table:table-cell office:value-type="float" office:value="299.98" calcext:value-type="float">
            <text:p>299,98</text:p>
          </table:table-cell>
          <table:table-cell office:value-type="float" office:value="253.607" calcext:value-type="float">
            <text:p>253,607</text:p>
          </table:table-cell>
          <table:table-cell table:number-columns-repeated="7"/>
        </table:table-row>
        <table:table-row table:style-name="ro1">
          <table:table-cell office:value-type="float" office:value="46.637" calcext:value-type="float">
            <text:p>46,63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75" calcext:value-type="float">
            <text:p>43,75</text:p>
          </table:table-cell>
          <table:table-cell office:value-type="float" office:value="0.891" calcext:value-type="float">
            <text:p>0,891</text:p>
          </table:table-cell>
          <table:table-cell/>
          <table:table-cell office:value-type="float" office:value="300.229" calcext:value-type="float">
            <text:p>300,229</text:p>
          </table:table-cell>
          <table:table-cell office:value-type="float" office:value="253.506" calcext:value-type="float">
            <text:p>253,506</text:p>
          </table:table-cell>
          <table:table-cell table:number-columns-repeated="7"/>
        </table:table-row>
        <table:table-row table:style-name="ro1">
          <table:table-cell office:value-type="float" office:value="45.991" calcext:value-type="float">
            <text:p>45,99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868" calcext:value-type="float">
            <text:p>43,868</text:p>
          </table:table-cell>
          <table:table-cell office:value-type="float" office:value="0.891" calcext:value-type="float">
            <text:p>0,891</text:p>
          </table:table-cell>
          <table:table-cell/>
          <table:table-cell office:value-type="float" office:value="297.092" calcext:value-type="float">
            <text:p>297,092</text:p>
          </table:table-cell>
          <table:table-cell office:value-type="float" office:value="253.398" calcext:value-type="float">
            <text:p>253,398</text:p>
          </table:table-cell>
          <table:table-cell table:number-columns-repeated="7"/>
        </table:table-row>
        <table:table-row table:style-name="ro1">
          <table:table-cell office:value-type="float" office:value="44.265" calcext:value-type="float">
            <text:p>44,26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826" calcext:value-type="float">
            <text:p>45,826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301.279" calcext:value-type="float">
            <text:p>301,279</text:p>
          </table:table-cell>
          <table:table-cell office:value-type="float" office:value="253.233" calcext:value-type="float">
            <text:p>253,233</text:p>
          </table:table-cell>
          <table:table-cell table:number-columns-repeated="7"/>
        </table:table-row>
        <table:table-row table:style-name="ro1">
          <table:table-cell office:value-type="float" office:value="48.17" calcext:value-type="float">
            <text:p>48,1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659" calcext:value-type="float">
            <text:p>52,659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299.46" calcext:value-type="float">
            <text:p>299,46</text:p>
          </table:table-cell>
          <table:table-cell office:value-type="float" office:value="253.173" calcext:value-type="float">
            <text:p>253,173</text:p>
          </table:table-cell>
          <table:table-cell table:number-columns-repeated="7"/>
        </table:table-row>
        <table:table-row table:style-name="ro1">
          <table:table-cell office:value-type="float" office:value="47.757" calcext:value-type="float">
            <text:p>47,7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0.148" calcext:value-type="float">
            <text:p>60,148</text:p>
          </table:table-cell>
          <table:table-cell office:value-type="float" office:value="0.887" calcext:value-type="float">
            <text:p>0,887</text:p>
          </table:table-cell>
          <table:table-cell/>
          <table:table-cell office:value-type="float" office:value="309.588" calcext:value-type="float">
            <text:p>309,588</text:p>
          </table:table-cell>
          <table:table-cell office:value-type="float" office:value="253.128" calcext:value-type="float">
            <text:p>253,128</text:p>
          </table:table-cell>
          <table:table-cell table:number-columns-repeated="7"/>
        </table:table-row>
        <table:table-row table:style-name="ro1">
          <table:table-cell office:value-type="float" office:value="47.861" calcext:value-type="float">
            <text:p>47,86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05" calcext:value-type="float">
            <text:p>47,05</text:p>
          </table:table-cell>
          <table:table-cell office:value-type="float" office:value="0.886" calcext:value-type="float">
            <text:p>0,886</text:p>
          </table:table-cell>
          <table:table-cell/>
          <table:table-cell office:value-type="float" office:value="301.655" calcext:value-type="float">
            <text:p>301,655</text:p>
          </table:table-cell>
          <table:table-cell office:value-type="float" office:value="252.989" calcext:value-type="float">
            <text:p>252,989</text:p>
          </table:table-cell>
          <table:table-cell table:number-columns-repeated="7"/>
        </table:table-row>
        <table:table-row table:style-name="ro1">
          <table:table-cell office:value-type="float" office:value="47.663" calcext:value-type="float">
            <text:p>47,66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1.029" calcext:value-type="float">
            <text:p>51,029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296.389" calcext:value-type="float">
            <text:p>296,389</text:p>
          </table:table-cell>
          <table:table-cell office:value-type="float" office:value="252.907" calcext:value-type="float">
            <text:p>252,907</text:p>
          </table:table-cell>
          <table:table-cell table:number-columns-repeated="7"/>
        </table:table-row>
        <table:table-row table:style-name="ro1">
          <table:table-cell office:value-type="float" office:value="44.266" calcext:value-type="float">
            <text:p>44,26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916" calcext:value-type="float">
            <text:p>43,916</text:p>
          </table:table-cell>
          <table:table-cell office:value-type="float" office:value="0.883" calcext:value-type="float">
            <text:p>0,883</text:p>
          </table:table-cell>
          <table:table-cell/>
          <table:table-cell office:value-type="float" office:value="300.804" calcext:value-type="float">
            <text:p>300,804</text:p>
          </table:table-cell>
          <table:table-cell office:value-type="float" office:value="252.805" calcext:value-type="float">
            <text:p>252,805</text:p>
          </table:table-cell>
          <table:table-cell table:number-columns-repeated="7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031" calcext:value-type="float">
            <text:p>43,031</text:p>
          </table:table-cell>
          <table:table-cell office:value-type="float" office:value="0.882" calcext:value-type="float">
            <text:p>0,882</text:p>
          </table:table-cell>
          <table:table-cell/>
          <table:table-cell office:value-type="float" office:value="297.504" calcext:value-type="float">
            <text:p>297,504</text:p>
          </table:table-cell>
          <table:table-cell office:value-type="float" office:value="252.714" calcext:value-type="float">
            <text:p>252,714</text:p>
          </table:table-cell>
          <table:table-cell table:number-columns-repeated="7"/>
        </table:table-row>
        <table:table-row table:style-name="ro1">
          <table:table-cell office:value-type="float" office:value="48.047" calcext:value-type="float">
            <text:p>48,04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4.093" calcext:value-type="float">
            <text:p>44,093</text:p>
          </table:table-cell>
          <table:table-cell office:value-type="float" office:value="0.882" calcext:value-type="float">
            <text:p>0,882</text:p>
          </table:table-cell>
          <table:table-cell/>
          <table:table-cell office:value-type="float" office:value="298.418" calcext:value-type="float">
            <text:p>298,418</text:p>
          </table:table-cell>
          <table:table-cell office:value-type="float" office:value="252.686" calcext:value-type="float">
            <text:p>252,686</text:p>
          </table:table-cell>
          <table:table-cell table:number-columns-repeated="7"/>
        </table:table-row>
        <table:table-row table:style-name="ro1">
          <table:table-cell office:value-type="float" office:value="53.062" calcext:value-type="float">
            <text:p>53,06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9.878" calcext:value-type="float">
            <text:p>49,878</text:p>
          </table:table-cell>
          <table:table-cell office:value-type="float" office:value="0.881" calcext:value-type="float">
            <text:p>0,881</text:p>
          </table:table-cell>
          <table:table-cell/>
          <table:table-cell office:value-type="float" office:value="297.789" calcext:value-type="float">
            <text:p>297,789</text:p>
          </table:table-cell>
          <table:table-cell office:value-type="float" office:value="252.282" calcext:value-type="float">
            <text:p>252,282</text:p>
          </table:table-cell>
          <table:table-cell table:number-columns-repeated="7"/>
        </table:table-row>
        <table:table-row table:style-name="ro1">
          <table:table-cell office:value-type="float" office:value="70.717" calcext:value-type="float">
            <text:p>70,71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5.123" calcext:value-type="float">
            <text:p>55,123</text:p>
          </table:table-cell>
          <table:table-cell office:value-type="float" office:value="0.879" calcext:value-type="float">
            <text:p>0,879</text:p>
          </table:table-cell>
          <table:table-cell/>
          <table:table-cell office:value-type="float" office:value="296.899" calcext:value-type="float">
            <text:p>296,899</text:p>
          </table:table-cell>
          <table:table-cell office:value-type="float" office:value="252.203" calcext:value-type="float">
            <text:p>252,203</text:p>
          </table:table-cell>
          <table:table-cell table:number-columns-repeated="7"/>
        </table:table-row>
        <table:table-row table:style-name="ro1">
          <table:table-cell office:value-type="float" office:value="47.422" calcext:value-type="float">
            <text:p>47,4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453" calcext:value-type="float">
            <text:p>47,453</text:p>
          </table:table-cell>
          <table:table-cell office:value-type="float" office:value="0.872" calcext:value-type="float">
            <text:p>0,872</text:p>
          </table:table-cell>
          <table:table-cell/>
          <table:table-cell office:value-type="float" office:value="298.561" calcext:value-type="float">
            <text:p>298,561</text:p>
          </table:table-cell>
          <table:table-cell office:value-type="float" office:value="251.809" calcext:value-type="float">
            <text:p>251,809</text:p>
          </table:table-cell>
          <table:table-cell table:number-columns-repeated="7"/>
        </table:table-row>
        <table:table-row table:style-name="ro1">
          <table:table-cell office:value-type="float" office:value="45.963" calcext:value-type="float">
            <text:p>45,96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4.753" calcext:value-type="float">
            <text:p>44,753</text:p>
          </table:table-cell>
          <table:table-cell office:value-type="float" office:value="0.872" calcext:value-type="float">
            <text:p>0,872</text:p>
          </table:table-cell>
          <table:table-cell/>
          <table:table-cell office:value-type="float" office:value="307.672" calcext:value-type="float">
            <text:p>307,672</text:p>
          </table:table-cell>
          <table:table-cell office:value-type="float" office:value="251.537" calcext:value-type="float">
            <text:p>251,537</text:p>
          </table:table-cell>
          <table:table-cell table:number-columns-repeated="7"/>
        </table:table-row>
        <table:table-row table:style-name="ro1">
          <table:table-cell office:value-type="float" office:value="45.173" calcext:value-type="float">
            <text:p>45,17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6.671" calcext:value-type="float">
            <text:p>46,671</text:p>
          </table:table-cell>
          <table:table-cell office:value-type="float" office:value="0.87" calcext:value-type="float">
            <text:p>0,87</text:p>
          </table:table-cell>
          <table:table-cell/>
          <table:table-cell office:value-type="float" office:value="294.49" calcext:value-type="float">
            <text:p>294,49</text:p>
          </table:table-cell>
          <table:table-cell office:value-type="float" office:value="251.34" calcext:value-type="float">
            <text:p>251,34</text:p>
          </table:table-cell>
          <table:table-cell table:number-columns-repeated="7"/>
        </table:table-row>
        <table:table-row table:style-name="ro1">
          <table:table-cell office:value-type="float" office:value="45.356" calcext:value-type="float">
            <text:p>45,356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40.52" calcext:value-type="float">
            <text:p>40,52</text:p>
          </table:table-cell>
          <table:table-cell office:value-type="float" office:value="0.869" calcext:value-type="float">
            <text:p>0,869</text:p>
          </table:table-cell>
          <table:table-cell/>
          <table:table-cell office:value-type="float" office:value="294.28" calcext:value-type="float">
            <text:p>294,28</text:p>
          </table:table-cell>
          <table:table-cell office:value-type="float" office:value="249.538" calcext:value-type="float">
            <text:p>249,538</text:p>
          </table:table-cell>
          <table:table-cell table:number-columns-repeated="7"/>
        </table:table-row>
        <table:table-row table:style-name="ro1">
          <table:table-cell office:value-type="float" office:value="50.739" calcext:value-type="float">
            <text:p>50,739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49.232" calcext:value-type="float">
            <text:p>49,232</text:p>
          </table:table-cell>
          <table:table-cell office:value-type="float" office:value="0.862" calcext:value-type="float">
            <text:p>0,862</text:p>
          </table:table-cell>
          <table:table-cell/>
          <table:table-cell office:value-type="float" office:value="361.816" calcext:value-type="float">
            <text:p>361,816</text:p>
          </table:table-cell>
          <table:table-cell office:value-type="float" office:value="249.347" calcext:value-type="float">
            <text:p>249,347</text:p>
          </table:table-cell>
          <table:table-cell table:number-columns-repeated="7"/>
        </table:table-row>
      </table:table>
      <table:table table:name="GO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92.971" calcext:value-type="float">
            <text:p>492,97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938" calcext:value-type="float">
            <text:p>46,938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224.707" calcext:value-type="float">
            <text:p>224,707</text:p>
          </table:table-cell>
          <table:table-cell office:value-type="float" office:value="183.81" calcext:value-type="float">
            <text:p>183,81</text:p>
          </table:table-cell>
          <table:table-cell table:number-columns-repeated="5"/>
          <table:table-cell table:formula="of:=['GO-2048MB'.N7]-['GO-2048MB'.$L7]" office:value-type="float" office:value="-0.00381218274111674" calcext:value-type="float">
            <text:p>-0,0038121827</text:p>
          </table:table-cell>
          <table:table-cell table:formula="of:=['GO-2048MB'.O7]-['GO-2048MB'.$L7]" office:value-type="float" office:value="0.0311878172588833" calcext:value-type="float">
            <text:p>0,0311878173</text:p>
          </table:table-cell>
        </table:table-row>
        <table:table-row table:style-name="ro1">
          <table:table-cell office:value-type="float" office:value="47.961" calcext:value-type="float">
            <text:p>47,96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602" calcext:value-type="float">
            <text:p>47,602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206.765" calcext:value-type="float">
            <text:p>206,765</text:p>
          </table:table-cell>
          <table:table-cell office:value-type="float" office:value="160.424" calcext:value-type="float">
            <text:p>160,424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.925" calcext:value-type="float">
            <text:p>56,92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9.711" calcext:value-type="float">
            <text:p>49,711</text:p>
          </table:table-cell>
          <table:table-cell office:value-type="float" office:value="1.028" calcext:value-type="float">
            <text:p>1,028</text:p>
          </table:table-cell>
          <table:table-cell/>
          <table:table-cell office:value-type="float" office:value="199.573" calcext:value-type="float">
            <text:p>199,573</text:p>
          </table:table-cell>
          <table:table-cell office:value-type="float" office:value="156.456" calcext:value-type="float">
            <text:p>156,4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GO-2048MB'.$B$8:.$B$204])" office:value-type="float" office:value="0.0168121827411167" calcext:value-type="float">
            <text:p>0,0168121827</text:p>
          </table:table-cell>
          <table:table-cell table:formula="of:=STDEV(['GO-2048MB'.$B$8:.$B$204])" office:value-type="float" office:value="0.00475311431816418" calcext:value-type="float">
            <text:p>0,0047531143</text:p>
          </table:table-cell>
          <table:table-cell table:formula="of:=MIN(['GO-2048MB'.$B$5:.$B$104])" office:value-type="float" office:value="0.013" calcext:value-type="float">
            <text:p>0,013</text:p>
          </table:table-cell>
          <table:table-cell table:formula="of:=MAX(['GO-2048MB'.$B$5:.$B$104])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46.41" calcext:value-type="float">
            <text:p>46,4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059" calcext:value-type="float">
            <text:p>47,059</text:p>
          </table:table-cell>
          <table:table-cell office:value-type="float" office:value="1.019" calcext:value-type="float">
            <text:p>1,019</text:p>
          </table:table-cell>
          <table:table-cell office:value-type="string" calcext:value-type="string">
            <text:p>←</text:p>
          </table:table-cell>
          <table:table-cell office:value-type="float" office:value="198.666" calcext:value-type="float">
            <text:p>198,666</text:p>
          </table:table-cell>
          <table:table-cell office:value-type="float" office:value="156.08" calcext:value-type="float">
            <text:p>156,08</text:p>
          </table:table-cell>
          <table:table-cell office:value-type="string" calcext:value-type="string">
            <text:p>←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048MB'.$E$8:.$E$204])" office:value-type="float" office:value="0.943781725888324" calcext:value-type="float">
            <text:p>0,9437817259</text:p>
          </table:table-cell>
          <table:table-cell table:formula="of:=STDEV(['GO-2048MB'.$E$8:.$E$204])" office:value-type="float" office:value="0.0276070841076069" calcext:value-type="float">
            <text:p>0,0276070841</text:p>
          </table:table-cell>
          <table:table-cell table:formula="of:=MIN(['GO-2048MB'.$E$5:.$E$104])" office:value-type="float" office:value="0.941" calcext:value-type="float">
            <text:p>0,941</text:p>
          </table:table-cell>
          <table:table-cell table:formula="of:=MAX(['GO-2048MB'.$E$5:.$E$104])"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42.22" calcext:value-type="float">
            <text:p>42,2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.605" calcext:value-type="float">
            <text:p>51,605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97.506" calcext:value-type="float">
            <text:p>197,506</text:p>
          </table:table-cell>
          <table:table-cell office:value-type="float" office:value="154.131" calcext:value-type="float">
            <text:p>154,13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GO-2048MB'.$H$8:.$H$201])" office:value-type="float" office:value="139.902479381443" calcext:value-type="float">
            <text:p>139,9024793814</text:p>
          </table:table-cell>
          <table:table-cell table:formula="of:=STDEV(['GO-2048MB'.$H$8:.$H$201])" office:value-type="float" office:value="2.63505537142078" calcext:value-type="float">
            <text:p>2,6350553714</text:p>
          </table:table-cell>
          <table:table-cell table:number-columns-repeated="2"/>
        </table:table-row>
        <table:table-row table:style-name="ro1">
          <table:table-cell office:value-type="float" office:value="48.242" calcext:value-type="float">
            <text:p>48,24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.102" calcext:value-type="float">
            <text:p>49,102</text:p>
          </table:table-cell>
          <table:table-cell office:value-type="float" office:value="1.013" calcext:value-type="float">
            <text:p>1,013</text:p>
          </table:table-cell>
          <table:table-cell/>
          <table:table-cell office:value-type="float" office:value="197.07" calcext:value-type="float">
            <text:p>197,07</text:p>
          </table:table-cell>
          <table:table-cell office:value-type="float" office:value="151.304" calcext:value-type="float">
            <text:p>151,304</text:p>
          </table:table-cell>
          <table:table-cell table:number-columns-repeated="7"/>
        </table:table-row>
        <table:table-row table:style-name="ro1">
          <table:table-cell office:value-type="float" office:value="43.34" calcext:value-type="float">
            <text:p>43,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25" calcext:value-type="float">
            <text:p>45,925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190.422" calcext:value-type="float">
            <text:p>190,422</text:p>
          </table:table-cell>
          <table:table-cell office:value-type="float" office:value="148.138" calcext:value-type="float">
            <text:p>148,138</text:p>
          </table:table-cell>
          <table:table-cell table:number-columns-repeated="7"/>
        </table:table-row>
        <table:table-row table:style-name="ro1">
          <table:table-cell office:value-type="float" office:value="299.131" calcext:value-type="float">
            <text:p>299,13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996" calcext:value-type="float">
            <text:p>47,996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188.744" calcext:value-type="float">
            <text:p>188,744</text:p>
          </table:table-cell>
          <table:table-cell office:value-type="float" office:value="148.107" calcext:value-type="float">
            <text:p>148,107</text:p>
          </table:table-cell>
          <table:table-cell table:number-columns-repeated="7"/>
        </table:table-row>
        <table:table-row table:style-name="ro1">
          <table:table-cell office:value-type="float" office:value="45.459" calcext:value-type="float">
            <text:p>45,4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918" calcext:value-type="float">
            <text:p>46,918</text:p>
          </table:table-cell>
          <table:table-cell office:value-type="float" office:value="1.004" calcext:value-type="float">
            <text:p>1,004</text:p>
          </table:table-cell>
          <table:table-cell/>
          <table:table-cell office:value-type="float" office:value="192.864" calcext:value-type="float">
            <text:p>192,864</text:p>
          </table:table-cell>
          <table:table-cell office:value-type="float" office:value="147.003" calcext:value-type="float">
            <text:p>147,003</text:p>
          </table:table-cell>
          <table:table-cell table:number-columns-repeated="7"/>
        </table:table-row>
        <table:table-row table:style-name="ro1">
          <table:table-cell office:value-type="float" office:value="43.466" calcext:value-type="float">
            <text:p>43,46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461" calcext:value-type="float">
            <text:p>46,461</text:p>
          </table:table-cell>
          <table:table-cell office:value-type="float" office:value="1.003" calcext:value-type="float">
            <text:p>1,003</text:p>
          </table:table-cell>
          <table:table-cell/>
          <table:table-cell office:value-type="float" office:value="189.946" calcext:value-type="float">
            <text:p>189,946</text:p>
          </table:table-cell>
          <table:table-cell office:value-type="float" office:value="146.593" calcext:value-type="float">
            <text:p>146,593</text:p>
          </table:table-cell>
          <table:table-cell table:number-columns-repeated="7"/>
        </table:table-row>
        <table:table-row table:style-name="ro1">
          <table:table-cell office:value-type="float" office:value="44.241" calcext:value-type="float">
            <text:p>44,241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47.801" calcext:value-type="float">
            <text:p>47,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.664" calcext:value-type="float">
            <text:p>188,664</text:p>
          </table:table-cell>
          <table:table-cell office:value-type="float" office:value="146.197" calcext:value-type="float">
            <text:p>146,197</text:p>
          </table:table-cell>
          <table:table-cell table:number-columns-repeated="7"/>
        </table:table-row>
        <table:table-row table:style-name="ro1">
          <table:table-cell office:value-type="float" office:value="45.077" calcext:value-type="float">
            <text:p>45,0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704" calcext:value-type="float">
            <text:p>47,704</text:p>
          </table:table-cell>
          <table:table-cell office:value-type="float" office:value="0.999" calcext:value-type="float">
            <text:p>0,999</text:p>
          </table:table-cell>
          <table:table-cell/>
          <table:table-cell office:value-type="float" office:value="189.439" calcext:value-type="float">
            <text:p>189,439</text:p>
          </table:table-cell>
          <table:table-cell office:value-type="float" office:value="144.806" calcext:value-type="float">
            <text:p>144,806</text:p>
          </table:table-cell>
          <table:table-cell table:number-columns-repeated="7"/>
        </table:table-row>
        <table:table-row table:style-name="ro1">
          <table:table-cell office:value-type="float" office:value="51.64" calcext:value-type="float">
            <text:p>51,6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225" calcext:value-type="float">
            <text:p>47,225</text:p>
          </table:table-cell>
          <table:table-cell office:value-type="float" office:value="0.996" calcext:value-type="float">
            <text:p>0,996</text:p>
          </table:table-cell>
          <table:table-cell/>
          <table:table-cell office:value-type="float" office:value="189.743" calcext:value-type="float">
            <text:p>189,743</text:p>
          </table:table-cell>
          <table:table-cell office:value-type="float" office:value="144.175" calcext:value-type="float">
            <text:p>144,175</text:p>
          </table:table-cell>
          <table:table-cell table:number-columns-repeated="7"/>
        </table:table-row>
        <table:table-row table:style-name="ro1">
          <table:table-cell office:value-type="float" office:value="43.538" calcext:value-type="float">
            <text:p>43,538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46.781" calcext:value-type="float">
            <text:p>46,781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190.557" calcext:value-type="float">
            <text:p>190,557</text:p>
          </table:table-cell>
          <table:table-cell office:value-type="float" office:value="144.023" calcext:value-type="float">
            <text:p>144,023</text:p>
          </table:table-cell>
          <table:table-cell table:number-columns-repeated="7"/>
        </table:table-row>
        <table:table-row table:style-name="ro1">
          <table:table-cell office:value-type="float" office:value="41.927" calcext:value-type="float">
            <text:p>41,92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769" calcext:value-type="float">
            <text:p>44,769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187.719" calcext:value-type="float">
            <text:p>187,719</text:p>
          </table:table-cell>
          <table:table-cell office:value-type="float" office:value="143.839" calcext:value-type="float">
            <text:p>143,839</text:p>
          </table:table-cell>
          <table:table-cell table:number-columns-repeated="7"/>
        </table:table-row>
        <table:table-row table:style-name="ro1">
          <table:table-cell office:value-type="float" office:value="43.813" calcext:value-type="float">
            <text:p>43,81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4.327" calcext:value-type="float">
            <text:p>54,327</text:p>
          </table:table-cell>
          <table:table-cell office:value-type="float" office:value="0.994" calcext:value-type="float">
            <text:p>0,994</text:p>
          </table:table-cell>
          <table:table-cell/>
          <table:table-cell office:value-type="float" office:value="185.612" calcext:value-type="float">
            <text:p>185,612</text:p>
          </table:table-cell>
          <table:table-cell office:value-type="float" office:value="143.603" calcext:value-type="float">
            <text:p>143,603</text:p>
          </table:table-cell>
          <table:table-cell table:number-columns-repeated="7"/>
        </table:table-row>
        <table:table-row table:style-name="ro1">
          <table:table-cell office:value-type="float" office:value="51.635" calcext:value-type="float">
            <text:p>51,6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32" calcext:value-type="float">
            <text:p>47,332</text:p>
          </table:table-cell>
          <table:table-cell office:value-type="float" office:value="0.993" calcext:value-type="float">
            <text:p>0,993</text:p>
          </table:table-cell>
          <table:table-cell/>
          <table:table-cell office:value-type="float" office:value="186.695" calcext:value-type="float">
            <text:p>186,695</text:p>
          </table:table-cell>
          <table:table-cell office:value-type="float" office:value="143.541" calcext:value-type="float">
            <text:p>143,541</text:p>
          </table:table-cell>
          <table:table-cell table:number-columns-repeated="7"/>
        </table:table-row>
        <table:table-row table:style-name="ro1">
          <table:table-cell office:value-type="float" office:value="42.939" calcext:value-type="float">
            <text:p>42,939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176.595" calcext:value-type="float">
            <text:p>176,595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184.757" calcext:value-type="float">
            <text:p>184,757</text:p>
          </table:table-cell>
          <table:table-cell office:value-type="float" office:value="142.812" calcext:value-type="float">
            <text:p>142,812</text:p>
          </table:table-cell>
          <table:table-cell table:number-columns-repeated="7"/>
        </table:table-row>
        <table:table-row table:style-name="ro1">
          <table:table-cell office:value-type="float" office:value="42.873" calcext:value-type="float">
            <text:p>42,87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77" calcext:value-type="float">
            <text:p>45,977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185.091" calcext:value-type="float">
            <text:p>185,091</text:p>
          </table:table-cell>
          <table:table-cell office:value-type="float" office:value="142.808" calcext:value-type="float">
            <text:p>142,808</text:p>
          </table:table-cell>
          <table:table-cell table:number-columns-repeated="7"/>
        </table:table-row>
        <table:table-row table:style-name="ro1">
          <table:table-cell office:value-type="float" office:value="42.633" calcext:value-type="float">
            <text:p>42,63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742" calcext:value-type="float">
            <text:p>48,742</text:p>
          </table:table-cell>
          <table:table-cell office:value-type="float" office:value="0.991" calcext:value-type="float">
            <text:p>0,991</text:p>
          </table:table-cell>
          <table:table-cell/>
          <table:table-cell office:value-type="float" office:value="188.46" calcext:value-type="float">
            <text:p>188,46</text:p>
          </table:table-cell>
          <table:table-cell office:value-type="float" office:value="142.8" calcext:value-type="float">
            <text:p>142,8</text:p>
          </table:table-cell>
          <table:table-cell table:number-columns-repeated="7"/>
        </table:table-row>
        <table:table-row table:style-name="ro1">
          <table:table-cell office:value-type="float" office:value="43.568" calcext:value-type="float">
            <text:p>43,5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7.511" calcext:value-type="float">
            <text:p>57,511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87.179" calcext:value-type="float">
            <text:p>187,179</text:p>
          </table:table-cell>
          <table:table-cell office:value-type="float" office:value="142.525" calcext:value-type="float">
            <text:p>142,525</text:p>
          </table:table-cell>
          <table:table-cell table:number-columns-repeated="7"/>
        </table:table-row>
        <table:table-row table:style-name="ro1">
          <table:table-cell office:value-type="float" office:value="42.846" calcext:value-type="float">
            <text:p>42,8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4.307" calcext:value-type="float">
            <text:p>54,307</text:p>
          </table:table-cell>
          <table:table-cell office:value-type="float" office:value="0.986" calcext:value-type="float">
            <text:p>0,986</text:p>
          </table:table-cell>
          <table:table-cell/>
          <table:table-cell office:value-type="float" office:value="190.607" calcext:value-type="float">
            <text:p>190,607</text:p>
          </table:table-cell>
          <table:table-cell office:value-type="float" office:value="142.344" calcext:value-type="float">
            <text:p>142,344</text:p>
          </table:table-cell>
          <table:table-cell table:number-columns-repeated="7"/>
        </table:table-row>
        <table:table-row table:style-name="ro1">
          <table:table-cell office:value-type="float" office:value="53.667" calcext:value-type="float">
            <text:p>53,66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0.207" calcext:value-type="float">
            <text:p>60,207</text:p>
          </table:table-cell>
          <table:table-cell office:value-type="float" office:value="0.985" calcext:value-type="float">
            <text:p>0,985</text:p>
          </table:table-cell>
          <table:table-cell/>
          <table:table-cell office:value-type="float" office:value="186.661" calcext:value-type="float">
            <text:p>186,661</text:p>
          </table:table-cell>
          <table:table-cell office:value-type="float" office:value="142.338" calcext:value-type="float">
            <text:p>142,338</text:p>
          </table:table-cell>
          <table:table-cell table:number-columns-repeated="7"/>
        </table:table-row>
        <table:table-row table:style-name="ro1">
          <table:table-cell office:value-type="float" office:value="46.594" calcext:value-type="float">
            <text:p>46,59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3.177" calcext:value-type="float">
            <text:p>53,177</text:p>
          </table:table-cell>
          <table:table-cell office:value-type="float" office:value="0.983" calcext:value-type="float">
            <text:p>0,983</text:p>
          </table:table-cell>
          <table:table-cell/>
          <table:table-cell office:value-type="float" office:value="183.747" calcext:value-type="float">
            <text:p>183,747</text:p>
          </table:table-cell>
          <table:table-cell office:value-type="float" office:value="142.177" calcext:value-type="float">
            <text:p>142,177</text:p>
          </table:table-cell>
          <table:table-cell table:number-columns-repeated="7"/>
        </table:table-row>
        <table:table-row table:style-name="ro1">
          <table:table-cell office:value-type="float" office:value="42.961" calcext:value-type="float">
            <text:p>42,96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156" calcext:value-type="float">
            <text:p>46,156</text:p>
          </table:table-cell>
          <table:table-cell office:value-type="float" office:value="0.982" calcext:value-type="float">
            <text:p>0,982</text:p>
          </table:table-cell>
          <table:table-cell/>
          <table:table-cell office:value-type="float" office:value="185.022" calcext:value-type="float">
            <text:p>185,022</text:p>
          </table:table-cell>
          <table:table-cell office:value-type="float" office:value="141.976" calcext:value-type="float">
            <text:p>141,976</text:p>
          </table:table-cell>
          <table:table-cell table:number-columns-repeated="7"/>
        </table:table-row>
        <table:table-row table:style-name="ro1">
          <table:table-cell office:value-type="float" office:value="41.925" calcext:value-type="float">
            <text:p>41,92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9.993" calcext:value-type="float">
            <text:p>49,993</text:p>
          </table:table-cell>
          <table:table-cell office:value-type="float" office:value="0.981" calcext:value-type="float">
            <text:p>0,981</text:p>
          </table:table-cell>
          <table:table-cell/>
          <table:table-cell office:value-type="float" office:value="186.915" calcext:value-type="float">
            <text:p>186,915</text:p>
          </table:table-cell>
          <table:table-cell office:value-type="float" office:value="141.957" calcext:value-type="float">
            <text:p>141,957</text:p>
          </table:table-cell>
          <table:table-cell table:number-columns-repeated="7"/>
        </table:table-row>
        <table:table-row table:style-name="ro1">
          <table:table-cell office:value-type="float" office:value="44.985" calcext:value-type="float">
            <text:p>44,9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60.81" calcext:value-type="float">
            <text:p>160,81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207.808" calcext:value-type="float">
            <text:p>207,808</text:p>
          </table:table-cell>
          <table:table-cell office:value-type="float" office:value="141.853" calcext:value-type="float">
            <text:p>141,853</text:p>
          </table:table-cell>
          <table:table-cell table:number-columns-repeated="7"/>
        </table:table-row>
        <table:table-row table:style-name="ro1">
          <table:table-cell office:value-type="float" office:value="44.618" calcext:value-type="float">
            <text:p>44,61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561" calcext:value-type="float">
            <text:p>47,561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184.46" calcext:value-type="float">
            <text:p>184,46</text:p>
          </table:table-cell>
          <table:table-cell office:value-type="float" office:value="141.798" calcext:value-type="float">
            <text:p>141,798</text:p>
          </table:table-cell>
          <table:table-cell table:number-columns-repeated="7"/>
        </table:table-row>
        <table:table-row table:style-name="ro1">
          <table:table-cell office:value-type="float" office:value="52.092" calcext:value-type="float">
            <text:p>52,0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222" calcext:value-type="float">
            <text:p>48,222</text:p>
          </table:table-cell>
          <table:table-cell office:value-type="float" office:value="0.979" calcext:value-type="float">
            <text:p>0,979</text:p>
          </table:table-cell>
          <table:table-cell/>
          <table:table-cell office:value-type="float" office:value="186.211" calcext:value-type="float">
            <text:p>186,211</text:p>
          </table:table-cell>
          <table:table-cell office:value-type="float" office:value="141.608" calcext:value-type="float">
            <text:p>141,608</text:p>
          </table:table-cell>
          <table:table-cell table:number-columns-repeated="7"/>
        </table:table-row>
        <table:table-row table:style-name="ro1">
          <table:table-cell office:value-type="float" office:value="45.63" calcext:value-type="float">
            <text:p>45,6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.058" calcext:value-type="float">
            <text:p>51,058</text:p>
          </table:table-cell>
          <table:table-cell office:value-type="float" office:value="0.977" calcext:value-type="float">
            <text:p>0,977</text:p>
          </table:table-cell>
          <table:table-cell/>
          <table:table-cell office:value-type="float" office:value="187.817" calcext:value-type="float">
            <text:p>187,817</text:p>
          </table:table-cell>
          <table:table-cell office:value-type="float" office:value="141.577" calcext:value-type="float">
            <text:p>141,577</text:p>
          </table:table-cell>
          <table:table-cell table:number-columns-repeated="7"/>
        </table:table-row>
        <table:table-row table:style-name="ro1">
          <table:table-cell office:value-type="float" office:value="49.566" calcext:value-type="float">
            <text:p>49,56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5.39" calcext:value-type="float">
            <text:p>45,39</text:p>
          </table:table-cell>
          <table:table-cell office:value-type="float" office:value="0.976" calcext:value-type="float">
            <text:p>0,976</text:p>
          </table:table-cell>
          <table:table-cell/>
          <table:table-cell office:value-type="float" office:value="183.594" calcext:value-type="float">
            <text:p>183,594</text:p>
          </table:table-cell>
          <table:table-cell office:value-type="float" office:value="141.428" calcext:value-type="float">
            <text:p>141,428</text:p>
          </table:table-cell>
          <table:table-cell table:number-columns-repeated="7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714" calcext:value-type="float">
            <text:p>47,714</text:p>
          </table:table-cell>
          <table:table-cell office:value-type="float" office:value="0.976" calcext:value-type="float">
            <text:p>0,976</text:p>
          </table:table-cell>
          <table:table-cell/>
          <table:table-cell office:value-type="float" office:value="188.633" calcext:value-type="float">
            <text:p>188,633</text:p>
          </table:table-cell>
          <table:table-cell office:value-type="float" office:value="141.267" calcext:value-type="float">
            <text:p>141,267</text:p>
          </table:table-cell>
          <table:table-cell table:number-columns-repeated="7"/>
        </table:table-row>
        <table:table-row table:style-name="ro1">
          <table:table-cell office:value-type="float" office:value="42.094" calcext:value-type="float">
            <text:p>42,09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363" calcext:value-type="float">
            <text:p>48,363</text:p>
          </table:table-cell>
          <table:table-cell office:value-type="float" office:value="0.975" calcext:value-type="float">
            <text:p>0,975</text:p>
          </table:table-cell>
          <table:table-cell/>
          <table:table-cell office:value-type="float" office:value="183.748" calcext:value-type="float">
            <text:p>183,748</text:p>
          </table:table-cell>
          <table:table-cell office:value-type="float" office:value="141.222" calcext:value-type="float">
            <text:p>141,222</text:p>
          </table:table-cell>
          <table:table-cell table:number-columns-repeated="7"/>
        </table:table-row>
        <table:table-row table:style-name="ro1">
          <table:table-cell office:value-type="float" office:value="41.918" calcext:value-type="float">
            <text:p>41,91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445" calcext:value-type="float">
            <text:p>45,445</text:p>
          </table:table-cell>
          <table:table-cell office:value-type="float" office:value="0.975" calcext:value-type="float">
            <text:p>0,975</text:p>
          </table:table-cell>
          <table:table-cell/>
          <table:table-cell office:value-type="float" office:value="180.185" calcext:value-type="float">
            <text:p>180,185</text:p>
          </table:table-cell>
          <table:table-cell office:value-type="float" office:value="141.215" calcext:value-type="float">
            <text:p>141,215</text:p>
          </table:table-cell>
          <table:table-cell table:number-columns-repeated="7"/>
        </table:table-row>
        <table:table-row table:style-name="ro1">
          <table:table-cell office:value-type="float" office:value="43.635" calcext:value-type="float">
            <text:p>43,6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243" calcext:value-type="float">
            <text:p>45,243</text:p>
          </table:table-cell>
          <table:table-cell office:value-type="float" office:value="0.974" calcext:value-type="float">
            <text:p>0,974</text:p>
          </table:table-cell>
          <table:table-cell/>
          <table:table-cell office:value-type="float" office:value="183.237" calcext:value-type="float">
            <text:p>183,237</text:p>
          </table:table-cell>
          <table:table-cell office:value-type="float" office:value="141.196" calcext:value-type="float">
            <text:p>141,196</text:p>
          </table:table-cell>
          <table:table-cell table:number-columns-repeated="7"/>
        </table:table-row>
        <table:table-row table:style-name="ro1">
          <table:table-cell office:value-type="float" office:value="43.066" calcext:value-type="float">
            <text:p>43,06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058" calcext:value-type="float">
            <text:p>47,058</text:p>
          </table:table-cell>
          <table:table-cell office:value-type="float" office:value="0.973" calcext:value-type="float">
            <text:p>0,973</text:p>
          </table:table-cell>
          <table:table-cell/>
          <table:table-cell office:value-type="float" office:value="183.993" calcext:value-type="float">
            <text:p>183,993</text:p>
          </table:table-cell>
          <table:table-cell office:value-type="float" office:value="141.175" calcext:value-type="float">
            <text:p>141,175</text:p>
          </table:table-cell>
          <table:table-cell table:number-columns-repeated="7"/>
        </table:table-row>
        <table:table-row table:style-name="ro1">
          <table:table-cell office:value-type="float" office:value="44.991" calcext:value-type="float">
            <text:p>44,99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9.286" calcext:value-type="float">
            <text:p>79,286</text:p>
          </table:table-cell>
          <table:table-cell office:value-type="float" office:value="0.972" calcext:value-type="float">
            <text:p>0,972</text:p>
          </table:table-cell>
          <table:table-cell/>
          <table:table-cell office:value-type="float" office:value="192.963" calcext:value-type="float">
            <text:p>192,963</text:p>
          </table:table-cell>
          <table:table-cell office:value-type="float" office:value="141.159" calcext:value-type="float">
            <text:p>141,159</text:p>
          </table:table-cell>
          <table:table-cell table:number-columns-repeated="7"/>
        </table:table-row>
        <table:table-row table:style-name="ro1">
          <table:table-cell office:value-type="float" office:value="44.599" calcext:value-type="float">
            <text:p>44,59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825" calcext:value-type="float">
            <text:p>49,825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190.552" calcext:value-type="float">
            <text:p>190,552</text:p>
          </table:table-cell>
          <table:table-cell office:value-type="float" office:value="140.945" calcext:value-type="float">
            <text:p>140,945</text:p>
          </table:table-cell>
          <table:table-cell table:number-columns-repeated="7"/>
        </table:table-row>
        <table:table-row table:style-name="ro1">
          <table:table-cell office:value-type="float" office:value="42.666" calcext:value-type="float">
            <text:p>42,66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617" calcext:value-type="float">
            <text:p>46,617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189.107" calcext:value-type="float">
            <text:p>189,107</text:p>
          </table:table-cell>
          <table:table-cell office:value-type="float" office:value="140.932" calcext:value-type="float">
            <text:p>140,932</text:p>
          </table:table-cell>
          <table:table-cell table:number-columns-repeated="7"/>
        </table:table-row>
        <table:table-row table:style-name="ro1">
          <table:table-cell office:value-type="float" office:value="44.642" calcext:value-type="float">
            <text:p>44,642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47.042" calcext:value-type="float">
            <text:p>47,042</text:p>
          </table:table-cell>
          <table:table-cell office:value-type="float" office:value="0.969" calcext:value-type="float">
            <text:p>0,969</text:p>
          </table:table-cell>
          <table:table-cell/>
          <table:table-cell office:value-type="float" office:value="183.315" calcext:value-type="float">
            <text:p>183,315</text:p>
          </table:table-cell>
          <table:table-cell office:value-type="float" office:value="140.931" calcext:value-type="float">
            <text:p>140,931</text:p>
          </table:table-cell>
          <table:table-cell table:number-columns-repeated="7"/>
        </table:table-row>
        <table:table-row table:style-name="ro1">
          <table:table-cell office:value-type="float" office:value="44.231" calcext:value-type="float">
            <text:p>44,23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87" calcext:value-type="float">
            <text:p>46,487</text:p>
          </table:table-cell>
          <table:table-cell office:value-type="float" office:value="0.966" calcext:value-type="float">
            <text:p>0,966</text:p>
          </table:table-cell>
          <table:table-cell/>
          <table:table-cell office:value-type="float" office:value="183.141" calcext:value-type="float">
            <text:p>183,141</text:p>
          </table:table-cell>
          <table:table-cell office:value-type="float" office:value="140.758" calcext:value-type="float">
            <text:p>140,758</text:p>
          </table:table-cell>
          <table:table-cell table:number-columns-repeated="7"/>
        </table:table-row>
        <table:table-row table:style-name="ro1">
          <table:table-cell office:value-type="float" office:value="44.315" calcext:value-type="float">
            <text:p>44,31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401" calcext:value-type="float">
            <text:p>47,401</text:p>
          </table:table-cell>
          <table:table-cell office:value-type="float" office:value="0.966" calcext:value-type="float">
            <text:p>0,966</text:p>
          </table:table-cell>
          <table:table-cell/>
          <table:table-cell office:value-type="float" office:value="194.837" calcext:value-type="float">
            <text:p>194,837</text:p>
          </table:table-cell>
          <table:table-cell office:value-type="float" office:value="140.737" calcext:value-type="float">
            <text:p>140,737</text:p>
          </table:table-cell>
          <table:table-cell table:number-columns-repeated="7"/>
        </table:table-row>
        <table:table-row table:style-name="ro1">
          <table:table-cell office:value-type="float" office:value="43.54" calcext:value-type="float">
            <text:p>43,5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3.266" calcext:value-type="float">
            <text:p>63,266</text:p>
          </table:table-cell>
          <table:table-cell office:value-type="float" office:value="0.965" calcext:value-type="float">
            <text:p>0,965</text:p>
          </table:table-cell>
          <table:table-cell/>
          <table:table-cell office:value-type="float" office:value="182.772" calcext:value-type="float">
            <text:p>182,772</text:p>
          </table:table-cell>
          <table:table-cell office:value-type="float" office:value="140.709" calcext:value-type="float">
            <text:p>140,709</text:p>
          </table:table-cell>
          <table:table-cell table:number-columns-repeated="7"/>
        </table:table-row>
        <table:table-row table:style-name="ro1">
          <table:table-cell office:value-type="float" office:value="44.762" calcext:value-type="float">
            <text:p>44,7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.744" calcext:value-type="float">
            <text:p>47,744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183.6" calcext:value-type="float">
            <text:p>183,6</text:p>
          </table:table-cell>
          <table:table-cell office:value-type="float" office:value="140.676" calcext:value-type="float">
            <text:p>140,676</text:p>
          </table:table-cell>
          <table:table-cell table:number-columns-repeated="7"/>
        </table:table-row>
        <table:table-row table:style-name="ro1">
          <table:table-cell office:value-type="float" office:value="47.97" calcext:value-type="float">
            <text:p>47,9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232" calcext:value-type="float">
            <text:p>45,232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183.735" calcext:value-type="float">
            <text:p>183,735</text:p>
          </table:table-cell>
          <table:table-cell office:value-type="float" office:value="140.642" calcext:value-type="float">
            <text:p>140,642</text:p>
          </table:table-cell>
          <table:table-cell table:number-columns-repeated="7"/>
        </table:table-row>
        <table:table-row table:style-name="ro1">
          <table:table-cell office:value-type="float" office:value="44.47" calcext:value-type="float">
            <text:p>44,4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699" calcext:value-type="float">
            <text:p>45,699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187.019" calcext:value-type="float">
            <text:p>187,019</text:p>
          </table:table-cell>
          <table:table-cell office:value-type="float" office:value="140.626" calcext:value-type="float">
            <text:p>140,626</text:p>
          </table:table-cell>
          <table:table-cell table:number-columns-repeated="7"/>
        </table:table-row>
        <table:table-row table:style-name="ro1">
          <table:table-cell office:value-type="float" office:value="42.358" calcext:value-type="float">
            <text:p>42,35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54" calcext:value-type="float">
            <text:p>46,454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86.373" calcext:value-type="float">
            <text:p>186,373</text:p>
          </table:table-cell>
          <table:table-cell office:value-type="float" office:value="140.621" calcext:value-type="float">
            <text:p>140,621</text:p>
          </table:table-cell>
          <table:table-cell table:number-columns-repeated="7"/>
        </table:table-row>
        <table:table-row table:style-name="ro1">
          <table:table-cell office:value-type="float" office:value="43.866" calcext:value-type="float">
            <text:p>43,86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.346" calcext:value-type="float">
            <text:p>50,346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183.19" calcext:value-type="float">
            <text:p>183,19</text:p>
          </table:table-cell>
          <table:table-cell office:value-type="float" office:value="140.58" calcext:value-type="float">
            <text:p>140,58</text:p>
          </table:table-cell>
          <table:table-cell table:number-columns-repeated="7"/>
        </table:table-row>
        <table:table-row table:style-name="ro1">
          <table:table-cell office:value-type="float" office:value="46.105" calcext:value-type="float">
            <text:p>46,10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796" calcext:value-type="float">
            <text:p>46,796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184.808" calcext:value-type="float">
            <text:p>184,808</text:p>
          </table:table-cell>
          <table:table-cell office:value-type="float" office:value="140.557" calcext:value-type="float">
            <text:p>140,557</text:p>
          </table:table-cell>
          <table:table-cell table:number-columns-repeated="7"/>
        </table:table-row>
        <table:table-row table:style-name="ro1">
          <table:table-cell office:value-type="float" office:value="42.627" calcext:value-type="float">
            <text:p>42,627</text:p>
          </table:table-cell>
          <table:table-cell office:value-type="float" office:value="0.048" calcext:value-type="float">
            <text:p>0,048</text:p>
          </table:table-cell>
          <table:table-cell/>
          <table:table-cell office:value-type="float" office:value="55.398" calcext:value-type="float">
            <text:p>55,398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183.208" calcext:value-type="float">
            <text:p>183,208</text:p>
          </table:table-cell>
          <table:table-cell office:value-type="float" office:value="140.519" calcext:value-type="float">
            <text:p>140,519</text:p>
          </table:table-cell>
          <table:table-cell table:number-columns-repeated="7"/>
        </table:table-row>
        <table:table-row table:style-name="ro1">
          <table:table-cell office:value-type="float" office:value="43.708" calcext:value-type="float">
            <text:p>43,70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381" calcext:value-type="float">
            <text:p>48,381</text:p>
          </table:table-cell>
          <table:table-cell office:value-type="float" office:value="0.958" calcext:value-type="float">
            <text:p>0,958</text:p>
          </table:table-cell>
          <table:table-cell/>
          <table:table-cell office:value-type="float" office:value="184.699" calcext:value-type="float">
            <text:p>184,699</text:p>
          </table:table-cell>
          <table:table-cell office:value-type="float" office:value="140.386" calcext:value-type="float">
            <text:p>140,386</text:p>
          </table:table-cell>
          <table:table-cell table:number-columns-repeated="7"/>
        </table:table-row>
        <table:table-row table:style-name="ro1">
          <table:table-cell office:value-type="float" office:value="43.393" calcext:value-type="float">
            <text:p>43,3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016" calcext:value-type="float">
            <text:p>46,016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181.43" calcext:value-type="float">
            <text:p>181,43</text:p>
          </table:table-cell>
          <table:table-cell office:value-type="float" office:value="140.374" calcext:value-type="float">
            <text:p>140,374</text:p>
          </table:table-cell>
          <table:table-cell table:number-columns-repeated="7"/>
        </table:table-row>
        <table:table-row table:style-name="ro1">
          <table:table-cell office:value-type="float" office:value="44.068" calcext:value-type="float">
            <text:p>44,06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5.041" calcext:value-type="float">
            <text:p>45,041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182.183" calcext:value-type="float">
            <text:p>182,183</text:p>
          </table:table-cell>
          <table:table-cell office:value-type="float" office:value="140.296" calcext:value-type="float">
            <text:p>140,296</text:p>
          </table:table-cell>
          <table:table-cell table:number-columns-repeated="7"/>
        </table:table-row>
        <table:table-row table:style-name="ro1">
          <table:table-cell office:value-type="float" office:value="42.899" calcext:value-type="float">
            <text:p>42,89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406" calcext:value-type="float">
            <text:p>52,406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186.714" calcext:value-type="float">
            <text:p>186,714</text:p>
          </table:table-cell>
          <table:table-cell office:value-type="float" office:value="140.283" calcext:value-type="float">
            <text:p>140,283</text:p>
          </table:table-cell>
          <table:table-cell table:number-columns-repeated="7"/>
        </table:table-row>
        <table:table-row table:style-name="ro1">
          <table:table-cell office:value-type="float" office:value="42.588" calcext:value-type="float">
            <text:p>42,5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796" calcext:value-type="float">
            <text:p>46,796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84.792" calcext:value-type="float">
            <text:p>184,792</text:p>
          </table:table-cell>
          <table:table-cell office:value-type="float" office:value="140.278" calcext:value-type="float">
            <text:p>140,278</text:p>
          </table:table-cell>
          <table:table-cell table:number-columns-repeated="7"/>
        </table:table-row>
        <table:table-row table:style-name="ro1">
          <table:table-cell office:value-type="float" office:value="56.744" calcext:value-type="float">
            <text:p>56,7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24" calcext:value-type="float">
            <text:p>45,724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83.508" calcext:value-type="float">
            <text:p>183,508</text:p>
          </table:table-cell>
          <table:table-cell office:value-type="float" office:value="140.232" calcext:value-type="float">
            <text:p>140,232</text:p>
          </table:table-cell>
          <table:table-cell table:number-columns-repeated="7"/>
        </table:table-row>
        <table:table-row table:style-name="ro1">
          <table:table-cell office:value-type="float" office:value="42.245" calcext:value-type="float">
            <text:p>42,245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45.717" calcext:value-type="float">
            <text:p>45,717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88.345" calcext:value-type="float">
            <text:p>188,345</text:p>
          </table:table-cell>
          <table:table-cell office:value-type="float" office:value="140.231" calcext:value-type="float">
            <text:p>140,231</text:p>
          </table:table-cell>
          <table:table-cell table:number-columns-repeated="7"/>
        </table:table-row>
        <table:table-row table:style-name="ro1">
          <table:table-cell office:value-type="float" office:value="59.893" calcext:value-type="float">
            <text:p>59,89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884" calcext:value-type="float">
            <text:p>47,884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95.351" calcext:value-type="float">
            <text:p>195,351</text:p>
          </table:table-cell>
          <table:table-cell office:value-type="float" office:value="140.188" calcext:value-type="float">
            <text:p>140,188</text:p>
          </table:table-cell>
          <table:table-cell table:number-columns-repeated="7"/>
        </table:table-row>
        <table:table-row table:style-name="ro1">
          <table:table-cell office:value-type="float" office:value="42.817" calcext:value-type="float">
            <text:p>42,81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924" calcext:value-type="float">
            <text:p>46,924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83.447" calcext:value-type="float">
            <text:p>183,447</text:p>
          </table:table-cell>
          <table:table-cell office:value-type="float" office:value="140.176" calcext:value-type="float">
            <text:p>140,176</text:p>
          </table:table-cell>
          <table:table-cell table:number-columns-repeated="7"/>
        </table:table-row>
        <table:table-row table:style-name="ro1">
          <table:table-cell office:value-type="float" office:value="45.936" calcext:value-type="float">
            <text:p>45,93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135" calcext:value-type="float">
            <text:p>45,135</text:p>
          </table:table-cell>
          <table:table-cell office:value-type="float" office:value="0.956" calcext:value-type="float">
            <text:p>0,956</text:p>
          </table:table-cell>
          <table:table-cell/>
          <table:table-cell office:value-type="float" office:value="184.602" calcext:value-type="float">
            <text:p>184,602</text:p>
          </table:table-cell>
          <table:table-cell office:value-type="float" office:value="140.17" calcext:value-type="float">
            <text:p>140,17</text:p>
          </table:table-cell>
          <table:table-cell table:number-columns-repeated="7"/>
        </table:table-row>
        <table:table-row table:style-name="ro1">
          <table:table-cell office:value-type="float" office:value="45.543" calcext:value-type="float">
            <text:p>45,54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678" calcext:value-type="float">
            <text:p>52,678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184.054" calcext:value-type="float">
            <text:p>184,054</text:p>
          </table:table-cell>
          <table:table-cell office:value-type="float" office:value="140.169" calcext:value-type="float">
            <text:p>140,169</text:p>
          </table:table-cell>
          <table:table-cell table:number-columns-repeated="7"/>
        </table:table-row>
        <table:table-row table:style-name="ro1">
          <table:table-cell office:value-type="float" office:value="51.433" calcext:value-type="float">
            <text:p>51,43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928" calcext:value-type="float">
            <text:p>47,928</text:p>
          </table:table-cell>
          <table:table-cell office:value-type="float" office:value="0.955" calcext:value-type="float">
            <text:p>0,955</text:p>
          </table:table-cell>
          <table:table-cell/>
          <table:table-cell office:value-type="float" office:value="188.964" calcext:value-type="float">
            <text:p>188,964</text:p>
          </table:table-cell>
          <table:table-cell office:value-type="float" office:value="140.082" calcext:value-type="float">
            <text:p>140,082</text:p>
          </table:table-cell>
          <table:table-cell table:number-columns-repeated="7"/>
        </table:table-row>
        <table:table-row table:style-name="ro1">
          <table:table-cell office:value-type="float" office:value="42.733" calcext:value-type="float">
            <text:p>42,73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0.276" calcext:value-type="float">
            <text:p>50,276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184.599" calcext:value-type="float">
            <text:p>184,599</text:p>
          </table:table-cell>
          <table:table-cell office:value-type="float" office:value="140.081" calcext:value-type="float">
            <text:p>140,081</text:p>
          </table:table-cell>
          <table:table-cell table:number-columns-repeated="7"/>
        </table:table-row>
        <table:table-row table:style-name="ro1">
          <table:table-cell office:value-type="float" office:value="42.248" calcext:value-type="float">
            <text:p>42,2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55" calcext:value-type="float">
            <text:p>46,455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180.763" calcext:value-type="float">
            <text:p>180,763</text:p>
          </table:table-cell>
          <table:table-cell office:value-type="float" office:value="140.079" calcext:value-type="float">
            <text:p>140,079</text:p>
          </table:table-cell>
          <table:table-cell table:number-columns-repeated="7"/>
        </table:table-row>
        <table:table-row table:style-name="ro1">
          <table:table-cell office:value-type="float" office:value="43.609" calcext:value-type="float">
            <text:p>43,60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067" calcext:value-type="float">
            <text:p>49,067</text:p>
          </table:table-cell>
          <table:table-cell office:value-type="float" office:value="0.954" calcext:value-type="float">
            <text:p>0,954</text:p>
          </table:table-cell>
          <table:table-cell/>
          <table:table-cell office:value-type="float" office:value="187.563" calcext:value-type="float">
            <text:p>187,563</text:p>
          </table:table-cell>
          <table:table-cell office:value-type="float" office:value="140.002" calcext:value-type="float">
            <text:p>140,002</text:p>
          </table:table-cell>
          <table:table-cell table:number-columns-repeated="7"/>
        </table:table-row>
        <table:table-row table:style-name="ro1">
          <table:table-cell office:value-type="float" office:value="45.247" calcext:value-type="float">
            <text:p>45,24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9.717" calcext:value-type="float">
            <text:p>59,717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183.331" calcext:value-type="float">
            <text:p>183,331</text:p>
          </table:table-cell>
          <table:table-cell office:value-type="float" office:value="139.994" calcext:value-type="float">
            <text:p>139,994</text:p>
          </table:table-cell>
          <table:table-cell table:number-columns-repeated="7"/>
        </table:table-row>
        <table:table-row table:style-name="ro1">
          <table:table-cell office:value-type="float" office:value="43.517" calcext:value-type="float">
            <text:p>43,51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318" calcext:value-type="float">
            <text:p>48,318</text:p>
          </table:table-cell>
          <table:table-cell office:value-type="float" office:value="0.953" calcext:value-type="float">
            <text:p>0,953</text:p>
          </table:table-cell>
          <table:table-cell/>
          <table:table-cell office:value-type="float" office:value="182.938" calcext:value-type="float">
            <text:p>182,938</text:p>
          </table:table-cell>
          <table:table-cell office:value-type="float" office:value="139.972" calcext:value-type="float">
            <text:p>139,972</text:p>
          </table:table-cell>
          <table:table-cell table:number-columns-repeated="7"/>
        </table:table-row>
        <table:table-row table:style-name="ro1">
          <table:table-cell office:value-type="float" office:value="44.34" calcext:value-type="float">
            <text:p>44,3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924" calcext:value-type="float">
            <text:p>51,924</text:p>
          </table:table-cell>
          <table:table-cell office:value-type="float" office:value="0.952" calcext:value-type="float">
            <text:p>0,952</text:p>
          </table:table-cell>
          <table:table-cell/>
          <table:table-cell office:value-type="float" office:value="183.742" calcext:value-type="float">
            <text:p>183,742</text:p>
          </table:table-cell>
          <table:table-cell office:value-type="float" office:value="139.951" calcext:value-type="float">
            <text:p>139,951</text:p>
          </table:table-cell>
          <table:table-cell table:number-columns-repeated="7"/>
        </table:table-row>
        <table:table-row table:style-name="ro1">
          <table:table-cell office:value-type="float" office:value="42.09" calcext:value-type="float">
            <text:p>42,0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359" calcext:value-type="float">
            <text:p>47,359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183.001" calcext:value-type="float">
            <text:p>183,001</text:p>
          </table:table-cell>
          <table:table-cell office:value-type="float" office:value="139.947" calcext:value-type="float">
            <text:p>139,947</text:p>
          </table:table-cell>
          <table:table-cell table:number-columns-repeated="7"/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06" calcext:value-type="float">
            <text:p>46,06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184.459" calcext:value-type="float">
            <text:p>184,459</text:p>
          </table:table-cell>
          <table:table-cell office:value-type="float" office:value="139.889" calcext:value-type="float">
            <text:p>139,889</text:p>
          </table:table-cell>
          <table:table-cell table:number-columns-repeated="7"/>
        </table:table-row>
        <table:table-row table:style-name="ro1">
          <table:table-cell office:value-type="float" office:value="42.595" calcext:value-type="float">
            <text:p>42,59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315" calcext:value-type="float">
            <text:p>52,315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185.417" calcext:value-type="float">
            <text:p>185,417</text:p>
          </table:table-cell>
          <table:table-cell office:value-type="float" office:value="139.88" calcext:value-type="float">
            <text:p>139,88</text:p>
          </table:table-cell>
          <table:table-cell table:number-columns-repeated="7"/>
        </table:table-row>
        <table:table-row table:style-name="ro1">
          <table:table-cell office:value-type="float" office:value="45.496" calcext:value-type="float">
            <text:p>45,49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.976" calcext:value-type="float">
            <text:p>43,976</text:p>
          </table:table-cell>
          <table:table-cell office:value-type="float" office:value="0.951" calcext:value-type="float">
            <text:p>0,951</text:p>
          </table:table-cell>
          <table:table-cell/>
          <table:table-cell office:value-type="float" office:value="185.1" calcext:value-type="float">
            <text:p>185,1</text:p>
          </table:table-cell>
          <table:table-cell office:value-type="float" office:value="139.834" calcext:value-type="float">
            <text:p>139,834</text:p>
          </table:table-cell>
          <table:table-cell table:number-columns-repeated="7"/>
        </table:table-row>
        <table:table-row table:style-name="ro1">
          <table:table-cell office:value-type="float" office:value="44.944" calcext:value-type="float">
            <text:p>44,94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151" calcext:value-type="float">
            <text:p>45,151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96.759" calcext:value-type="float">
            <text:p>196,759</text:p>
          </table:table-cell>
          <table:table-cell office:value-type="float" office:value="139.832" calcext:value-type="float">
            <text:p>139,832</text:p>
          </table:table-cell>
          <table:table-cell table:number-columns-repeated="7"/>
        </table:table-row>
        <table:table-row table:style-name="ro1">
          <table:table-cell office:value-type="float" office:value="41.946" calcext:value-type="float">
            <text:p>41,94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0.973" calcext:value-type="float">
            <text:p>60,973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82.186" calcext:value-type="float">
            <text:p>182,186</text:p>
          </table:table-cell>
          <table:table-cell office:value-type="float" office:value="139.805" calcext:value-type="float">
            <text:p>139,805</text:p>
          </table:table-cell>
          <table:table-cell table:number-columns-repeated="7"/>
        </table:table-row>
        <table:table-row table:style-name="ro1">
          <table:table-cell office:value-type="float" office:value="45.58" calcext:value-type="float">
            <text:p>45,5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353" calcext:value-type="float">
            <text:p>46,353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82.762" calcext:value-type="float">
            <text:p>182,762</text:p>
          </table:table-cell>
          <table:table-cell office:value-type="float" office:value="139.792" calcext:value-type="float">
            <text:p>139,792</text:p>
          </table:table-cell>
          <table:table-cell table:number-columns-repeated="7"/>
        </table:table-row>
        <table:table-row table:style-name="ro1">
          <table:table-cell office:value-type="float" office:value="42.335" calcext:value-type="float">
            <text:p>42,33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388" calcext:value-type="float">
            <text:p>46,388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182.217" calcext:value-type="float">
            <text:p>182,217</text:p>
          </table:table-cell>
          <table:table-cell office:value-type="float" office:value="139.783" calcext:value-type="float">
            <text:p>139,783</text:p>
          </table:table-cell>
          <table:table-cell table:number-columns-repeated="7"/>
        </table:table-row>
        <table:table-row table:style-name="ro1">
          <table:table-cell office:value-type="float" office:value="53.031" calcext:value-type="float">
            <text:p>53,03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182" calcext:value-type="float">
            <text:p>46,182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182.159" calcext:value-type="float">
            <text:p>182,159</text:p>
          </table:table-cell>
          <table:table-cell office:value-type="float" office:value="139.78" calcext:value-type="float">
            <text:p>139,78</text:p>
          </table:table-cell>
          <table:table-cell table:number-columns-repeated="7"/>
        </table:table-row>
        <table:table-row table:style-name="ro1">
          <table:table-cell office:value-type="float" office:value="42.926" calcext:value-type="float">
            <text:p>42,92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4.318" calcext:value-type="float">
            <text:p>54,318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200.668" calcext:value-type="float">
            <text:p>200,668</text:p>
          </table:table-cell>
          <table:table-cell office:value-type="float" office:value="139.759" calcext:value-type="float">
            <text:p>139,759</text:p>
          </table:table-cell>
          <table:table-cell table:number-columns-repeated="7"/>
        </table:table-row>
        <table:table-row table:style-name="ro1">
          <table:table-cell office:value-type="float" office:value="46.137" calcext:value-type="float">
            <text:p>46,1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707" calcext:value-type="float">
            <text:p>47,70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85.778" calcext:value-type="float">
            <text:p>185,778</text:p>
          </table:table-cell>
          <table:table-cell office:value-type="float" office:value="139.737" calcext:value-type="float">
            <text:p>139,737</text:p>
          </table:table-cell>
          <table:table-cell table:number-columns-repeated="7"/>
        </table:table-row>
        <table:table-row table:style-name="ro1">
          <table:table-cell office:value-type="float" office:value="45.505" calcext:value-type="float">
            <text:p>45,50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5.37" calcext:value-type="float">
            <text:p>45,37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83.54" calcext:value-type="float">
            <text:p>183,54</text:p>
          </table:table-cell>
          <table:table-cell office:value-type="float" office:value="139.731" calcext:value-type="float">
            <text:p>139,731</text:p>
          </table:table-cell>
          <table:table-cell table:number-columns-repeated="7"/>
        </table:table-row>
        <table:table-row table:style-name="ro1">
          <table:table-cell office:value-type="float" office:value="41.239" calcext:value-type="float">
            <text:p>41,2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558" calcext:value-type="float">
            <text:p>45,558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82.775" calcext:value-type="float">
            <text:p>182,775</text:p>
          </table:table-cell>
          <table:table-cell office:value-type="float" office:value="139.726" calcext:value-type="float">
            <text:p>139,726</text:p>
          </table:table-cell>
          <table:table-cell table:number-columns-repeated="7"/>
        </table:table-row>
        <table:table-row table:style-name="ro1">
          <table:table-cell office:value-type="float" office:value="50.048" calcext:value-type="float">
            <text:p>50,0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281" calcext:value-type="float">
            <text:p>46,281</text:p>
          </table:table-cell>
          <table:table-cell office:value-type="float" office:value="0.948" calcext:value-type="float">
            <text:p>0,948</text:p>
          </table:table-cell>
          <table:table-cell/>
          <table:table-cell office:value-type="float" office:value="180.376" calcext:value-type="float">
            <text:p>180,376</text:p>
          </table:table-cell>
          <table:table-cell office:value-type="float" office:value="139.717" calcext:value-type="float">
            <text:p>139,717</text:p>
          </table:table-cell>
          <table:table-cell table:number-columns-repeated="7"/>
        </table:table-row>
        <table:table-row table:style-name="ro1">
          <table:table-cell office:value-type="float" office:value="46.278" calcext:value-type="float">
            <text:p>46,27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1.898" calcext:value-type="float">
            <text:p>51,898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95.169" calcext:value-type="float">
            <text:p>195,169</text:p>
          </table:table-cell>
          <table:table-cell office:value-type="float" office:value="139.715" calcext:value-type="float">
            <text:p>139,715</text:p>
          </table:table-cell>
          <table:table-cell table:number-columns-repeated="7"/>
        </table:table-row>
        <table:table-row table:style-name="ro1">
          <table:table-cell office:value-type="float" office:value="41.221" calcext:value-type="float">
            <text:p>41,22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852" calcext:value-type="float">
            <text:p>45,852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87.339" calcext:value-type="float">
            <text:p>187,339</text:p>
          </table:table-cell>
          <table:table-cell office:value-type="float" office:value="139.701" calcext:value-type="float">
            <text:p>139,701</text:p>
          </table:table-cell>
          <table:table-cell table:number-columns-repeated="7"/>
        </table:table-row>
        <table:table-row table:style-name="ro1">
          <table:table-cell office:value-type="float" office:value="42.89" calcext:value-type="float">
            <text:p>42,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3.003" calcext:value-type="float">
            <text:p>53,003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82.446" calcext:value-type="float">
            <text:p>182,446</text:p>
          </table:table-cell>
          <table:table-cell office:value-type="float" office:value="139.688" calcext:value-type="float">
            <text:p>139,688</text:p>
          </table:table-cell>
          <table:table-cell table:number-columns-repeated="7"/>
        </table:table-row>
        <table:table-row table:style-name="ro1">
          <table:table-cell office:value-type="float" office:value="42.749" calcext:value-type="float">
            <text:p>42,74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67" calcext:value-type="float">
            <text:p>46,67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81.674" calcext:value-type="float">
            <text:p>181,674</text:p>
          </table:table-cell>
          <table:table-cell office:value-type="float" office:value="139.664" calcext:value-type="float">
            <text:p>139,664</text:p>
          </table:table-cell>
          <table:table-cell table:number-columns-repeated="7"/>
        </table:table-row>
        <table:table-row table:style-name="ro1">
          <table:table-cell office:value-type="float" office:value="44.422" calcext:value-type="float">
            <text:p>44,42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229" calcext:value-type="float">
            <text:p>45,229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82.935" calcext:value-type="float">
            <text:p>182,935</text:p>
          </table:table-cell>
          <table:table-cell office:value-type="float" office:value="139.647" calcext:value-type="float">
            <text:p>139,647</text:p>
          </table:table-cell>
          <table:table-cell table:number-columns-repeated="7"/>
        </table:table-row>
        <table:table-row table:style-name="ro1">
          <table:table-cell office:value-type="float" office:value="49.948" calcext:value-type="float">
            <text:p>49,9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184" calcext:value-type="float">
            <text:p>46,184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316.941" calcext:value-type="float">
            <text:p>316,941</text:p>
          </table:table-cell>
          <table:table-cell office:value-type="float" office:value="139.61" calcext:value-type="float">
            <text:p>139,61</text:p>
          </table:table-cell>
          <table:table-cell table:number-columns-repeated="7"/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489" calcext:value-type="float">
            <text:p>46,489</text:p>
          </table:table-cell>
          <table:table-cell office:value-type="float" office:value="0.947" calcext:value-type="float">
            <text:p>0,947</text:p>
          </table:table-cell>
          <table:table-cell/>
          <table:table-cell office:value-type="float" office:value="180.573" calcext:value-type="float">
            <text:p>180,573</text:p>
          </table:table-cell>
          <table:table-cell office:value-type="float" office:value="139.573" calcext:value-type="float">
            <text:p>139,573</text:p>
          </table:table-cell>
          <table:table-cell table:number-columns-repeated="7"/>
        </table:table-row>
        <table:table-row table:style-name="ro1">
          <table:table-cell office:value-type="float" office:value="41.285" calcext:value-type="float">
            <text:p>41,2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099" calcext:value-type="float">
            <text:p>46,099</text:p>
          </table:table-cell>
          <table:table-cell office:value-type="float" office:value="0.946" calcext:value-type="float">
            <text:p>0,946</text:p>
          </table:table-cell>
          <table:table-cell/>
          <table:table-cell office:value-type="float" office:value="182.849" calcext:value-type="float">
            <text:p>182,849</text:p>
          </table:table-cell>
          <table:table-cell office:value-type="float" office:value="139.572" calcext:value-type="float">
            <text:p>139,572</text:p>
          </table:table-cell>
          <table:table-cell table:number-columns-repeated="7"/>
        </table:table-row>
        <table:table-row table:style-name="ro1">
          <table:table-cell office:value-type="float" office:value="43.462" calcext:value-type="float">
            <text:p>43,46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588" calcext:value-type="float">
            <text:p>46,588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80.832" calcext:value-type="float">
            <text:p>180,832</text:p>
          </table:table-cell>
          <table:table-cell office:value-type="float" office:value="139.563" calcext:value-type="float">
            <text:p>139,563</text:p>
          </table:table-cell>
          <table:table-cell table:number-columns-repeated="7"/>
        </table:table-row>
        <table:table-row table:style-name="ro1">
          <table:table-cell office:value-type="float" office:value="41.712" calcext:value-type="float">
            <text:p>41,71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241" calcext:value-type="float">
            <text:p>46,241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83.602" calcext:value-type="float">
            <text:p>183,602</text:p>
          </table:table-cell>
          <table:table-cell office:value-type="float" office:value="139.499" calcext:value-type="float">
            <text:p>139,499</text:p>
          </table:table-cell>
          <table:table-cell table:number-columns-repeated="7"/>
        </table:table-row>
        <table:table-row table:style-name="ro1">
          <table:table-cell office:value-type="float" office:value="43.604" calcext:value-type="float">
            <text:p>43,6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407" calcext:value-type="float">
            <text:p>45,407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180.957" calcext:value-type="float">
            <text:p>180,957</text:p>
          </table:table-cell>
          <table:table-cell office:value-type="float" office:value="139.483" calcext:value-type="float">
            <text:p>139,483</text:p>
          </table:table-cell>
          <table:table-cell table:number-columns-repeated="7"/>
        </table:table-row>
        <table:table-row table:style-name="ro1">
          <table:table-cell office:value-type="float" office:value="56.188" calcext:value-type="float">
            <text:p>56,1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508" calcext:value-type="float">
            <text:p>46,508</text:p>
          </table:table-cell>
          <table:table-cell office:value-type="float" office:value="0.944" calcext:value-type="float">
            <text:p>0,944</text:p>
          </table:table-cell>
          <table:table-cell/>
          <table:table-cell office:value-type="float" office:value="186.373" calcext:value-type="float">
            <text:p>186,373</text:p>
          </table:table-cell>
          <table:table-cell office:value-type="float" office:value="139.483" calcext:value-type="float">
            <text:p>139,483</text:p>
          </table:table-cell>
          <table:table-cell table:number-columns-repeated="7"/>
        </table:table-row>
        <table:table-row table:style-name="ro1">
          <table:table-cell office:value-type="float" office:value="69.108" calcext:value-type="float">
            <text:p>69,10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911" calcext:value-type="float">
            <text:p>52,911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181.284" calcext:value-type="float">
            <text:p>181,284</text:p>
          </table:table-cell>
          <table:table-cell office:value-type="float" office:value="139.468" calcext:value-type="float">
            <text:p>139,468</text:p>
          </table:table-cell>
          <table:table-cell table:number-columns-repeated="7"/>
        </table:table-row>
        <table:table-row table:style-name="ro1">
          <table:table-cell office:value-type="float" office:value="47.592" calcext:value-type="float">
            <text:p>47,59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863" calcext:value-type="float">
            <text:p>47,863</text:p>
          </table:table-cell>
          <table:table-cell office:value-type="float" office:value="0.943" calcext:value-type="float">
            <text:p>0,943</text:p>
          </table:table-cell>
          <table:table-cell/>
          <table:table-cell office:value-type="float" office:value="184.757" calcext:value-type="float">
            <text:p>184,757</text:p>
          </table:table-cell>
          <table:table-cell office:value-type="float" office:value="139.444" calcext:value-type="float">
            <text:p>139,444</text:p>
          </table:table-cell>
          <table:table-cell table:number-columns-repeated="7"/>
        </table:table-row>
        <table:table-row table:style-name="ro1">
          <table:table-cell office:value-type="float" office:value="42.064" calcext:value-type="float">
            <text:p>42,06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439" calcext:value-type="float">
            <text:p>49,439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186.89" calcext:value-type="float">
            <text:p>186,89</text:p>
          </table:table-cell>
          <table:table-cell office:value-type="float" office:value="139.443" calcext:value-type="float">
            <text:p>139,443</text:p>
          </table:table-cell>
          <table:table-cell table:number-columns-repeated="7"/>
        </table:table-row>
        <table:table-row table:style-name="ro1">
          <table:table-cell office:value-type="float" office:value="44.346" calcext:value-type="float">
            <text:p>44,3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566" calcext:value-type="float">
            <text:p>45,566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184.897" calcext:value-type="float">
            <text:p>184,897</text:p>
          </table:table-cell>
          <table:table-cell office:value-type="float" office:value="139.427" calcext:value-type="float">
            <text:p>139,427</text:p>
          </table:table-cell>
          <table:table-cell table:number-columns-repeated="7"/>
        </table:table-row>
        <table:table-row table:style-name="ro1">
          <table:table-cell office:value-type="float" office:value="41.404" calcext:value-type="float">
            <text:p>41,40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372" calcext:value-type="float">
            <text:p>45,372</text:p>
          </table:table-cell>
          <table:table-cell office:value-type="float" office:value="0.942" calcext:value-type="float">
            <text:p>0,9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39.41" calcext:value-type="float">
            <text:p>139,41</text:p>
          </table:table-cell>
          <table:table-cell table:number-columns-repeated="7"/>
        </table:table-row>
        <table:table-row table:style-name="ro1">
          <table:table-cell office:value-type="float" office:value="43.858" calcext:value-type="float">
            <text:p>43,85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064" calcext:value-type="float">
            <text:p>46,064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185.479" calcext:value-type="float">
            <text:p>185,479</text:p>
          </table:table-cell>
          <table:table-cell office:value-type="float" office:value="139.372" calcext:value-type="float">
            <text:p>139,372</text:p>
          </table:table-cell>
          <table:table-cell table:number-columns-repeated="7"/>
        </table:table-row>
        <table:table-row table:style-name="ro1">
          <table:table-cell office:value-type="float" office:value="80.199" calcext:value-type="float">
            <text:p>80,199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61.408" calcext:value-type="float">
            <text:p>61,408</text:p>
          </table:table-cell>
          <table:table-cell office:value-type="float" office:value="0.941" calcext:value-type="float">
            <text:p>0,941</text:p>
          </table:table-cell>
          <table:table-cell/>
          <table:table-cell office:value-type="float" office:value="182.344" calcext:value-type="float">
            <text:p>182,344</text:p>
          </table:table-cell>
          <table:table-cell office:value-type="float" office:value="139.339" calcext:value-type="float">
            <text:p>139,339</text:p>
          </table:table-cell>
          <table:table-cell table:number-columns-repeated="7"/>
        </table:table-row>
        <table:table-row table:style-name="ro1">
          <table:table-cell office:value-type="float" office:value="47.033" calcext:value-type="float">
            <text:p>47,03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2" calcext:value-type="float">
            <text:p>45,82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87.144" calcext:value-type="float">
            <text:p>187,144</text:p>
          </table:table-cell>
          <table:table-cell office:value-type="float" office:value="139.321" calcext:value-type="float">
            <text:p>139,321</text:p>
          </table:table-cell>
          <table:table-cell table:number-columns-repeated="7"/>
        </table:table-row>
        <table:table-row table:style-name="ro1">
          <table:table-cell office:value-type="float" office:value="60.769" calcext:value-type="float">
            <text:p>60,76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037" calcext:value-type="float">
            <text:p>45,037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88.12" calcext:value-type="float">
            <text:p>188,12</text:p>
          </table:table-cell>
          <table:table-cell office:value-type="float" office:value="139.32" calcext:value-type="float">
            <text:p>139,32</text:p>
          </table:table-cell>
          <table:table-cell table:number-columns-repeated="7"/>
        </table:table-row>
        <table:table-row table:style-name="ro1">
          <table:table-cell office:value-type="float" office:value="57.26" calcext:value-type="float">
            <text:p>57,2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8.802" calcext:value-type="float">
            <text:p>48,802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95.156" calcext:value-type="float">
            <text:p>195,156</text:p>
          </table:table-cell>
          <table:table-cell office:value-type="float" office:value="139.3" calcext:value-type="float">
            <text:p>139,3</text:p>
          </table:table-cell>
          <table:table-cell table:number-columns-repeated="7"/>
        </table:table-row>
        <table:table-row table:style-name="ro1">
          <table:table-cell office:value-type="float" office:value="42.192" calcext:value-type="float">
            <text:p>42,19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2.188" calcext:value-type="float">
            <text:p>52,188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82.11" calcext:value-type="float">
            <text:p>182,11</text:p>
          </table:table-cell>
          <table:table-cell office:value-type="float" office:value="139.289" calcext:value-type="float">
            <text:p>139,289</text:p>
          </table:table-cell>
          <table:table-cell table:number-columns-repeated="7"/>
        </table:table-row>
        <table:table-row table:style-name="ro1">
          <table:table-cell office:value-type="float" office:value="42.285" calcext:value-type="float">
            <text:p>42,28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99" calcext:value-type="float">
            <text:p>46,99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99.201" calcext:value-type="float">
            <text:p>199,201</text:p>
          </table:table-cell>
          <table:table-cell office:value-type="float" office:value="139.277" calcext:value-type="float">
            <text:p>139,277</text:p>
          </table:table-cell>
          <table:table-cell table:number-columns-repeated="7"/>
        </table:table-row>
        <table:table-row table:style-name="ro1">
          <table:table-cell office:value-type="float" office:value="43.091" calcext:value-type="float">
            <text:p>43,09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61" calcext:value-type="float">
            <text:p>46,461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83.297" calcext:value-type="float">
            <text:p>183,297</text:p>
          </table:table-cell>
          <table:table-cell office:value-type="float" office:value="139.27" calcext:value-type="float">
            <text:p>139,27</text:p>
          </table:table-cell>
          <table:table-cell table:number-columns-repeated="7"/>
        </table:table-row>
        <table:table-row table:style-name="ro1">
          <table:table-cell office:value-type="float" office:value="49.616" calcext:value-type="float">
            <text:p>49,61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892" calcext:value-type="float">
            <text:p>47,892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82.945" calcext:value-type="float">
            <text:p>182,945</text:p>
          </table:table-cell>
          <table:table-cell office:value-type="float" office:value="139.234" calcext:value-type="float">
            <text:p>139,234</text:p>
          </table:table-cell>
          <table:table-cell table:number-columns-repeated="7"/>
        </table:table-row>
        <table:table-row table:style-name="ro1">
          <table:table-cell office:value-type="float" office:value="42.314" calcext:value-type="float">
            <text:p>42,31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5.146" calcext:value-type="float">
            <text:p>55,146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84.383" calcext:value-type="float">
            <text:p>184,383</text:p>
          </table:table-cell>
          <table:table-cell office:value-type="float" office:value="139.234" calcext:value-type="float">
            <text:p>139,234</text:p>
          </table:table-cell>
          <table:table-cell table:number-columns-repeated="7"/>
        </table:table-row>
        <table:table-row table:style-name="ro1">
          <table:table-cell office:value-type="float" office:value="42.854" calcext:value-type="float">
            <text:p>42,85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6.85" calcext:value-type="float">
            <text:p>56,85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80.798" calcext:value-type="float">
            <text:p>180,798</text:p>
          </table:table-cell>
          <table:table-cell office:value-type="float" office:value="139.219" calcext:value-type="float">
            <text:p>139,219</text:p>
          </table:table-cell>
          <table:table-cell table:number-columns-repeated="7"/>
        </table:table-row>
        <table:table-row table:style-name="ro1">
          <table:table-cell office:value-type="float" office:value="43.246" calcext:value-type="float">
            <text:p>43,24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546" calcext:value-type="float">
            <text:p>52,546</text:p>
          </table:table-cell>
          <table:table-cell office:value-type="float" office:value="0.939" calcext:value-type="float">
            <text:p>0,939</text:p>
          </table:table-cell>
          <table:table-cell/>
          <table:table-cell office:value-type="float" office:value="191.636" calcext:value-type="float">
            <text:p>191,636</text:p>
          </table:table-cell>
          <table:table-cell office:value-type="float" office:value="139.211" calcext:value-type="float">
            <text:p>139,211</text:p>
          </table:table-cell>
          <table:table-cell table:number-columns-repeated="7"/>
        </table:table-row>
        <table:table-row table:style-name="ro1">
          <table:table-cell office:value-type="float" office:value="42.719" calcext:value-type="float">
            <text:p>42,71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978" calcext:value-type="float">
            <text:p>46,978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183.475" calcext:value-type="float">
            <text:p>183,475</text:p>
          </table:table-cell>
          <table:table-cell office:value-type="float" office:value="139.196" calcext:value-type="float">
            <text:p>139,196</text:p>
          </table:table-cell>
          <table:table-cell table:number-columns-repeated="7"/>
        </table:table-row>
        <table:table-row table:style-name="ro1">
          <table:table-cell office:value-type="float" office:value="48.625" calcext:value-type="float">
            <text:p>48,62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8.065" calcext:value-type="float">
            <text:p>48,065</text:p>
          </table:table-cell>
          <table:table-cell office:value-type="float" office:value="0.938" calcext:value-type="float">
            <text:p>0,938</text:p>
          </table:table-cell>
          <table:table-cell/>
          <table:table-cell office:value-type="float" office:value="178.934" calcext:value-type="float">
            <text:p>178,934</text:p>
          </table:table-cell>
          <table:table-cell office:value-type="float" office:value="139.178" calcext:value-type="float">
            <text:p>139,178</text:p>
          </table:table-cell>
          <table:table-cell table:number-columns-repeated="7"/>
        </table:table-row>
        <table:table-row table:style-name="ro1">
          <table:table-cell office:value-type="float" office:value="67.418" calcext:value-type="float">
            <text:p>67,41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.147" calcext:value-type="float">
            <text:p>55,147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81.224" calcext:value-type="float">
            <text:p>181,224</text:p>
          </table:table-cell>
          <table:table-cell office:value-type="float" office:value="139.14" calcext:value-type="float">
            <text:p>139,14</text:p>
          </table:table-cell>
          <table:table-cell table:number-columns-repeated="7"/>
        </table:table-row>
        <table:table-row table:style-name="ro1">
          <table:table-cell office:value-type="float" office:value="45.199" calcext:value-type="float">
            <text:p>45,1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895" calcext:value-type="float">
            <text:p>46,895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84.991" calcext:value-type="float">
            <text:p>184,991</text:p>
          </table:table-cell>
          <table:table-cell office:value-type="float" office:value="139.137" calcext:value-type="float">
            <text:p>139,137</text:p>
          </table:table-cell>
          <table:table-cell table:number-columns-repeated="7"/>
        </table:table-row>
        <table:table-row table:style-name="ro1">
          <table:table-cell office:value-type="float" office:value="41.706" calcext:value-type="float">
            <text:p>41,70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.838" calcext:value-type="float">
            <text:p>44,838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180.067" calcext:value-type="float">
            <text:p>180,067</text:p>
          </table:table-cell>
          <table:table-cell office:value-type="float" office:value="139.108" calcext:value-type="float">
            <text:p>139,108</text:p>
          </table:table-cell>
          <table:table-cell table:number-columns-repeated="7"/>
        </table:table-row>
        <table:table-row table:style-name="ro1">
          <table:table-cell office:value-type="float" office:value="46.694" calcext:value-type="float">
            <text:p>46,69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5.792" calcext:value-type="float">
            <text:p>45,792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182.023" calcext:value-type="float">
            <text:p>182,023</text:p>
          </table:table-cell>
          <table:table-cell office:value-type="float" office:value="139.094" calcext:value-type="float">
            <text:p>139,094</text:p>
          </table:table-cell>
          <table:table-cell table:number-columns-repeated="7"/>
        </table:table-row>
        <table:table-row table:style-name="ro1">
          <table:table-cell office:value-type="float" office:value="41.275" calcext:value-type="float">
            <text:p>41,27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263" calcext:value-type="float">
            <text:p>50,263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179.649" calcext:value-type="float">
            <text:p>179,649</text:p>
          </table:table-cell>
          <table:table-cell office:value-type="float" office:value="139.093" calcext:value-type="float">
            <text:p>139,093</text:p>
          </table:table-cell>
          <table:table-cell table:number-columns-repeated="7"/>
        </table:table-row>
        <table:table-row table:style-name="ro1">
          <table:table-cell office:value-type="float" office:value="41.143" calcext:value-type="float">
            <text:p>41,14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124" calcext:value-type="float">
            <text:p>48,124</text:p>
          </table:table-cell>
          <table:table-cell office:value-type="float" office:value="0.936" calcext:value-type="float">
            <text:p>0,936</text:p>
          </table:table-cell>
          <table:table-cell/>
          <table:table-cell office:value-type="float" office:value="181.014" calcext:value-type="float">
            <text:p>181,014</text:p>
          </table:table-cell>
          <table:table-cell office:value-type="float" office:value="139.08" calcext:value-type="float">
            <text:p>139,08</text:p>
          </table:table-cell>
          <table:table-cell table:number-columns-repeated="7"/>
        </table:table-row>
        <table:table-row table:style-name="ro1">
          <table:table-cell office:value-type="float" office:value="62.934" calcext:value-type="float">
            <text:p>62,93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.44" calcext:value-type="float">
            <text:p>51,44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81.37" calcext:value-type="float">
            <text:p>181,37</text:p>
          </table:table-cell>
          <table:table-cell office:value-type="float" office:value="139.06" calcext:value-type="float">
            <text:p>139,06</text:p>
          </table:table-cell>
          <table:table-cell table:number-columns-repeated="7"/>
        </table:table-row>
        <table:table-row table:style-name="ro1">
          <table:table-cell office:value-type="float" office:value="40.005" calcext:value-type="float">
            <text:p>40,00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908" calcext:value-type="float">
            <text:p>46,908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87.431" calcext:value-type="float">
            <text:p>187,431</text:p>
          </table:table-cell>
          <table:table-cell office:value-type="float" office:value="139.004" calcext:value-type="float">
            <text:p>139,004</text:p>
          </table:table-cell>
          <table:table-cell table:number-columns-repeated="7"/>
        </table:table-row>
        <table:table-row table:style-name="ro1">
          <table:table-cell office:value-type="float" office:value="43.652" calcext:value-type="float">
            <text:p>43,65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432" calcext:value-type="float">
            <text:p>46,432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82.469" calcext:value-type="float">
            <text:p>182,469</text:p>
          </table:table-cell>
          <table:table-cell office:value-type="float" office:value="139.002" calcext:value-type="float">
            <text:p>139,002</text:p>
          </table:table-cell>
          <table:table-cell table:number-columns-repeated="7"/>
        </table:table-row>
        <table:table-row table:style-name="ro1">
          <table:table-cell office:value-type="float" office:value="42.774" calcext:value-type="float">
            <text:p>42,77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723" calcext:value-type="float">
            <text:p>45,723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79.992" calcext:value-type="float">
            <text:p>179,992</text:p>
          </table:table-cell>
          <table:table-cell office:value-type="float" office:value="138.96" calcext:value-type="float">
            <text:p>138,96</text:p>
          </table:table-cell>
          <table:table-cell table:number-columns-repeated="7"/>
        </table:table-row>
        <table:table-row table:style-name="ro1">
          <table:table-cell office:value-type="float" office:value="41.85" calcext:value-type="float">
            <text:p>41,8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903" calcext:value-type="float">
            <text:p>45,903</text:p>
          </table:table-cell>
          <table:table-cell office:value-type="float" office:value="0.935" calcext:value-type="float">
            <text:p>0,935</text:p>
          </table:table-cell>
          <table:table-cell/>
          <table:table-cell office:value-type="float" office:value="185.244" calcext:value-type="float">
            <text:p>185,244</text:p>
          </table:table-cell>
          <table:table-cell office:value-type="float" office:value="138.95" calcext:value-type="float">
            <text:p>138,95</text:p>
          </table:table-cell>
          <table:table-cell table:number-columns-repeated="7"/>
        </table:table-row>
        <table:table-row table:style-name="ro1">
          <table:table-cell office:value-type="float" office:value="42.423" calcext:value-type="float">
            <text:p>42,423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49.944" calcext:value-type="float">
            <text:p>49,944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181.703" calcext:value-type="float">
            <text:p>181,703</text:p>
          </table:table-cell>
          <table:table-cell office:value-type="float" office:value="138.929" calcext:value-type="float">
            <text:p>138,929</text:p>
          </table:table-cell>
          <table:table-cell table:number-columns-repeated="7"/>
        </table:table-row>
        <table:table-row table:style-name="ro1">
          <table:table-cell office:value-type="float" office:value="56.973" calcext:value-type="float">
            <text:p>56,97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885" calcext:value-type="float">
            <text:p>46,885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192.839" calcext:value-type="float">
            <text:p>192,839</text:p>
          </table:table-cell>
          <table:table-cell office:value-type="float" office:value="138.881" calcext:value-type="float">
            <text:p>138,881</text:p>
          </table:table-cell>
          <table:table-cell table:number-columns-repeated="7"/>
        </table:table-row>
        <table:table-row table:style-name="ro1">
          <table:table-cell office:value-type="float" office:value="42.428" calcext:value-type="float">
            <text:p>42,42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923" calcext:value-type="float">
            <text:p>46,923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81.358" calcext:value-type="float">
            <text:p>181,358</text:p>
          </table:table-cell>
          <table:table-cell office:value-type="float" office:value="138.871" calcext:value-type="float">
            <text:p>138,871</text:p>
          </table:table-cell>
          <table:table-cell table:number-columns-repeated="7"/>
        </table:table-row>
        <table:table-row table:style-name="ro1">
          <table:table-cell office:value-type="float" office:value="57.226" calcext:value-type="float">
            <text:p>57,22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45" calcext:value-type="float">
            <text:p>44,45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82.15" calcext:value-type="float">
            <text:p>182,15</text:p>
          </table:table-cell>
          <table:table-cell office:value-type="float" office:value="138.839" calcext:value-type="float">
            <text:p>138,839</text:p>
          </table:table-cell>
          <table:table-cell table:number-columns-repeated="7"/>
        </table:table-row>
        <table:table-row table:style-name="ro1">
          <table:table-cell office:value-type="float" office:value="60.56" calcext:value-type="float">
            <text:p>60,56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51.561" calcext:value-type="float">
            <text:p>51,561</text:p>
          </table:table-cell>
          <table:table-cell office:value-type="float" office:value="0.933" calcext:value-type="float">
            <text:p>0,933</text:p>
          </table:table-cell>
          <table:table-cell/>
          <table:table-cell office:value-type="float" office:value="183.064" calcext:value-type="float">
            <text:p>183,064</text:p>
          </table:table-cell>
          <table:table-cell office:value-type="float" office:value="138.808" calcext:value-type="float">
            <text:p>138,808</text:p>
          </table:table-cell>
          <table:table-cell table:number-columns-repeated="7"/>
        </table:table-row>
        <table:table-row table:style-name="ro1">
          <table:table-cell office:value-type="float" office:value="44.245" calcext:value-type="float">
            <text:p>44,2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.354" calcext:value-type="float">
            <text:p>47,354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182.268" calcext:value-type="float">
            <text:p>182,268</text:p>
          </table:table-cell>
          <table:table-cell office:value-type="float" office:value="138.797" calcext:value-type="float">
            <text:p>138,797</text:p>
          </table:table-cell>
          <table:table-cell table:number-columns-repeated="7"/>
        </table:table-row>
        <table:table-row table:style-name="ro1">
          <table:table-cell office:value-type="float" office:value="42.868" calcext:value-type="float">
            <text:p>42,86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496" calcext:value-type="float">
            <text:p>46,496</text:p>
          </table:table-cell>
          <table:table-cell office:value-type="float" office:value="0.932" calcext:value-type="float">
            <text:p>0,932</text:p>
          </table:table-cell>
          <table:table-cell/>
          <table:table-cell office:value-type="float" office:value="189.778" calcext:value-type="float">
            <text:p>189,778</text:p>
          </table:table-cell>
          <table:table-cell office:value-type="float" office:value="138.793" calcext:value-type="float">
            <text:p>138,793</text:p>
          </table:table-cell>
          <table:table-cell table:number-columns-repeated="7"/>
        </table:table-row>
        <table:table-row table:style-name="ro1">
          <table:table-cell office:value-type="float" office:value="42.468" calcext:value-type="float">
            <text:p>42,46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9.191" calcext:value-type="float">
            <text:p>49,191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189.856" calcext:value-type="float">
            <text:p>189,856</text:p>
          </table:table-cell>
          <table:table-cell office:value-type="float" office:value="138.746" calcext:value-type="float">
            <text:p>138,746</text:p>
          </table:table-cell>
          <table:table-cell table:number-columns-repeated="7"/>
        </table:table-row>
        <table:table-row table:style-name="ro1">
          <table:table-cell office:value-type="float" office:value="42.084" calcext:value-type="float">
            <text:p>42,08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3.057" calcext:value-type="float">
            <text:p>53,057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188.626" calcext:value-type="float">
            <text:p>188,626</text:p>
          </table:table-cell>
          <table:table-cell office:value-type="float" office:value="138.74" calcext:value-type="float">
            <text:p>138,74</text:p>
          </table:table-cell>
          <table:table-cell table:number-columns-repeated="7"/>
        </table:table-row>
        <table:table-row table:style-name="ro1">
          <table:table-cell office:value-type="float" office:value="41.943" calcext:value-type="float">
            <text:p>41,94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086" calcext:value-type="float">
            <text:p>46,086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83.333" calcext:value-type="float">
            <text:p>183,333</text:p>
          </table:table-cell>
          <table:table-cell office:value-type="float" office:value="138.732" calcext:value-type="float">
            <text:p>138,732</text:p>
          </table:table-cell>
          <table:table-cell table:number-columns-repeated="7"/>
        </table:table-row>
        <table:table-row table:style-name="ro1">
          <table:table-cell office:value-type="float" office:value="42.589" calcext:value-type="float">
            <text:p>42,58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43" calcext:value-type="float">
            <text:p>46,43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82.067" calcext:value-type="float">
            <text:p>182,067</text:p>
          </table:table-cell>
          <table:table-cell office:value-type="float" office:value="138.732" calcext:value-type="float">
            <text:p>138,732</text:p>
          </table:table-cell>
          <table:table-cell table:number-columns-repeated="7"/>
        </table:table-row>
        <table:table-row table:style-name="ro1">
          <table:table-cell office:value-type="float" office:value="41.08" calcext:value-type="float">
            <text:p>41,0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658" calcext:value-type="float">
            <text:p>46,658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202.634" calcext:value-type="float">
            <text:p>202,634</text:p>
          </table:table-cell>
          <table:table-cell office:value-type="float" office:value="138.714" calcext:value-type="float">
            <text:p>138,714</text:p>
          </table:table-cell>
          <table:table-cell table:number-columns-repeated="7"/>
        </table:table-row>
        <table:table-row table:style-name="ro1">
          <table:table-cell office:value-type="float" office:value="41.747" calcext:value-type="float">
            <text:p>41,747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8.873" calcext:value-type="float">
            <text:p>48,873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82.115" calcext:value-type="float">
            <text:p>182,115</text:p>
          </table:table-cell>
          <table:table-cell office:value-type="float" office:value="138.696" calcext:value-type="float">
            <text:p>138,696</text:p>
          </table:table-cell>
          <table:table-cell table:number-columns-repeated="7"/>
        </table:table-row>
        <table:table-row table:style-name="ro1">
          <table:table-cell office:value-type="float" office:value="42.66" calcext:value-type="float">
            <text:p>42,66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65.781" calcext:value-type="float">
            <text:p>65,781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80.298" calcext:value-type="float">
            <text:p>180,298</text:p>
          </table:table-cell>
          <table:table-cell office:value-type="float" office:value="138.686" calcext:value-type="float">
            <text:p>138,686</text:p>
          </table:table-cell>
          <table:table-cell table:number-columns-repeated="7"/>
        </table:table-row>
        <table:table-row table:style-name="ro1">
          <table:table-cell office:value-type="float" office:value="42.149" calcext:value-type="float">
            <text:p>42,149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6.445" calcext:value-type="float">
            <text:p>46,445</text:p>
          </table:table-cell>
          <table:table-cell office:value-type="float" office:value="0.929" calcext:value-type="float">
            <text:p>0,929</text:p>
          </table:table-cell>
          <table:table-cell/>
          <table:table-cell office:value-type="float" office:value="185.149" calcext:value-type="float">
            <text:p>185,149</text:p>
          </table:table-cell>
          <table:table-cell office:value-type="float" office:value="138.676" calcext:value-type="float">
            <text:p>138,676</text:p>
          </table:table-cell>
          <table:table-cell table:number-columns-repeated="7"/>
        </table:table-row>
        <table:table-row table:style-name="ro1">
          <table:table-cell office:value-type="float" office:value="54.427" calcext:value-type="float">
            <text:p>54,4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0.072" calcext:value-type="float">
            <text:p>50,072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182.91" calcext:value-type="float">
            <text:p>182,91</text:p>
          </table:table-cell>
          <table:table-cell office:value-type="float" office:value="138.676" calcext:value-type="float">
            <text:p>138,676</text:p>
          </table:table-cell>
          <table:table-cell table:number-columns-repeated="7"/>
        </table:table-row>
        <table:table-row table:style-name="ro1">
          <table:table-cell office:value-type="float" office:value="42.447" calcext:value-type="float">
            <text:p>42,4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571" calcext:value-type="float">
            <text:p>48,571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188.834" calcext:value-type="float">
            <text:p>188,834</text:p>
          </table:table-cell>
          <table:table-cell office:value-type="float" office:value="138.668" calcext:value-type="float">
            <text:p>138,668</text:p>
          </table:table-cell>
          <table:table-cell table:number-columns-repeated="7"/>
        </table:table-row>
        <table:table-row table:style-name="ro1">
          <table:table-cell office:value-type="float" office:value="41.639" calcext:value-type="float">
            <text:p>41,63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1.336" calcext:value-type="float">
            <text:p>51,336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float" office:value="182.752" calcext:value-type="float">
            <text:p>182,752</text:p>
          </table:table-cell>
          <table:table-cell office:value-type="float" office:value="138.614" calcext:value-type="float">
            <text:p>138,614</text:p>
          </table:table-cell>
          <table:table-cell table:number-columns-repeated="7"/>
        </table:table-row>
        <table:table-row table:style-name="ro1">
          <table:table-cell office:value-type="float" office:value="40.221" calcext:value-type="float">
            <text:p>40,22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8.546" calcext:value-type="float">
            <text:p>48,546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85.871" calcext:value-type="float">
            <text:p>185,871</text:p>
          </table:table-cell>
          <table:table-cell office:value-type="float" office:value="138.59" calcext:value-type="float">
            <text:p>138,59</text:p>
          </table:table-cell>
          <table:table-cell table:number-columns-repeated="7"/>
        </table:table-row>
        <table:table-row table:style-name="ro1">
          <table:table-cell office:value-type="float" office:value="42.032" calcext:value-type="float">
            <text:p>42,03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763" calcext:value-type="float">
            <text:p>44,763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81.769" calcext:value-type="float">
            <text:p>181,769</text:p>
          </table:table-cell>
          <table:table-cell office:value-type="float" office:value="138.577" calcext:value-type="float">
            <text:p>138,577</text:p>
          </table:table-cell>
          <table:table-cell table:number-columns-repeated="7"/>
        </table:table-row>
        <table:table-row table:style-name="ro1">
          <table:table-cell office:value-type="float" office:value="43.808" calcext:value-type="float">
            <text:p>43,80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06" calcext:value-type="float">
            <text:p>47,306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82.559" calcext:value-type="float">
            <text:p>182,559</text:p>
          </table:table-cell>
          <table:table-cell office:value-type="float" office:value="138.558" calcext:value-type="float">
            <text:p>138,558</text:p>
          </table:table-cell>
          <table:table-cell table:number-columns-repeated="7"/>
        </table:table-row>
        <table:table-row table:style-name="ro1">
          <table:table-cell office:value-type="float" office:value="41.123" calcext:value-type="float">
            <text:p>41,12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682" calcext:value-type="float">
            <text:p>46,682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80.19" calcext:value-type="float">
            <text:p>180,19</text:p>
          </table:table-cell>
          <table:table-cell office:value-type="float" office:value="138.55" calcext:value-type="float">
            <text:p>138,55</text:p>
          </table:table-cell>
          <table:table-cell table:number-columns-repeated="7"/>
        </table:table-row>
        <table:table-row table:style-name="ro1">
          <table:table-cell office:value-type="float" office:value="50.182" calcext:value-type="float">
            <text:p>50,182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44.912" calcext:value-type="float">
            <text:p>44,912</text:p>
          </table:table-cell>
          <table:table-cell office:value-type="float" office:value="0.926" calcext:value-type="float">
            <text:p>0,926</text:p>
          </table:table-cell>
          <table:table-cell/>
          <table:table-cell office:value-type="float" office:value="183.454" calcext:value-type="float">
            <text:p>183,454</text:p>
          </table:table-cell>
          <table:table-cell office:value-type="float" office:value="138.492" calcext:value-type="float">
            <text:p>138,492</text:p>
          </table:table-cell>
          <table:table-cell table:number-columns-repeated="7"/>
        </table:table-row>
        <table:table-row table:style-name="ro1">
          <table:table-cell office:value-type="float" office:value="51.454" calcext:value-type="float">
            <text:p>51,45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5.869" calcext:value-type="float">
            <text:p>45,869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83.128" calcext:value-type="float">
            <text:p>183,128</text:p>
          </table:table-cell>
          <table:table-cell office:value-type="float" office:value="138.477" calcext:value-type="float">
            <text:p>138,477</text:p>
          </table:table-cell>
          <table:table-cell table:number-columns-repeated="7"/>
        </table:table-row>
        <table:table-row table:style-name="ro1">
          <table:table-cell office:value-type="float" office:value="41.977" calcext:value-type="float">
            <text:p>41,97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249" calcext:value-type="float">
            <text:p>48,249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88.128" calcext:value-type="float">
            <text:p>188,128</text:p>
          </table:table-cell>
          <table:table-cell office:value-type="float" office:value="138.476" calcext:value-type="float">
            <text:p>138,476</text:p>
          </table:table-cell>
          <table:table-cell table:number-columns-repeated="7"/>
        </table:table-row>
        <table:table-row table:style-name="ro1">
          <table:table-cell office:value-type="float" office:value="49.319" calcext:value-type="float">
            <text:p>49,319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442" calcext:value-type="float">
            <text:p>47,442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86.202" calcext:value-type="float">
            <text:p>186,202</text:p>
          </table:table-cell>
          <table:table-cell office:value-type="float" office:value="138.467" calcext:value-type="float">
            <text:p>138,467</text:p>
          </table:table-cell>
          <table:table-cell table:number-columns-repeated="7"/>
        </table:table-row>
        <table:table-row table:style-name="ro1">
          <table:table-cell office:value-type="float" office:value="42.363" calcext:value-type="float">
            <text:p>42,36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8.618" calcext:value-type="float">
            <text:p>48,618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81.912" calcext:value-type="float">
            <text:p>181,912</text:p>
          </table:table-cell>
          <table:table-cell office:value-type="float" office:value="138.466" calcext:value-type="float">
            <text:p>138,466</text:p>
          </table:table-cell>
          <table:table-cell table:number-columns-repeated="7"/>
        </table:table-row>
        <table:table-row table:style-name="ro1">
          <table:table-cell office:value-type="float" office:value="40.344" calcext:value-type="float">
            <text:p>40,344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45.588" calcext:value-type="float">
            <text:p>45,588</text:p>
          </table:table-cell>
          <table:table-cell office:value-type="float" office:value="0.925" calcext:value-type="float">
            <text:p>0,925</text:p>
          </table:table-cell>
          <table:table-cell/>
          <table:table-cell office:value-type="float" office:value="181.687" calcext:value-type="float">
            <text:p>181,687</text:p>
          </table:table-cell>
          <table:table-cell office:value-type="float" office:value="138.439" calcext:value-type="float">
            <text:p>138,439</text:p>
          </table:table-cell>
          <table:table-cell table:number-columns-repeated="7"/>
        </table:table-row>
        <table:table-row table:style-name="ro1">
          <table:table-cell office:value-type="float" office:value="41.609" calcext:value-type="float">
            <text:p>41,60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3.289" calcext:value-type="float">
            <text:p>43,289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91.411" calcext:value-type="float">
            <text:p>191,411</text:p>
          </table:table-cell>
          <table:table-cell office:value-type="float" office:value="138.435" calcext:value-type="float">
            <text:p>138,435</text:p>
          </table:table-cell>
          <table:table-cell table:number-columns-repeated="7"/>
        </table:table-row>
        <table:table-row table:style-name="ro1">
          <table:table-cell office:value-type="float" office:value="44.475" calcext:value-type="float">
            <text:p>44,475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45.395" calcext:value-type="float">
            <text:p>45,395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82.543" calcext:value-type="float">
            <text:p>182,543</text:p>
          </table:table-cell>
          <table:table-cell office:value-type="float" office:value="138.393" calcext:value-type="float">
            <text:p>138,393</text:p>
          </table:table-cell>
          <table:table-cell table:number-columns-repeated="7"/>
        </table:table-row>
        <table:table-row table:style-name="ro1">
          <table:table-cell office:value-type="float" office:value="43.904" calcext:value-type="float">
            <text:p>43,90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646" calcext:value-type="float">
            <text:p>46,646</text:p>
          </table:table-cell>
          <table:table-cell office:value-type="float" office:value="0.924" calcext:value-type="float">
            <text:p>0,924</text:p>
          </table:table-cell>
          <table:table-cell/>
          <table:table-cell office:value-type="float" office:value="183.378" calcext:value-type="float">
            <text:p>183,378</text:p>
          </table:table-cell>
          <table:table-cell office:value-type="float" office:value="138.347" calcext:value-type="float">
            <text:p>138,347</text:p>
          </table:table-cell>
          <table:table-cell table:number-columns-repeated="7"/>
        </table:table-row>
        <table:table-row table:style-name="ro1">
          <table:table-cell office:value-type="float" office:value="42.068" calcext:value-type="float">
            <text:p>42,06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4.098" calcext:value-type="float">
            <text:p>44,098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180.273" calcext:value-type="float">
            <text:p>180,273</text:p>
          </table:table-cell>
          <table:table-cell office:value-type="float" office:value="138.332" calcext:value-type="float">
            <text:p>138,332</text:p>
          </table:table-cell>
          <table:table-cell table:number-columns-repeated="7"/>
        </table:table-row>
        <table:table-row table:style-name="ro1">
          <table:table-cell office:value-type="float" office:value="47.459" calcext:value-type="float">
            <text:p>47,45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3.491" calcext:value-type="float">
            <text:p>43,491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float" office:value="186.381" calcext:value-type="float">
            <text:p>186,381</text:p>
          </table:table-cell>
          <table:table-cell office:value-type="float" office:value="138.285" calcext:value-type="float">
            <text:p>138,285</text:p>
          </table:table-cell>
          <table:table-cell table:number-columns-repeated="7"/>
        </table:table-row>
        <table:table-row table:style-name="ro1">
          <table:table-cell office:value-type="float" office:value="42.611" calcext:value-type="float">
            <text:p>42,61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4.76" calcext:value-type="float">
            <text:p>44,76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183.37" calcext:value-type="float">
            <text:p>183,37</text:p>
          </table:table-cell>
          <table:table-cell office:value-type="float" office:value="138.277" calcext:value-type="float">
            <text:p>138,277</text:p>
          </table:table-cell>
          <table:table-cell table:number-columns-repeated="7"/>
        </table:table-row>
        <table:table-row table:style-name="ro1">
          <table:table-cell office:value-type="float" office:value="46.397" calcext:value-type="float">
            <text:p>46,39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.312" calcext:value-type="float">
            <text:p>46,312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184.397" calcext:value-type="float">
            <text:p>184,397</text:p>
          </table:table-cell>
          <table:table-cell office:value-type="float" office:value="138.275" calcext:value-type="float">
            <text:p>138,275</text:p>
          </table:table-cell>
          <table:table-cell table:number-columns-repeated="7"/>
        </table:table-row>
        <table:table-row table:style-name="ro1">
          <table:table-cell office:value-type="float" office:value="41.425" calcext:value-type="float">
            <text:p>41,42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373" calcext:value-type="float">
            <text:p>45,373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180.356" calcext:value-type="float">
            <text:p>180,356</text:p>
          </table:table-cell>
          <table:table-cell office:value-type="float" office:value="138.274" calcext:value-type="float">
            <text:p>138,274</text:p>
          </table:table-cell>
          <table:table-cell table:number-columns-repeated="7"/>
        </table:table-row>
        <table:table-row table:style-name="ro1">
          <table:table-cell office:value-type="float" office:value="42.322" calcext:value-type="float">
            <text:p>42,32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274" calcext:value-type="float">
            <text:p>46,274</text:p>
          </table:table-cell>
          <table:table-cell office:value-type="float" office:value="0.922" calcext:value-type="float">
            <text:p>0,922</text:p>
          </table:table-cell>
          <table:table-cell/>
          <table:table-cell office:value-type="float" office:value="182.407" calcext:value-type="float">
            <text:p>182,407</text:p>
          </table:table-cell>
          <table:table-cell office:value-type="float" office:value="138.203" calcext:value-type="float">
            <text:p>138,203</text:p>
          </table:table-cell>
          <table:table-cell table:number-columns-repeated="7"/>
        </table:table-row>
        <table:table-row table:style-name="ro1">
          <table:table-cell office:value-type="float" office:value="41.032" calcext:value-type="float">
            <text:p>41,03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.369" calcext:value-type="float">
            <text:p>52,369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82.847" calcext:value-type="float">
            <text:p>182,847</text:p>
          </table:table-cell>
          <table:table-cell office:value-type="float" office:value="138.19" calcext:value-type="float">
            <text:p>138,19</text:p>
          </table:table-cell>
          <table:table-cell table:number-columns-repeated="7"/>
        </table:table-row>
        <table:table-row table:style-name="ro1">
          <table:table-cell office:value-type="float" office:value="42.119" calcext:value-type="float">
            <text:p>42,11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.546" calcext:value-type="float">
            <text:p>51,546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183.083" calcext:value-type="float">
            <text:p>183,083</text:p>
          </table:table-cell>
          <table:table-cell office:value-type="float" office:value="138.151" calcext:value-type="float">
            <text:p>138,151</text:p>
          </table:table-cell>
          <table:table-cell table:number-columns-repeated="7"/>
        </table:table-row>
        <table:table-row table:style-name="ro1">
          <table:table-cell office:value-type="float" office:value="43.348" calcext:value-type="float">
            <text:p>43,3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2.06" calcext:value-type="float">
            <text:p>52,06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81.202" calcext:value-type="float">
            <text:p>181,202</text:p>
          </table:table-cell>
          <table:table-cell office:value-type="float" office:value="138.143" calcext:value-type="float">
            <text:p>138,143</text:p>
          </table:table-cell>
          <table:table-cell table:number-columns-repeated="7"/>
        </table:table-row>
        <table:table-row table:style-name="ro1">
          <table:table-cell office:value-type="float" office:value="39.725" calcext:value-type="float">
            <text:p>39,72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297" calcext:value-type="float">
            <text:p>48,297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79.801" calcext:value-type="float">
            <text:p>179,801</text:p>
          </table:table-cell>
          <table:table-cell office:value-type="float" office:value="138.124" calcext:value-type="float">
            <text:p>138,124</text:p>
          </table:table-cell>
          <table:table-cell table:number-columns-repeated="7"/>
        </table:table-row>
        <table:table-row table:style-name="ro1">
          <table:table-cell office:value-type="float" office:value="43.435" calcext:value-type="float">
            <text:p>43,43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169" calcext:value-type="float">
            <text:p>45,169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80.415" calcext:value-type="float">
            <text:p>180,415</text:p>
          </table:table-cell>
          <table:table-cell office:value-type="float" office:value="138.121" calcext:value-type="float">
            <text:p>138,121</text:p>
          </table:table-cell>
          <table:table-cell table:number-columns-repeated="7"/>
        </table:table-row>
        <table:table-row table:style-name="ro1">
          <table:table-cell office:value-type="float" office:value="45.866" calcext:value-type="float">
            <text:p>45,86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9.905" calcext:value-type="float">
            <text:p>49,905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180.41" calcext:value-type="float">
            <text:p>180,41</text:p>
          </table:table-cell>
          <table:table-cell office:value-type="float" office:value="138.059" calcext:value-type="float">
            <text:p>138,059</text:p>
          </table:table-cell>
          <table:table-cell table:number-columns-repeated="7"/>
        </table:table-row>
        <table:table-row table:style-name="ro1">
          <table:table-cell office:value-type="float" office:value="49.301" calcext:value-type="float">
            <text:p>49,30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744" calcext:value-type="float">
            <text:p>49,744</text:p>
          </table:table-cell>
          <table:table-cell office:value-type="float" office:value="0.919" calcext:value-type="float">
            <text:p>0,919</text:p>
          </table:table-cell>
          <table:table-cell/>
          <table:table-cell office:value-type="float" office:value="181.901" calcext:value-type="float">
            <text:p>181,901</text:p>
          </table:table-cell>
          <table:table-cell office:value-type="float" office:value="138.036" calcext:value-type="float">
            <text:p>138,036</text:p>
          </table:table-cell>
          <table:table-cell table:number-columns-repeated="7"/>
        </table:table-row>
        <table:table-row table:style-name="ro1">
          <table:table-cell office:value-type="float" office:value="40.691" calcext:value-type="float">
            <text:p>40,69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558" calcext:value-type="float">
            <text:p>45,558</text:p>
          </table:table-cell>
          <table:table-cell office:value-type="float" office:value="0.918" calcext:value-type="float">
            <text:p>0,918</text:p>
          </table:table-cell>
          <table:table-cell/>
          <table:table-cell office:value-type="float" office:value="181.955" calcext:value-type="float">
            <text:p>181,955</text:p>
          </table:table-cell>
          <table:table-cell office:value-type="float" office:value="138.023" calcext:value-type="float">
            <text:p>138,023</text:p>
          </table:table-cell>
          <table:table-cell table:number-columns-repeated="7"/>
        </table:table-row>
        <table:table-row table:style-name="ro1">
          <table:table-cell office:value-type="float" office:value="44.826" calcext:value-type="float">
            <text:p>44,82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5.985" calcext:value-type="float">
            <text:p>45,985</text:p>
          </table:table-cell>
          <table:table-cell office:value-type="float" office:value="0.917" calcext:value-type="float">
            <text:p>0,917</text:p>
          </table:table-cell>
          <table:table-cell/>
          <table:table-cell office:value-type="float" office:value="180.478" calcext:value-type="float">
            <text:p>180,478</text:p>
          </table:table-cell>
          <table:table-cell office:value-type="float" office:value="138.021" calcext:value-type="float">
            <text:p>138,021</text:p>
          </table:table-cell>
          <table:table-cell table:number-columns-repeated="7"/>
        </table:table-row>
        <table:table-row table:style-name="ro1">
          <table:table-cell office:value-type="float" office:value="41.666" calcext:value-type="float">
            <text:p>41,66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018" calcext:value-type="float">
            <text:p>45,018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196.288" calcext:value-type="float">
            <text:p>196,288</text:p>
          </table:table-cell>
          <table:table-cell office:value-type="float" office:value="138.007" calcext:value-type="float">
            <text:p>138,007</text:p>
          </table:table-cell>
          <table:table-cell table:number-columns-repeated="7"/>
        </table:table-row>
        <table:table-row table:style-name="ro1">
          <table:table-cell office:value-type="float" office:value="41.943" calcext:value-type="float">
            <text:p>41,94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017" calcext:value-type="float">
            <text:p>48,017</text:p>
          </table:table-cell>
          <table:table-cell office:value-type="float" office:value="0.916" calcext:value-type="float">
            <text:p>0,916</text:p>
          </table:table-cell>
          <table:table-cell/>
          <table:table-cell office:value-type="float" office:value="183.963" calcext:value-type="float">
            <text:p>183,963</text:p>
          </table:table-cell>
          <table:table-cell office:value-type="float" office:value="137.977" calcext:value-type="float">
            <text:p>137,977</text:p>
          </table:table-cell>
          <table:table-cell table:number-columns-repeated="7"/>
        </table:table-row>
        <table:table-row table:style-name="ro1">
          <table:table-cell office:value-type="float" office:value="46.835" calcext:value-type="float">
            <text:p>46,835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50.002" calcext:value-type="float">
            <text:p>50,002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182.96" calcext:value-type="float">
            <text:p>182,96</text:p>
          </table:table-cell>
          <table:table-cell office:value-type="float" office:value="137.949" calcext:value-type="float">
            <text:p>137,949</text:p>
          </table:table-cell>
          <table:table-cell table:number-columns-repeated="7"/>
        </table:table-row>
        <table:table-row table:style-name="ro1">
          <table:table-cell office:value-type="float" office:value="42.797" calcext:value-type="float">
            <text:p>42,797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47.055" calcext:value-type="float">
            <text:p>47,055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181.298" calcext:value-type="float">
            <text:p>181,298</text:p>
          </table:table-cell>
          <table:table-cell office:value-type="float" office:value="137.934" calcext:value-type="float">
            <text:p>137,934</text:p>
          </table:table-cell>
          <table:table-cell table:number-columns-repeated="7"/>
        </table:table-row>
        <table:table-row table:style-name="ro1">
          <table:table-cell office:value-type="float" office:value="41.478" calcext:value-type="float">
            <text:p>41,478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3.52" calcext:value-type="float">
            <text:p>43,52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178.981" calcext:value-type="float">
            <text:p>178,981</text:p>
          </table:table-cell>
          <table:table-cell office:value-type="float" office:value="137.928" calcext:value-type="float">
            <text:p>137,928</text:p>
          </table:table-cell>
          <table:table-cell table:number-columns-repeated="7"/>
        </table:table-row>
        <table:table-row table:style-name="ro1">
          <table:table-cell office:value-type="float" office:value="42.162" calcext:value-type="float">
            <text:p>42,16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1.18" calcext:value-type="float">
            <text:p>61,18</text:p>
          </table:table-cell>
          <table:table-cell office:value-type="float" office:value="0.915" calcext:value-type="float">
            <text:p>0,915</text:p>
          </table:table-cell>
          <table:table-cell/>
          <table:table-cell office:value-type="float" office:value="214.082" calcext:value-type="float">
            <text:p>214,082</text:p>
          </table:table-cell>
          <table:table-cell office:value-type="float" office:value="137.901" calcext:value-type="float">
            <text:p>137,901</text:p>
          </table:table-cell>
          <table:table-cell table:number-columns-repeated="7"/>
        </table:table-row>
        <table:table-row table:style-name="ro1">
          <table:table-cell office:value-type="float" office:value="41.406" calcext:value-type="float">
            <text:p>41,406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50.013" calcext:value-type="float">
            <text:p>50,013</text:p>
          </table:table-cell>
          <table:table-cell office:value-type="float" office:value="0.914" calcext:value-type="float">
            <text:p>0,914</text:p>
          </table:table-cell>
          <table:table-cell/>
          <table:table-cell office:value-type="float" office:value="179.129" calcext:value-type="float">
            <text:p>179,129</text:p>
          </table:table-cell>
          <table:table-cell office:value-type="float" office:value="137.772" calcext:value-type="float">
            <text:p>137,772</text:p>
          </table:table-cell>
          <table:table-cell table:number-columns-repeated="7"/>
        </table:table-row>
        <table:table-row table:style-name="ro1">
          <table:table-cell office:value-type="float" office:value="42.875" calcext:value-type="float">
            <text:p>42,87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64.009" calcext:value-type="float">
            <text:p>64,009</text:p>
          </table:table-cell>
          <table:table-cell office:value-type="float" office:value="0.912" calcext:value-type="float">
            <text:p>0,912</text:p>
          </table:table-cell>
          <table:table-cell/>
          <table:table-cell office:value-type="float" office:value="179.463" calcext:value-type="float">
            <text:p>179,463</text:p>
          </table:table-cell>
          <table:table-cell office:value-type="float" office:value="137.749" calcext:value-type="float">
            <text:p>137,749</text:p>
          </table:table-cell>
          <table:table-cell table:number-columns-repeated="7"/>
        </table:table-row>
        <table:table-row table:style-name="ro1">
          <table:table-cell office:value-type="float" office:value="41.544" calcext:value-type="float">
            <text:p>41,544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4.275" calcext:value-type="float">
            <text:p>44,275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179.049" calcext:value-type="float">
            <text:p>179,049</text:p>
          </table:table-cell>
          <table:table-cell office:value-type="float" office:value="137.742" calcext:value-type="float">
            <text:p>137,742</text:p>
          </table:table-cell>
          <table:table-cell table:number-columns-repeated="7"/>
        </table:table-row>
        <table:table-row table:style-name="ro1">
          <table:table-cell office:value-type="float" office:value="41.381" calcext:value-type="float">
            <text:p>41,381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5.872" calcext:value-type="float">
            <text:p>45,872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180.65" calcext:value-type="float">
            <text:p>180,65</text:p>
          </table:table-cell>
          <table:table-cell office:value-type="float" office:value="137.74" calcext:value-type="float">
            <text:p>137,74</text:p>
          </table:table-cell>
          <table:table-cell table:number-columns-repeated="7"/>
        </table:table-row>
        <table:table-row table:style-name="ro1">
          <table:table-cell office:value-type="float" office:value="41.578" calcext:value-type="float">
            <text:p>41,57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179" calcext:value-type="float">
            <text:p>48,179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179.391" calcext:value-type="float">
            <text:p>179,391</text:p>
          </table:table-cell>
          <table:table-cell office:value-type="float" office:value="137.712" calcext:value-type="float">
            <text:p>137,712</text:p>
          </table:table-cell>
          <table:table-cell table:number-columns-repeated="7"/>
        </table:table-row>
        <table:table-row table:style-name="ro1">
          <table:table-cell office:value-type="float" office:value="41.405" calcext:value-type="float">
            <text:p>41,405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7.615" calcext:value-type="float">
            <text:p>47,615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185.419" calcext:value-type="float">
            <text:p>185,419</text:p>
          </table:table-cell>
          <table:table-cell office:value-type="float" office:value="137.678" calcext:value-type="float">
            <text:p>137,678</text:p>
          </table:table-cell>
          <table:table-cell table:number-columns-repeated="7"/>
        </table:table-row>
        <table:table-row table:style-name="ro1">
          <table:table-cell office:value-type="float" office:value="56.669" calcext:value-type="float">
            <text:p>56,66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201" calcext:value-type="float">
            <text:p>47,201</text:p>
          </table:table-cell>
          <table:table-cell office:value-type="float" office:value="0.911" calcext:value-type="float">
            <text:p>0,911</text:p>
          </table:table-cell>
          <table:table-cell/>
          <table:table-cell office:value-type="float" office:value="184.189" calcext:value-type="float">
            <text:p>184,189</text:p>
          </table:table-cell>
          <table:table-cell office:value-type="float" office:value="137.534" calcext:value-type="float">
            <text:p>137,534</text:p>
          </table:table-cell>
          <table:table-cell table:number-columns-repeated="7"/>
        </table:table-row>
        <table:table-row table:style-name="ro1">
          <table:table-cell office:value-type="float" office:value="44.559" calcext:value-type="float">
            <text:p>44,55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6.118" calcext:value-type="float">
            <text:p>46,118</text:p>
          </table:table-cell>
          <table:table-cell office:value-type="float" office:value="0.908" calcext:value-type="float">
            <text:p>0,908</text:p>
          </table:table-cell>
          <table:table-cell/>
          <table:table-cell office:value-type="float" office:value="179.669" calcext:value-type="float">
            <text:p>179,669</text:p>
          </table:table-cell>
          <table:table-cell office:value-type="float" office:value="137.489" calcext:value-type="float">
            <text:p>137,489</text:p>
          </table:table-cell>
          <table:table-cell table:number-columns-repeated="7"/>
        </table:table-row>
        <table:table-row table:style-name="ro1">
          <table:table-cell office:value-type="float" office:value="42.636" calcext:value-type="float">
            <text:p>42,636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169" calcext:value-type="float">
            <text:p>47,169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181.576" calcext:value-type="float">
            <text:p>181,576</text:p>
          </table:table-cell>
          <table:table-cell office:value-type="float" office:value="137.382" calcext:value-type="float">
            <text:p>137,382</text:p>
          </table:table-cell>
          <table:table-cell table:number-columns-repeated="7"/>
        </table:table-row>
        <table:table-row table:style-name="ro1">
          <table:table-cell office:value-type="float" office:value="43.213" calcext:value-type="float">
            <text:p>43,21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84" calcext:value-type="float">
            <text:p>47,384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180.038" calcext:value-type="float">
            <text:p>180,038</text:p>
          </table:table-cell>
          <table:table-cell office:value-type="float" office:value="137.358" calcext:value-type="float">
            <text:p>137,358</text:p>
          </table:table-cell>
          <table:table-cell table:number-columns-repeated="7"/>
        </table:table-row>
        <table:table-row table:style-name="ro1">
          <table:table-cell office:value-type="float" office:value="42.976" calcext:value-type="float">
            <text:p>42,97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8.118" calcext:value-type="float">
            <text:p>48,118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180.717" calcext:value-type="float">
            <text:p>180,717</text:p>
          </table:table-cell>
          <table:table-cell office:value-type="float" office:value="137.285" calcext:value-type="float">
            <text:p>137,285</text:p>
          </table:table-cell>
          <table:table-cell table:number-columns-repeated="7"/>
        </table:table-row>
        <table:table-row table:style-name="ro1">
          <table:table-cell office:value-type="float" office:value="41.802" calcext:value-type="float">
            <text:p>41,802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7.365" calcext:value-type="float">
            <text:p>57,365</text:p>
          </table:table-cell>
          <table:table-cell office:value-type="float" office:value="0.905" calcext:value-type="float">
            <text:p>0,905</text:p>
          </table:table-cell>
          <table:table-cell/>
          <table:table-cell office:value-type="float" office:value="178.406" calcext:value-type="float">
            <text:p>178,406</text:p>
          </table:table-cell>
          <table:table-cell office:value-type="float" office:value="137.277" calcext:value-type="float">
            <text:p>137,277</text:p>
          </table:table-cell>
          <table:table-cell table:number-columns-repeated="7"/>
        </table:table-row>
        <table:table-row table:style-name="ro1">
          <table:table-cell office:value-type="float" office:value="45.262" calcext:value-type="float">
            <text:p>45,26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3.697" calcext:value-type="float">
            <text:p>43,697</text:p>
          </table:table-cell>
          <table:table-cell office:value-type="float" office:value="0.903" calcext:value-type="float">
            <text:p>0,903</text:p>
          </table:table-cell>
          <table:table-cell/>
          <table:table-cell office:value-type="float" office:value="188.55" calcext:value-type="float">
            <text:p>188,55</text:p>
          </table:table-cell>
          <table:table-cell office:value-type="float" office:value="137.202" calcext:value-type="float">
            <text:p>137,202</text:p>
          </table:table-cell>
          <table:table-cell table:number-columns-repeated="7"/>
        </table:table-row>
        <table:table-row table:style-name="ro1">
          <table:table-cell office:value-type="float" office:value="44.799" calcext:value-type="float">
            <text:p>44,799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7.476" calcext:value-type="float">
            <text:p>47,476</text:p>
          </table:table-cell>
          <table:table-cell office:value-type="float" office:value="0.902" calcext:value-type="float">
            <text:p>0,902</text:p>
          </table:table-cell>
          <table:table-cell/>
          <table:table-cell office:value-type="float" office:value="180.422" calcext:value-type="float">
            <text:p>180,422</text:p>
          </table:table-cell>
          <table:table-cell office:value-type="float" office:value="137.179" calcext:value-type="float">
            <text:p>137,179</text:p>
          </table:table-cell>
          <table:table-cell table:number-columns-repeated="7"/>
        </table:table-row>
        <table:table-row table:style-name="ro1">
          <table:table-cell office:value-type="float" office:value="43.427" calcext:value-type="float">
            <text:p>43,42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358" calcext:value-type="float">
            <text:p>45,358</text:p>
          </table:table-cell>
          <table:table-cell office:value-type="float" office:value="0.902" calcext:value-type="float">
            <text:p>0,902</text:p>
          </table:table-cell>
          <table:table-cell/>
          <table:table-cell office:value-type="float" office:value="180.353" calcext:value-type="float">
            <text:p>180,353</text:p>
          </table:table-cell>
          <table:table-cell office:value-type="float" office:value="137.088" calcext:value-type="float">
            <text:p>137,088</text:p>
          </table:table-cell>
          <table:table-cell table:number-columns-repeated="7"/>
        </table:table-row>
        <table:table-row table:style-name="ro1">
          <table:table-cell office:value-type="float" office:value="40.223" calcext:value-type="float">
            <text:p>40,223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49.564" calcext:value-type="float">
            <text:p>49,564</text:p>
          </table:table-cell>
          <table:table-cell office:value-type="float" office:value="0.899" calcext:value-type="float">
            <text:p>0,899</text:p>
          </table:table-cell>
          <table:table-cell/>
          <table:table-cell office:value-type="float" office:value="181.327" calcext:value-type="float">
            <text:p>181,327</text:p>
          </table:table-cell>
          <table:table-cell office:value-type="float" office:value="136.999" calcext:value-type="float">
            <text:p>136,999</text:p>
          </table:table-cell>
          <table:table-cell table:number-columns-repeated="7"/>
        </table:table-row>
        <table:table-row table:style-name="ro1">
          <table:table-cell office:value-type="float" office:value="43.101" calcext:value-type="float">
            <text:p>43,10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6.127" calcext:value-type="float">
            <text:p>46,127</text:p>
          </table:table-cell>
          <table:table-cell office:value-type="float" office:value="0.898" calcext:value-type="float">
            <text:p>0,898</text:p>
          </table:table-cell>
          <table:table-cell/>
          <table:table-cell office:value-type="float" office:value="178.724" calcext:value-type="float">
            <text:p>178,724</text:p>
          </table:table-cell>
          <table:table-cell office:value-type="float" office:value="136.989" calcext:value-type="float">
            <text:p>136,989</text:p>
          </table:table-cell>
          <table:table-cell table:number-columns-repeated="7"/>
        </table:table-row>
        <table:table-row table:style-name="ro1">
          <table:table-cell office:value-type="float" office:value="42.44" calcext:value-type="float">
            <text:p>42,4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86" calcext:value-type="float">
            <text:p>49,86</text:p>
          </table:table-cell>
          <table:table-cell office:value-type="float" office:value="0.896" calcext:value-type="float">
            <text:p>0,896</text:p>
          </table:table-cell>
          <table:table-cell/>
          <table:table-cell office:value-type="float" office:value="178.397" calcext:value-type="float">
            <text:p>178,397</text:p>
          </table:table-cell>
          <table:table-cell office:value-type="float" office:value="136.809" calcext:value-type="float">
            <text:p>136,809</text:p>
          </table:table-cell>
          <table:table-cell table:number-columns-repeated="7"/>
        </table:table-row>
        <table:table-row table:style-name="ro1">
          <table:table-cell office:value-type="float" office:value="48.527" calcext:value-type="float">
            <text:p>48,52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7.397" calcext:value-type="float">
            <text:p>47,397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179.007" calcext:value-type="float">
            <text:p>179,007</text:p>
          </table:table-cell>
          <table:table-cell office:value-type="float" office:value="136.742" calcext:value-type="float">
            <text:p>136,742</text:p>
          </table:table-cell>
          <table:table-cell table:number-columns-repeated="7"/>
        </table:table-row>
        <table:table-row table:style-name="ro1">
          <table:table-cell office:value-type="float" office:value="49.14" calcext:value-type="float">
            <text:p>49,14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4.24" calcext:value-type="float">
            <text:p>54,24</text:p>
          </table:table-cell>
          <table:table-cell office:value-type="float" office:value="0.895" calcext:value-type="float">
            <text:p>0,895</text:p>
          </table:table-cell>
          <table:table-cell/>
          <table:table-cell office:value-type="float" office:value="180.727" calcext:value-type="float">
            <text:p>180,727</text:p>
          </table:table-cell>
          <table:table-cell office:value-type="float" office:value="136.674" calcext:value-type="float">
            <text:p>136,674</text:p>
          </table:table-cell>
          <table:table-cell table:number-columns-repeated="7"/>
        </table:table-row>
        <table:table-row table:style-name="ro1">
          <table:table-cell office:value-type="float" office:value="54.975" calcext:value-type="float">
            <text:p>54,97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4.01" calcext:value-type="float">
            <text:p>54,01</text:p>
          </table:table-cell>
          <table:table-cell office:value-type="float" office:value="0.894" calcext:value-type="float">
            <text:p>0,894</text:p>
          </table:table-cell>
          <table:table-cell/>
          <table:table-cell office:value-type="float" office:value="195.512" calcext:value-type="float">
            <text:p>195,512</text:p>
          </table:table-cell>
          <table:table-cell office:value-type="float" office:value="136.664" calcext:value-type="float">
            <text:p>136,664</text:p>
          </table:table-cell>
          <table:table-cell table:number-columns-repeated="7"/>
        </table:table-row>
        <table:table-row table:style-name="ro1">
          <table:table-cell office:value-type="float" office:value="43.299" calcext:value-type="float">
            <text:p>43,2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.581" calcext:value-type="float">
            <text:p>44,581</text:p>
          </table:table-cell>
          <table:table-cell office:value-type="float" office:value="0.893" calcext:value-type="float">
            <text:p>0,893</text:p>
          </table:table-cell>
          <table:table-cell/>
          <table:table-cell office:value-type="float" office:value="176.592" calcext:value-type="float">
            <text:p>176,592</text:p>
          </table:table-cell>
          <table:table-cell office:value-type="float" office:value="136.61" calcext:value-type="float">
            <text:p>136,61</text:p>
          </table:table-cell>
          <table:table-cell table:number-columns-repeated="7"/>
        </table:table-row>
        <table:table-row table:style-name="ro1">
          <table:table-cell office:value-type="float" office:value="47.194" calcext:value-type="float">
            <text:p>47,19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.471" calcext:value-type="float">
            <text:p>45,471</text:p>
          </table:table-cell>
          <table:table-cell office:value-type="float" office:value="0.893" calcext:value-type="float">
            <text:p>0,893</text:p>
          </table:table-cell>
          <table:table-cell/>
          <table:table-cell office:value-type="float" office:value="184.265" calcext:value-type="float">
            <text:p>184,265</text:p>
          </table:table-cell>
          <table:table-cell office:value-type="float" office:value="136.55" calcext:value-type="float">
            <text:p>136,55</text:p>
          </table:table-cell>
          <table:table-cell table:number-columns-repeated="7"/>
        </table:table-row>
        <table:table-row table:style-name="ro1">
          <table:table-cell office:value-type="float" office:value="42.542" calcext:value-type="float">
            <text:p>42,54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49.016" calcext:value-type="float">
            <text:p>49,016</text:p>
          </table:table-cell>
          <table:table-cell office:value-type="float" office:value="0.884" calcext:value-type="float">
            <text:p>0,884</text:p>
          </table:table-cell>
          <table:table-cell/>
          <table:table-cell office:value-type="float" office:value="180.058" calcext:value-type="float">
            <text:p>180,058</text:p>
          </table:table-cell>
          <table:table-cell office:value-type="float" office:value="136.423" calcext:value-type="float">
            <text:p>136,423</text:p>
          </table:table-cell>
          <table:table-cell table:number-columns-repeated="7"/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GO-128MB'.G5:'GO-128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GO-256MB'.G5:'GO-256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GO-512MB'.G5:'GO-512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GO-1024MB'.G5:'GO-1024MB'.H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GO-2048MB'.G5:'GO-2048MB'.H2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00:03:00.79896799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5T00:51:25.588142559</dc:date>
    <meta:editing-duration>PT10H40M13S</meta:editing-duration>
    <meta:editing-cycles>36</meta:editing-cycles>
    <meta:generator>LibreOffice/5.1.6.2$Linux_X86_64 LibreOffice_project/10m0$Build-2</meta:generator>
    <meta:document-statistic meta:table-count="6" meta:cell-count="6193" meta:object-count="0"/>
  </office:meta>
</office:document-meta>
</file>